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start" fo:margin-left="0cm"/>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fo:font-weight="bold" style:font-weight-asian="bold" style:font-weight-complex="bold"/>
    </style:style>
    <style:style style:name="ce10" style:family="table-cell" style:parent-style-name="Default" style:data-style-name="N0">
      <style:table-cell-properties fo:border="thin solid #000000" style:vertical-align="top" style:repeat-content="false"/>
      <style:paragraph-properties fo:text-align="center"/>
      <style:text-properties fo:font-weight="bold" style:font-weight-asian="bold" style:font-weight-complex="bold"/>
    </style:style>
    <style:style style:name="ce11" style:family="table-cell" style:parent-style-name="Default" style:data-style-name="N0">
      <style:table-cell-properties fo:border="thin solid #000000" style:vertical-align="top"/>
    </style:style>
    <style:style style:name="ce1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fo:border="thin solid #000000" style:vertical-align="top" fo:wrap-option="wrap"/>
      <style:text-properties fo:color="#5B9BD5" fo:font-weight="bold" style:font-weight-asian="bold" style:font-weight-complex="bold"/>
    </style:style>
    <style:style style:name="ce15" style:family="table-cell" style:parent-style-name="Default" style:data-style-name="N0">
      <style:text-properties fo:color="#FF0000"/>
    </style:style>
    <style:style style:name="ce16" style:family="table-cell" style:parent-style-name="Default" style:data-style-name="N0">
      <style:table-cell-properties fo:border="thin solid #000000" style:vertical-align="top" fo:wrap-option="wrap" style:repeat-content="false"/>
      <style:paragraph-properties fo:text-align="start" fo:margin-left="0cm"/>
    </style:style>
    <style:style style:name="ce17" style:family="table-cell" style:parent-style-name="Default" style:data-style-name="N0">
      <style:table-cell-properties fo:border="thin solid #000000" style:vertical-align="top" style:repeat-content="false"/>
      <style:paragraph-properties fo:text-align="start" fo:margin-left="0cm"/>
    </style:style>
    <style:style style:name="ce18" style:family="table-cell" style:parent-style-name="Default" style:data-style-name="N0">
      <style:table-cell-properties fo:border="thin solid #000000" style:vertical-align="top"/>
      <style:text-properties fo:font-weight="bold" style:font-weight-asian="bold" style:font-weight-complex="bold"/>
    </style:style>
    <style:style style:name="ce19" style:family="table-cell" style:parent-style-name="Default" style:data-style-name="N0">
      <style:table-cell-properties fo:border="thin solid #000000" style:vertical-align="top"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21" style:family="table-cell" style:parent-style-name="Default" style:data-style-name="N0">
      <style:table-cell-properties fo:border="thin solid #000000" style:vertical-align="top" fo:wrap-option="wrap"/>
    </style:style>
    <style:style style:name="ce22" style:family="table-cell" style:parent-style-name="Default" style:data-style-name="N0">
      <style:table-cell-properties fo:border="thin solid #000000" style:vertical-align="top" style:repeat-content="false"/>
      <style:paragraph-properties fo:text-align="start" fo:margin-left="0cm"/>
      <style:text-properties fo:color="#5B9BD5" fo:font-weight="bold" style:font-weight-asian="bold" style:font-weight-complex="bold"/>
    </style:style>
    <style:style style:name="ce23" style:family="table-cell" style:parent-style-name="Default" style:data-style-name="N0">
      <style:table-cell-properties fo:border="thin solid #000000" style:vertical-align="middle"/>
      <style:text-properties style:font-name="Times New Roman" style:font-name-asian="Times New Roman" style:font-name-complex="Times New Roman" fo:font-weight="bold" style:font-weight-asian="bold" style:font-weight-complex="bold" style:font-family-generic="roman"/>
    </style:style>
    <style:style style:name="ce2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weight="bold" style:font-weight-asian="bold" style:font-weight-complex="bold" style:font-family-generic="roman"/>
    </style:style>
    <style:style style:name="ce25" style:family="table-cell" style:parent-style-name="Default" style:data-style-name="N0">
      <style:table-cell-properties fo:border="thin solid #000000" style:vertical-align="top" fo:wrap-option="wrap" style:repeat-content="false"/>
      <style:paragraph-properties fo:text-align="start" fo:margin-left="0cm"/>
      <style:text-properties fo:color="#ED7D31" fo:font-weight="bold" style:font-weight-asian="bold" style:font-weight-complex="bold"/>
    </style:style>
    <style:style style:name="ce26" style:family="table-cell" style:parent-style-name="Default" style:data-style-name="N0">
      <style:table-cell-properties fo:border="thin solid #000000" style:vertical-align="top" fo:wrap-option="wrap" style:repeat-content="false"/>
      <style:paragraph-properties fo:text-align="start" fo:margin-left="0cm"/>
      <style:text-properties fo:color="#00B050" fo:font-weight="bold" style:font-weight-asian="bold" style:font-weight-complex="bold"/>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weight="bold" style:font-weight-asian="bold" style:font-weight-complex="bold"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fo:color="#2F75B5" fo:font-weight="bold" style:font-weight-asian="bold" style:font-weight-complex="bold"/>
    </style:style>
    <style:style style:name="ce29"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30" style:family="table-cell" style:parent-style-name="Default" style:data-style-name="N0">
      <style:table-cell-properties fo:border="thin solid #000000" style:vertical-align="automatic" fo:wrap-option="wrap"/>
    </style:style>
    <style:style style:name="ce31" style:family="table-cell" style:parent-style-name="Default" style:data-style-name="N0">
      <style:table-cell-properties fo:border="thin solid #000000"/>
      <style:text-properties fo:font-weight="bold" style:font-weight-asian="bold" style:font-weight-complex="bold"/>
    </style:style>
    <style:style style:name="ce32" style:family="table-cell" style:parent-style-name="Default" style:data-style-name="N0">
      <style:table-cell-properties fo:border="thin solid #000000"/>
    </style:style>
    <style:style style:name="ce33" style:family="table-cell" style:parent-style-name="Default" style:data-style-name="N0">
      <style:table-cell-properties fo:border="thin solid #000000"/>
      <style:text-properties style:font-name="Times New Roman" style:font-name-asian="Times New Roman" style:font-name-complex="Times New Roman" style:font-family-generic="roman"/>
    </style:style>
    <style:style style:name="ce34" style:family="table-cell" style:parent-style-name="Default" style:data-style-name="N0">
      <style:table-cell-properties fo:border="thin solid #000000" style:vertical-align="middle"/>
      <style:text-properties style:font-name="Times New Roman" style:font-name-asian="Times New Roman" style:font-name-complex="Times New Roman" style:font-family-generic="roman"/>
    </style:style>
    <style:style style:name="ce35" style:family="table-cell" style:parent-style-name="Default" style:data-style-name="N0">
      <style:table-cell-properties fo:border="thin solid #000000" style:vertical-align="top" fo:wrap-option="wrap"/>
      <style:text-properties fo:color="#111111"/>
    </style:style>
    <style:style style:name="ce36" style:family="table-cell" style:parent-style-name="Default" style:data-style-name="N0">
      <style:table-cell-properties fo:border-top="thin solid #000000" fo:border-bottom="thin solid #000000" fo:border-left="none" fo:border-right="thin solid #000000"/>
    </style:style>
    <style:style style:name="ce37" style:family="table-cell" style:parent-style-name="Default" style:data-style-name="N0">
      <style:table-cell-properties fo:border="thin solid #000000" style:vertical-align="top" style:repeat-content="false"/>
      <style:paragraph-properties fo:text-align="center"/>
    </style:style>
    <style:style style:name="ce38" style:family="table-cell" style:parent-style-name="Default" style:data-style-name="N0">
      <style:table-cell-properties style:vertical-align="top" style:repeat-content="false"/>
      <style:paragraph-properties fo:text-align="start" fo:margin-left="0cm"/>
    </style:style>
    <style:style style:name="ce39" style:family="table-cell" style:parent-style-name="Default" style:data-style-name="N0">
      <style:table-cell-properties style:vertical-align="top" fo:wrap-option="wrap"/>
      <style:text-properties fo:font-weight="bold" style:font-weight-asian="bold" style:font-weight-complex="bold"/>
    </style:style>
    <style:style style:name="ce40" style:family="table-cell" style:parent-style-name="Default" style:data-style-name="N0">
      <style:table-cell-properties fo:border="thin solid #000000" style:vertical-align="top" fo:wrap-option="wrap"/>
      <style:text-properties style:font-name="Calibri1" style:font-name-asian="Calibri1" style:font-name-complex="Calibri1"/>
    </style:style>
    <style:style style:name="ce41" style:family="table-cell" style:parent-style-name="Default" style:data-style-name="N0">
      <style:table-cell-properties style:vertical-align="top" fo:wrap-option="wrap" style:repeat-content="false"/>
      <style:paragraph-properties fo:text-align="start" fo:margin-left="0cm"/>
    </style:style>
    <style:style style:name="ce42" style:family="table-cell" style:parent-style-name="Default" style:data-style-name="N0">
      <style:table-cell-properties fo:border="thin solid #000000" style:vertical-align="top" fo:wrap-option="wrap" style:repeat-content="false"/>
      <style:paragraph-properties fo:text-align="start" fo:margin-left="0cm"/>
      <style:text-properties style:font-name="Calibri1" style:font-name-asian="Calibri1" style:font-name-complex="Calibri1"/>
    </style:style>
    <style:style style:name="ce43" style:family="table-cell" style:parent-style-name="Default" style:data-style-name="N0">
      <style:table-cell-properties style:vertical-align="top" fo:wrap-option="wrap"/>
    </style:style>
    <style:style style:name="ce44" style:family="table-cell" style:parent-style-name="Default" style:data-style-name="N0">
      <style:table-cell-properties fo:border="thin solid #000000" style:vertical-align="top" style:repeat-content="false"/>
      <style:paragraph-properties fo:text-align="start" fo:margin-left="0cm"/>
      <style:text-properties fo:font-size="6pt" style:font-size-asian="6pt" style:font-size-complex="6pt"/>
    </style:style>
    <style:style style:name="ce45" style:family="table-cell" style:parent-style-name="Default" style:data-style-name="N0">
      <style:table-cell-properties style:vertical-align="automatic" fo:wrap-option="wrap"/>
    </style:style>
    <style:style style:name="ce46" style:family="table-cell" style:parent-style-name="Excel_32_Built-in_32_Hyperlink" style:data-style-name="N0">
      <style:table-cell-properties fo:border="thin solid #000000" style:vertical-align="top" fo:background-color="transparent" style:repeat-content="false"/>
      <style:paragraph-properties fo:text-align="start" fo:margin-left="0cm"/>
      <style:text-properties fo:color="#0000FF" style:text-underline-style="solid" style:text-underline-type="single"/>
    </style:style>
    <style:style style:name="ce47" style:family="table-cell" style:parent-style-name="Default" style:data-style-name="N0">
      <style:table-cell-properties style:vertical-align="automatic" style:repeat-content="false"/>
      <style:paragraph-properties fo:text-align="center"/>
    </style:style>
    <style:style style:name="ce48"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style>
    <style:style style:name="ce49"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start" fo:margin-left="0cm"/>
      <style:text-properties fo:font-weight="bold" style:font-weight-asian="bold" style:font-weight-complex="bold"/>
    </style:style>
    <style:style style:name="ce50" style:family="table-cell" style:parent-style-name="Default" style:data-style-name="N0">
      <style:table-cell-properties fo:border-top="none" fo:border-bottom="thin solid #000000" fo:border-left="thin solid #000000" fo:border-right="thin solid #000000" style:vertical-align="top" style:repeat-content="false"/>
      <style:paragraph-properties fo:text-align="start" fo:margin-left="0cm"/>
    </style:style>
    <style:style style:name="ce51" style:family="table-cell" style:parent-style-name="Default" style:data-style-name="N0">
      <style:text-properties fo:font-weight="bold" style:font-weight-asian="bold" style:font-weight-complex="bold"/>
    </style:style>
    <style:style style:name="ce52"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53" style:family="table-cell" style:parent-style-name="Default" style:data-style-name="N0">
      <style:table-cell-properties style:vertical-align="top"/>
      <style:text-properties fo:font-weight="bold" style:font-weight-asian="bold" style:font-weight-complex="bold"/>
    </style:style>
    <style:style style:name="ce54" style:family="table-cell" style:parent-style-name="Default" style:data-style-name="N0">
      <style:table-cell-properties style:vertical-align="top"/>
    </style:style>
    <style:style style:name="ce55" style:family="table-cell" style:parent-style-name="Default" style:data-style-name="N0">
      <style:text-properties fo:color="#ED7D31" style:font-name="Times New Roman" style:font-name-asian="Times New Roman" style:font-name-complex="Times New Roman" fo:font-weight="bold" style:font-weight-asian="bold" style:font-weight-complex="bold" style:font-family-generic="roman"/>
    </style:style>
    <style:style style:name="ce56" style:family="table-cell" style:parent-style-name="Default" style:data-style-name="N0">
      <style:table-cell-properties fo:border="thin solid #000000" style:vertical-align="top" style:repeat-content="false"/>
      <style:paragraph-properties fo:text-align="start" fo:margin-left="0cm"/>
      <style:text-properties fo:color="#ED7D31" fo:font-weight="bold" style:font-weight-asian="bold" style:font-weight-complex="bold"/>
    </style:style>
    <style:style style:name="ce57" style:family="table-cell" style:parent-style-name="Default" style:data-style-name="N0">
      <style:table-cell-properties fo:border="thin solid #000000" style:vertical-align="top" fo:wrap-option="wrap" style:repeat-content="false"/>
      <style:paragraph-properties fo:text-align="center"/>
      <style:text-properties fo:font-weight="bold" style:font-weight-asian="bold" style:font-weight-complex="bold"/>
    </style:style>
    <style:style style:name="ce58" style:family="table-cell" style:parent-style-name="Default" style:data-style-name="N0">
      <style:table-cell-properties fo:border-top="thin solid #000000" fo:border-bottom="none" fo:border-left="thin solid #000000" fo:border-right="thin solid #000000" style:vertical-align="top" fo:wrap-option="wrap"/>
    </style:style>
    <style:style style:name="ce59" style:family="table-cell" style:parent-style-name="Default" style:data-style-name="N0">
      <style:table-cell-properties fo:border-top="none" fo:border-bottom="thin solid #000000" fo:border-left="thin solid #000000" fo:border-right="thin solid #000000" style:vertical-align="top" fo:wrap-option="wrap"/>
      <style:text-properties fo:font-weight="bold" style:font-weight-asian="bold" style:font-weight-complex="bold"/>
    </style:style>
    <style:style style:name="ce60" style:family="table-cell" style:parent-style-name="Default" style:data-style-name="N0">
      <style:table-cell-properties fo:border-top="none" fo:border-bottom="thin solid #000000" fo:border-left="thin solid #000000" fo:border-right="thin solid #000000" style:vertical-align="top" fo:wrap-option="wrap"/>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T7"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Calibri1" style:font-name-asian="Calibri1" style:font-name-complex="Calibri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co1" style:family="table-column">
      <style:table-column-properties fo:break-before="auto" style:column-width="16.9756666666667cm"/>
    </style:style>
    <style:style style:name="co2" style:family="table-column">
      <style:table-column-properties fo:break-before="auto" style:column-width="25.908cm"/>
    </style:style>
    <style:style style:name="co3" style:family="table-column">
      <style:table-column-properties fo:break-before="auto" style:column-width="1.69333333333333cm"/>
    </style:style>
    <style:style style:name="co4" style:family="table-column">
      <style:table-column-properties fo:break-before="auto" style:column-width="20.447cm"/>
    </style:style>
    <style:style style:name="co5" style:family="table-column">
      <style:table-column-properties fo:break-before="auto" style:column-width="22.1191666666667cm"/>
    </style:style>
    <style:style style:name="co6" style:family="table-column">
      <style:table-column-properties fo:break-before="auto" style:column-width="19.177cm"/>
    </style:style>
    <style:style style:name="co7" style:family="table-column">
      <style:table-column-properties fo:break-before="auto" style:column-width="20.8703333333333cm"/>
    </style:style>
    <style:style style:name="co8" style:family="table-column">
      <style:table-column-properties fo:break-before="auto" style:column-width="21.082cm"/>
    </style:style>
    <style:style style:name="co9" style:family="table-column">
      <style:table-column-properties fo:break-before="auto" style:column-width="18.6055cm"/>
    </style:style>
    <style:style style:name="co10" style:family="table-column">
      <style:table-column-properties fo:break-before="auto" style:column-width="21.5265cm"/>
    </style:style>
    <style:style style:name="co11" style:family="table-column">
      <style:table-column-properties fo:break-before="auto" style:column-width="26.4371666666667cm"/>
    </style:style>
    <style:style style:name="co12" style:family="table-column">
      <style:table-column-properties fo:break-before="auto" style:column-width="5.6515cm"/>
    </style:style>
    <style:style style:name="co13" style:family="table-column">
      <style:table-column-properties fo:break-before="auto" style:column-width="30.8398333333333cm"/>
    </style:style>
    <style:style style:name="co14" style:family="table-column">
      <style:table-column-properties fo:break-before="auto" style:column-width="3.53483333333333cm"/>
    </style:style>
    <style:style style:name="co15" style:family="table-column">
      <style:table-column-properties fo:break-before="auto" style:column-width="15.4516666666667cm"/>
    </style:style>
    <style:style style:name="co16" style:family="table-column">
      <style:table-column-properties fo:break-before="auto" style:column-width="13.3138333333333cm"/>
    </style:style>
    <style:style style:name="co17" style:family="table-column">
      <style:table-column-properties fo:break-before="auto" style:column-width="1.79916666666667cm"/>
    </style:style>
    <style:style style:name="co18" style:family="table-column">
      <style:table-column-properties fo:break-before="auto" style:column-width="4.953cm"/>
    </style:style>
    <style:style style:name="co19" style:family="table-column">
      <style:table-column-properties fo:break-before="auto" style:column-width="29.2311666666667cm"/>
    </style:style>
    <style:style style:name="co20" style:family="table-column">
      <style:table-column-properties fo:break-before="auto" style:column-width="11.6416666666667cm"/>
    </style:style>
    <style:style style:name="co21" style:family="table-column">
      <style:table-column-properties fo:break-before="auto" style:column-width="11.5781666666667cm"/>
    </style:style>
    <style:style style:name="co22" style:family="table-column">
      <style:table-column-properties fo:break-before="auto" style:column-width="9.779cm"/>
    </style:style>
    <style:style style:name="co23" style:family="table-column">
      <style:table-column-properties fo:break-before="auto" style:column-width="13.462cm"/>
    </style:style>
    <style:style style:name="co24" style:family="table-column">
      <style:table-column-properties fo:break-before="auto" style:column-width="7.97983333333333cm"/>
    </style:style>
    <style:style style:name="co25" style:family="table-column">
      <style:table-column-properties fo:break-before="auto" style:column-width="7.493cm"/>
    </style:style>
    <style:style style:name="co26" style:family="table-column">
      <style:table-column-properties fo:break-before="auto" style:column-width="10.9431666666667cm"/>
    </style:style>
    <style:style style:name="co27" style:family="table-column">
      <style:table-column-properties fo:break-before="auto" style:column-width="11.4511666666667cm"/>
    </style:style>
    <style:style style:name="co28" style:family="table-column">
      <style:table-column-properties fo:break-before="auto" style:column-width="11.5146666666667cm"/>
    </style:style>
    <style:style style:name="co29" style:family="table-column">
      <style:table-column-properties fo:break-before="auto" style:column-width="3.1115cm"/>
    </style:style>
    <style:style style:name="co30" style:family="table-column">
      <style:table-column-properties fo:break-before="auto" style:column-width="10.4563333333333cm"/>
    </style:style>
    <style:style style:name="co31" style:family="table-column">
      <style:table-column-properties fo:break-before="auto" style:column-width="8.80533333333333cm"/>
    </style:style>
    <style:style style:name="co32" style:family="table-column">
      <style:table-column-properties fo:break-before="auto" style:column-width="2.26483333333333cm"/>
    </style:style>
    <style:style style:name="ro1" style:family="table-row">
      <style:table-row-properties style:row-height="14.4pt" style:use-optimal-row-height="true" fo:break-before="auto"/>
    </style:style>
    <style:style style:name="ro2" style:family="table-row">
      <style:table-row-properties style:row-height="34.8pt" style:use-optimal-row-height="false" fo:break-before="auto"/>
    </style:style>
    <style:style style:name="ro3" style:family="table-row">
      <style:table-row-properties style:row-height="58.8pt" style:use-optimal-row-height="false" fo:break-before="auto"/>
    </style:style>
    <style:style style:name="ro4" style:family="table-row">
      <style:table-row-properties style:row-height="19.2pt" style:use-optimal-row-height="false" fo:break-before="auto"/>
    </style:style>
    <style:style style:name="ro5" style:family="table-row">
      <style:table-row-properties style:row-height="57.6pt" style:use-optimal-row-height="true" fo:break-before="auto"/>
    </style:style>
    <style:style style:name="ro6" style:family="table-row">
      <style:table-row-properties style:row-height="28.8pt" style:use-optimal-row-height="true" fo:break-before="auto"/>
    </style:style>
    <style:style style:name="ro7" style:family="table-row">
      <style:table-row-properties style:row-height="30pt" style:use-optimal-row-height="false" fo:break-before="auto"/>
    </style:style>
    <style:style style:name="ro8" style:family="table-row">
      <style:table-row-properties style:row-height="19.8pt" style:use-optimal-row-height="false" fo:break-before="auto"/>
    </style:style>
    <style:style style:name="ro9" style:family="table-row">
      <style:table-row-properties style:row-height="80.4pt" style:use-optimal-row-height="false" fo:break-before="auto"/>
    </style:style>
    <style:style style:name="ro10" style:family="table-row">
      <style:table-row-properties style:row-height="64.2pt" style:use-optimal-row-height="false" fo:break-before="auto"/>
    </style:style>
    <style:style style:name="ro11" style:family="table-row">
      <style:table-row-properties style:row-height="90pt" style:use-optimal-row-height="false" fo:break-before="auto"/>
    </style:style>
    <style:style style:name="ro12" style:family="table-row">
      <style:table-row-properties style:row-height="54pt" style:use-optimal-row-height="false" fo:break-before="auto"/>
    </style:style>
    <style:style style:name="ro13" style:family="table-row">
      <style:table-row-properties style:row-height="21.6pt" style:use-optimal-row-height="false" fo:break-before="auto"/>
    </style:style>
    <style:style style:name="ro14" style:family="table-row">
      <style:table-row-properties style:row-height="29.4pt" style:use-optimal-row-height="false" fo:break-before="auto"/>
    </style:style>
    <style:style style:name="ro15" style:family="table-row">
      <style:table-row-properties style:row-height="26.4pt" style:use-optimal-row-height="false" fo:break-before="auto"/>
    </style:style>
    <style:style style:name="ro16" style:family="table-row">
      <style:table-row-properties style:row-height="27.6pt" style:use-optimal-row-height="false" fo:break-before="auto"/>
    </style:style>
    <style:style style:name="ro17" style:family="table-row">
      <style:table-row-properties style:row-height="18pt" style:use-optimal-row-height="false" fo:break-before="auto"/>
    </style:style>
    <style:style style:name="ro18" style:family="table-row">
      <style:table-row-properties style:row-height="21pt" style:use-optimal-row-height="false" fo:break-before="auto"/>
    </style:style>
    <style:style style:name="ro19" style:family="table-row">
      <style:table-row-properties style:row-height="24.6pt" style:use-optimal-row-height="false" fo:break-before="auto"/>
    </style:style>
    <style:style style:name="ro20" style:family="table-row">
      <style:table-row-properties style:row-height="17.4pt" style:use-optimal-row-height="false" fo:break-before="auto"/>
    </style:style>
    <style:style style:name="ro21" style:family="table-row">
      <style:table-row-properties style:row-height="25.8pt" style:use-optimal-row-height="false" fo:break-before="auto"/>
    </style:style>
    <style:style style:name="ro22" style:family="table-row">
      <style:table-row-properties style:row-height="27pt" style:use-optimal-row-height="false" fo:break-before="auto"/>
    </style:style>
    <style:style style:name="ro23" style:family="table-row">
      <style:table-row-properties style:row-height="14.4pt" style:use-optimal-row-height="false" fo:break-before="auto"/>
    </style:style>
    <style:style style:name="ro24" style:family="table-row">
      <style:table-row-properties style:row-height="43.2pt" style:use-optimal-row-height="true" fo:break-before="auto"/>
    </style:style>
    <style:style style:name="ro25" style:family="table-row">
      <style:table-row-properties style:row-height="25.2pt" style:use-optimal-row-height="false" fo:break-before="auto"/>
    </style:style>
    <style:style style:name="ro26" style:family="table-row">
      <style:table-row-properties style:row-height="33.75pt" style:use-optimal-row-height="false" fo:break-before="auto"/>
    </style:style>
    <style:style style:name="ro27" style:family="table-row">
      <style:table-row-properties style:row-height="43.8pt" style:use-optimal-row-height="false" fo:break-before="auto"/>
    </style:style>
    <style:style style:name="ro28" style:family="table-row">
      <style:table-row-properties style:row-height="36pt" style:use-optimal-row-height="false" fo:break-before="auto"/>
    </style:style>
    <style:style style:name="ro29" style:family="table-row">
      <style:table-row-properties style:row-height="88.8pt" style:use-optimal-row-height="false" fo:break-before="auto"/>
    </style:style>
    <style:style style:name="ro30" style:family="table-row">
      <style:table-row-properties style:row-height="33pt" style:use-optimal-row-height="false" fo:break-before="auto"/>
    </style:style>
    <style:style style:name="ro31" style:family="table-row">
      <style:table-row-properties style:row-height="49.8pt" style:use-optimal-row-height="false" fo:break-before="auto"/>
    </style:style>
    <style:style style:name="ro32" style:family="table-row">
      <style:table-row-properties style:row-height="76.2pt" style:use-optimal-row-height="false" fo:break-before="auto"/>
    </style:style>
    <style:style style:name="ro33" style:family="table-row">
      <style:table-row-properties style:row-height="209.4pt" style:use-optimal-row-height="false" fo:break-before="auto"/>
    </style:style>
    <style:style style:name="ro34" style:family="table-row">
      <style:table-row-properties style:row-height="61.8pt" style:use-optimal-row-height="false" fo:break-before="auto"/>
    </style:style>
    <style:style style:name="ro35" style:family="table-row">
      <style:table-row-properties style:row-height="20.4pt" style:use-optimal-row-height="false" fo:break-before="auto"/>
    </style:style>
    <style:style style:name="ro36" style:family="table-row">
      <style:table-row-properties style:row-height="45pt" style:use-optimal-row-height="false" fo:break-before="auto"/>
    </style:style>
    <style:style style:name="ro37" style:family="table-row">
      <style:table-row-properties style:row-height="63pt" style:use-optimal-row-height="false" fo:break-before="auto"/>
    </style:style>
    <style:style style:name="ro38" style:family="table-row">
      <style:table-row-properties style:row-height="36.6pt" style:use-optimal-row-height="false" fo:break-before="auto"/>
    </style:style>
    <style:style style:name="ro39" style:family="table-row">
      <style:table-row-properties style:row-height="22.8pt" style:use-optimal-row-height="false" fo:break-before="auto"/>
    </style:style>
    <style:style style:name="ro40" style:family="table-row">
      <style:table-row-properties style:row-height="22.2pt" style:use-optimal-row-height="false" fo:break-before="auto"/>
    </style:style>
    <style:style style:name="ro41" style:family="table-row">
      <style:table-row-properties style:row-height="31.8pt" style:use-optimal-row-height="false" fo:break-before="auto"/>
    </style:style>
    <style:style style:name="ro42" style:family="table-row">
      <style:table-row-properties style:row-height="24pt" style:use-optimal-row-height="false" fo:break-before="auto"/>
    </style:style>
    <style:style style:name="ro43" style:family="table-row">
      <style:table-row-properties style:row-height="18.6pt" style:use-optimal-row-height="false" fo:break-before="auto"/>
    </style:style>
    <style:style style:name="ro44" style:family="table-row">
      <style:table-row-properties style:row-height="34.2pt" style:use-optimal-row-height="false" fo:break-before="auto"/>
    </style:style>
    <style:style style:name="ro45" style:family="table-row">
      <style:table-row-properties style:row-height="15pt" style:use-optimal-row-height="true" fo:break-before="auto"/>
    </style:style>
    <style:style style:name="ro46" style:family="table-row">
      <style:table-row-properties style:row-height="105.6pt" style:use-optimal-row-height="false" fo:break-before="auto"/>
    </style:style>
    <style:style style:name="ro47" style:family="table-row">
      <style:table-row-properties style:row-height="39.75pt" style:use-optimal-row-height="false" fo:break-before="auto"/>
    </style:style>
    <style:style style:name="ro48" style:family="table-row">
      <style:table-row-properties style:row-height="35.25pt" style:use-optimal-row-height="false" fo:break-before="auto"/>
    </style:style>
    <style:style style:name="ro49" style:family="table-row">
      <style:table-row-properties style:row-height="88.5pt" style:use-optimal-row-height="false" fo:break-before="auto"/>
    </style:style>
    <style:style style:name="ro50" style:family="table-row">
      <style:table-row-properties style:row-height="72pt" style:use-optimal-row-height="true" fo:break-before="auto"/>
    </style:style>
    <style:style style:name="ro51" style:family="table-row">
      <style:table-row-properties style:row-height="55.8pt" style:use-optimal-row-height="false" fo:break-before="auto"/>
    </style:style>
    <style:style style:name="ro52" style:family="table-row">
      <style:table-row-properties style:row-height="29.25pt" style:use-optimal-row-height="false" fo:break-before="auto"/>
    </style:style>
    <style:style style:name="ro53" style:family="table-row">
      <style:table-row-properties style:row-height="46.5pt" style:use-optimal-row-height="false" fo:break-before="auto"/>
    </style:style>
    <style:style style:name="ro54" style:family="table-row">
      <style:table-row-properties style:row-height="63.75pt" style:use-optimal-row-height="false" fo:break-before="auto"/>
    </style:style>
    <style:style style:name="ro55" style:family="table-row">
      <style:table-row-properties style:row-height="61.5pt" style:use-optimal-row-height="false" fo:break-before="auto"/>
    </style:style>
    <style:style style:name="ro56" style:family="table-row">
      <style:table-row-properties style:row-height="16.8pt" style:use-optimal-row-height="false" fo:break-before="auto"/>
    </style:style>
    <style:style style:name="ro57" style:family="table-row">
      <style:table-row-properties style:row-height="109.5pt" style:use-optimal-row-height="false" fo:break-before="auto"/>
    </style:style>
    <style:style style:name="ro58" style:family="table-row">
      <style:table-row-properties style:row-height="66pt" style:use-optimal-row-height="false" fo:break-before="auto"/>
    </style:style>
    <style:style style:name="ro59" style:family="table-row">
      <style:table-row-properties style:row-height="115.2pt" style:use-optimal-row-height="true" fo:break-before="auto"/>
    </style:style>
    <style:style style:name="ro60" style:family="table-row">
      <style:table-row-properties style:row-height="86.4pt" style:use-optimal-row-height="true" fo:break-before="auto"/>
    </style:style>
    <style:style style:name="ro61" style:family="table-row">
      <style:table-row-properties style:row-height="12.75pt" style:use-optimal-row-height="false" fo:break-before="auto"/>
    </style:style>
    <style:style style:name="ro62" style:family="table-row">
      <style:table-row-properties style:row-height="14.1pt" style:use-optimal-row-height="true" fo:break-before="auto"/>
    </style:style>
    <style:style style:name="ro63" style:family="table-row">
      <style:table-row-properties style:row-height="194.25pt" style:use-optimal-row-height="false" fo:break-before="auto"/>
    </style:style>
    <style:style style:name="ro64" style:family="table-row">
      <style:table-row-properties style:row-height="35.7pt" style:use-optimal-row-height="false" fo:break-before="auto"/>
    </style:style>
    <style:style style:name="ro65" style:family="table-row">
      <style:table-row-properties style:row-height="144pt" style:use-optimal-row-height="true" fo:break-before="auto"/>
    </style:style>
    <style:style style:name="ro66" style:family="table-row">
      <style:table-row-properties style:row-height="187.2pt" style:use-optimal-row-height="false" fo:break-before="auto"/>
    </style:style>
    <style:style style:name="ro67" style:family="table-row">
      <style:table-row-properties style:row-height="100.8pt" style:use-optimal-row-height="true" fo:break-before="auto"/>
    </style:style>
    <style:style style:name="ro68" style:family="table-row">
      <style:table-row-properties style:row-height="158.4pt" style:use-optimal-row-height="true" fo:break-before="auto"/>
    </style:style>
    <style:style style:name="ro69" style:family="table-row">
      <style:table-row-properties style:row-height="190.65pt" style:use-optimal-row-height="false" fo:break-before="auto"/>
    </style:style>
    <style:style style:name="ro70" style:family="table-row">
      <style:table-row-properties style:row-height="42pt" style:use-optimal-row-height="true" fo:break-before="auto"/>
    </style:style>
    <style:style style:name="ro71" style:family="table-row">
      <style:table-row-properties style:row-height="102.45pt" style:use-optimal-row-height="false" fo:break-before="auto"/>
    </style:style>
    <style:style style:name="ro72" style:family="table-row">
      <style:table-row-properties style:row-height="22.95pt" style:use-optimal-row-height="false" fo:break-before="auto"/>
    </style:style>
    <style:style style:name="ro73" style:family="table-row">
      <style:table-row-properties style:row-height="170.7pt" style:use-optimal-row-height="false" fo:break-before="auto"/>
    </style:style>
    <style:style style:name="ro74" style:family="table-row">
      <style:table-row-properties style:row-height="151.35pt" style:use-optimal-row-height="false" fo:break-before="auto"/>
    </style:style>
    <style:style style:name="ro75" style:family="table-row">
      <style:table-row-properties style:row-height="46.95pt" style:use-optimal-row-height="false" fo:break-before="auto"/>
    </style:style>
    <style:style style:name="ro76" style:family="table-row">
      <style:table-row-properties style:row-height="126.75pt" style:use-optimal-row-height="false" fo:break-before="auto"/>
    </style:style>
    <style:style style:name="ro77" style:family="table-row">
      <style:table-row-properties style:row-height="129.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12">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JAVA"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Comanda</text:p>
          </table:table-cell>
          <table:table-cell office:value-type="string" table:style-name="ce2">
            <text:p>Descriere</text:p>
          </table:table-cell>
          <table:table-cell table:number-columns-repeated="16382"/>
        </table:table-row>
        <table:table-row table:style-name="ro2">
          <table:table-cell office:value-type="string" table:style-name="ce4">
            <text:p>Variables, objects, for each loop , while do loop, switch /case, Arrays/ Arrays de obiecte, Interfaces, Lists,</text:p>
            <text:p>getter /seters/ Encapsulare, memory models</text:p>
          </table:table-cell>
          <table:table-cell table:style-name="ce2"/>
          <table:table-cell table:number-columns-repeated="16382"/>
        </table:table-row>
        <table:table-row table:style-name="ro3">
          <table:table-cell office:value-type="string" table:style-name="ce3">
            <text:p>// for loop in for loop</text:p>
            <text:p>public class Main {</text:p>
            <text:p><text:s text:c="4"/>public static void main(String[] args) {</text:p>
            <text:p><text:s text:c="8"/>int sum = 0;</text:p>
            <text:p><text:s text:c="8"/>for (int i = 1; i &lt;= 4; i++) { <text:s text:c="5"/>//i = 1,2,3,4 // Loop-ul se va repeta de 4 ori. Mai intai face i = 1<text:s/></text:p>
            <text:p><text:s text:c="12"/>for (int j = 1; j &lt;= 4; j++) { <text:s text:c="56"/>// face j = 1</text:p>
            <text:p><text:s text:c="16"/>for (int k = 1; k &lt;= 4; k++) { <text:s text:c="52"/>// face k = 1, 2 ,3 ,4</text:p>
            <text:p><text:s text:c="20"/>// Dupa care face i =1 ; j = 2 ; k = 1,2,3,4;<text:s/></text:p>
            <text:p><text:s text:c="20"/>// In concluzie el mai intai ruleaza complet ultimul for loop declarat in cazul nostru "k" dupa care trece<text:s/></text:p>
            <text:p><text:s text:c="20"/>// la al doilea si dupa care la primul for loop.<text:s/></text:p>
            <text:p><text:s text:c="20"/>sum++;</text:p>
            <text:p><text:s text:c="20"/>System.out.println(i + "" + j + "" + k); <text:s text:c="2"/>// Printeze numerele de cate 3 cifre. Trebuie pus "" spatiu intre cifre ca sa nu le adune.</text:p>
            <text:p><text:s text:c="16"/>}</text:p>
            <text:p/>
            <text:p><text:s text:c="12"/>}</text:p>
            <text:p><text:s text:c="8"/>}</text:p>
            <text:p><text:s text:c="8"/>System.out.println(sum); <text:s/>// Suma dintr-o variabila care stocheaza valori dintr-un loop se afiseaza dupa inchiderea loop-ului.</text:p>
            <text:p><text:s text:c="8"/>//Adica dupa ultima ghilimea deschisa din for loop.<text:s/></text:p>
            <text:p><text:s text:c="4"/>}</text:p>
            <text:p>}</text:p>
            <text:p/>
            <text:p/>
          </table:table-cell>
          <table:table-cell office:value-type="string" table:style-name="ce4">
            <text:p>Nested loops. Se executa mai intai tot inner loop-ul adica k = 1, 2,3,4 cu valorile de la primele loop-uri i=1 si j = 1 si ajunge inner loop-ul sa dea false deci ia<text:s/></text:p>
            <text:p>valoare urmatoare de la loop-ul din mijloc. Adica ia valoarile i=1, j=2 si k = 1,2,3,4.</text:p>
            <text:p>Asa este si la while loop si nested if .<text:s/></text:p>
            <text:p>Daca un for loop nu are acolade se executa prin loop doar primul statement din loop.<text:s/></text:p>
          </table:table-cell>
          <table:table-cell table:number-columns-repeated="16382"/>
        </table:table-row>
        <table:table-row table:style-name="ro4">
          <table:table-cell office:value-type="string" table:style-name="ce3">
            <text:p>if (i % 3 == 0 &amp;&amp; i % 5 == 0)</text:p>
          </table:table-cell>
          <table:table-cell office:value-type="string" table:style-name="ce5">
            <text:p>Semnul &amp;&amp; returnează TRUE dacă ambele afirmații sunt TRUE</text:p>
          </table:table-cell>
          <table:table-cell table:number-columns-repeated="16382"/>
        </table:table-row>
        <table:table-row table:style-name="ro4">
          <table:table-cell office:value-type="string" table:style-name="ce3">
            <text:p>||</text:p>
          </table:table-cell>
          <table:table-cell office:value-type="string" table:style-name="ce5">
            <text:p>Returnează TRUE dacă una dintre afirmații este TRUE</text:p>
          </table:table-cell>
          <table:table-cell table:number-columns-repeated="16382"/>
        </table:table-row>
        <table:table-row table:style-name="ro5">
          <table:table-cell office:value-type="string" table:style-name="ce6">
            <text:p>for (int i=0; i&lt;5; i++) {System.out.println ("Java is fun!");</text:p>
            <text:p>for (int i = litere.length - 1; i&gt;=0; <text:s/>i--)</text:p>
            <text:p>for (int i=0; i&lt;cars.lenght; i++)</text:p>
            <text:p>este echivalentul for (String i : cars)<text:s/></text:p>
          </table:table-cell>
          <table:table-cell office:value-type="string" table:style-name="ce6">
            <text:p>Printeaza de 5 ori mesajul.<text:s/></text:p>
            <text:p>Afiseaza elementele dintr-un Array <text:s/>in ordine inversa.<text:s/></text:p>
          </table:table-cell>
          <table:table-cell table:number-columns-repeated="16382" table:style-name="ce7"/>
        </table:table-row>
        <table:table-row table:style-name="ro6">
          <table:table-cell office:value-type="string" table:style-name="ce4">
            <text:p>String x = "5555555"; <text:s/>// In string trebuie sa fie un numar fara litere ,caractere, spatii</text:p>
            <text:p><text:s text:c="8"/>System.out.println(Integer.parseInt(x));</text:p>
          </table:table-cell>
          <table:table-cell office:value-type="string" table:style-name="ce4">
            <text:p>Converteste un string <text:s/>intr-un numar .<text:s/></text:p>
          </table:table-cell>
          <table:table-cell table:number-columns-repeated="16382" table:style-name="ce7"/>
        </table:table-row>
        <table:table-row table:style-name="ro1">
          <table:table-cell office:value-type="string" table:style-name="ce4">
            <text:p>String.valueOf()</text:p>
          </table:table-cell>
          <table:table-cell office:value-type="string" table:style-name="ce4">
            <text:p>Converteste orice valoare intr-un string</text:p>
          </table:table-cell>
          <table:table-cell table:number-columns-repeated="16382" table:style-name="ce7"/>
        </table:table-row>
        <table:table-row table:style-name="ro1">
          <table:table-cell office:value-type="string" table:style-name="ce4">
            <text:p>int [] ch = new int[5];</text:p>
          </table:table-cell>
          <table:table-cell office:value-type="string" table:style-name="ce4">
            <text:p>Defineste lenghtul maxim pe care il poate avea arrayul.</text:p>
          </table:table-cell>
          <table:table-cell table:number-columns-repeated="16382" table:style-name="ce7"/>
        </table:table-row>
        <table:table-row table:style-name="ro1">
          <table:table-cell office:value-type="string" table:style-name="ce5">
            <text:p>atributele clasei</text:p>
          </table:table-cell>
          <table:table-cell office:value-type="string" table:style-name="ce5">
            <text:p>atributele clasei pot fi accesate doar prin obiecte</text:p>
          </table:table-cell>
          <table:table-cell table:number-columns-repeated="16382" table:style-name="ce7"/>
        </table:table-row>
        <table:table-row table:style-name="ro1">
          <table:table-cell office:value-type="string" table:style-name="ce5">
            <text:p>variabilele functiei(metodei)</text:p>
          </table:table-cell>
          <table:table-cell office:value-type="string" table:style-name="ce5">
            <text:p>variabilele pot fi accesate fara obiecte</text:p>
          </table:table-cell>
          <table:table-cell table:number-columns-repeated="16382" table:style-name="ce7"/>
        </table:table-row>
        <table:table-row table:style-name="ro7">
          <table:table-cell office:value-type="string" table:style-name="ce6">
            <text:p>static<text:s/></text:p>
            <text:p>public<text:s/></text:p>
          </table:table-cell>
          <table:table-cell office:value-type="string" table:style-name="ce6">
            <text:p>variabila, functia, clasa poate fi accesata fara obiecte</text:p>
            <text:p>variabila, functia, clasa poate fi accesata doar prin obiecte</text:p>
          </table:table-cell>
          <table:table-cell table:number-columns-repeated="16382" table:style-name="ce7"/>
        </table:table-row>
        <table:table-row table:style-name="ro8">
          <table:table-cell office:value-type="string" table:style-name="ce6">
            <text:p>void</text:p>
          </table:table-cell>
          <table:table-cell office:value-type="string" table:style-name="ce6">
            <text:p>functia nu returneaza nici o valoare dar se poate printa in ea cu (System.out.println)</text:p>
          </table:table-cell>
          <table:table-cell table:number-columns-repeated="16382" table:style-name="ce7"/>
        </table:table-row>
        <table:table-row table:style-name="ro9">
          <table:table-cell office:value-type="string" table:style-name="ce6">
            <text:p>return (trebuie definita o functie fara void si cu datatype adica:</text:p>
            <text:p>int functienume () { }</text:p>
          </table:table-cell>
          <table:table-cell office:value-type="string" table:style-name="ce6">
            <text:p>Returneaza o valoare a functiei dar nu poate printa ceva adica cu (System.out.println)</text:p>
            <text:p/>
            <text:p><text:s/>public String Myothermethod() {</text:p>
            <text:p><text:s text:c="8"/>return "Doe"; <text:s text:c="12"/>//valoarea "Doe" se poate printa in functia main cu System.out.println</text:p>
            <text:p><text:s text:c="8"/>//System.out.println("doi"); <text:s text:c="3"/>-- nu functioneaza in cazul asta<text:s/></text:p>
            <text:p/>
          </table:table-cell>
          <table:table-cell table:number-columns-repeated="16382" table:style-name="ce7"/>
        </table:table-row>
        <table:table-row table:style-name="ro10">
          <table:table-cell office:value-type="string" table:style-name="ce6">
            <text:p>public class Person {</text:p>
            <text:p><text:s text:c="3"/>private String name;</text:p>
            <text:p/>
            <text:p><text:s text:c="3"/>// Getter</text:p>
            <text:p><text:s text:c="3"/>public String getName() {</text:p>
            <text:p><text:s text:c="5"/>return name;</text:p>
            <text:p><text:s text:c="3"/>}</text:p>
            <text:p/>
            <text:p><text:s text:c="3"/>// Setter</text:p>
            <text:p><text:s text:c="3"/>public void setName(String newName) {</text:p>
            <text:p><text:s text:c="5"/>this.name = newName;</text:p>
            <text:p><text:s text:c="3"/>}</text:p>
            <text:p>}</text:p>
            <text:p/>
            <text:p>public class Main {</text:p>
            <text:p><text:s text:c="2"/>public static void main(String[] args) {</text:p>
            <text:p><text:s text:c="4"/>Person myObj = new Person();</text:p>
            <text:p><text:s text:c="4"/>myObj.setName("John");</text:p>
            <text:p><text:s text:c="4"/>System.out.println(myObj.getName());</text:p>
            <text:p><text:s text:c="2"/>}</text:p>
            <text:p>}</text:p>
          </table:table-cell>
          <table:table-cell office:value-type="string" table:style-name="ce6">
            <text:p>//get si set // <text:s/>Cheama o variabila dintr-o functie a unei alte clase</text:p>
          </table:table-cell>
          <table:table-cell table:number-columns-repeated="16382" table:style-name="ce7"/>
        </table:table-row>
        <table:table-row table:style-name="ro5">
          <table:table-cell office:value-type="string" table:style-name="ce6">
            <text:p>String [] cars = {"Volvo", "Lambo"};</text:p>
            <text:p><text:s text:c="8"/>for (int i=0; i&lt;2; i++)</text:p>
            <text:p><text:s text:c="8"/>System.out.println (cars[i]);</text:p>
          </table:table-cell>
          <table:table-cell office:value-type="string" table:style-name="ce6">
            <text:p>Definit un Array ( care are si o lungime fixa).<text:s/></text:p>
            <text:p>loop printre valorile din Array. ( ne va afisa toate valorile din Array)<text:s/></text:p>
            <text:p>Returneaza valorile din index a lui cars de index i , unde i este definit inainte. ADica de exemplu daca avem i are valorile 1,2,3,4. Noi vom aveam print [1], [2]. [3].</text:p>
          </table:table-cell>
          <table:table-cell table:number-columns-repeated="16382" table:style-name="ce7"/>
        </table:table-row>
        <table:table-row table:style-name="ro11">
          <table:table-cell office:value-type="string" table:style-name="ce6">
            <text:p>import java.util.Arraylist;</text:p>
            <text:p>ArrayList&lt;String&gt; cars = new ArrayList&lt;String&gt;();</text:p>
            <text:p>cars.add("Volvo");</text:p>
            <text:p>cars.add(0, "Volvo");</text:p>
            <text:p>cars.get(0);</text:p>
            <text:p>cars.set(2, "BMW");</text:p>
            <text:p>size, remove, clear .<text:s/></text:p>
          </table:table-cell>
          <table:table-cell office:value-type="string" table:style-name="ce6">
            <text:p>Array definire.</text:p>
            <text:p/>
            <text:p>Adauga valoare la sfarsitul Arrayului.</text:p>
            <text:p>Adauga la inceputul Arrayului.</text:p>
            <text:p>Returneaza valoarea de la pozitia 0 din index.<text:s/></text:p>
            <text:p>Replace la valoarea de pe pozitia 2 din index din Array.</text:p>
          </table:table-cell>
          <table:table-cell table:number-columns-repeated="16382" table:style-name="ce7"/>
        </table:table-row>
        <table:table-row table:style-name="ro11">
          <table:table-cell office:value-type="string" table:style-name="ce6">
            <text:p>int[] array = {20, 30, 40};</text:p>
            <text:p>Arrays.toString(array);</text:p>
            <text:p>array[1] = 30</text:p>
          </table:table-cell>
          <table:table-cell office:value-type="string" table:style-name="ce6">
            <text:p>Converte array-ul instr-un string care va contine elementele in paranteze patrate [20,30,40] si fiecare element poate fi accesat prin index. Adica array[1] <text:s/>= 30.</text:p>
            <text:p>Se foloseste pentru a schimba ordinea elementelor dintr-un array.</text:p>
          </table:table-cell>
          <table:table-cell table:number-columns-repeated="16382" table:style-name="ce7"/>
        </table:table-row>
        <table:table-row table:style-name="ro12">
          <table:table-cell office:value-type="string" table:style-name="ce6">
            <text:p>import java.time.LocalDateTime;</text:p>
            <text:p>import java.time.format.DateTimeFormatter;</text:p>
            <text:p/>
            <text:p>public class Main {</text:p>
            <text:p><text:s text:c="4"/>public static void main(String[] args) {</text:p>
            <text:p><text:s text:c="8"/>LocalDateTime obj1= LocalDateTime.now();</text:p>
            <text:p/>
            <text:p><text:s text:c="8"/>System.out.println("Before formatting: <text:s/>" + obj1);</text:p>
            <text:p/>
            <text:p><text:s text:c="8"/>DateTimeFormatter obj2= DateTimeFormatter.ofPattern("dd-MM-yyyy" ) ; //HH:mm:ss");</text:p>
            <text:p/>
            <text:p><text:s text:c="8"/>System.out.println("AFter formatting: <text:s/>" + obj1.format(obj2));</text:p>
            <text:p><text:s text:c="4"/>}</text:p>
            <text:p>}</text:p>
          </table:table-cell>
          <table:table-cell office:value-type="string" table:style-name="ce6">
            <text:p>Formatare data in alt format</text:p>
          </table:table-cell>
          <table:table-cell table:number-columns-repeated="16382" table:style-name="ce7"/>
        </table:table-row>
        <table:table-row table:style-name="ro13">
          <table:table-cell office:value-type="string" table:style-name="ce6">
            <text:p>import java.io.File;</text:p>
            <text:p>import java.io.IOException;</text:p>
            <text:p/>
            <text:p>public class Main {</text:p>
            <text:p><text:s text:c="4"/>public static void main(String[] args) {</text:p>
            <text:p><text:s text:c="8"/>try {</text:p>
            <text:p><text:s text:c="12"/>File obj = new File("filename.txt");</text:p>
            <text:p>if (obj.createNewFile()) {</text:p>
            <text:p><text:s text:c="4"/>System.out.println("File created succesufuly");</text:p>
            <text:p><text:s text:c="4"/>System.out.println("The path of the file is : " <text:s/>+ obj.getAbsolutePath());</text:p>
            <text:p>}</text:p>
            <text:p><text:s text:c="4"/>else {</text:p>
            <text:p><text:s text:c="8"/>System.out.println("File already exists");</text:p>
            <text:p><text:s text:c="16"/>System.out.println("The path of the file is : " + obj.getAbsolutePath());</text:p>
            <text:p><text:s text:c="4"/>}</text:p>
            <text:p/>
            <text:p><text:s text:c="8"/>}</text:p>
            <text:p><text:s text:c="8"/>catch (IOException e) {</text:p>
            <text:p><text:s text:c="12"/>System.out.println("An error has occured");</text:p>
            <text:p><text:s text:c="11"/>e.printStackTrace();</text:p>
            <text:p><text:s text:c="8"/>}</text:p>
            <text:p><text:s text:c="4"/>}</text:p>
            <text:p>}</text:p>
          </table:table-cell>
          <table:table-cell office:value-type="string" table:style-name="ce6">
            <text:p>Creeaza fisier nou</text:p>
          </table:table-cell>
          <table:table-cell table:number-columns-repeated="16382" table:style-name="ce7"/>
        </table:table-row>
        <table:table-row table:style-name="ro14">
          <table:table-cell office:value-type="string" table:style-name="ce6">
            <text:p>import java.io.FileWriter;</text:p>
            <text:p>import java.io.IOException;</text:p>
            <text:p>import java.io.File;</text:p>
            <text:p/>
            <text:p/>
            <text:p>public class WriteToFile {</text:p>
            <text:p><text:s text:c="4"/>public static void main (String [] args) {</text:p>
            <text:p><text:s text:c="8"/>try {</text:p>
            <text:p><text:s text:c="12"/>FileWriter obj = new FileWriter("C:\\Users\\SEBY\\Downloads\\filename.txt");</text:p>
            <text:p><text:s text:c="12"/>File obj1 = new File("C:\\Users\\SEBY\\Downloads\\filename.txt");</text:p>
            <text:p><text:s text:c="12"/>obj.write("Scrie ceva in fisierul nostru" );</text:p>
            <text:p><text:s text:c="12"/>obj.close();</text:p>
            <text:p><text:s text:c="12"/>System.out.println("A scris ceva in fisierul " + obj1.getName() + " de la locatia " + obj1.getAbsolutePath());</text:p>
            <text:p><text:s text:c="8"/>}</text:p>
            <text:p><text:s text:c="8"/>catch (IOException e) {</text:p>
            <text:p><text:s text:c="12"/>System.out.println("A dat o eroare");</text:p>
            <text:p><text:s text:c="12"/>e.printStackTrace();</text:p>
            <text:p><text:s text:c="8"/>}</text:p>
            <text:p/>
            <text:p><text:s text:c="4"/>}</text:p>
            <text:p/>
            <text:p>}</text:p>
          </table:table-cell>
          <table:table-cell office:value-type="string" table:style-name="ce6">
            <text:p>Scrie intr-un fisier nou</text:p>
          </table:table-cell>
          <table:table-cell table:number-columns-repeated="16382"/>
        </table:table-row>
        <table:table-row table:style-name="ro14">
          <table:table-cell office:value-type="string" table:style-name="ce6">
            <text:p>import java.io.*;</text:p>
            <text:p/>
            <text:p/>
            <text:p>public class Appendfisier {</text:p>
            <text:p><text:s text:c="4"/>public static void main(String[] args) {</text:p>
            <text:p><text:s text:c="8"/>try {</text:p>
            <text:p><text:s text:c="12"/>FileWriter obj = new FileWriter("C:\\\\Users\\\\SEBY\\\\Downloads\\\\filename.txt", true);</text:p>
            <text:p><text:s text:c="12"/>BufferedWriter buffer = new BufferedWriter(obj);</text:p>
            <text:p><text:s text:c="12"/>buffer.write("\nJava is fun when you learn it at home");</text:p>
            <text:p><text:s text:c="12"/>buffer.close();</text:p>
            <text:p><text:s text:c="12"/>System.out.println("File succesufuly wrote to it");</text:p>
            <text:p><text:s text:c="8"/>} catch (IOException e) {</text:p>
            <text:p><text:s text:c="12"/>System.out.println("An error has occured");</text:p>
            <text:p><text:s text:c="12"/>e.printStackTrace();</text:p>
            <text:p><text:s text:c="8"/>}</text:p>
            <text:p><text:s text:c="4"/>}</text:p>
            <text:p>}</text:p>
          </table:table-cell>
          <table:table-cell office:value-type="string" table:style-name="ce6">
            <text:p>Scrie pe randul urmator fara sa faca overwrite la textul existent intr-un fisier.</text:p>
          </table:table-cell>
          <table:table-cell table:number-columns-repeated="16382"/>
        </table:table-row>
        <table:table-row table:style-name="ro15">
          <table:table-cell office:value-type="string" table:style-name="ce6">
            <text:p>import java.io.File; <text:s/>// Import the File class</text:p>
            <text:p>import java.io.FileNotFoundException; <text:s/>// Import this class to handle errors</text:p>
            <text:p>import java.io.IOException;</text:p>
            <text:p>import java.util.Scanner; // Import the Scanner class to read text files</text:p>
            <text:p/>
            <text:p/>
            <text:p>public class ReadFile {</text:p>
            <text:p><text:s text:c="4"/>public static void main(String[] args) {</text:p>
            <text:p><text:s text:c="8"/>try {</text:p>
            <text:p><text:s text:c="12"/>File obj = new File("filename.txt");</text:p>
            <text:p><text:s text:c="12"/>Scanner myreader = new Scanner(obj);</text:p>
            <text:p>System.out.println(myreader.nextLine());</text:p>
            <text:p><text:s text:c="8"/>}</text:p>
            <text:p><text:s text:c="8"/>catch (IOException e) {</text:p>
            <text:p><text:s text:c="12"/>System.out.println("An error has occured");</text:p>
            <text:p><text:s text:c="12"/>e.printStackTrace();</text:p>
            <text:p><text:s text:c="8"/>}</text:p>
            <text:p><text:s text:c="4"/>}</text:p>
            <text:p>}</text:p>
            <text:p/>
          </table:table-cell>
          <table:table-cell office:value-type="string" table:style-name="ce6">
            <text:p>Citeste prima linie dintr-un fisier</text:p>
          </table:table-cell>
          <table:table-cell table:number-columns-repeated="16382"/>
        </table:table-row>
        <table:table-row table:style-name="ro16">
          <table:table-cell office:value-type="string" table:style-name="ce6">
            <text:p>import java.io.BufferedWriter;</text:p>
            <text:p>import java.io.File;</text:p>
            <text:p>import java.io.FileWriter;</text:p>
            <text:p>import java.util.Scanner;</text:p>
            <text:p/>
            <text:p>public class Writetofileandreadallcontent {</text:p>
            <text:p><text:s text:c="4"/>public static void Writetofileandreadallcontent(String x) {</text:p>
            <text:p><text:s text:c="8"/>try {</text:p>
            <text:p><text:s text:c="12"/>FileWriter obj = new FileWriter(x, true);</text:p>
            <text:p><text:s text:c="12"/>BufferedWriter buffer = new BufferedWriter(obj);</text:p>
            <text:p/>
            <text:p><text:s text:c="12"/>// Scriem in fisier in buffer pentru performanta</text:p>
            <text:p><text:s text:c="12"/>buffer.write("\njava1 is fun at w3schools!!!!"); <text:s/>// daca vrem sa scrie la infinit in fisier punem comanda in for loopul asta // <text:s/>for ( int i =0 ; i&lt;10; i=0) { <text:s text:c="2"/>}</text:p>
            <text:p><text:s text:c="12"/>buffer.close();</text:p>
            <text:p/>
            <text:p><text:s text:c="12"/>//Citim tot continutul fisierului</text:p>
            <text:p><text:s text:c="12"/>File obj1 = new File(x);</text:p>
            <text:p><text:s text:c="12"/>Scanner scanner = new Scanner(obj1);</text:p>
            <text:p><text:s text:c="12"/>while (scanner.hasNextLine()) {</text:p>
            <text:p><text:s text:c="16"/>System.out.println(scanner.nextLine());</text:p>
            <text:p><text:s text:c="12"/>}</text:p>
            <text:p/>
            <text:p><text:s text:c="12"/>System.out.println();</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Creeaza , scrie si citeste tot continutul unui fisier</text:p>
          </table:table-cell>
          <table:table-cell table:number-columns-repeated="16382"/>
        </table:table-row>
        <table:table-row table:style-name="ro16">
          <table:table-cell office:value-type="string" table:style-name="ce6">
            <text:p>import java.io.*;</text:p>
            <text:p/>
            <text:p>public class Deleteafile {</text:p>
            <text:p><text:s text:c="3"/>public static void main(String[] args) {</text:p>
            <text:p><text:s text:c="8"/>try {</text:p>
            <text:p><text:s text:c="12"/>File obj= new File("filename.txt");</text:p>
            <text:p><text:s text:c="12"/>if (obj.delete()) {</text:p>
            <text:p><text:s text:c="16"/>System.out.println ("Deleted the file " + obj);</text:p>
            <text:p><text:s text:c="12"/>}</text:p>
            <text:p><text:s text:c="12"/>else {</text:p>
            <text:p><text:s text:c="16"/>System.out.println("Cannot delete file");</text:p>
            <text:p><text:s text:c="12"/>}</text:p>
            <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Sterge fisier</text:p>
          </table:table-cell>
          <table:table-cell table:number-columns-repeated="16382"/>
        </table:table-row>
        <table:table-row table:style-name="ro17">
          <table:table-cell office:value-type="string" table:style-name="ce6">
            <text:p>import java.io.*;</text:p>
            <text:p/>
            <text:p>public class Mkdir {</text:p>
            <text:p><text:s text:c="4"/>public static void main(String[] args) {</text:p>
            <text:p><text:s text:c="8"/>File obj = new File("C:\\Users\\SEBY\\Downloads\\test3");</text:p>
            <text:p><text:s text:c="12"/>if (obj.mkdir()) {</text:p>
            <text:p><text:s text:c="16"/>System.out.println("Directory created succesufully: " + obj);</text:p>
            <text:p><text:s text:c="12"/>} else {</text:p>
            <text:p><text:s text:c="16"/>System.out.println("Cannot create directory");</text:p>
            <text:p><text:s text:c="12"/>}</text:p>
            <text:p><text:s text:c="8"/>}</text:p>
            <text:p><text:s text:c="4"/>}</text:p>
            <text:p/>
            <text:p/>
          </table:table-cell>
          <table:table-cell office:value-type="string" table:style-name="ce6">
            <text:p>Creare director</text:p>
          </table:table-cell>
          <table:table-cell table:number-columns-repeated="16382"/>
        </table:table-row>
        <table:table-row table:style-name="ro18">
          <table:table-cell office:value-type="string" table:style-name="ce6">
            <text:p>import java.io.File;</text:p>
            <text:p/>
            <text:p>public class Deletefolder {</text:p>
            <text:p><text:s text:c="4"/>public static void main(String[] args) {</text:p>
            <text:p><text:s text:c="8"/>try {</text:p>
            <text:p><text:s text:c="12"/>File obj = new File("C:\\Users\\SEBY\\Downloads\\test1");</text:p>
            <text:p><text:s text:c="12"/>if (obj.delete()) {</text:p>
            <text:p><text:s text:c="16"/>System.out.println("Folder " + obj + " deleted with succes");</text:p>
            <text:p><text:s text:c="12"/>} else {</text:p>
            <text:p><text:s text:c="16"/>System.out.println("Cannot delete the folder");</text:p>
            <text:p><text:s text:c="12"/>}</text:p>
            <text:p><text:s text:c="8"/>} catch (Exception e) {</text:p>
            <text:p><text:s text:c="12"/>System.out.println("An error has occurend");</text:p>
            <text:p><text:s text:c="12"/>e.printStackTrace();</text:p>
            <text:p><text:s text:c="8"/>}</text:p>
            <text:p><text:s text:c="4"/>}</text:p>
            <text:p>}</text:p>
          </table:table-cell>
          <table:table-cell office:value-type="string" table:style-name="ce6">
            <text:p>Stergere director</text:p>
          </table:table-cell>
          <table:table-cell table:number-columns-repeated="16382"/>
        </table:table-row>
        <table:table-row table:style-name="ro18">
          <table:table-cell office:value-type="string" table:style-name="ce6">
            <text:p>System.out.print<text:s/></text:p>
          </table:table-cell>
          <table:table-cell office:value-type="string" table:style-name="ce6">
            <text:p>Afiseaza outputul pe aceeasi linie</text:p>
          </table:table-cell>
          <table:table-cell table:number-columns-repeated="16382"/>
        </table:table-row>
        <table:table-row table:style-name="ro1">
          <table:table-cell office:value-type="string" table:style-name="ce6">
            <text:p>System.out.printf("%,d " , 300000);</text:p>
          </table:table-cell>
          <table:table-cell office:value-type="string" table:style-name="ce6">
            <text:p>Afiseaza numarul 300000 formatat astfel : 300, 000</text:p>
          </table:table-cell>
          <table:table-cell table:number-columns-repeated="16382"/>
        </table:table-row>
        <table:table-row table:style-name="ro1">
          <table:table-cell office:value-type="string" table:style-name="ce6">
            <text:p>System.out.prints("%s, %s %n" , x, x)<text:s/></text:p>
          </table:table-cell>
          <table:table-cell office:value-type="string" table:style-name="ce6">
            <text:p>Afiseaza acelasi numar de stringuri cate ii dam noi in textul respectiv. <text:s text:c="3"/>%n este folosit doar ca sa treaca pe randul urmator . ( se foloseste si pe alte platforme).<text:s/></text:p>
          </table:table-cell>
          <table:table-cell table:number-columns-repeated="16382"/>
        </table:table-row>
        <table:table-row table:style-name="ro1">
          <table:table-cell office:value-type="string" table:style-name="ce6">
            <text:p>System.out.printf( "%.2f MB" , fisierlungime/ 1024 / 1024);</text:p>
          </table:table-cell>
          <table:table-cell office:value-type="string" table:style-name="ce6">
            <text:p>Afiseaza numarul de tip double cu 2 zecimale<text:s/></text:p>
          </table:table-cell>
          <table:table-cell table:number-columns-repeated="16382"/>
        </table:table-row>
        <table:table-row table:style-name="ro1">
          <table:table-cell office:value-type="string" table:style-name="ce6">
            <text:p>System.out.printf("Current Date time: %tc", System.currentTimeMillis());</text:p>
          </table:table-cell>
          <table:table-cell office:value-type="string" table:style-name="ce6">
            <text:p>Afiseaza data si ora curenta in milisecunde dar o convertim.<text:s/></text:p>
          </table:table-cell>
          <table:table-cell table:number-columns-repeated="16382"/>
        </table:table-row>
        <table:table-row table:style-name="ro8">
          <table:table-cell office:value-type="string" table:style-name="ce6">
            <text:p>import java.text.SimpleDateFormat;</text:p>
            <text:p/>
            <text:p>public class Main {</text:p>
            <text:p/>
            <text:p><text:s text:c="4"/>public static void main(String[] args) {</text:p>
            <text:p/>
            <text:p/>
            <text:p><text:s text:c="8"/>SimpleDateFormat obj = new SimpleDateFormat("yyyy/MM/dd HH:mm:ss.SSS");</text:p>
            <text:p><text:s text:c="8"/>System.out.printf(obj.format(System.currentTimeMillis()));</text:p>
          </table:table-cell>
          <table:table-cell office:value-type="string" table:style-name="ce6">
            <text:p>Converteste data in ce format vrem noi</text:p>
          </table:table-cell>
          <table:table-cell table:number-columns-repeated="16382"/>
        </table:table-row>
        <table:table-row table:style-name="ro1">
          <table:table-cell office:value-type="string" table:style-name="ce6">
            <text:p>123456 % 10</text:p>
          </table:table-cell>
          <table:table-cell office:value-type="string" table:style-name="ce6">
            <text:p>Extrage cifra 6 a numarului folosind modul de 10 <text:s/>adica rest 6.<text:s/></text:p>
          </table:table-cell>
          <table:table-cell table:number-columns-repeated="16382"/>
        </table:table-row>
        <table:table-row table:style-name="ro19">
          <table:table-cell office:value-type="string" table:style-name="ce6">
            <text:p>/*</text:p>
            <text:p>33. Write a Java program and compute the sum of the digits of an integer. Go to the editor</text:p>
            <text:p>Input Data:</text:p>
            <text:p>Input an integer: 25</text:p>
            <text:p>Expected Output</text:p>
            <text:p/>
            <text:p>The sum of the digits is: 7</text:p>
            <text:p><text:s/>*/</text:p>
            <text:p/>
            <text:p>import java.util.Scanner;</text:p>
            <text:p/>
            <text:p>public class Sumacifrelorunuinumar {</text:p>
            <text:p/>
            <text:p><text:s text:c="4"/>public static void main(String[] args) {</text:p>
            <text:p><text:s text:c="8"/>Scanner input = new Scanner(System.in);</text:p>
            <text:p><text:s text:c="8"/>System.out.print("Input an integer: ");</text:p>
            <text:p><text:s text:c="8"/>long n = input.nextLong();</text:p>
            <text:p><text:s text:c="8"/>System.out.println("The sum of the digits is: " + sumDigits(n));</text:p>
            <text:p/>
            <text:p><text:s text:c="4"/>}</text:p>
            <text:p/>
            <text:p><text:s text:c="4"/>public static int sumDigits(long n) {</text:p>
            <text:p><text:s text:c="8"/>int sum = 0; <text:s text:c="2"/>// O declaram zero pentru ca sa adaugam la ea cifrele extrase mai jos si sa ne dea suma corecta totala.</text:p>
            <text:p><text:s text:c="8"/>while (n != 0) {</text:p>
            <text:p/>
            <text:p><text:s text:c="12"/>//Trebuie sa extragem ultima cifra a numarului si dupa aceea sa le adunam . Exemplu de numar 123456.</text:p>
            <text:p><text:s text:c="12"/>// Metoda pentru a extrage ultima cifra a unui numar este sa facem modul de 10 la acel numar.</text:p>
            <text:p><text:s text:c="12"/>// If we do 123456%10 then we will get 6, which is last digit. In order to get all digits we can use a loop, something</text:p>
            <text:p><text:s text:c="12"/>// like while loop.</text:p>
            <text:p/>
            <text:p/>
            <text:p>/// ADUNA suma resturilor. Adica aduna suma cifrelor.</text:p>
            <text:p><text:s text:c="12"/>sum += n % 10; <text:s text:c="9"/>// 25 modul de 10 = rest 5 <text:s/>( care e chiar cifra 5 ultima cifra a numarului din dreapta);</text:p>
            <text:p><text:s text:c="12"/>// adica sum = 0 + rest 5 = 5; <text:s/>sum = 5 ;</text:p>
            <text:p/>
            <text:p/>
            <text:p/>
            <text:p><text:s text:c="12"/>n /= 10; <text:s/>// Pentru continuarea buclei se foloseste incremental sau decremental in cazul nostru 10. Ca sa ajungem la zero</text:p>
            <text:p><text:s text:c="12"/>// ca sa se opreasca bucla . (0 != 0 <text:s/>adica FALSE) .<text:s/></text:p>
            <text:p><text:s text:c="12"/>// n = n :10 <text:s text:c="3"/>25:10 <text:s/>= 2.5 <text:s/>rotunjit n =2 <text:s/>( care e chiar ifra 2 prima cifra a numarului care a mai ramas ;</text:p>
            <text:p/>
            <text:p><text:s text:c="12"/>/*</text:p>
            <text:p><text:s text:c="12"/>Se repeta bucla din nou :</text:p>
            <text:p/>
            <text:p>While (2 != 0 ) { <text:s text:c="15"/>// CAZUL 2 cand n = 2</text:p>
            <text:p>sum += 2 % 10; <text:s text:c="10"/>| 2 modul 10 = rest 2 <text:s/>Adica sum <text:s/>= 5 + rest 2 = 7 <text:s text:c="2"/>Adica sum = 7</text:p>
            <text:p>2 /= 10; <text:s text:c="15"/>| <text:s/>n = n:10 <text:s text:c="2"/>2:10 = 0.2 <text:s text:c="2"/>rotunjit n = 0;</text:p>
            <text:p/>
            <text:p/>
            <text:p>While (0 != 0 ) { <text:s text:c="9"/>//CAZUl 3 cand n =0 . Dar 0 nu este diferit de zero deci ne da FALSE bucla. deci se opreste aici bucla.</text:p>
            <text:p/>
            <text:p><text:s text:c="13"/>*/</text:p>
            <text:p/>
            <text:p><text:s text:c="8"/>}</text:p>
            <text:p><text:s text:c="8"/>return sum;</text:p>
            <text:p><text:s text:c="4"/>}</text:p>
            <text:p>}</text:p>
            <text:p/>
            <text:p/>
            <text:p/>
            <text:p/>
          </table:table-cell>
          <table:table-cell office:value-type="string" table:style-name="ce6">
            <text:p>Suma cifrelor unui sumar</text:p>
          </table:table-cell>
          <table:table-cell table:number-columns-repeated="16382"/>
        </table:table-row>
        <table:table-row table:style-name="ro1">
          <table:table-cell office:value-type="string" table:style-name="ce6">
            <text:p>if (i % 3 == 0)</text:p>
          </table:table-cell>
          <table:table-cell office:value-type="string" table:style-name="ce6">
            <text:p>Verifici daca un numar este divizibil cu 3</text:p>
          </table:table-cell>
          <table:table-cell table:number-columns-repeated="16382"/>
        </table:table-row>
        <table:table-row table:style-name="ro20">
          <table:table-cell office:value-type="string" table:style-name="ce6">
            <text:p>package com.codewithseby;</text:p>
            <text:p/>
            <text:p>public class Numaruldedivizoriaiunuinumar {</text:p>
            <text:p/>
            <text:p><text:s text:c="4"/>public static void main(String[] args) {</text:p>
            <text:p><text:s text:c="8"/>int x = 25;</text:p>
            <text:p/>
            <text:p><text:s text:c="8"/>System.out.println(result(x));</text:p>
            <text:p><text:s text:c="4"/>}</text:p>
            <text:p><text:s text:c="4"/>public static int result(int num) {</text:p>
            <text:p><text:s text:c="8"/>int ctr = 0;</text:p>
            <text:p><text:s text:c="8"/>for(int i=1; i&lt;=(int)Math.sqrt(num); i++) { <text:s text:c="9"/>// Generam intervalul de numere care pot fi divizorii unui numar dat</text:p>
            <text:p><text:s text:c="12"/>//{ <text:s/>1 , 2 ......... 25}</text:p>
            <text:p><text:s text:c="12"/>if(num % i==0 &amp;&amp; i*i!=num) { <text:s text:c="20"/>// Daca 25 % 1 <text:s text:c="2"/>== 0 . Rest 0 0 =0 // <text:s text:c="2"/>TRUE i = 1 , 5 , 25</text:p>
            <text:p><text:s text:c="61"/>// <text:s/>1 * 1 = 1 <text:s/>diferit de 25 <text:s/>TRUE</text:p>
            <text:p><text:s text:c="61"/>// <text:s/>5 * 5 = 25 <text:s/>= 25 <text:s text:c="2"/>FALSE</text:p>
            <text:p><text:s text:c="61"/>// <text:s/>25 * 25 = 625 diferit de 25 TRUE</text:p>
            <text:p><text:s text:c="61"/>// Deci o data este TRUE , deci face loop-ul odata.</text:p>
            <text:p><text:s text:c="16"/>ctr+=2; <text:s text:c="37"/>// Adunam 2 <text:s/>la variabila ctr <text:s/>= 2 (face overide)</text:p>
            <text:p/>
            <text:p/>
            <text:p><text:s text:c="12"/>} else if (i*i==num) { <text:s text:c="26"/>// 1* 1 = 25 FALSE <text:s/>5*5= 25 <text:s/>TRUE <text:s text:c="3"/>25 * 25 = 625 = 25 FALSE</text:p>
            <text:p><text:s text:c="16"/>ctr++; <text:s text:c="38"/>// Adunam 1 la ctr</text:p>
            <text:p><text:s text:c="12"/>}</text:p>
            <text:p><text:s text:c="8"/>}</text:p>
            <text:p><text:s text:c="8"/>return ctr;</text:p>
            <text:p><text:s text:c="4"/>}</text:p>
            <text:p>}</text:p>
            <text:p/>
            <text:p/>
            <text:p/>
          </table:table-cell>
          <table:table-cell office:value-type="string" table:style-name="ce6">
            <text:p>Numarul de divizori al unui numar</text:p>
          </table:table-cell>
          <table:table-cell table:number-columns-repeated="16382"/>
        </table:table-row>
        <table:table-row table:style-name="ro1">
          <table:table-cell office:value-type="string" table:style-name="ce6">
            <text:p>scanner.nextLine()</text:p>
          </table:table-cell>
          <table:table-cell office:value-type="string" table:style-name="ce6">
            <text:p>Citeste user input (adica un string poti sa scrii in linie de comanda)</text:p>
          </table:table-cell>
          <table:table-cell table:number-columns-repeated="16382"/>
        </table:table-row>
        <table:table-row table:style-name="ro1">
          <table:table-cell office:value-type="string" table:style-name="ce6">
            <text:p>char[] letters = scanner.nextLine().toCharArray();</text:p>
          </table:table-cell>
          <table:table-cell office:value-type="string" table:style-name="ce6">
            <text:p>Converste un string intr-un Array de caractere. Lungimea array-ului este egala cu lungimea secventelor caracterelor.</text:p>
          </table:table-cell>
          <table:table-cell table:number-columns-repeated="16382"/>
        </table:table-row>
        <table:table-row table:style-name="ro1">
          <table:table-cell office:value-type="string" table:style-name="ce6">
            <text:p>char[] letters = {'A', 'B', 'C'}</text:p>
          </table:table-cell>
          <table:table-cell office:value-type="string" table:style-name="ce6">
            <text:p>Un char array cu 3 caractere</text:p>
          </table:table-cell>
          <table:table-cell table:number-columns-repeated="16382"/>
        </table:table-row>
        <table:table-row table:style-name="ro1">
          <table:table-cell office:value-type="string" table:style-name="ce6">
            <text:p>Character.isLetter(ch[i])</text:p>
          </table:table-cell>
          <table:table-cell office:value-type="string" table:style-name="ce6">
            <text:p>Determina daca caracterul respectiv este o litera. Se foloseste de obicei intr-un Array de caractere.</text:p>
          </table:table-cell>
          <table:table-cell table:number-columns-repeated="16382"/>
        </table:table-row>
        <table:table-row table:style-name="ro1">
          <table:table-cell office:value-type="string" table:style-name="ce6">
            <text:p>Character.getNumericValue(ch[i])</text:p>
          </table:table-cell>
          <table:table-cell office:value-type="string" table:style-name="ce6">
            <text:p>Converteste char in int intr-un Array de charactere</text:p>
          </table:table-cell>
          <table:table-cell table:number-columns-repeated="16382"/>
        </table:table-row>
        <table:table-row table:style-name="ro21">
          <table:table-cell office:value-type="string" table:style-name="ce6">
            <text:p>import java.io.Console;</text:p>
            <text:p/>
            <text:p>public class Parolainconsolacarenusevedescrisul {</text:p>
            <text:p><text:s text:c="4"/>public static void Parolainconsolacarenusevedescrisul () {</text:p>
            <text:p><text:s text:c="8"/>Console cons;</text:p>
            <text:p><text:s text:c="8"/>if ((cons = System.console()) != null) { <text:s text:c="5"/>//Verifica daca consola exista</text:p>
            <text:p><text:s text:c="12"/>char[] pass_ward = null;</text:p>
            <text:p><text:s text:c="12"/>try {</text:p>
            <text:p><text:s text:c="16"/>pass_ward = cons.readPassword("Input your Password:"); <text:s/>// Citeste parola pe care o introducem in consola</text:p>
            <text:p><text:s text:c="16"/>System.out.println("Your password was: " + new String(pass_ward));</text:p>
            <text:p><text:s text:c="12"/>} finally {</text:p>
            <text:p><text:s text:c="16"/>if (pass_ward != null) {</text:p>
            <text:p><text:s text:c="20"/>Arrays.fill(pass_ward, ' '); <text:s text:c="13"/>//Daca parola e null sa o completeze tot cu null</text:p>
            <text:p><text:s text:c="16"/>}</text:p>
            <text:p><text:s text:c="12"/>}</text:p>
            <text:p><text:s text:c="8"/>} else {</text:p>
            <text:p><text:s text:c="12"/>throw new RuntimeException("Can't get password...No console");</text:p>
            <text:p><text:s text:c="8"/>}</text:p>
            <text:p><text:s text:c="4"/>}</text:p>
            <text:p>}</text:p>
          </table:table-cell>
          <table:table-cell office:value-type="string" table:style-name="ce6">
            <text:p>Parola in consola care nu se vede scrisul</text:p>
          </table:table-cell>
          <table:table-cell table:number-columns-repeated="16382"/>
        </table:table-row>
        <table:table-row table:style-name="ro1">
          <table:table-cell office:value-type="string" table:style-name="ce6">
            <text:p>Arrays.fill()</text:p>
          </table:table-cell>
          <table:table-cell office:value-type="string" table:style-name="ce6">
            <text:p>Completeaza valorile din Array din indexul specificat.</text:p>
          </table:table-cell>
          <table:table-cell table:number-columns-repeated="16382"/>
        </table:table-row>
        <table:table-row table:style-name="ro22">
          <table:table-cell office:value-type="string" table:style-name="ce6">
            <text:p>import java.io.File;</text:p>
            <text:p/>
            <text:p>public class Sizeunuifisier {</text:p>
            <text:p><text:s text:c="4"/>public static void Sizeunuifisier(String x) {</text:p>
            <text:p><text:s text:c="8"/>double fisierlungime = new File(x).length();</text:p>
            <text:p><text:s text:c="8"/>System.out.println(fisierlungime+ " bytes");</text:p>
            <text:p><text:s text:c="8"/>System.out.printf( "%.2f MB" , fisierlungime/ 1024 / 1024);</text:p>
            <text:p><text:s text:c="4"/>}</text:p>
            <text:p>}</text:p>
            <text:p/>
          </table:table-cell>
          <table:table-cell office:value-type="string" table:style-name="ce6">
            <text:p>Size-ul unui fisier in bytes sau MB</text:p>
          </table:table-cell>
          <table:table-cell table:number-columns-repeated="16382"/>
        </table:table-row>
        <table:table-row table:style-name="ro23">
          <table:table-cell office:value-type="string" table:style-name="ce8">
            <text:p>public class Convertesteinliteramarefiecarecuvant {</text:p>
            <text:p/>
            <text:p><text:s text:c="4"/>public static void Convertesteinliteramarefiecarecuvant(String x) <text:s text:c="3"/>{</text:p>
            <text:p><text:s text:c="7"/>//String x ="the quick brown fox jumps over the lazy dog.";</text:p>
            <text:p><text:s text:c="8"/>if(x == null || x.isEmpty() || x.isBlank()){</text:p>
            <text:p><text:s text:c="12"/>throw new RuntimeException("Error: The string you provided is empty or null. Please provide a string");}</text:p>
            <text:p><text:s text:c="8"/>// stores each characters to a char array</text:p>
            <text:p><text:s text:c="8"/>char[] charArray = x.toCharArray();</text:p>
            <text:p><text:s text:c="8"/>boolean foundSpace = true;</text:p>
            <text:p/>
            <text:p><text:s text:c="8"/>for (int i = 0; i &lt; charArray.length; i++) {</text:p>
            <text:p/>
            <text:p><text:s text:c="12"/>// if the array element is a letter</text:p>
            <text:p><text:s text:c="12"/>if (Character.isLetter(charArray[i])) { <text:s text:c="15"/>// i = 0 <text:s/>charArray[0] = litera "t" Daca litera "t" este litera.</text:p>
            <text:p><text:s text:c="16"/>// cand va ajunge la i=3 la spatiul gol dupa cuvantul "the " va face verifica daca spatiul gol este litera si ii va da FALSE</text:p>
            <text:p><text:s text:c="9"/>// si va intra pe else-ul de mai jos care va face foundSpace = TRUE si care va intra din nou pe ultimul inner IF si va face litera mare</text:p>
            <text:p/>
            <text:p><text:s text:c="16"/>// check space is present before the letter</text:p>
            <text:p><text:s text:c="16"/>if (foundSpace) { <text:s text:c="32"/>// TRUE</text:p>
            <text:p/>
            <text:p><text:s text:c="20"/>// change the letter into uppercase</text:p>
            <text:p><text:s text:c="20"/>charArray[i] = Character.toUpperCase(charArray[i]); <text:s text:c="10"/>// schimba "t" in "T"</text:p>
            <text:p><text:s text:c="20"/>foundSpace = false; <text:s text:c="31"/>//FACE false aici ca se nu mai execute inner if-ul si pentru</text:p>
            <text:p><text:s text:c="71"/>//celelalte litere cand faci i = 1, 2 ,3 ,4</text:p>
            <text:p><text:s text:c="16"/>}</text:p>
            <text:p><text:s text:c="12"/>} else { <text:s text:c="18"/>//Acest else este de la primul if adica <text:s/>if (Character.isLetter(charArray[i]))</text:p>
            <text:p><text:s text:c="16"/>// if the new character is not character</text:p>
            <text:p><text:s text:c="16"/>foundSpace = true; <text:s text:c="15"/>// Se va activa cand i va fi = 3 pentru ca primul if va face verificare daca spatiul gol este</text:p>
            <text:p><text:s text:c="16"/>// litera si ii va da false si va intra aici pe acest else.</text:p>
            <text:p><text:s text:c="12"/>}</text:p>
            <text:p><text:s text:c="8"/>}</text:p>
            <text:p/>
            <text:p><text:s text:c="8"/>// convert the char array to the string</text:p>
            <text:p><text:s text:c="8"/>x = String.valueOf(charArray);</text:p>
            <text:p><text:s text:c="8"/>System.out.println(x);</text:p>
            <text:p><text:s text:c="4"/>}</text:p>
            <text:p>}</text:p>
            <text:p/>
            <text:p/>
          </table:table-cell>
          <table:table-cell office:value-type="string" table:style-name="ce9">
            <text:p>Converteste in litera mare fiecare cuvant dintr-un string</text:p>
          </table:table-cell>
          <table:table-cell table:number-columns-repeated="16382"/>
        </table:table-row>
        <table:table-row table:style-name="ro17">
          <table:table-cell office:value-type="string" table:style-name="ce6">
            <text:p><text:s text:c="8"/>String x = "The quick brown fox jumps over the lazy dog.";</text:p>
            <text:p/>
            <text:p><text:s text:c="8"/>String[] fox = x.split("[ ]+");</text:p>
            <text:p><text:s text:c="8"/>System.out.println(fox[fox.length - 1]);</text:p>
            <text:p><text:s text:c="4"/>}</text:p>
            <text:p>}</text:p>
          </table:table-cell>
          <table:table-cell office:value-type="string" table:style-name="ce6">
            <text:p>Gaseste penultimul cuvant dintr-un string</text:p>
          </table:table-cell>
          <table:table-cell table:number-columns-repeated="16382"/>
        </table:table-row>
        <table:table-row table:style-name="ro5">
          <table:table-cell office:value-type="string" table:style-name="ce6">
            <text:p><text:s text:c="8"/>for (int i = ch.length - 1; i &gt;= 0; i--) {</text:p>
            <text:p>result += ch[i];</text:p>
            <text:p><text:s text:c="8"/>}</text:p>
            <text:p><text:s text:c="8"/>System.out.println(result.trim());</text:p>
          </table:table-cell>
          <table:table-cell office:value-type="string" table:style-name="ce6">
            <text:p>Caracterele din Array le salvam intr-o variabila si dupa aceea aplicam trim ca sa stearga spatiile goale din Array de la stanga si la dreapta.<text:s/></text:p>
          </table:table-cell>
          <table:table-cell table:number-columns-repeated="16382"/>
        </table:table-row>
        <table:table-row table:style-name="ro24">
          <table:table-cell office:value-type="string" table:style-name="ce6">
            <text:p>(a &gt; b) ? a : b;</text:p>
          </table:table-cell>
          <table:table-cell office:value-type="string" table:style-name="ce6">
            <text:p><text:s/>is an expression which returns one of two values, a or b. The condition, (a &gt; b), is tested. If it is true the first value, a, is returned. If it is false, the second value, b, is returned. Whichever value is returned is dependent on the conditional test, a &gt; b. The condition can be any expression which returns a boolean value.</text:p>
          </table:table-cell>
          <table:table-cell table:number-columns-repeated="16382"/>
        </table:table-row>
        <table:table-row table:style-name="ro1">
          <table:table-cell office:value-type="string" table:style-name="ce6">
            <text:p>x - (x/y) * y</text:p>
          </table:table-cell>
          <table:table-cell office:value-type="string" table:style-name="ce6">
            <text:p>Modulul a doua numere intregi fara sa folosesti semnul de modul</text:p>
          </table:table-cell>
          <table:table-cell table:number-columns-repeated="16382"/>
        </table:table-row>
        <table:table-row table:style-name="ro6">
          <table:table-cell office:value-type="string" table:style-name="ce6">
            <text:p>String x = "Python 3.0";</text:p>
            <text:p>x.substring(0,7)<text:s/></text:p>
          </table:table-cell>
          <table:table-cell office:value-type="string" table:style-name="ce6">
            <text:p>Extrage stringul intre indexul respectiv<text:s/></text:p>
          </table:table-cell>
          <table:table-cell table:number-columns-repeated="16382"/>
        </table:table-row>
        <table:table-row table:style-name="ro8">
          <table:table-cell office:value-type="string" table:style-name="ce6">
            <text:p><text:s text:c="4"/>for (int i = 0; i &lt;= array_nums.length-1; i++) {</text:p>
            <text:p><text:s text:c="12"/>if (array_nums[0] &lt;= array_nums[i])<text:s text:c="8"/></text:p>
            <text:p><text:s text:c="16"/>array_nums[0] = array_nums[i];<text:s text:c="4"/></text:p>
            <text:p/>
            <text:p/>
            <text:p><text:s text:c="8"/>}</text:p>
            <text:p><text:s text:c="8"/>System.out.println(array_nums[0]);</text:p>
          </table:table-cell>
          <table:table-cell office:value-type="string" table:style-name="ce6">
            <text:p>Gaseste valoarea cea mai mare dintr-un array</text:p>
          </table:table-cell>
          <table:table-cell table:number-columns-repeated="16382"/>
        </table:table-row>
        <table:table-row table:style-name="ro1">
          <table:table-cell office:value-type="string" table:style-name="ce6">
            <text:p>x.startsWith("Hello")</text:p>
          </table:table-cell>
          <table:table-cell office:value-type="string" table:style-name="ce6">
            <text:p>Verifica daca stringul nostru incepe cu cuvantul "Hello" si returneaza true sau false</text:p>
          </table:table-cell>
          <table:table-cell table:number-columns-repeated="16382"/>
        </table:table-row>
        <table:table-row table:style-name="ro8">
          <table:table-cell office:value-type="string" table:style-name="ce6">
            <text:p>import java.util.Arrays;</text:p>
            <text:p/>
            <text:p>public class Main {</text:p>
            <text:p><text:s text:c="4"/>public static void main(String[] args) {</text:p>
            <text:p>int n = 6;</text:p>
            <text:p/>
            <text:p>String [] ch = new String[n]; <text:s text:c="2"/>// Declaram lungimea maxima a unui Array de tip String</text:p>
            <text:p><text:s text:c="8"/>for (int i=0 ; i &lt; ch.length; i++) { <text:s text:c="2"/>// Valorile pe care le poate lua indexul arrayului</text:p>
            <text:p><text:s text:c="12"/>ch[i] = String.valueOf(i); <text:s text:c="7"/>// Populam indexul Arrayului cu valoarea lui "i" convertita in string</text:p>
            <text:p/>
            <text:p><text:s text:c="8"/>}</text:p>
            <text:p><text:s text:c="8"/>System.out.println(Arrays.toString(ch)); // Afisam array-ul de tip string<text:s/></text:p>
            <text:p/>
            <text:p><text:s text:c="8"/>}</text:p>
            <text:p>}</text:p>
          </table:table-cell>
          <table:table-cell office:value-type="string" table:style-name="ce6">
            <text:p>Populam un array de numere intregi<text:s/></text:p>
          </table:table-cell>
          <table:table-cell table:number-columns-repeated="16382"/>
        </table:table-row>
        <table:table-row table:style-name="ro25">
          <table:table-cell office:value-type="string" table:style-name="ce6">
            <text:p>package com.codewithseby;</text:p>
            <text:p>/*</text:p>
            <text:p>Write a Java program to check if there is a 10 in a given array of integers with a 20 somewhere later in the array</text:p>
            <text:p/>
            <text:p><text:s/>*/</text:p>
            <text:p>public class Verificarerezultatatreiifuri {</text:p>
            <text:p><text:s text:c="4"/>public static void main(String[] args) {</text:p>
            <text:p><text:s text:c="8"/>{</text:p>
            <text:p><text:s text:c="12"/>int[] ch = {10, 70, 80, 50, 20, 13, 50};</text:p>
            <text:p><text:s text:c="12"/>boolean foundt = false;</text:p>
            <text:p><text:s text:c="12"/>int result = 0;</text:p>
            <text:p><text:s text:c="12"/>// Trebuie sa verificam daca doua indexuri sunt adevarate in acelasi timp</text:p>
            <text:p/>
            <text:p><text:s text:c="12"/>for (int i = 0; i &lt; ch.length; i++) {</text:p>
            <text:p><text:s text:c="16"/>if (ch[i] == 10) {</text:p>
            <text:p><text:s text:c="20"/>foundt = true;</text:p>
            <text:p><text:s text:c="16"/>}</text:p>
            <text:p><text:s text:c="16"/>if (foundt &amp;&amp; ch[i] == 20) { <text:s text:c="3"/>// Adica valoare de la primul IF care era TRUE o aducem in al doilea IF. ca sa facem</text:p>
            <text:p><text:s text:c="20"/>// verificarea daca ambele statementuri sunt TRUE pentru indecsi diferiti</text:p>
            <text:p><text:s text:c="20"/>System.out.println("TRUE");</text:p>
            <text:p><text:s text:c="20"/>result = 1; <text:s text:c="4"/>// Rezultatul de aici daca este TRUe , result =1 daca este false result = 0 <text:s/>si il verificam mai jos</text:p>
            <text:p><text:s text:c="16"/>}</text:p>
            <text:p/>
            <text:p><text:s text:c="12"/>}</text:p>
            <text:p><text:s text:c="12"/>if (result == 0) { <text:s text:c="13"/>// Nu ajunge la statementul asta in cazul de fata</text:p>
            <text:p><text:s text:c="16"/>System.out.println("FALSE");</text:p>
            <text:p><text:s text:c="12"/>}</text:p>
            <text:p><text:s text:c="8"/>}</text:p>
            <text:p><text:s text:c="4"/>}</text:p>
            <text:p>}</text:p>
            <text:p/>
          </table:table-cell>
          <table:table-cell office:value-type="string" table:style-name="ce6">
            <text:p>Rezultatul dintr-un IF il verificam in alt IF si il verificam in alt IF .<text:s/></text:p>
          </table:table-cell>
          <table:table-cell table:number-columns-repeated="16382"/>
        </table:table-row>
        <table:table-row table:number-rows-repeated="1048521" table:style-name="ro1">
          <table:table-cell table:number-columns-repeated="16384"/>
        </table:table-row>
      </table:table>
      <table:table table:name="ORACLE" table:style-name="ta1">
        <table:table-column table:style-name="co4" table:default-cell-style-name="ce18"/>
        <table:table-column table:style-name="co5" table:default-cell-style-name="ce11"/>
        <table:table-column table:style-name="co3" table:number-columns-repeated="16382" table:default-cell-style-name="ce1"/>
        <table:table-row table:style-name="ro26">
          <table:table-cell office:value-type="string" table:style-name="ce10">
            <office:annotation draw:style-name="a0" svg:x="9.76666666666667in" svg:y="0.0166666666666667in" svg:width="8.56666666666667in" svg:height="5.375in">
              <dc:creator>Sebastian Vidu</dc:creator>
              <text:p><text:span text:style-name="T5">Tabele uzuale:</text:span><text:span text:style-name="T5"/></text:p>
              <text:p><text:span text:style-name="T5"/></text:p>
              <text:p><text:span text:style-name="T5">A$audit <text:s text:c="17"/>(logurile pentru fisiere si directoare)</text:span><text:span text:style-name="T5"/></text:p>
              <text:p><text:span text:style-name="T5">tip_document <text:s text:c="7"/>(clase de documente)</text:span><text:span text:style-name="T5"/></text:p>
              <text:p><text:span text:style-name="T5">document <text:s text:c="14"/>(tip de documente)</text:span><text:span text:style-name="T5"/></text:p>
              <text:p><text:span text:style-name="T5">master_atribut <text:s text:c="6"/>(atribute definite)</text:span><text:span text:style-name="T5"/></text:p>
              <text:p><text:span text:style-name="T5">atribut <text:s text:c="19"/>(atributele asociate tipurilor de documente)</text:span><text:span text:style-name="T5"/></text:p>
              <text:p><text:span text:style-name="T5">flux <text:s text:c="24"/>(apar toate fluxurile active)</text:span><text:span text:style-name="T5"/></text:p>
              <text:p><text:span text:style-name="T5">flux_pas <text:s text:c="17"/>(pasii pe un flux care sunt deja trimisi pe flux, daca avem mai multi useri o sa ne arate multiplicat )</text:span><text:span text:style-name="T5"/></text:p>
              <text:p><text:span text:style-name="T5">flux_def <text:s text:c="17"/>(id-ul fluxului din aplicatie)</text:span><text:span text:style-name="T5"/></text:p>
              <text:p><text:span text:style-name="T5">flux_def_pas <text:s text:c="10"/>(pasul fluxului definit)</text:span><text:span text:style-name="T5"/></text:p>
              <text:p><text:span text:style-name="T5">delegare <text:s text:c="17"/>(id_persoana_to ne uitam persoana la care a fost delegat, in caz ca primeste notificari pe flux)</text:span><text:span text:style-name="T5"/></text:p>
              <text:p><text:span text:style-name="T5">html_template <text:s text:c="7"/>(templateuri pentru notificari email / aplicatie)</text:span><text:span text:style-name="T5"/></text:p>
              <text:p><text:span text:style-name="T5">registratura</text:span><text:span text:style-name="T5"/></text:p>
              <text:p><text:span text:style-name="T5">registratura_meta <text:s text:c="2"/>(actiunile care le faci pe tabela registratura, edit, view inregistrare)</text:span><text:span text:style-name="T5"/></text:p>
              <text:p><text:span text:style-name="T5">fisiere</text:span><text:span text:style-name="T5"/></text:p>
              <text:p><text:span text:style-name="T5">directoare</text:span><text:span text:style-name="T5"/></text:p>
              <text:p><text:span text:style-name="T5">atribute_fisiere <text:s text:c="7"/>(Atributele de pe fisiere de pe tabul de Atribute)</text:span><text:span text:style-name="T5"/></text:p>
              <text:p><text:span text:style-name="T5">drepturi</text:span><text:span text:style-name="T5"/></text:p>
              <text:p><text:span text:style-name="T5">comunicare_mesaj <text:s text:c="2"/>(Colaborare)</text:span><text:span text:style-name="T5"/></text:p>
              <text:p><text:span text:style-name="T5">doc_link <text:s text:c="17"/>(documente atasate)</text:span><text:span text:style-name="T5"/></text:p>
              <text:p><text:span text:style-name="T5">doc_grup <text:s text:c="15"/>(documente atasate)</text:span><text:span text:style-name="T5"/></text:p>
              <text:p><text:span text:style-name="T5">hr_persoana <text:s text:c="11"/>(utilizatorii din Organigrama care are legatura directa cu tabela de utilizatori)</text:span><text:span text:style-name="T5"/></text:p>
              <text:p><text:span text:style-name="T5">utilizatori <text:s text:c="16"/>(utilizatorii care are legatura directa cu tabela de hr_persoana)</text:span><text:span text:style-name="T5"/></text:p>
              <text:p><text:span text:style-name="T5">issues <text:s text:c="21"/>(tichete)</text:span><text:span text:style-name="T5"/></text:p>
              <text:p><text:span text:style-name="T5">mebri_grup <text:s text:c="12"/>(utilizatorii asociati unui grup drepturi)</text:span><text:span text:style-name="T5"/></text:p>
              <text:p><text:span text:style-name="T5">alocare_roluri <text:s text:c="9"/>(alocare roluri pe useri)</text:span><text:span text:style-name="T5"/></text:p>
              <text:p><text:span text:style-name="T5"/></text:p>
              <text:p><text:span text:style-name="T5"/></text:p>
              <text:p><text:span text:style-name="T5">notificari_fluxuri <text:s text:c="5"/>(notificarea trimisa pe flux catre un user)</text:span><text:span text:style-name="T5"/></text:p>
              <text:p><text:span text:style-name="T5">notificari_fluxuri_detail</text:span><text:span text:style-name="T5"/></text:p>
              <text:p><text:span text:style-name="T5">notif_unitati <text:s text:c="10"/>(aici trebuie adaugata unitatea pentru fluxuri)</text:span><text:span text:style-name="T5"/></text:p>
              <text:p><text:span text:style-name="T5">dba_jobs <text:s text:c="15"/>(joburile din ORACLE)</text:span></text:p>
            </office:annotation>
            <text:p>TABELE UZUALE in COMENTARIU<text:s/></text:p>
          </table:table-cell>
          <table:table-cell table:style-name="ce11"/>
          <table:table-cell table:number-columns-repeated="16382"/>
        </table:table-row>
        <table:table-row table:style-name="ro27">
          <table:table-cell office:value-type="string" table:style-name="ce12">
            <text:p>Comanda</text:p>
            <text:p>T1 = tabela</text:p>
            <text:p>C1 = coloana</text:p>
          </table:table-cell>
          <table:table-cell office:value-type="string" table:style-name="ce10">
            <text:p>Descriere</text:p>
          </table:table-cell>
          <table:table-cell table:number-columns-repeated="16382" table:style-name="ce13"/>
        </table:table-row>
        <table:table-row table:style-name="ro28">
          <table:table-cell office:value-type="string" table:style-name="ce14">
            <text:p>select * from user_objects <text:s text:c="2"/>user_triggers <text:s/>user_tables<text:s/></text:p>
          </table:table-cell>
          <table:table-cell office:value-type="string" table:style-name="ce14">
            <text:p>Obiectele bazei de date</text:p>
          </table:table-cell>
          <table:table-cell table:number-columns-repeated="16382" table:style-name="ce15"/>
        </table:table-row>
        <table:table-row table:style-name="ro29">
          <table:table-cell office:value-type="string" table:style-name="ce6">
            <text:p>select f.id,f.nume, d.denumire from fisiere f join directoare d on f.id_director = d.id where f.nume like '%numefisier%'</text:p>
            <text:p/>
            <text:p>select a.id<text:s/></text:p>
            <text:p>from tabela1 a</text:p>
            <text:p>join tabela2 b on a.id=b.id</text:p>
            <text:p>join tabela3 c on c.id=b.id</text:p>
            <text:p/>
          </table:table-cell>
          <table:table-cell office:value-type="string" table:style-name="ce16">
            <text:p>Id, nume fisier, denumire director din cealalta tabela. Trebuie cautata legatura dintre cele 2 tabele, de obicei se face prin id-uri , de exemplu<text:s/></text:p>
            <text:p>id_director din tabela fisiere=id din tabela de directoare, adica plecam din prima tabela si ajugem in a doua T1.id=T2.id</text:p>
            <text:p>Join tabela1 principala cu tabela 2, 3 dar tabela 3 face legatura cu tabela 2 prin ID-uri.<text:s/></text:p>
          </table:table-cell>
          <table:table-cell table:number-columns-repeated="16382" table:style-name="ce13"/>
        </table:table-row>
        <table:table-row table:style-name="ro30">
          <table:table-cell office:value-type="string" table:style-name="ce6">
            <text:p>select ' zzzz' <text:s/>|| C1 || C2 || ';' from T1</text:p>
            <text:p>select to_char(C1,'dd-MM-yyyy HH24:MI:SS') || ' ;' <text:s/>from T1</text:p>
            <text:p/>
          </table:table-cell>
          <table:table-cell office:value-type="string" table:style-name="ce16">
            <text:p>Concateneaza 'zzzzz' cu valorile de pe coloana1 si coloana2</text:p>
            <text:p>Concateneaza data si ora de pe C1 in formatul pe care il dam noi cu ';'<text:s/></text:p>
          </table:table-cell>
          <table:table-cell table:number-columns-repeated="16382" table:style-name="ce7"/>
        </table:table-row>
        <table:table-row table:style-name="ro31">
          <table:table-cell office:value-type="string" table:style-name="ce6">
            <text:p>select * from T1 where lower(ltrim(rtrim(convert(C1,'US7ASCII')))) LIKE lower(ltrim(rtrim(convert('%test%','US7ASCII'))))</text:p>
            <text:p>'test%' <text:s/>, '%test'<text:s/></text:p>
          </table:table-cell>
          <table:table-cell office:value-type="string" table:style-name="ce16">
            <text:p>Gaseste toate valorile<text:s/><text:span text:style-name="T4">case insensitive</text:span><text:s/>si<text:span text:style-name="T4"><text:s/>sterge si spatiile goale la stanga si la dreapta</text:span><text:s/>si<text:s/><text:span text:style-name="T4">afiseaza si randurile care au diacritice</text:span>. Putem sa punem si cu upper</text:p>
            <text:p>Incep cu test , se termina cu test</text:p>
          </table:table-cell>
          <table:table-cell table:number-columns-repeated="16382" table:style-name="ce15"/>
        </table:table-row>
        <table:table-row table:style-name="ro28">
          <table:table-cell office:value-type="string" table:style-name="ce6">
            <text:p>select lower(C1) from T1</text:p>
          </table:table-cell>
          <table:table-cell office:value-type="string" table:style-name="ce17">
            <text:p>Converteste tot ce ai pe coloana in litere mici</text:p>
          </table:table-cell>
          <table:table-cell table:number-columns-repeated="16382" table:style-name="ce15"/>
        </table:table-row>
        <table:table-row table:style-name="ro28">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5"/>
        </table:table-row>
        <table:table-row table:style-name="ro28">
          <table:table-cell office:value-type="string" table:style-name="ce6">
            <text:p>select INITCAP(C1) FROM T1</text:p>
            <text:p>select upper(substr(C1,1,1)) || lower(substr(C1,2,9999)) from T1<text:s text:c="2"/></text:p>
          </table:table-cell>
          <table:table-cell office:value-type="string" table:style-name="ce16">
            <text:p>Pune litera mare la inceputul fiecarui cuvant din celula adica Test Test Test<text:s/></text:p>
            <text:p>Pune litera mare la inceputul cuvantului din celula adica Test test</text:p>
          </table:table-cell>
          <table:table-cell table:number-columns-repeated="16382" table:style-name="ce15"/>
        </table:table-row>
        <table:table-row table:style-name="ro7">
          <table:table-cell office:value-type="string" table:style-name="ce6">
            <text:p>SELECT SUBSTR(C1, 0, LENGTH(C1) - 0) FROM T1; <text:s text:c="10"/>--0, -1,-2 ca sa stearga mai multe caractere</text:p>
            <text:p>SELECT SUBSTR( C1, 3 ) FROM <text:s text:c="2"/>T1; <text:s text:c="11"/>--3,4<text:s text:c="2"/></text:p>
          </table:table-cell>
          <table:table-cell office:value-type="string" table:style-name="ce16">
            <text:p>Sterge ultimele caractere de la sfarsitul unui string</text:p>
            <text:p>Sterge primele caractere de la inceputul unui string</text:p>
          </table:table-cell>
          <table:table-cell table:number-columns-repeated="16382" table:style-name="ce7"/>
        </table:table-row>
        <table:table-row table:style-name="ro32">
          <table:table-cell office:value-type="string" table:style-name="ce6">
            <text:p>select NVL (C1, 'test1') from T1 <text:s text:c="7"/>--in loc de NVL se poate pune si coalesce</text:p>
          </table:table-cell>
          <table:table-cell office:value-type="string" table:style-name="ce16">
            <text:p>Inlocuieste toate valorile nulle pe care le gaseste cu 'test'</text:p>
            <text:p>NVL acceptă doar 2 argumente, în timp ce COALESCE poate lua mai multe argumente</text:p>
            <text:p>NVL evaluează ambele argumentele și COALESCE se oprește la prima apariție a unei valori non-nule.</text:p>
            <text:p>NVL realizează o conversie implicită de datatype bazată pe primul argument dat. COALESCE așteaptă ca toate argumentele să fie de același datatype.</text:p>
          </table:table-cell>
          <table:table-cell table:number-columns-repeated="16382" table:style-name="ce7"/>
        </table:table-row>
        <table:table-row table:style-name="ro33">
          <table:table-cell office:value-type="string" table:style-name="ce6">
            <text:p>SELECT id,</text:p>
            <text:p>CASE</text:p>
            <text:p><text:s text:c="4"/>WHEN C1 &gt; 592255 THEN 'The quantity is greater than 592255'</text:p>
            <text:p><text:s text:c="4"/>WHEN C1 = 994111 THEN 'The quantity is 994111'</text:p>
            <text:p><text:s text:c="4"/>ELSE 'The quantity is under 592255'</text:p>
            <text:p>END <text:s/>zzzzz</text:p>
            <text:p>FROM T1;</text:p>
            <text:p/>
            <text:p>select</text:p>
            <text:p><text:s/>case</text:p>
            <text:p><text:s text:c="2"/>when C1 is not null and C1 != ''<text:s/></text:p>
            <text:p><text:s text:c="2"/>then C1</text:p>
            <text:p><text:s text:c="2"/>else C2 end</text:p>
            <text:p><text:s/>from T1</text:p>
          </table:table-cell>
          <table:table-cell office:value-type="string" table:style-name="ce16">
            <text:p>Trece prin conditii &gt; = si returneaza o valoare atunci cand prima conditie este indeplinita. Deci, odată ce o condiție este adevărată, aceasta va opri citirea și va returna rezultatul. Dacă nu sunt adevărate condiții, aceasta returnează valoarea în clauza ELSE. Dacă nu există nici o parte ELSE și nici o condiție nu este adevărată, se returnează NULL.</text:p>
            <text:p/>
            <text:p/>
            <text:p/>
            <text:p/>
            <text:p/>
            <text:p/>
            <text:p/>
            <text:p>Daca C1 nu este null si este diferit de ' <text:s/>' atunci sa returneze valorile de pe C1 , daca nu atunci sa returneze valorile de pe C2.<text:s/></text:p>
          </table:table-cell>
          <table:table-cell table:number-columns-repeated="16382" table:style-name="ce7"/>
        </table:table-row>
        <table:table-row table:style-name="ro34">
          <table:table-cell office:value-type="string" table:style-name="ce6">
            <text:p>select f.id,</text:p>
            <text:p>(select data_end from flux_pas where pas=0 and flux_pas.id_flux = x.id) as data_end</text:p>
            <text:p>(select data_start from flux_pas where pas=3 and flux_pas.id_flux = x.id) as data_start</text:p>
            <text:p>from fisiere f</text:p>
            <text:p>join flux x on f.id=x.id_fisier</text:p>
            <text:p/>
          </table:table-cell>
          <table:table-cell office:value-type="string" table:style-name="ce16">
            <text:p>Afiseaza mai multe conditii pentru mai multe coloana cu subquery-uri. Trebuie facuta legatura intre tabela din care cautam si cea care este afisata in from general prin ID-uri . flux_pas.id_flux = x.id <text:s/>x.id_fisier = f.id<text:s text:c="3"/></text:p>
            <text:p>Daca nu dam legatura prin id-uri primim eroarea de mai jos:</text:p>
            <text:p>Subquery returned more than 1 value. This is not permitted when the subquery follows =, !=, &lt;, &lt;= , &gt;, &gt;= or when the subquery is used as an expression.</text:p>
          </table:table-cell>
          <table:table-cell table:number-columns-repeated="16382" table:style-name="ce7"/>
        </table:table-row>
        <table:table-row table:style-name="ro35">
          <table:table-cell office:value-type="string" table:style-name="ce6">
            <text:p>SELECT C1, DECODE(ID, 1, 'IBM',</text:p>
            <text:p><text:s text:c="22"/>2, 'Microsoft',<text:s/></text:p>
            <text:p><text:s text:c="22"/>3, 'Hewlett Packard',<text:s/></text:p>
            <text:p><text:s text:c="22"/>'Gateway') zzz FROM T1;</text:p>
          </table:table-cell>
          <table:table-cell office:value-type="string" table:style-name="ce16">
            <text:p>Daca ID=1 atunci rezultatul ='IBM'. 2 ='Microsoft' , 3='Hewlet Packcard' , pentru restul ID-urilor 'Gateway'</text:p>
          </table:table-cell>
          <table:table-cell table:number-columns-repeated="16382" table:style-name="ce7"/>
        </table:table-row>
        <table:table-row table:style-name="ro35">
          <table:table-cell office:value-type="string" table:style-name="ce6">
            <text:p>select CONVERT(C1, 'US7ASCII') from T1;</text:p>
            <text:p/>
          </table:table-cell>
          <table:table-cell office:value-type="string" table:style-name="ce16">
            <text:p>Elimina semnele diacritice</text:p>
          </table:table-cell>
          <table:table-cell table:number-columns-repeated="16382" table:style-name="ce7"/>
        </table:table-row>
        <table:table-row table:style-name="ro7">
          <table:table-cell office:value-type="string" table:style-name="ce18">
            <text:p>select id from directoare start with id_parinte = 267097 connect by prior id=id_parinte</text:p>
          </table:table-cell>
          <table:table-cell office:value-type="string" table:style-name="ce11">
            <text:p>Arata toate tree id-urile din directoare subdirectoare</text:p>
          </table:table-cell>
          <table:table-cell table:number-columns-repeated="16382"/>
        </table:table-row>
        <table:table-row table:style-name="ro7">
          <table:table-cell office:value-type="string" table:style-name="ce19">
            <text:p>select * from T1 where id !=1501</text:p>
          </table:table-cell>
          <table:table-cell office:value-type="string" table:style-name="ce17">
            <text:p>Valorile care sunt diferite de id 1501</text:p>
          </table:table-cell>
          <table:table-cell table:number-columns-repeated="16382" table:style-name="ce7"/>
        </table:table-row>
        <table:table-row table:style-name="ro7">
          <table:table-cell office:value-type="string" table:style-name="ce19">
            <text:p>select * from T1 where C1 not like '%expresie%'</text:p>
          </table:table-cell>
          <table:table-cell office:value-type="string" table:style-name="ce17">
            <text:p>Ce nu contine "expresie"</text:p>
          </table:table-cell>
          <table:table-cell table:number-columns-repeated="16382" table:style-name="ce7"/>
        </table:table-row>
        <table:table-row table:style-name="ro7">
          <table:table-cell office:value-type="string" table:style-name="ce6">
            <text:p>select * from T1 order by C1 desc <text:s text:c="14"/>--asc</text:p>
            <text:p>select * from T1 where rownum &lt;=5 order by id desc</text:p>
          </table:table-cell>
          <table:table-cell office:value-type="string" table:style-name="ce16">
            <text:p>Ordonare descendenta sau ascendenta. Se pune mereu la sfarsitul selectului , dupa conditii de where<text:s/></text:p>
            <text:p>Afiseaza primele 5 records dintr-un select</text:p>
          </table:table-cell>
          <table:table-cell table:number-columns-repeated="16382" table:style-name="ce7"/>
        </table:table-row>
        <table:table-row table:style-name="ro7">
          <table:table-cell office:value-type="string" table:style-name="ce19">
            <text:p>select distinct C1 from T1</text:p>
          </table:table-cell>
          <table:table-cell office:value-type="string" table:style-name="ce17">
            <text:p>Elimina valorile care sunt duplicate.</text:p>
          </table:table-cell>
          <table:table-cell table:number-columns-repeated="16382" table:style-name="ce7"/>
        </table:table-row>
        <table:table-row table:style-name="ro36">
          <table:table-cell office:value-type="string" table:style-name="ce6">
            <text:p>select C1 from T1 where C1 in (select C1 from T1 GROUP BY C1 HAVING COUNT(*)&gt;1)<text:s/></text:p>
            <text:p>select max(id), C1,C2, count(*) from T1 group by C1,C2 HAVING COUNT(*) &gt; 1</text:p>
            <text:p/>
          </table:table-cell>
          <table:table-cell office:value-type="string" table:style-name="ce16">
            <text:p>Afiseaza toate randurile care sunt duplicate.<text:s/></text:p>
            <text:p>Grupeaza (numara) valorile care sunt duplicate pe pe C1,C2 care sunt incluse in group by si afiseaza si max(id) dar nu este inclus in group by dar cu count(*) mai mari decat 1</text:p>
          </table:table-cell>
          <table:table-cell table:number-columns-repeated="16382" table:style-name="ce7"/>
        </table:table-row>
        <table:table-row table:style-name="ro37">
          <table:table-cell office:value-type="string" table:style-name="ce20">
            <text:p>select to_char (C1, 'YYYY-MM-DD HH24:mm:ss') from T1 where C1 BETWEEN TO_DATE('09/03/2020 3:03:00','dd/mm/yyyy HH24:MI:SS') AND TO_DATE('05/04/2020 18:03:00','dd/mm/yyyy HH24:MI:SS')</text:p>
          </table:table-cell>
          <table:table-cell office:value-type="string" table:style-name="ce21">
            <text:p>Rows din perioada selectata sub formatul 'YYYY-MM-DD HH24:mm:ss', where stringurile din celule sunt convertite intr-un dateformat. <text:s/>Cand copiem valoarea de pe coloana stergem AM sau PM si dam execute</text:p>
            <text:p>Daca avem valori cu PM trebuie sa punem intervalul de dupa 12, adica cum avem in exemplu cu 18:00:00 ( daca e 6 PM).<text:s/></text:p>
            <text:p>TO_CHAR = converteste un numar sau o data intr-un string . TO_DATE = converste un string in date<text:s/></text:p>
          </table:table-cell>
          <table:table-cell table:number-columns-repeated="16382"/>
        </table:table-row>
        <table:table-row table:style-name="ro38">
          <table:table-cell office:value-type="string" table:style-name="ce20">
            <text:p>select trunc (C1) from T1</text:p>
            <text:p>select to_char (trunc(C1,'YEAR'), 'YYYY-MM-DD HH:mm:ss') from T1</text:p>
          </table:table-cell>
          <table:table-cell office:value-type="string" table:style-name="ce21">
            <text:p>Afiseaza doar data , da remove la ore, minute,secunde</text:p>
            <text:p>Trunc = rotunjeste dupa un anumit parametru pe care il dam ( YEAR, MM, DAY, Q (quarter)</text:p>
          </table:table-cell>
          <table:table-cell table:number-columns-repeated="16382"/>
        </table:table-row>
        <table:table-row table:style-name="ro18">
          <table:table-cell office:value-type="string" table:style-name="ce20">
            <text:p>select <text:s/>length(C1) from T1<text:s/></text:p>
          </table:table-cell>
          <table:table-cell office:value-type="string" table:style-name="ce21">
            <text:p>Numara cate caractere are un string dintr-o celula</text:p>
          </table:table-cell>
          <table:table-cell table:number-columns-repeated="16382"/>
        </table:table-row>
        <table:table-row table:style-name="ro7">
          <table:table-cell office:value-type="string" table:style-name="ce6">
            <text:p>select * from all_constraints where r_constraint_name in (select constraint_name<text:s/></text:p>
            <text:p>from all_constraints where table_name='YOUR_TABLE_NAME');</text:p>
          </table:table-cell>
          <table:table-cell office:value-type="string" table:style-name="ce17">
            <text:p>Arata toate constrangerile din alte tabele care fac referinta catre o alta tabela</text:p>
          </table:table-cell>
          <table:table-cell table:number-columns-repeated="16382" table:style-name="ce7"/>
        </table:table-row>
        <table:table-row table:style-name="ro7">
          <table:table-cell office:value-type="string" table:style-name="ce6">
            <text:p>select C1 from T1 minus select C1 from T2</text:p>
            <text:p/>
          </table:table-cell>
          <table:table-cell office:value-type="string" table:style-name="ce17">
            <text:p>Rows din T1 care nu sunt in T2</text:p>
          </table:table-cell>
          <table:table-cell table:number-columns-repeated="16382" table:style-name="ce7"/>
        </table:table-row>
        <table:table-row table:style-name="ro7">
          <table:table-cell table:style-name="ce6"/>
          <table:table-cell table:style-name="ce17"/>
          <table:table-cell table:number-columns-repeated="16382" table:style-name="ce7"/>
        </table:table-row>
        <table:table-row table:style-name="ro39">
          <table:table-cell office:value-type="string" table:style-name="ce20">
            <text:p>insert into T1 (id, Firstname,Lastname,Title,Age) values(T1_id.nextval, 'John','Weber', 'Programator', 45)</text:p>
            <text:p/>
          </table:table-cell>
          <table:table-cell office:value-type="string" table:style-name="ce21">
            <text:p>Introduce un RAND nou in tabela T1 in coloanele id,Firstname,Lastname,Title,Age valorile John, Weber, Programator,45</text:p>
            <text:p/>
          </table:table-cell>
          <table:table-cell table:number-columns-repeated="16382"/>
        </table:table-row>
        <table:table-row table:style-name="ro7">
          <table:table-cell office:value-type="string" table:style-name="ce20">
            <text:p>INSERT INTO T1undecopiem (ID) <text:s/>SELECT ID FROM T2bkdeundecopiem where ID between 500 and 600</text:p>
          </table:table-cell>
          <table:table-cell office:value-type="string" table:style-name="ce21">
            <text:p>Insereaza in T1 toate randurile cu ID-urile cuprinse intre 500 si 600.<text:s/><text:span text:style-name="T4">Trebuie sa selectam acelasi numar de coloane din ambele tabele pentru insert.<text:s/></text:span></text:p>
          </table:table-cell>
          <table:table-cell table:number-columns-repeated="16382"/>
        </table:table-row>
        <table:table-row table:style-name="ro7">
          <table:table-cell office:value-type="string" table:style-name="ce20">
            <text:p>insert into T1 (id, T1) values (1, TO_DATE('2003/05/03 21:02:44', 'yyyy/mm/dd hh24:mi:ss'));</text:p>
          </table:table-cell>
          <table:table-cell office:value-type="string" table:style-name="ce21">
            <text:p>Insereaza pe C1 data si timpul in formatul respectiv.</text:p>
          </table:table-cell>
          <table:table-cell table:number-columns-repeated="16382"/>
        </table:table-row>
        <table:table-row table:style-name="ro40">
          <table:table-cell table:style-name="ce20"/>
          <table:table-cell table:style-name="ce21"/>
          <table:table-cell table:number-columns-repeated="16382"/>
        </table:table-row>
        <table:table-row table:style-name="ro41">
          <table:table-cell office:value-type="string" table:style-name="ce14">
            <text:p>Update - copiaza primele valori de pe o coloana exact in ordinea aia si le copiaza pe alta coloana<text:s/></text:p>
            <text:p>!!Nu se poate face update intr-o tabela daca ai order by clause intr-un subquery select</text:p>
          </table:table-cell>
          <table:table-cell table:style-name="ce21"/>
          <table:table-cell table:number-columns-repeated="16382"/>
        </table:table-row>
        <table:table-row table:style-name="ro42">
          <table:table-cell office:value-type="string" table:style-name="ce20">
            <text:p>update T1 set C1='Test1', C2='Test2'</text:p>
          </table:table-cell>
          <table:table-cell office:value-type="string" table:style-name="ce21">
            <text:p>Actualizeaza mai multe coloane intr-un singur update</text:p>
          </table:table-cell>
          <table:table-cell table:number-columns-repeated="16382"/>
        </table:table-row>
        <table:table-row table:style-name="ro40">
          <table:table-cell office:value-type="string" table:style-name="ce20">
            <text:p>update T1 a set a.C1 = (select b.C1 from T2BK b where b.id = a.id)</text:p>
            <text:p/>
          </table:table-cell>
          <table:table-cell office:value-type="string" table:style-name="ce21">
            <text:p>Actualizeaza C1 din T1 cu valorile din C2 T2<text:s/><text:span text:style-name="T4">care au aceleasi id-uri.<text:s/></text:span></text:p>
          </table:table-cell>
          <table:table-cell table:number-columns-repeated="16382"/>
        </table:table-row>
        <table:table-row table:style-name="ro40">
          <table:table-cell office:value-type="string" table:style-name="ce20">
            <text:p>update T1 set C1=C2</text:p>
          </table:table-cell>
          <table:table-cell office:value-type="string" table:style-name="ce21">
            <text:p>Valorile din C1 vor fi actualizate cu cele din C2</text:p>
          </table:table-cell>
          <table:table-cell table:number-columns-repeated="16382"/>
        </table:table-row>
        <table:table-row table:style-name="ro7">
          <table:table-cell office:value-type="string" table:style-name="ce18">
            <text:p>update T1 set C1=' ' where id=2</text:p>
          </table:table-cell>
          <table:table-cell office:value-type="string" table:style-name="ce11">
            <text:p>Inlocuieste celula care are id=2 cu nimic.<text:s/></text:p>
          </table:table-cell>
          <table:table-cell table:number-columns-repeated="16382"/>
        </table:table-row>
        <table:table-row table:style-name="ro7">
          <table:table-cell office:value-type="string" table:style-name="ce19">
            <text:p>UPDATE T1 SET C1=TRIM(C1);</text:p>
          </table:table-cell>
          <table:table-cell office:value-type="string" table:style-name="ce17">
            <text:p>Sterge spatiile goale de la stanga si dreapta a stringului din celula.<text:s/></text:p>
          </table:table-cell>
          <table:table-cell table:number-columns-repeated="16382" table:style-name="ce7"/>
        </table:table-row>
        <table:table-row table:style-name="ro7">
          <table:table-cell office:value-type="string" table:style-name="ce6">
            <text:p>UPDATE flux_pas SET flux_pas.status='F' from flux f WHERE <text:s/>f.id_flux_def='7900' and flux_pas.id_flux = f.id;</text:p>
            <text:p/>
          </table:table-cell>
          <table:table-cell office:value-type="string" table:style-name="ce17">
            <text:p>Update intr-un join pe o anumita valoare.<text:s/></text:p>
          </table:table-cell>
          <table:table-cell table:number-columns-repeated="16382" table:style-name="ce7"/>
        </table:table-row>
        <table:table-row table:style-name="ro40">
          <table:table-cell table:style-name="ce14"/>
          <table:table-cell table:style-name="ce21"/>
          <table:table-cell table:number-columns-repeated="16382"/>
        </table:table-row>
        <table:table-row table:style-name="ro40">
          <table:table-cell office:value-type="string" table:style-name="ce19">
            <text:p>delete from T1 where ID not between 1 and 8<text:s/></text:p>
          </table:table-cell>
          <table:table-cell office:value-type="string" table:style-name="ce21">
            <text:p>Sterge toate randurile care nu sunt cuprinse intre 1 si 8<text:s/></text:p>
          </table:table-cell>
          <table:table-cell table:number-columns-repeated="16382"/>
        </table:table-row>
        <table:table-row table:style-name="ro40">
          <table:table-cell table:style-name="ce14"/>
          <table:table-cell table:style-name="ce21"/>
          <table:table-cell table:number-columns-repeated="16382"/>
        </table:table-row>
        <table:table-row table:style-name="ro43">
          <table:table-cell office:value-type="string" table:style-name="ce20">
            <text:p>create table T1 (Firstname varchar(20), Lastname varchar(30), Title varchar(25), Dataz date, Age number(8))</text:p>
          </table:table-cell>
          <table:table-cell office:value-type="string" table:style-name="ce11">
            <text:p>Creeaza tabela T1 cu coloanele Firstname, Lastname,Title, Dataz,Age<text:s/></text:p>
          </table:table-cell>
          <table:table-cell table:number-columns-repeated="16382"/>
        </table:table-row>
        <table:table-row table:style-name="ro35">
          <table:table-cell office:value-type="string" table:style-name="ce20">
            <text:p>alter table T1 add C1 varchar2(4000)<text:s text:c="4"/></text:p>
            <text:p/>
          </table:table-cell>
          <table:table-cell office:value-type="string" table:style-name="ce11">
            <text:p>Adaugam coloana in tabela.</text:p>
          </table:table-cell>
          <table:table-cell table:number-columns-repeated="16382"/>
        </table:table-row>
        <table:table-row table:style-name="ro4">
          <table:table-cell office:value-type="string" table:style-name="ce20">
            <text:p>alter table T1 modify (C1 varchar2(4000));</text:p>
          </table:table-cell>
          <table:table-cell office:value-type="string" table:style-name="ce11">
            <text:p>Modificat datacolumntype a unei coloane dintr-o tabela</text:p>
          </table:table-cell>
          <table:table-cell table:number-columns-repeated="16382"/>
        </table:table-row>
        <table:table-row table:style-name="ro1">
          <table:table-cell table:style-name="ce18"/>
          <table:table-cell table:style-name="ce11"/>
          <table:table-cell table:number-columns-repeated="16382"/>
        </table:table-row>
        <table:table-row table:style-name="ro5">
          <table:table-cell office:value-type="string" table:style-name="ce18">
            <office:annotation draw:style-name="a1" svg:x="3.51666666666667in" svg:y="14.725in" svg:width="8.075in" svg:height="11.7666666666667in">
              <dc:creator>Windows User</dc:creator>
              <text:p><text:span text:style-name="T6">ORACLE:</text:span><text:span text:style-name="T7"/></text:p>
              <text:p><text:span text:style-name="T7"/></text:p>
              <text:p><text:span text:style-name="T5">#Creeaza o functie care ia toate valorile de pe o coloana si le face cap de coloane<text:s/></text:span><text:span text:style-name="T7"/></text:p>
              <text:p><text:span text:style-name="T7">create or replace function get_customer_value (p_id_fisier number, p_id_atribut varchar2) return varchar2 is</text:span><text:span text:style-name="T7"/></text:p>
              <text:p><text:span text:style-name="T7">v_test1 varchar2(2000);</text:span><text:span text:style-name="T7"/></text:p>
              <text:p><text:span text:style-name="T7">v_id_fisier number;</text:span><text:span text:style-name="T7"/></text:p>
              <text:p><text:span text:style-name="T7">v_id_atribut varchar2(2000);</text:span><text:span text:style-name="T7"/></text:p>
              <text:p><text:span text:style-name="T7">begin</text:span><text:span text:style-name="T7"/></text:p>
              <text:p><text:span text:style-name="T7">select f.valoare into v_test1 from sebycustomers f where f.id_fisier=p_id_fisier and upper(f.id_atribut)=upper(p_id_atribut);</text:span><text:span text:style-name="T7"/></text:p>
              <text:p><text:span text:style-name="T7">return v_test1;</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5">#Aduce toate randurile care nu sunt duplicate<text:s/></text:span><text:span text:style-name="T7"/></text:p>
              <text:p><text:span text:style-name="T7">select distinct id_fisier,</text:span><text:span text:style-name="T7"/></text:p>
              <text:p><text:span text:style-name="T7">GET_customer_VALUE(id_fisier,'Altex') Altex,</text:span><text:span text:style-name="T7"/></text:p>
              <text:p><text:span text:style-name="T7">GET_customer_VALUE(id_fisier,'Flanco') Flanco,</text:span><text:span text:style-name="T7"/></text:p>
              <text:p><text:span text:style-name="T7">GET_customer_VALUE(id_fisier,'Media Galaxy') Media_Galaxy,</text:span><text:span text:style-name="T7"/></text:p>
              <text:p><text:span text:style-name="T7">GET_customer_VALUE(id_fisier,'Carrefour') Carrefour</text:span><text:span text:style-name="T7"/></text:p>
              <text:p><text:span text:style-name="T7">from sebycustomers<text:s/></text:span><text:span text:style-name="T7"/></text:p>
              <text:p><text:span text:style-name="T7"/></text:p>
              <text:p><text:span text:style-name="T7"/></text:p>
              <text:p><text:span text:style-name="T7"/></text:p>
              <text:p><text:span text:style-name="T7"/></text:p>
              <text:p><text:span text:style-name="T7">create or replace function get_atribut_value (p_id_fisier number, p_cod_atribut varchar2) return varchar2 is</text:span><text:span text:style-name="T7"/></text:p>
              <text:p><text:span text:style-name="T7">v_res varchar2(2000);</text:span><text:span text:style-name="T7"/></text:p>
              <text:p><text:span text:style-name="T7">v_tip number;</text:span><text:span text:style-name="T7"/></text:p>
              <text:p><text:span text:style-name="T7">v_id_atribut number;</text:span><text:span text:style-name="T7"/></text:p>
              <text:p><text:span text:style-name="T7">v_id_valoare number;</text:span><text:span text:style-name="T7"/></text:p>
              <text:p><text:span text:style-name="T7">begin</text:span><text:span text:style-name="T7"/></text:p>
              <text:p><text:span text:style-name="T7">select f.valoare into v_res from v_atribut_fisier f where f.id_fisier=p_id_fisier and upper(f.cod_atribut)=upper(p_cod_atribut);</text:span><text:span text:style-name="T7"/></text:p>
              <text:p><text:span text:style-name="T7">return v_res;</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7"/></text:p>
              <text:p><text:span text:style-name="T7">select ID,</text:span><text:span text:style-name="T7"/></text:p>
              <text:p><text:span text:style-name="T7">GET_ATRIBUT_VALUE(ID,'BS_RECEIVER') Receiver</text:span><text:span text:style-name="T7"/></text:p>
              <text:p><text:span text:style-name="T7">from fisiere</text:span><text:span text:style-name="T7"/></text:p>
              <text:p><text:span text:style-name="T7"/></text:p>
              <text:p><text:span text:style-name="T7"/></text:p>
              <text:p><text:span text:style-name="T5">#Vedem diferentele dintre 2 coloane din 2 tabele diferite si care au ai functia get_atribut_value</text:span><text:span text:style-name="T5"/></text:p>
              <text:p><text:span text:style-name="T7"/></text:p>
              <text:p><text:span text:style-name="T7">select r.id_fisier, f.nume,</text:span><text:span text:style-name="T7"/></text:p>
              <text:p><text:span text:style-name="T7">f.nume, GET_ATRIBUT_VALUE(f.ID,'MDR_Name') MDR_Name, r.INFO17</text:span><text:span text:style-name="T7"/></text:p>
              <text:p><text:span text:style-name="T7">from fisiere f</text:span><text:span text:style-name="T7"/></text:p>
              <text:p><text:span text:style-name="T7">join registratura r</text:span><text:span text:style-name="T7"/></text:p>
              <text:p><text:span text:style-name="T7">on f.id=r.id_fisier</text:span><text:span text:style-name="T7"/></text:p>
              <text:p><text:span text:style-name="T7">where coalesce (GET_ATRIBUT_VALUE(f.ID,'MDR_Name'),'ESTE NULL') != coalesce (r.INFO17,'ESTE NULL')</text:span><text:span text:style-name="T7"/></text:p>
              <text:p><text:span text:style-name="T7"/></text:p>
              <text:p><text:span text:style-name="T7"/></text:p>
              <text:p><text:span text:style-name="T6">SQL SERVER:</text:span><text:span text:style-name="T7"/></text:p>
              <text:p><text:span text:style-name="T7"/></text:p>
              <text:p><text:span text:style-name="T7">CREATE FUNCTION [DMS].[GET_ATRIBUT_VALUE]<text:s/></text:span><text:span text:style-name="T7"/></text:p>
              <text:p><text:span text:style-name="T7">(<text:s/></text:span><text:span text:style-name="T7"/></text:p>
              <text:p><text:span text:style-name="T7"><text:s text:c="3"/>@p_id_fisier numeric,</text:span><text:span text:style-name="T7"/></text:p>
              <text:p><text:span text:style-name="T7"><text:s text:c="3"/>@p_cod_atribut varchar(max)</text:span><text:span text:style-name="T7"/></text:p>
              <text:p><text:span text:style-name="T7">)</text:span><text:span text:style-name="T7"/></text:p>
              <text:p><text:span text:style-name="T7">RETURNS varchar(max)</text:span><text:span text:style-name="T7"/></text:p>
              <text:p><text:span text:style-name="T7">AS<text:s/></text:span><text:span text:style-name="T7"/></text:p>
              <text:p><text:span text:style-name="T7"><text:s text:c="3"/>/*Generated by SQL Server Migration Assistant for Oracle version 7.5.0.*/</text:span><text:span text:style-name="T7"/></text:p>
              <text:p><text:span text:style-name="T7"><text:s text:c="3"/>BEGIN</text:span><text:span text:style-name="T7"/></text:p>
              <text:p><text:span text:style-name="T7"><text:s text:c="6"/>DECLARE</text:span><text:span text:style-name="T7"/></text:p>
              <text:p><text:span text:style-name="T7"><text:s text:c="9"/>@return_value_argument varchar(max)</text:span><text:span text:style-name="T7"/></text:p>
              <text:p><text:span text:style-name="T7"/></text:p>
              <text:p><text:span text:style-name="T7"><text:s text:c="6"/>BEGIN</text:span><text:span text:style-name="T7"/></text:p>
              <text:p><text:span text:style-name="T7"/></text:p>
              <text:p><text:span text:style-name="T7"><text:s text:c="6"/>DECLARE</text:span><text:span text:style-name="T7"/></text:p>
              <text:p><text:span text:style-name="T7"><text:s text:c="9"/>@v_res varchar(2000),<text:s/></text:span><text:span text:style-name="T7"/></text:p>
              <text:p><text:span text:style-name="T7"><text:s text:c="9"/>@v_tip numeric,<text:s/></text:span><text:span text:style-name="T7"/></text:p>
              <text:p><text:span text:style-name="T7"><text:s text:c="9"/>@v_id_atribut numeric,<text:s/></text:span><text:span text:style-name="T7"/></text:p>
              <text:p><text:span text:style-name="T7"><text:s text:c="9"/>@v_id_valoare numeric</text:span><text:span text:style-name="T7"/></text:p>
              <text:p><text:span text:style-name="T7"/></text:p>
              <text:p><text:span text:style-name="T7"><text:s text:c="9"/>SELECT @v_res = f.VALOARE</text:span><text:span text:style-name="T7"/></text:p>
              <text:p><text:span text:style-name="T7"><text:s text:c="9"/>FROM DMS.V_ATRIBUT_FISIER <text:s/>AS f</text:span><text:span text:style-name="T7"/></text:p>
              <text:p><text:span text:style-name="T7"><text:s text:c="9"/>WHERE f.ID_FISIER = @p_id_fisier AND upper(f.COD_ATRIBUT) = upper(@p_cod_atribut)</text:span><text:span text:style-name="T7"/></text:p>
              <text:p><text:span text:style-name="T7"/></text:p>
              <text:p><text:span text:style-name="T7"><text:s text:c="9"/>SET @return_value_argument = @v_res</text:span><text:span text:style-name="T7"/></text:p>
              <text:p><text:span text:style-name="T7"/></text:p>
              <text:p><text:span text:style-name="T7"><text:s text:c="3"/>END</text:span><text:span text:style-name="T7"/></text:p>
              <text:p><text:span text:style-name="T7"/></text:p>
              <text:p><text:span text:style-name="T7"><text:s text:c="6"/>RETURN @return_value_argument</text:span><text:span text:style-name="T7"/></text:p>
              <text:p><text:span text:style-name="T7"/></text:p>
              <text:p><text:span text:style-name="T7"><text:s text:c="3"/>END</text:span><text:span text:style-name="T7"/></text:p>
              <text:p><text:span text:style-name="T7">GO</text:span><text:span text:style-name="T7"/></text:p>
              <text:p><text:span text:style-name="T7"/></text:p>
              <text:p><text:span text:style-name="T7">EXEC sys.sp_addextendedproperty @name=N'MS_SSMA_SOURCE', @value=N'DMS.GET_ATRIBUT_VALUE' , @level0type=N'SCHEMA',@level0name=N'DMS', @level1type=N'FUNCTION',@level1name=N'GET_ATRIBUT_VALUE'</text:span><text:span text:style-name="T7"/></text:p>
              <text:p><text:span text:style-name="T7"/></text:p>
              <text:p><text:span text:style-name="T7"/></text:p>
              <text:p><text:span text:style-name="T7"/></text:p>
              <text:p><text:span text:style-name="T7">select ID,</text:span><text:span text:style-name="T7"/></text:p>
              <text:p><text:span text:style-name="T7">DMS.GET_ATRIBUT_VALUE(ID,'VAL_DE_LA') Data_emiterii_actului_de_identitate</text:span><text:span text:style-name="T7"/></text:p>
              <text:p><text:span text:style-name="T7">from fisiere</text:span><text:span text:style-name="T7"/></text:p>
              <text:p><text:span text:style-name="T7"/></text:p>
              <text:p><text:span text:style-name="T7"/></text:p>
              <text:p><text:span text:style-name="T7">VAL_DE_LA este codul atributului din tabela de atribut (coloana Nume)</text:span><text:span text:style-name="T7"/></text:p>
              <text:p><text:span text:style-name="T7">La alias-uri de exemplu Data_emiterii_actului_de_identitate <text:s/>se trece asa cu underscore , daca punem cu ghilimele o sa dea eroare in aplicatie.<text:s/></text:span><text:span text:style-name="T7"/></text:p>
              <text:p><text:span text:style-name="T7"/></text:p>
              <text:p><text:span text:style-name="T7"/></text:p>
              <text:p/>
            </office:annotation>
            <text:p>get_atribut_value</text:p>
          </table:table-cell>
          <table:table-cell office:value-type="string" table:style-name="ce21">
            <text:p>Procedura care face update la foarte multe randuri, la fiecare 100 de randuri face commit , dupa 200 000 de randuri se opreste din rulat. Face</text:p>
            <text:p>update din tabela de backup.<text:s/></text:p>
            <text:p>Daca vrem sa ii dam conditii pune in paranteza unde este definit "x"</text:p>
          </table:table-cell>
          <table:table-cell table:number-columns-repeated="16382"/>
        </table:table-row>
        <table:table-row table:style-name="ro44">
          <table:table-cell office:value-type="string" table:style-name="ce20">
            <text:p>create or replace procedure update_multe_randuri as</text:p>
            <text:p><text:s text:c="2"/>v_modificat_de varchar2(4000);</text:p>
            <text:p><text:s text:c="2"/>v_modificat_la date;</text:p>
            <text:p><text:s text:c="2"/>v_nr number(10);</text:p>
            <text:p><text:s text:c="2"/>v_cnt number(10);</text:p>
            <text:p/>
            <text:p>begin</text:p>
            <text:p><text:s text:c="2"/>v_nr := 0;</text:p>
            <text:p/>
            <text:p><text:s text:c="2"/>for x in (select f.id from fisiere f where f.modificat_de = 'notification_job@blackseaog.com' and f.stare = 1 and f.creat_la &gt; TO_DATE('01/03/2018 7:42:27', 'dd/mm/yyyy HH24:MI:SS')) loop</text:p>
            <text:p><text:s text:c="4"/>select count (*) into v_cnt from fisiere_04_06_2020 f2 where f2.id = x.id ;</text:p>
            <text:p/>
            <text:p><text:s text:c="4"/>if v_cnt &gt; 0 then</text:p>
            <text:p><text:s text:c="6"/>select f2.modificat_de, f2.modificat_la into v_modificat_de, v_modificat_la</text:p>
            <text:p><text:s text:c="6"/>from fisiere_04_06_2020 f2 where f2.id = x.id;</text:p>
            <text:p/>
            <text:p><text:s text:c="6"/>update fisiere set modificat_de = v_modificat_de, modificat_la = v_modificat_la where id = x.id ;</text:p>
            <text:p/>
            <text:p><text:s text:c="6"/>v_nr := v_nr + 1;</text:p>
            <text:p/>
            <text:p><text:s text:c="6"/>if mod(v_nr,100) = 0 then</text:p>
            <text:p><text:s text:c="8"/>commit;</text:p>
            <text:p><text:s text:c="6"/>end if;</text:p>
            <text:p/>
            <text:p><text:s text:c="6"/>if v_nr = 200000 then</text:p>
            <text:p><text:s text:c="8"/>commit;</text:p>
            <text:p><text:s text:c="8"/>msg('s-a oprit dupa 200000');</text:p>
            <text:p><text:s text:c="6"/>end if;</text:p>
            <text:p><text:s text:c="4"/>end if;</text:p>
            <text:p><text:s text:c="2"/>end loop;</text:p>
            <text:p><text:s/>end;</text:p>
            <text:p/>
          </table:table-cell>
          <table:table-cell table:style-name="ce11"/>
          <table:table-cell table:number-columns-repeated="16382"/>
        </table:table-row>
        <table:table-row table:style-name="ro1">
          <table:table-cell table:style-name="ce18"/>
          <table:table-cell table:style-name="ce11"/>
          <table:table-cell table:number-columns-repeated="16382"/>
        </table:table-row>
        <table:table-row table:number-rows-repeated="254" table:style-name="ro7">
          <table:table-cell table:number-columns-repeated="16384"/>
        </table:table-row>
        <table:table-row table:number-rows-repeated="1048274" table:style-name="ro45">
          <table:table-cell table:number-columns-repeated="16384"/>
        </table:table-row>
      </table:table>
      <table:table table:name="SQL" table:style-name="ta1">
        <table:table-column table:style-name="co6" table:default-cell-style-name="ce18"/>
        <table:table-column table:style-name="co7" table:default-cell-style-name="ce11"/>
        <table:table-column table:style-name="co3" table:number-columns-repeated="16382" table:default-cell-style-name="ce1"/>
        <table:table-row table:style-name="ro7">
          <table:table-cell office:value-type="string" table:style-name="ce10">
            <text:p>Comanda</text:p>
          </table:table-cell>
          <table:table-cell office:value-type="string" table:style-name="ce10">
            <text:p>Descriere</text:p>
          </table:table-cell>
          <table:table-cell table:number-columns-repeated="16382" table:style-name="ce13"/>
        </table:table-row>
        <table:table-row table:style-name="ro7">
          <table:table-cell office:value-type="string" table:style-name="ce22">
            <text:p>select * from sys.objects <text:s text:c="9"/>sys.views</text:p>
          </table:table-cell>
          <table:table-cell office:value-type="string" table:style-name="ce22">
            <text:p>Obiectele bazei de date</text:p>
          </table:table-cell>
          <table:table-cell table:number-columns-repeated="16382" table:style-name="ce13"/>
        </table:table-row>
        <table:table-row table:style-name="ro7">
          <table:table-cell office:value-type="string" table:style-name="ce6">
            <text:p>select C1 from T1 where upper(ltrim(rtrim(C1 collate SQL_Latin1_General_CP1_CS_AS)))<text:s/></text:p>
            <text:p><text:s text:c="3"/></text:p>
          </table:table-cell>
          <table:table-cell office:value-type="string" table:style-name="ce19">
            <text:p>Gaseste toate valorile case insensitive si sterge si spatiile goale la stanga si la dreapta si afiseaza si randurile care au diacritice</text:p>
          </table:table-cell>
          <table:table-cell table:number-columns-repeated="16382" table:style-name="ce13"/>
        </table:table-row>
        <table:table-row table:style-name="ro46">
          <table:table-cell office:value-type="string" table:style-name="ce6">
            <text:p>select</text:p>
            <text:p><text:s/>(case</text:p>
            <text:p><text:s text:c="2"/>when C1 collate SQL_Latin1_General_CP1_CS_AS is not null</text:p>
            <text:p><text:s text:c="2"/>and ltrim(rtrim(C1) collate SQL_Latin1_General_CP1_CS_AS) != '' then C1</text:p>
            <text:p><text:s/>else C2 collate SQL_Latin1_General_CP1_CS_AS end) zzzz</text:p>
            <text:p>from</text:p>
            <text:p><text:s/>T1</text:p>
            <text:p><text:s/></text:p>
          </table:table-cell>
          <table:table-cell office:value-type="string" table:style-name="ce19">
            <text:p>Daca C1 nu este null si este diferit de '' atunci sa returneze valorile de pe C1 , daca nu atunci sa returneze valorile de pe C2.<text:s/></text:p>
          </table:table-cell>
          <table:table-cell table:number-columns-repeated="16382" table:style-name="ce13"/>
        </table:table-row>
        <table:table-row table:style-name="ro7">
          <table:table-cell office:value-type="string" table:style-name="ce19">
            <text:p>select top 3 * from T1</text:p>
          </table:table-cell>
          <table:table-cell office:value-type="string" table:style-name="ce17">
            <text:p>Afiseaza primele 3 randuri dintr-un select</text:p>
          </table:table-cell>
          <table:table-cell table:number-columns-repeated="16382" table:style-name="ce13"/>
        </table:table-row>
        <table:table-row table:style-name="ro7">
          <table:table-cell office:value-type="string" table:style-name="ce6">
            <text:p>select concat( 'test' , C1, ' ; ' <text:s/>) from T1</text:p>
            <text:p>select concat_ws('-', 'SQL', ' is', ' fun!')<text:s/></text:p>
          </table:table-cell>
          <table:table-cell office:value-type="string" table:style-name="ce16">
            <text:p>Concateneaza 'test' cu valorile de pe C1 cu ';'<text:s/></text:p>
            <text:p>Pune separatorul '-' intre toate valorile din select<text:s/></text:p>
          </table:table-cell>
          <table:table-cell table:number-columns-repeated="16382" table:style-name="ce13"/>
        </table:table-row>
        <table:table-row table:style-name="ro28">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5"/>
        </table:table-row>
        <table:table-row table:style-name="ro7">
          <table:table-cell office:value-type="string" table:style-name="ce20">
            <text:p>select * into T1_backup from T1</text:p>
          </table:table-cell>
          <table:table-cell office:value-type="string" table:style-name="ce11">
            <text:p>Backup tabela . <text:s/>In oracle INTO se foloseste pentru a prelua un row dintr-o tabela in variables.<text:s/></text:p>
          </table:table-cell>
          <table:table-cell table:number-columns-repeated="16382"/>
        </table:table-row>
        <table:table-row table:style-name="ro7">
          <table:table-cell office:value-type="string" table:style-name="ce20">
            <text:p>select convert(varchar, C1, 120) from T1 where C1 between '2020-01-10 06:00:11' and '2020-01-10 15:00:33'</text:p>
            <text:p/>
            <text:p/>
          </table:table-cell>
          <table:table-cell office:value-type="string" table:style-name="ce11">
            <text:p>Converte data si timpul de pe C1 in formatul respectiv yyyy-mm-dd hh:mi:ss si afiseaza randurile din perioada respectiva.<text:s/></text:p>
          </table:table-cell>
          <table:table-cell table:number-columns-repeated="16382"/>
        </table:table-row>
        <table:table-row table:style-name="ro7">
          <table:table-cell office:value-type="string" table:style-name="ce20">
            <text:p>select UPPER(LEFT(C1,1))+LOWER(SUBSTRING(C1,2,LEN(C1))) from T1</text:p>
          </table:table-cell>
          <table:table-cell office:value-type="string" table:style-name="ce11">
            <text:p>Pune litera mare la inceputul primului cuvant din celula iar restul le face mici</text:p>
          </table:table-cell>
          <table:table-cell table:number-columns-repeated="16382"/>
        </table:table-row>
        <table:table-row table:style-name="ro7">
          <table:table-cell office:value-type="string" table:style-name="ce19">
            <text:p>select * from sys.foreign_keys where name ='numeconstrangere'<text:s/></text:p>
          </table:table-cell>
          <table:table-cell office:value-type="string" table:style-name="ce17">
            <text:p>Tabela care aparatine constrangerii respective</text:p>
          </table:table-cell>
          <table:table-cell table:number-columns-repeated="16382" table:style-name="ce13"/>
        </table:table-row>
        <table:table-row table:style-name="ro47">
          <table:table-cell office:value-type="string" table:style-name="ce20">
            <text:p>select * from sys.columns <text:s/>where object_id=object_id ('Numeletabelei')</text:p>
            <text:p>alter table Numeletabelei ALTER COLUMN cod nvarchar(250) collate SQL_Latin1_General_CP1_CS_AS</text:p>
          </table:table-cell>
          <table:table-cell office:value-type="string" table:style-name="ce21">
            <text:p>Vedem colatia pe o tabela</text:p>
            <text:p>Schimba colatia unei tabele</text:p>
          </table:table-cell>
          <table:table-cell table:number-columns-repeated="16382"/>
        </table:table-row>
        <table:table-row table:style-name="ro7">
          <table:table-cell office:value-type="string" table:style-name="ce20">
            <text:p>SELECT NEXT VALUE FOR T1 _ID;</text:p>
            <text:p>insert into T1 (id,nume,descriere,id_unitate) values (NEXT VALUE FOR T1_ID,'nutyme','test263',14454)</text:p>
          </table:table-cell>
          <table:table-cell office:value-type="string" table:style-name="ce21">
            <text:p>Generam urmatorul valoare pentru ID pentru secventa</text:p>
            <text:p>Insert in tabela<text:s/></text:p>
          </table:table-cell>
          <table:table-cell table:number-columns-repeated="16382"/>
        </table:table-row>
        <table:table-row table:style-name="ro48">
          <table:table-cell office:value-type="string" table:style-name="ce20">
            <text:p>select max(id) from T1</text:p>
            <text:p>alter sequence dms.T1_ID restart with ultimul ID + 1</text:p>
            <text:p/>
          </table:table-cell>
          <table:table-cell office:value-type="string" table:style-name="ce21">
            <text:p>Violation of PRIMARY KEY constraint 'SYS_C009858'. Cannot insert duplicate key in object 'DMS.T1'. The duplicate key<text:s/></text:p>
            <text:p>value is (1021973).</text:p>
          </table:table-cell>
          <table:table-cell table:number-columns-repeated="16382"/>
        </table:table-row>
        <table:table-row table:style-name="ro1">
          <table:table-cell table:style-name="ce18"/>
          <table:table-cell table:style-name="ce11"/>
          <table:table-cell table:number-columns-repeated="16382"/>
        </table:table-row>
        <table:table-row table:style-name="ro7">
          <table:table-cell office:value-type="string" table:style-name="ce20">
            <text:p>insert into T1 (C1) values (convert(datetime,'30/2040/11',104))<text:s text:c="9"/></text:p>
          </table:table-cell>
          <table:table-cell office:value-type="string" table:style-name="ce21">
            <text:p>Insert valorii care este convertita in formatul <text:s text:c="2"/>(104 <text:s text:c="2"/>inseamna formatul dd.mm.yyyy )<text:s/></text:p>
          </table:table-cell>
          <table:table-cell table:number-columns-repeated="16382"/>
        </table:table-row>
        <table:table-row table:style-name="ro49">
          <table:table-cell office:value-type="string" table:style-name="ce6">
            <text:p>insert into tabela (id, tabela, coloana, dimensiune, vizibil, id_utilizator, ordonare, pozitie, obligatoriu, tip) values</text:p>
            <text:p>(next value for tabela_id,'numetabela', 'numecoloana', 10, 1, null, null, <text:s/>201, 0, 'NUMBER')</text:p>
            <text:p/>
            <text:p>select * from tabela where coloana='DATA_SEMNARE'</text:p>
            <text:p>select DATA_SEMNARE from proiecte<text:s/></text:p>
            <text:p>select DATA_SEMNARE from v_proiecte</text:p>
          </table:table-cell>
          <table:table-cell office:value-type="string" table:style-name="ce16">
            <text:p>Insereaza in tabela tabela coloana</text:p>
            <text:p/>
            <text:p/>
            <text:p>Pentru verificare unde trebuie adaugata coloana.</text:p>
          </table:table-cell>
          <table:table-cell table:number-columns-repeated="16382" table:style-name="ce13"/>
        </table:table-row>
        <table:table-row table:style-name="ro1">
          <table:table-cell table:style-name="ce18"/>
          <table:table-cell table:style-name="ce11"/>
          <table:table-cell table:number-columns-repeated="16382"/>
        </table:table-row>
        <table:table-row table:style-name="ro20">
          <table:table-cell office:value-type="string" table:style-name="ce20">
            <text:p>UPDATE T1 SET C1 = replace(C1, 'Valoareaveche', 'VALOAREcarevreausafie')</text:p>
          </table:table-cell>
          <table:table-cell office:value-type="string" table:style-name="ce11">
            <text:p>Inlocuieste valoarea veche cu <text:s/>o valoare noua pe o coloana dintr-o tabela<text:s/></text:p>
          </table:table-cell>
          <table:table-cell table:number-columns-repeated="16382"/>
        </table:table-row>
        <table:table-row table:style-name="ro1">
          <table:table-cell table:style-name="ce18"/>
          <table:table-cell table:style-name="ce11"/>
          <table:table-cell table:number-columns-repeated="16382"/>
        </table:table-row>
        <table:table-row table:style-name="ro7">
          <table:table-cell office:value-type="string" table:style-name="ce18">
            <text:p><text:s/>sp_helpdb dms<text:s/></text:p>
          </table:table-cell>
          <table:table-cell office:value-type="string" table:style-name="ce11">
            <text:p>Logul si cat spatiu mai este pe baza</text:p>
          </table:table-cell>
          <table:table-cell table:number-columns-repeated="16382"/>
        </table:table-row>
        <table:table-row table:number-rows-repeated="2" table:style-name="ro1">
          <table:table-cell table:style-name="ce18"/>
          <table:table-cell table:style-name="ce11"/>
          <table:table-cell table:number-columns-repeated="16382"/>
        </table:table-row>
        <table:table-row table:number-rows-repeated="9" table:style-name="ro7">
          <table:table-cell table:style-name="ce18"/>
          <table:table-cell table:style-name="ce11"/>
          <table:table-cell table:number-columns-repeated="16382"/>
        </table:table-row>
        <table:table-row table:number-rows-repeated="318" table:style-name="ro7">
          <table:table-cell table:number-columns-repeated="16384"/>
        </table:table-row>
        <table:table-row table:number-rows-repeated="1048226" table:style-name="ro45">
          <table:table-cell table:number-columns-repeated="16384"/>
        </table:table-row>
      </table:table>
      <table:table table:name="ORACLE_DBA" table:style-name="ta1">
        <table:table-column table:style-name="co8" table:default-cell-style-name="ce19"/>
        <table:table-column table:style-name="co9" table:default-cell-style-name="ce19"/>
        <table:table-column table:style-name="co3" table:number-columns-repeated="16382" table:default-cell-style-name="ce1"/>
        <table:table-row table:style-name="ro1">
          <table:table-cell office:value-type="string" table:style-name="ce19">
            <text:p>COMANDA</text:p>
          </table:table-cell>
          <table:table-cell office:value-type="string" table:style-name="ce19">
            <text:p>Descriere</text:p>
          </table:table-cell>
          <table:table-cell table:number-columns-repeated="16382" table:style-name="ce13"/>
        </table:table-row>
        <table:table-row table:style-name="ro1">
          <table:table-cell office:value-type="string" table:style-name="ce19">
            <text:p>lsnrctl status</text:p>
          </table:table-cell>
          <table:table-cell office:value-type="string" table:style-name="ce19">
            <text:p>Oracle listener status / start/ stop/ reload</text:p>
          </table:table-cell>
          <table:table-cell table:number-columns-repeated="16382" table:style-name="ce13"/>
        </table:table-row>
        <table:table-row table:style-name="ro50">
          <table:table-cell office:value-type="string" table:style-name="ce6">
            <text:p>startup nomount</text:p>
            <text:p>startup mount</text:p>
            <text:p>startup</text:p>
            <text:p>shutdown immediate</text:p>
          </table:table-cell>
          <table:table-cell office:value-type="string" table:style-name="ce6">
            <text:p>Porneste dar nu e montata baza de date, pentru cand creeam o baza de date.</text:p>
            <text:p>Porneste baza de date dar este inchisa, pentru activitati administrative.<text:s/></text:p>
            <text:p>Porneste baza de date. Cand facem import de exemplu.<text:s/></text:p>
            <text:p>Oprim baza de date</text:p>
            <text:p/>
          </table:table-cell>
          <table:table-cell table:number-columns-repeated="16382" table:style-name="ce13"/>
        </table:table-row>
        <table:table-row table:style-name="ro1">
          <table:table-cell office:value-type="string" table:style-name="ce6">
            <text:p>sqlplus / as sysdba</text:p>
          </table:table-cell>
          <table:table-cell office:value-type="string" table:style-name="ce6">
            <text:p>Conectam ca admin la baza de date locala</text:p>
          </table:table-cell>
          <table:table-cell table:number-columns-repeated="16382" table:style-name="ce13"/>
        </table:table-row>
        <table:table-row table:style-name="ro1">
          <table:table-cell office:value-type="string" table:style-name="ce23">
            <text:p>sqlplus dms/dms@111.111.111.111/XE</text:p>
          </table:table-cell>
          <table:table-cell office:value-type="string" table:style-name="ce6">
            <text:p>Conectat remote la o alta baza de date. XE este SID-ul</text:p>
          </table:table-cell>
          <table:table-cell table:number-columns-repeated="16382" table:style-name="ce13"/>
        </table:table-row>
        <table:table-row table:style-name="ro51">
          <table:table-cell office:value-type="string" table:style-name="ce24">
            <text:p>SET SERVEROUTPUT ON ;</text:p>
            <text:p>SET LONG 1000000000;</text:p>
            <text:p>SET LONGCHUNKSIZE 1000000000;</text:p>
            <text:p>SET LINESIZE 250;</text:p>
          </table:table-cell>
          <table:table-cell office:value-type="string" table:style-name="ce6">
            <text:p>Se poate tipari din procedures outputul<text:s/></text:p>
            <text:p>Mareste lungimea de afisare a liniilor in sqlplus</text:p>
            <text:p>Daca vrem sa afisam informatii pe verticala trebuie sa facem select de mai putine coloana din tabela.</text:p>
            <text:p/>
          </table:table-cell>
          <table:table-cell table:number-columns-repeated="16382" table:style-name="ce13"/>
        </table:table-row>
        <table:table-row table:style-name="ro7">
          <table:table-cell office:value-type="string" table:style-name="ce25">
            <text:p>SELECT ses.serial#, 9999999999 id,sysdate audit_time, nvl(ses.username,'ORACLE PROC')||' ('||ses.sid||')' USERNAME,</text:p>
            <text:p><text:s text:c="7"/>SID,</text:p>
            <text:p><text:s text:c="7"/>MACHINE,</text:p>
            <text:p><text:s text:c="7"/>REPLACE(SQL.SQL_TEXT,CHR(10),'') STMT,</text:p>
            <text:p><text:s text:c="6"/>ltrim(to_char(floor(SES.LAST_CALL_ET/3600), '09')) || ':'</text:p>
            <text:p><text:s text:c="7"/>|| ltrim(to_char(floor(mod(SES.LAST_CALL_ET, 3600)/60), '09')) || ':'</text:p>
            <text:p><text:s text:c="7"/>|| ltrim(to_char(mod(SES.LAST_CALL_ET, 60), '09')) <text:s text:c="3"/>RUNT ,</text:p>
            <text:p><text:s text:c="7"/>sql.piece</text:p>
            <text:p><text:s text:c="2"/>FROM V$SESSION SES,</text:p>
            <text:p><text:s text:c="7"/>V$SQLtext_with_newlines SQL</text:p>
            <text:p><text:s/>where SES.STATUS = 'ACTIVE'</text:p>
            <text:p><text:s text:c="3"/>and SES.USERNAME is not null</text:p>
            <text:p><text:s text:c="3"/>and SES.SQL_ADDRESS <text:s text:c="3"/>= SQL.ADDRESS</text:p>
            <text:p><text:s text:c="3"/>and SES.SQL_HASH_VALUE = SQL.HASH_VALUE</text:p>
            <text:p><text:s text:c="3"/>and Ses.AUDSID &lt;&gt; userenv('SESSIONID')</text:p>
            <text:p><text:s/>order by runt desc, 1,sql.piece;</text:p>
            <text:p/>
            <text:p>-- ALTER SYSTEM KILL SESSION '2287,63817' immediate;</text:p>
            <text:p/>
          </table:table-cell>
          <table:table-cell office:value-type="string" table:style-name="ce25">
            <text:p>Sesiuni blocate/ruleaza mult monitorizare</text:p>
            <text:p>ALTER SYSTEM KILL SESSION 'sid,serial' immediate;<text:s/></text:p>
            <text:p/>
          </table:table-cell>
          <table:table-cell table:number-columns-repeated="16382"/>
        </table:table-row>
        <table:table-row table:style-name="ro35">
          <table:table-cell office:value-type="string" table:style-name="ce26">
            <text:p>SELECT opname target, ROUND((sofar/totalwork),4)*100 Percentage_Complete, start_time,</text:p>
            <text:p>CEIL(TIME_REMAINING <text:s/>/60) MAX_TIME_REMAINING_IN_MIN,</text:p>
            <text:p>FLOOR(ELAPSED_SECONDS/60) TIME_SPENT_IN_MIN,</text:p>
            <text:p>AR.SQL_FULLTEXT,</text:p>
            <text:p>AR.PARSING_SCHEMA_NAME,</text:p>
            <text:p>AR.MODULE client_tool,</text:p>
            <text:p>sql_text</text:p>
            <text:p>FROM V$SESSION_LONGOPS L, V$SQLAREA AR</text:p>
            <text:p>WHERE L.SQL_ID = AR.SQL_ID</text:p>
            <text:p>AND TOTALWORK &gt; 0</text:p>
            <text:p>AND ar.users_executing &gt; 0</text:p>
            <text:p>AND sofar != totalwork;</text:p>
          </table:table-cell>
          <table:table-cell office:value-type="string" table:style-name="ce26">
            <text:p>Update, inserturi, queriuri cat timp mai au de rulat<text:s/></text:p>
          </table:table-cell>
          <table:table-cell table:number-columns-repeated="16382"/>
        </table:table-row>
        <table:table-row table:style-name="ro7">
          <table:table-cell office:value-type="string" table:style-name="ce6">
            <text:p>select sid,serial# from v$session where username = 'DMS';<text:s text:c="2"/></text:p>
          </table:table-cell>
          <table:table-cell office:value-type="string" table:style-name="ce6">
            <text:p>Sesiunile userului coneectat</text:p>
          </table:table-cell>
          <table:table-cell table:number-columns-repeated="16382"/>
        </table:table-row>
        <table:table-row table:style-name="ro1">
          <table:table-cell office:value-type="string" table:style-name="ce27">
            <text:p>select user from dual;<text:s text:c="4"/></text:p>
          </table:table-cell>
          <table:table-cell office:value-type="string" table:style-name="ce23">
            <text:p>Userul cu care suntem conectat<text:s/></text:p>
          </table:table-cell>
          <table:table-cell table:number-columns-repeated="16382"/>
        </table:table-row>
        <table:table-row table:style-name="ro1">
          <table:table-cell office:value-type="string" table:style-name="ce20">
            <text:p>select * from user_sys_privs;</text:p>
          </table:table-cell>
          <table:table-cell office:value-type="string" table:style-name="ce20">
            <text:p>Privilegiile userilor</text:p>
          </table:table-cell>
          <table:table-cell table:number-columns-repeated="16382"/>
        </table:table-row>
        <table:table-row table:style-name="ro1">
          <table:table-cell office:value-type="string" table:style-name="ce27">
            <text:p>select name from v$datafile;<text:s text:c="10"/></text:p>
          </table:table-cell>
          <table:table-cell office:value-type="string" table:style-name="ce27">
            <text:p>Calea unde este oradata /XE (SID) instanta instalata<text:s/></text:p>
          </table:table-cell>
          <table:table-cell table:number-columns-repeated="16382"/>
        </table:table-row>
        <table:table-row table:style-name="ro1">
          <table:table-cell office:value-type="string" table:style-name="ce27">
            <text:p>select sys_context('userenv','instance_name') from dual;<text:s text:c="4"/></text:p>
          </table:table-cell>
          <table:table-cell office:value-type="string" table:style-name="ce27">
            <text:p>SID sau instance_name aflam</text:p>
          </table:table-cell>
          <table:table-cell table:number-columns-repeated="16382"/>
        </table:table-row>
        <table:table-row table:style-name="ro1">
          <table:table-cell office:value-type="string" table:style-name="ce27">
            <text:p>select sys_context('userenv', 'server_host') from dual;<text:s text:c="4"/></text:p>
          </table:table-cell>
          <table:table-cell office:value-type="string" table:style-name="ce27">
            <text:p>Server host aflam. Pe local este localhost</text:p>
          </table:table-cell>
          <table:table-cell table:number-columns-repeated="16382"/>
        </table:table-row>
        <table:table-row table:style-name="ro1">
          <table:table-cell office:value-type="string" table:style-name="ce19">
            <text:p>select * from user_tables;</text:p>
          </table:table-cell>
          <table:table-cell office:value-type="string" table:style-name="ce19">
            <text:p>Arata tabela pe ce tablespace este</text:p>
          </table:table-cell>
          <table:table-cell table:number-columns-repeated="16382"/>
        </table:table-row>
        <table:table-row table:style-name="ro1">
          <table:table-cell office:value-type="string" table:style-name="ce23">
            <text:p>select tablespace_name from user_tablespaces;</text:p>
          </table:table-cell>
          <table:table-cell office:value-type="string" table:style-name="ce19">
            <text:p>Tablespaceurile afisate</text:p>
          </table:table-cell>
          <table:table-cell table:number-columns-repeated="16382"/>
        </table:table-row>
        <table:table-row table:style-name="ro1">
          <table:table-cell office:value-type="string" table:style-name="ce23">
            <text:p>select * from all_directories<text:s/></text:p>
          </table:table-cell>
          <table:table-cell office:value-type="string" table:style-name="ce19">
            <text:p>Directoarele virtuala catre ce directoare fizice pointeaza</text:p>
          </table:table-cell>
          <table:table-cell table:number-columns-repeated="16382"/>
        </table:table-row>
        <table:table-row table:style-name="ro1">
          <table:table-cell office:value-type="string" table:style-name="ce18">
            <text:p>SELECT version FROM V$INSTANCE;</text:p>
          </table:table-cell>
          <table:table-cell office:value-type="string" table:style-name="ce18">
            <text:p>Cum sa vezi versiunea de Oracle JDBC driver.</text:p>
          </table:table-cell>
          <table:table-cell table:number-columns-repeated="16382"/>
        </table:table-row>
        <table:table-row table:style-name="ro52">
          <table:table-cell office:value-type="string" table:style-name="ce28">
            <text:p>SELECT NVL(b.tablespace_name,<text:s/></text:p>
            <text:p><text:s text:c="7"/>NVL(a.tablespace_name,'UNKOWN')) name,<text:s/></text:p>
            <text:p><text:s text:c="7"/>round(kbytes_alloc/1024,2) Mbytes,<text:s/></text:p>
            <text:p><text:s text:c="7"/>round((kbytes_alloc-NVL(kbytes_free,0))/1024,2) used,<text:s/></text:p>
            <text:p><text:s text:c="7"/>round(NVL(kbytes_free,0)/1024,2) free,<text:s/></text:p>
            <text:p><text:s text:c="7"/>round(((kbytes_alloc-NVL(kbytes_free,0))/kbytes_alloc)*100,2) pct_used</text:p>
            <text:p>FROM ( SELECT SUM(bytes)/1024 Kbytes_free,<text:s/></text:p>
            <text:p><text:s text:c="14"/>tablespace_name<text:s/></text:p>
            <text:p><text:s text:c="7"/>FROM <text:s/>sys.dba_free_space<text:s/></text:p>
            <text:p><text:s text:c="7"/>GROUP BY tablespace_name ) a,<text:s/></text:p>
            <text:p><text:s text:c="5"/>( SELECT SUM(bytes)/1024 Kbytes_alloc,<text:s/></text:p>
            <text:p><text:s text:c="26"/>SUM(maxbytes)/1024 kbytes_max,<text:s/></text:p>
            <text:p><text:s text:c="14"/>tablespace_name<text:s/></text:p>
            <text:p><text:s text:c="7"/>FROM sys.dba_data_files<text:s/></text:p>
            <text:p><text:s text:c="7"/>GROUP BY tablespace_name )b<text:s/></text:p>
            <text:p>WHERE a.tablespace_name (+) = b.tablespace_name<text:s/></text:p>
            <text:p>ORDER BY PCT_USED;<text:s/></text:p>
          </table:table-cell>
          <table:table-cell office:value-type="string" table:style-name="ce28">
            <text:p>Tablespaceuri spatiu cat ocupa<text:s/></text:p>
            <text:p>select * from dba_data_files</text:p>
          </table:table-cell>
          <table:table-cell table:number-columns-repeated="16382"/>
        </table:table-row>
        <table:table-row table:style-name="ro53">
          <table:table-cell office:value-type="string" table:style-name="ce28">
            <text:p>select<text:s/></text:p>
            <text:p>a.owner,<text:s/></text:p>
            <text:p>a.segment_name,<text:s/></text:p>
            <text:p>a.segment_type,<text:s/></text:p>
            <text:p>round(a.bytes/1024/1024,0) MBS,<text:s/></text:p>
            <text:p>round((a.bytes-(b.num_rows*b.avg_row_len) )/1024/1024,0) WASTED<text:s/></text:p>
            <text:p>from dba_segments a, dba_tables b<text:s/></text:p>
            <text:p>where a.owner=b.owner<text:s/></text:p>
            <text:p>and a.owner not like 'SYS%'<text:s/></text:p>
            <text:p>and a.segment_name = b.table_name<text:s/></text:p>
            <text:p>and a.segment_type='TABLE'<text:s/></text:p>
            <text:p>group by a.owner, a.segment_name, a.segment_type, round(a.bytes/1024/1024,0) ,round((a.bytes-(b.num_rows*b.avg_row_len) )/1024/1024,0)<text:s/></text:p>
            <text:p>--having round(bytes/1024/1024,0) &gt;100<text:s/></text:p>
            <text:p>order by round(bytes/1024/1024,0) desc ;<text:s/></text:p>
          </table:table-cell>
          <table:table-cell office:value-type="string" table:style-name="ce28">
            <text:p>Tabele care ocupa cel mai mult spatiu<text:s/></text:p>
          </table:table-cell>
          <table:table-cell table:number-columns-repeated="16382"/>
        </table:table-row>
        <table:table-row table:style-name="ro54">
          <table:table-cell office:value-type="string" table:style-name="ce28">
            <text:p>select 'drop table ' || table_name || ' purge;' from user_tables where table_name like '%_LOG_1%' order by 1<text:s text:c="4"/></text:p>
            <text:p/>
            <text:p>TRUNCATE TABLE DIRTY_FILES_LOG drop STORAGE;</text:p>
            <text:p>alter table DIRTY_FILES_LOG enable row MOVEMENT;</text:p>
            <text:p>alter table DIRTY_FILES_LOG shrink SPACE;</text:p>
            <text:p>alter table DIRTY_FILES_LOG deallocate UNUSED;</text:p>
            <text:p>alter table DIRTY_FILES_LOG disable row MOVEMENT;</text:p>
          </table:table-cell>
          <table:table-cell office:value-type="string" table:style-name="ce28">
            <text:p>Luam toate tabelele cu fetch si numerotez cu 1,2,3 in functie de loguri si rulez pe fiecare – ca sa nu sterg ceva gresit: in Command window</text:p>
            <text:p>Sterge tot ce se afla intr-o tabela si realocheaza spatiul pe disc.<text:s/></text:p>
            <text:p/>
          </table:table-cell>
          <table:table-cell table:number-columns-repeated="16382"/>
        </table:table-row>
        <table:table-row table:style-name="ro55">
          <table:table-cell office:value-type="string" table:style-name="ce28">
            <text:p>select * from DBA_RECYCLEBIN order by droptime desc</text:p>
            <text:p>flashback table numetabela TO BEFORE DROP;</text:p>
            <text:p>purge table numetabela</text:p>
            <text:p>purge recyclebin</text:p>
          </table:table-cell>
          <table:table-cell office:value-type="string" table:style-name="ce28">
            <text:p>Arata cand au fost dropaite tabele sau sterse<text:s/></text:p>
            <text:p>Recuperat tabela din Recyclebin</text:p>
            <text:p>Sters tabela din Recyclebin</text:p>
            <text:p>Golit cosul de gunoi</text:p>
          </table:table-cell>
          <table:table-cell table:number-columns-repeated="16382"/>
        </table:table-row>
        <table:table-row table:style-name="ro1">
          <table:table-cell office:value-type="string" table:style-name="ce18">
            <text:p>sqlplus / as sysdba <text:s text:c="12"/>alter user dms account unlock;</text:p>
          </table:table-cell>
          <table:table-cell office:value-type="string" table:style-name="ce18">
            <text:p>Unlock user dms pentru baza de date</text:p>
          </table:table-cell>
          <table:table-cell table:number-columns-repeated="16382"/>
        </table:table-row>
        <table:table-row table:style-name="ro1">
          <table:table-cell office:value-type="string" table:style-name="ce18">
            <text:p>cmd - dbca</text:p>
          </table:table-cell>
          <table:table-cell office:value-type="string" table:style-name="ce18">
            <text:p>GUI instalare / creare baza de date</text:p>
          </table:table-cell>
          <table:table-cell table:number-columns-repeated="16382"/>
        </table:table-row>
        <table:table-row table:style-name="ro24">
          <table:table-cell office:value-type="string" table:style-name="ce18">
            <text:p>exp userid=dms/dms@ owner=DMS file=exp2711.dmp log=exp2711.log STATISTICS=NONE ROWS=Y</text:p>
          </table:table-cell>
          <table:table-cell office:value-type="string" table:style-name="ce20">
            <text:p>Exportam o baza de date din sqlplus de pe serverul unde este instalata baza de date cu userul dms .<text:s/></text:p>
            <text:p>Linux <text:s/>intram cu su - oracle <text:s/>ca sa incarce bash profile si sa putem rula comanda direct.<text:s/></text:p>
            <text:p/>
          </table:table-cell>
          <table:table-cell table:number-columns-repeated="16382"/>
        </table:table-row>
        <table:table-row table:style-name="ro24">
          <table:table-cell office:value-type="string" table:style-name="ce20">
            <text:p><text:s/>@?/rdbms/admin/utlrp.sql <text:s text:c="10"/>rulat ca sysdba<text:s/></text:p>
            <text:p>su - oracle <text:s text:c="2"/>echo $ORACLE_HOME cd <text:s/>/u01/app/oracle/product/12.1.0/db_1/rdbms/ <text:s text:c="3"/>sqlplus / as sysdba<text:s text:c="3"/></text:p>
            <text:p>su - oracle sqlplus / as sysdba @caleasqluluiderulat <text:s/>@501.sql (trebuie sa fim exact in calea directorului unde este)</text:p>
          </table:table-cell>
          <table:table-cell office:value-type="string" table:style-name="ce20">
            <text:p>Compilat obiecte invalide din sqlplus</text:p>
            <text:p/>
            <text:p>Rulat 501.sql</text:p>
          </table:table-cell>
          <table:table-cell table:number-columns-repeated="16382"/>
        </table:table-row>
        <table:table-row table:style-name="ro1">
          <table:table-cell office:value-type="string" table:style-name="ce19">
            <text:p>alter system set open_cursors = 10000 scope=both;</text:p>
          </table:table-cell>
          <table:table-cell office:value-type="string" table:style-name="ce18">
            <text:p>Marit maximul de cursori pe o baza de date</text:p>
          </table:table-cell>
          <table:table-cell table:number-columns-repeated="16382"/>
        </table:table-row>
        <table:table-row table:number-rows-repeated="1048549" table:style-name="ro1">
          <table:table-cell table:number-columns-repeated="16384"/>
        </table:table-row>
      </table:table>
      <table:table table:name="MYSQL" table:style-name="ta1">
        <table:table-column table:style-name="co10" table:default-cell-style-name="ce18"/>
        <table:table-column table:style-name="co10" table:default-cell-style-name="ce11"/>
        <table:table-column table:style-name="co3" table:number-columns-repeated="16382" table:default-cell-style-name="ce1"/>
        <table:table-row table:style-name="ro7">
          <table:table-cell office:value-type="string" table:style-name="ce10">
            <text:p>Comanda</text:p>
          </table:table-cell>
          <table:table-cell office:value-type="string" table:style-name="ce10">
            <text:p>Descriere</text:p>
          </table:table-cell>
          <table:table-cell table:number-columns-repeated="16382" table:style-name="ce13"/>
        </table:table-row>
        <table:table-row table:style-name="ro56">
          <table:table-cell office:value-type="string" table:style-name="ce6">
            <text:p>UPDATE ws_tokens set expires = STR_TO_DATE('14-11-2025 11:29:11', '%d-%m-%Y %H:%i:%s')</text:p>
          </table:table-cell>
          <table:table-cell office:value-type="string" table:style-name="ce16">
            <text:p>Actualizeaza coloana cu valorile de data si ora minuta an.<text:s/></text:p>
          </table:table-cell>
          <table:table-cell table:number-columns-repeated="16382" table:style-name="ce13"/>
        </table:table-row>
        <table:table-row table:style-name="ro57">
          <table:table-cell office:value-type="string" table:style-name="ce20">
            <text:p>CALL nextSeqVal('tabela_id', @tabela_id)</text:p>
            <text:p>insert into tabela (id, tabela, coloana, dimensiune, vizibil, id_utilizator, ordonare, pozitie, obligatoriu, tip) values</text:p>
            <text:p>(@tabela_id,'SYS_PARAMETERS', 'EXPLICATIE', 150, 1, null, null, <text:s/>2.1000, 1, 'VARCHAR2')</text:p>
            <text:p/>
            <text:p>alter table utilizatori add column block_download numeric(1) default 0</text:p>
            <text:p>alter table utilizatori_log add column block_download numeric(1) default 0</text:p>
            <text:p>Daca mai sunt si alte chestii sub coloana trebuie sa ii punem linia de mai jos inainte de bucata de cod</text:p>
            <text:p/>
          </table:table-cell>
          <table:table-cell office:value-type="string" table:style-name="ce21">
            <text:p>Tradus coloana din Oracle in MYSQL. Rulate pe rand si<text:s/><text:span text:style-name="T4">CALL si insert<text:s/></text:span>si trebuie modificat numele coloanei (SYS_PARAMETERS) si numele tabelei (EXPLICATIE) din care face parte si cautat coloana unde face insertul si modificat si tot randul cu number si altceva.</text:p>
          </table:table-cell>
          <table:table-cell table:number-columns-repeated="16382"/>
        </table:table-row>
        <table:table-row table:style-name="ro58">
          <table:table-cell office:value-type="string" table:style-name="ce20">
            <text:p>SELECT * FROM dy_fields ORDER BY id DESC</text:p>
            <text:p>select * FROM sequence WHERE sequence_name='dy_fields'</text:p>
            <text:p>UPDATE sequence set c_value= 340 WHERE sequence_name='dy_fields'</text:p>
            <text:p>CALL nextSeqVal('dy_fields', @x_id)</text:p>
            <text:p/>
          </table:table-cell>
          <table:table-cell office:value-type="string" table:style-name="ce11">
            <text:p>Eroare de primary key de fixat<text:s/></text:p>
          </table:table-cell>
          <table:table-cell table:number-columns-repeated="16382"/>
        </table:table-row>
        <table:table-row table:style-name="ro35">
          <table:table-cell office:value-type="string" table:style-name="ce20">
            <text:p>DROP TRIGGER IF EXISTS <text:s/>zzzzzzzzz</text:p>
          </table:table-cell>
          <table:table-cell office:value-type="string" table:style-name="ce11">
            <text:p>Dezactivat trigger pe MYSQL. Trebuie recompilat dupa</text:p>
          </table:table-cell>
          <table:table-cell table:number-columns-repeated="16382"/>
        </table:table-row>
        <table:table-row table:style-name="ro7">
          <table:table-cell office:value-type="string" table:style-name="ce18">
            <text:p>linux - mysql - show full processlist;</text:p>
          </table:table-cell>
          <table:table-cell office:value-type="string" table:style-name="ce11">
            <text:p>Vedem sesiunile care ruleaza greu<text:s/></text:p>
          </table:table-cell>
          <table:table-cell table:number-columns-repeated="16382"/>
        </table:table-row>
        <table:table-row table:style-name="ro7">
          <table:table-cell office:value-type="string" table:style-name="ce18">
            <text:p>call sys_init_unitate2( idnoude unitate de exemplu 1525);</text:p>
          </table:table-cell>
          <table:table-cell office:value-type="string" table:style-name="ce11">
            <text:p>Cand stricam un server asa se <text:s/>genereaza unitatea noua din baza de date.<text:s/></text:p>
          </table:table-cell>
          <table:table-cell table:number-columns-repeated="16382"/>
        </table:table-row>
        <table:table-row table:number-rows-repeated="9" table:style-name="ro7">
          <table:table-cell table:style-name="ce18"/>
          <table:table-cell table:style-name="ce11"/>
          <table:table-cell table:number-columns-repeated="16382"/>
        </table:table-row>
        <table:table-row table:number-rows-repeated="384" table:style-name="ro7">
          <table:table-cell table:number-columns-repeated="16384"/>
        </table:table-row>
        <table:table-row table:number-rows-repeated="1048176" table:style-name="ro45">
          <table:table-cell table:number-columns-repeated="16384"/>
        </table:table-row>
      </table:table>
      <table:table table:name="POSTGRESS" table:style-name="ta2">
        <table:table-column table:style-name="co11" table:default-cell-style-name="ce31"/>
        <table:table-column table:style-name="co7" table:default-cell-style-name="ce32"/>
        <table:table-column table:style-name="co3" table:number-columns-repeated="16382" table:default-cell-style-name="ce1"/>
        <table:table-row table:style-name="ro1">
          <table:table-cell office:value-type="string" table:style-name="ce10">
            <text:p>Comanda</text:p>
          </table:table-cell>
          <table:table-cell office:value-type="string" table:style-name="ce10">
            <text:p>Descriere</text:p>
          </table:table-cell>
          <table:table-cell table:number-columns-repeated="16382"/>
        </table:table-row>
        <table:table-row table:style-name="ro6">
          <table:table-cell office:value-type="string" table:style-name="ce29">
            <text:p>SELECT nextval('FISIERE_TESTING1_ID')</text:p>
            <text:p>INSERT INTO FISIERE_TESTING1 (id,stare, nume,block_trigger) VALUES (nextval('FISIERE_TESTING1_ID'), '1', 'test1', '2');</text:p>
          </table:table-cell>
          <table:table-cell table:style-name="ce30"/>
          <table:table-cell table:number-columns-repeated="16382"/>
        </table:table-row>
        <table:table-row table:style-name="ro1">
          <table:table-cell office:value-type="string" table:style-name="ce31">
            <text:p>sys_get_id_unitate()::bigint</text:p>
          </table:table-cell>
          <table:table-cell office:value-type="string" table:style-name="ce32">
            <text:p>O functie daca nu recunoaste ii punem ()::bigint dupa .<text:s/></text:p>
          </table:table-cell>
          <table:table-cell table:number-columns-repeated="16382"/>
        </table:table-row>
        <table:table-row table:number-rows-repeated="1048573" table:style-name="ro45">
          <table:table-cell table:number-columns-repeated="16384"/>
        </table:table-row>
      </table:table>
      <table:table table:name="TEORIE" table:style-name="ta3">
        <table:table-column table:style-name="co12" table:default-cell-style-name="ce19"/>
        <table:table-column table:style-name="co13" table:default-cell-style-name="ce11"/>
        <table:table-column table:style-name="co3" table:number-columns-repeated="16382" table:default-cell-style-name="ce1"/>
        <table:table-row table:style-name="ro1">
          <table:table-cell office:value-type="string" table:style-name="ce10">
            <text:p>Serviciu</text:p>
          </table:table-cell>
          <table:table-cell office:value-type="string" table:style-name="ce10">
            <text:p>Descriere</text:p>
          </table:table-cell>
          <table:table-cell table:number-columns-repeated="16382" table:style-name="ce13"/>
        </table:table-row>
        <table:table-row table:style-name="ro1">
          <table:table-cell office:value-type="string" table:style-name="ce27">
            <text:p>TNS Listener<text:span text:style-name="T9"><text:s/></text:span></text:p>
          </table:table-cell>
          <table:table-cell office:value-type="string" table:style-name="ce33">
            <text:p>stabilește o conexiune între client și instanța bazei de date.</text:p>
          </table:table-cell>
          <table:table-cell table:number-columns-repeated="16382" table:style-name="ce13"/>
        </table:table-row>
        <table:table-row table:style-name="ro1">
          <table:table-cell office:value-type="string" table:style-name="ce27">
            <text:p>Tnsnames.ora<text:s/></text:p>
          </table:table-cell>
          <table:table-cell office:value-type="string" table:style-name="ce34">
            <text:p>fisier care contine adresele de conectare la baza de date la care se pot conecta clienti.</text:p>
          </table:table-cell>
          <table:table-cell table:number-columns-repeated="16382" table:style-name="ce13"/>
        </table:table-row>
        <table:table-row table:style-name="ro1">
          <table:table-cell office:value-type="string" table:style-name="ce27">
            <text:p>Listener.ora<text:span text:style-name="T9"><text:s/></text:span></text:p>
          </table:table-cell>
          <table:table-cell office:value-type="string" table:style-name="ce33">
            <text:p>fisier care contine parametri pentru configuratia retelei de server.</text:p>
          </table:table-cell>
          <table:table-cell table:number-columns-repeated="16382" table:style-name="ce13"/>
        </table:table-row>
        <table:table-row table:style-name="ro1">
          <table:table-cell office:value-type="string" table:style-name="ce27">
            <text:p>Instance<text:s/></text:p>
          </table:table-cell>
          <table:table-cell office:value-type="string" table:style-name="ce33">
            <text:p>is server ORACLE processes are running, which contains SGA.</text:p>
          </table:table-cell>
          <table:table-cell table:number-columns-repeated="16382" table:style-name="ce13"/>
        </table:table-row>
        <table:table-row table:style-name="ro1">
          <table:table-cell office:value-type="string" table:style-name="ce27">
            <text:p>SID (XE)<text:s/></text:p>
          </table:table-cell>
          <table:table-cell office:value-type="string" table:style-name="ce33">
            <text:p>identifica instanta dupa nume unic<text:span text:style-name="T8">.<text:s/></text:span></text:p>
          </table:table-cell>
          <table:table-cell table:number-columns-repeated="16382" table:style-name="ce13"/>
        </table:table-row>
        <table:table-row table:style-name="ro1">
          <table:table-cell office:value-type="string" table:style-name="ce27">
            <text:p>Service name<text:s/></text:p>
          </table:table-cell>
          <table:table-cell office:value-type="string" table:style-name="ce33">
            <text:p>este un ALIAS al SID-ului , adica un altfel de nume.<text:s/></text:p>
          </table:table-cell>
          <table:table-cell table:number-columns-repeated="16382" table:style-name="ce13"/>
        </table:table-row>
        <table:table-row table:style-name="ro1">
          <table:table-cell office:value-type="string" table:style-name="ce27">
            <text:p>Connect descriptor (SEBY_ORA)<text:s/></text:p>
          </table:table-cell>
          <table:table-cell office:value-type="string" table:style-name="ce33">
            <text:p>numele unei configurari intregi din tnsnames.ora<text:span text:style-name="T8"><text:s/></text:span></text:p>
          </table:table-cell>
          <table:table-cell table:number-columns-repeated="16382" table:style-name="ce13"/>
        </table:table-row>
        <table:table-row table:style-name="ro1">
          <table:table-cell office:value-type="string" table:style-name="ce27">
            <text:p>Database</text:p>
          </table:table-cell>
          <table:table-cell office:value-type="string" table:style-name="ce33">
            <text:p>depozit de fisiere (datafile, controlfile, redo log, tempfile, block change tracking file, etc.) pe disc</text:p>
          </table:table-cell>
          <table:table-cell table:number-columns-repeated="16382" table:style-name="ce13"/>
        </table:table-row>
        <table:table-row table:style-name="ro1">
          <table:table-cell office:value-type="string" table:style-name="ce27">
            <text:p>Schema si userul<text:s/></text:p>
          </table:table-cell>
          <table:table-cell office:value-type="string" table:style-name="ce34">
            <text:p>se creeaza in acelasi timp cand creezi userul. Userul este contul cu care te conectezi la baza de date. Schema reprezinta un set de obiecte (tabele, triggeri etc) care apartin userului respectiv.<text:s/></text:p>
          </table:table-cell>
          <table:table-cell table:number-columns-repeated="16382" table:style-name="ce13"/>
        </table:table-row>
        <table:table-row table:style-name="ro1">
          <table:table-cell office:value-type="string" table:style-name="ce27">
            <text:p>Tablespace<text:span text:style-name="T9"><text:s/></text:span></text:p>
          </table:table-cell>
          <table:table-cell office:value-type="string" table:style-name="ce34">
            <text:p>este un spatiu unde sunt stocate logic obiectele bazei de date iar fizic ele sunt stocare in<text:s/><text:span text:style-name="T8">datafiles.</text:span></text:p>
          </table:table-cell>
          <table:table-cell table:number-columns-repeated="16382" table:style-name="ce13"/>
        </table:table-row>
        <table:table-row table:style-name="ro1">
          <table:table-cell office:value-type="string" table:style-name="ce27">
            <text:p>Spatiu baza impartit</text:p>
          </table:table-cell>
          <table:table-cell office:value-type="string" table:style-name="ce34">
            <text:p>Tablespace &gt; Segments &gt; Extents &gt; Data blocks<text:s/></text:p>
          </table:table-cell>
          <table:table-cell table:number-columns-repeated="16382" table:style-name="ce13"/>
        </table:table-row>
        <table:table-row table:style-name="ro1">
          <table:table-cell table:style-name="ce27"/>
          <table:table-cell table:style-name="ce34"/>
          <table:table-cell table:number-columns-repeated="16382" table:style-name="ce13"/>
        </table:table-row>
        <table:table-row table:style-name="ro59">
          <table:table-cell office:value-type="string" table:style-name="ce19">
            <text:p>DNS explained Zona</text:p>
          </table:table-cell>
          <table:table-cell office:value-type="string" table:style-name="ce20">
            <text:p>Browser-ul<text:span text:style-name="T3"><text:s/>nostru scriem numele domeniului ( trimitem o solicitare sau query HTTP – Care este adresa IP a domeniului.ro ?) incepe cautarea adresei IP care poate fi configurata in</text:span><text:span text:style-name="T3"/></text:p>
            <text:p><text:span text:style-name="T3">calculator ( ets hosts) sau in memoria cache a calculatorului</text:span><text:span text:style-name="T3"/></text:p>
            <text:p><text:span text:style-name="T3">–<text:s/></text:span>sistemul de operare (OS)<text:span text:style-name="T3"><text:s/>intreaba (queries)<text:s/></text:span>Resolving Name Server<text:span text:style-name="T3"><text:s/>din calculatorul tau (poate sa il aiba in cache sau nu) si intrebarea se face de la dreapta la stanga incepand de la</text:span><text:span text:style-name="T3"/></text:p>
            <text:p><text:span text:style-name="T3">. (root) continuand cu TLD (.com de exemplu) si terminand cu tot numele domeniului (nameserver registrar).</text:span><text:span text:style-name="T3"/></text:p>
            <text:p><text:span text:style-name="T3">–<text:s/></text:span><text:span text:style-name="T3">Intreaba<text:s/></text:span>Root Nameserverele (punctul invizibil de la sfarsitul fiecarui nume de domeniu)</text:p>
            <text:p><text:span text:style-name="T3">–<text:s/></text:span><text:span text:style-name="T3">Intreaba<text:s/></text:span>TLD Nameservers (DNS server care tine toata zona root – adica terminatia fiecarui domeniu .com, .org etc)</text:p>
            <text:p><text:span text:style-name="T3">–<text:s/></text:span>Authorative Name Servers<text:s/><text:span text:style-name="T3">( Nameserverele de la Registrar) care ii spune Resolving Nameserverului sa ii zica browserului sa se duca la adresa IP respectiva pentru domeniul respectiv</text:span><text:span text:style-name="T3"/></text:p>
            <text:p><text:span text:style-name="T3">–<text:s/></text:span><text:span text:style-name="T3">Resolving Nameserverul da informatia mai departe OS si mai departe browserului</text:span></text:p>
          </table:table-cell>
          <table:table-cell table:number-columns-repeated="16382"/>
        </table:table-row>
        <table:table-row table:style-name="ro6">
          <table:table-cell office:value-type="string" table:style-name="ce19">
            <text:p>DNS (Domain Name System)</text:p>
          </table:table-cell>
          <table:table-cell office:value-type="string" table:style-name="ce21">
            <text:p>Lista de servere pe care statia Linux le va interoga atunci cand incearca sa determine adresele IP corespunzatoare diferitelor nume cu care opereaza (ex: hostnames, nume site-uri, adrese de email, numele masinii PC ). Putem sa ne conectam la internet si fara Server DNS dar putem sa accesam numai adresele IP si nu numele domeniilor etc.</text:p>
          </table:table-cell>
          <table:table-cell table:number-columns-repeated="16382"/>
        </table:table-row>
        <table:table-row table:style-name="ro1">
          <table:table-cell office:value-type="string" table:style-name="ce19">
            <text:p>Name server</text:p>
          </table:table-cell>
          <table:table-cell office:value-type="string" table:style-name="ce21">
            <text:p>Face legatura intre adresa IP a unui dispozitiv si un nume de domeniu .</text:p>
          </table:table-cell>
          <table:table-cell table:number-columns-repeated="16382"/>
        </table:table-row>
        <table:table-row table:style-name="ro6">
          <table:table-cell office:value-type="string" table:style-name="ce6">
            <text:p>Gateway (adresa routerului</text:p>
            <text:p>implicit)</text:p>
          </table:table-cell>
          <table:table-cell office:value-type="string" table:style-name="ce21">
            <text:p>Este adresa catre care statia trimite pachetele pentru care nu are rute directe. Reprezinta in general adresa statiei/dispozitivului prin care reteaua are acces catre alte retele sau internet care folosesc protocoale de baza diferite. Firewallul poate fi folosit ca un gateway.</text:p>
          </table:table-cell>
          <table:table-cell table:number-columns-repeated="16382"/>
        </table:table-row>
        <table:table-row table:style-name="ro6">
          <table:table-cell office:value-type="string" table:style-name="ce19">
            <text:p>Netmask</text:p>
          </table:table-cell>
          <table:table-cell office:value-type="string" table:style-name="ce21">
            <text:p>Este un 32-bit mask folosita sa imparta o adresa IP in subnets si sa specifice hosturile valabile retelei (indica cati biti sunt alocati hosturilor si cati retelei.) 255.255.255.0 /24 (11111111.11111111.11111111.00000000) – <text:s/>Ex: 254 hostnames pentru ca una este Gateway si alta Broadcast</text:p>
          </table:table-cell>
          <table:table-cell table:number-columns-repeated="16382"/>
        </table:table-row>
        <table:table-row table:style-name="ro1">
          <table:table-cell office:value-type="string" table:style-name="ce19">
            <text:p>Broadcast</text:p>
          </table:table-cell>
          <table:table-cell office:value-type="string" table:style-name="ce21">
            <text:p>Procesul de trimitere a pachetelor la mai multe recipiente toate deodata.</text:p>
          </table:table-cell>
          <table:table-cell table:number-columns-repeated="16382"/>
        </table:table-row>
        <table:table-row table:style-name="ro1">
          <table:table-cell office:value-type="string" table:style-name="ce19">
            <text:p>MAC Adress</text:p>
          </table:table-cell>
          <table:table-cell office:value-type="string" table:style-name="ce21">
            <text:p>Adresa fizica a placii de retea</text:p>
          </table:table-cell>
          <table:table-cell table:number-columns-repeated="16382"/>
        </table:table-row>
        <table:table-row table:style-name="ro1">
          <table:table-cell office:value-type="string" table:style-name="ce19">
            <text:p>DHCP</text:p>
          </table:table-cell>
          <table:table-cell office:value-type="string" table:style-name="ce21">
            <text:p>Este un client/server protocol care ofera in mod automat un Internet Protocol (IP) gazda cu adresa IP si alte informatii de configurare cum ar fi subnetmask si default gateway.</text:p>
          </table:table-cell>
          <table:table-cell table:number-columns-repeated="16382"/>
        </table:table-row>
        <table:table-row table:style-name="ro24">
          <table:table-cell office:value-type="string" table:style-name="ce19">
            <office:annotation draw:style-name="a2" svg:x="2.225in" svg:y="5.59166666666667in" svg:width="17.75in" svg:height="5.2in">
              <dc:creator/>
              <text:p>client</text:p>
              <text:p>dev tun</text:p>
              <text:p>proto udp</text:p>
              <text:p>remote 37.251.140.15 1194</text:p>
              <text:p>resolv-retry infinite</text:p>
              <text:p>nobind</text:p>
              <text:p>persist-key</text:p>
              <text:p>persist-tun</text:p>
              <text:p>comp-lzo</text:p>
              <text:p>verb 3</text:p>
              <text:p>cipher AES-256-CBC</text:p>
              <text:p>keysize 256</text:p>
              <text:p>#link-mtu 1558</text:p>
              <text:p>tun-mtu 1500</text:p>
              <text:p>auth-nocache</text:p>
              <text:p>tls-auth ta.key 1</text:p>
              <text:p>remote-cert-tls server</text:p>
              <text:p/>
              <text:p># certificate</text:p>
              <text:p>ca "C:\\Program Files\\OpenVPN\\config\\ca.crt"</text:p>
              <text:p>cert "C:\\Program Files\\OpenVPN\\config\\client.crt"</text:p>
              <text:p>key "C:\\Program Files\\OpenVPN\\config\\client.key"</text:p>
            </office:annotation>
            <text:p>VPN</text:p>
          </table:table-cell>
          <table:table-cell office:value-type="string" table:style-name="ce35">
            <text:p>Conexiune securizată la o altă rețea privata prin Internet. Transmite tot traficul dvs de retea la reteaua unde va conectati la VPN. Benefiicile ar fi : accesarea de la distanță a resurselor locale de rețea și ocolirea cenzurii Internetului sau site-urile cu restricții regionale, pentru a vă proteja activitatea de navigare. Preferat protocol UDP. Este Virtual pentru ca este ca si cum ai avea o conexiune directa la serverul unde te conectezi.</text:p>
          </table:table-cell>
          <table:table-cell table:number-columns-repeated="16382"/>
        </table:table-row>
        <table:table-row table:style-name="ro6">
          <table:table-cell office:value-type="string" table:style-name="ce6">
            <text:p>NAT (Network Adress</text:p>
            <text:p>Translation)</text:p>
          </table:table-cell>
          <table:table-cell office:value-type="string" table:style-name="ce21">
            <text:p>Adresa sursa sau destinatie a pachetelor este inlocuita cu alta la trecerea acestora prin statia Linux. Sunt de 2 feluri : SNAT si DNAT.</text:p>
          </table:table-cell>
          <table:table-cell table:number-columns-repeated="16382"/>
        </table:table-row>
        <table:table-row table:style-name="ro1">
          <table:table-cell office:value-type="string" table:style-name="ce19">
            <text:p>IP</text:p>
          </table:table-cell>
          <table:table-cell office:value-type="string" table:style-name="ce11">
            <text:p>Internet Protocol este un protocol prin care datele sunt trimise de la un calculator la altul prin intermediu Internetului.</text:p>
          </table:table-cell>
          <table:table-cell table:number-columns-repeated="16382"/>
        </table:table-row>
        <table:table-row table:style-name="ro6">
          <table:table-cell office:value-type="string" table:style-name="ce19">
            <text:p>IP Adress</text:p>
          </table:table-cell>
          <table:table-cell office:value-type="string" table:style-name="ce21">
            <text:p>Este o etichetă numerică atribuită fiecărui dispozitiv conectat la o rețea de calculatoare care utilizează protocolul de Internet pentru comunicații. Are doua functii : host sau</text:p>
            <text:p>identificarea interfeței de rețea și adresarea locației.</text:p>
          </table:table-cell>
          <table:table-cell table:number-columns-repeated="16382"/>
        </table:table-row>
        <table:table-row table:style-name="ro6">
          <table:table-cell office:value-type="string" table:style-name="ce19">
            <text:p>PORT</text:p>
          </table:table-cell>
          <table:table-cell office:value-type="string" table:style-name="ce21">
            <text:p>Punct final de comunicare de intrare sau iesire intr-un sistem de operare. Este asociat întotdeauna cu o adresă IP a unei gazde și cu tipul de protocol al</text:p>
            <text:p>comunicației.<text:s text:c="2"/></text:p>
          </table:table-cell>
          <table:table-cell table:number-columns-repeated="16382"/>
        </table:table-row>
        <table:table-row table:style-name="ro1">
          <table:table-cell office:value-type="string" table:style-name="ce19">
            <text:p>Socket</text:p>
          </table:table-cell>
          <table:table-cell office:value-type="string" table:style-name="ce30">
            <text:p>Punct final definit de o adresă IP și un port în contextul fie unei conexiuni TCP speciale fie a unei stări de ascultare.</text:p>
          </table:table-cell>
          <table:table-cell table:number-columns-repeated="16382"/>
        </table:table-row>
        <table:table-row table:style-name="ro24">
          <table:table-cell office:value-type="string" table:style-name="ce19">
            <text:p>PROTOCOL</text:p>
          </table:table-cell>
          <table:table-cell office:value-type="string" table:style-name="ce21">
            <text:p>O descriere formală a regulilor și convențiilor care stau la baza comunicării între dispozitivele atașate la rețea. Protocolul determină formatul sau structura mesajului, metodele prin care dispozitivele din rețea schimbă informații privitoare la căile către alte rețele, temporizarea, ordinea și controlul erorilor în comunicațiile de date, inițierea și finalizarea sesiunii pentru</text:p>
            <text:p>transferul de date și altele.</text:p>
          </table:table-cell>
          <table:table-cell table:number-columns-repeated="16382"/>
        </table:table-row>
        <table:table-row table:style-name="ro24">
          <table:table-cell office:value-type="string" table:style-name="ce19">
            <text:p>TCP</text:p>
          </table:table-cell>
          <table:table-cell office:value-type="string" table:style-name="ce21">
            <text:p>Trimite un syn pachet si dupa aceea asteapta un syn ack, dupa care mai trimite ceva si abia mai tarziu mai multe pachete (daca un pachet nu este receptionat sursa il mai trimite inca odata). Pachetele au un numar de secventa. Adica cel de la destinatie are buffer unde le pune temporar si le reasambleaza dupa acel numar iar dupa aceea este trimis in aplicatie. Face un three hand shake. Se foloseste la http (web) si multe altele.</text:p>
          </table:table-cell>
          <table:table-cell table:number-columns-repeated="16382"/>
        </table:table-row>
        <table:table-row table:style-name="ro1">
          <table:table-cell office:value-type="string" table:style-name="ce19">
            <text:p>UDP</text:p>
          </table:table-cell>
          <table:table-cell office:value-type="string" table:style-name="ce21">
            <text:p>Trimite pachetul fara sa foloseasca o conexiune si informatia este trimisa la nimereala. Headerul contine surse IP port si informatia (pachetul). Se foloseste pentru DNS, video, streaming.</text:p>
          </table:table-cell>
          <table:table-cell table:number-columns-repeated="16382"/>
        </table:table-row>
        <table:table-row table:style-name="ro5">
          <table:table-cell office:value-type="string" table:style-name="ce19">
            <text:p>ICMP</text:p>
          </table:table-cell>
          <table:table-cell office:value-type="string" table:style-name="ce21">
            <text:p>Internet Control Message Protocol este un protocol din suita TCP/IP care folosește la semnalizarea și diagnosticarea problemelor din rețea. Mesajele ICMP sunt încapsulate în</text:p>
            <text:p>Interiorul pachetelor IP. Versiunea ICMP ptr IPv4 este adesea cunoscuta ca ICMPv4; in schimb IPv6 dispune de un protocol similar cunoscut sub abrevierea ICMPv6.</text:p>
            <text:p>Ping trimite mesaje ICMP de tip echo request ("cerere de ecou") către calculatorul țintă și așteaptă de la acesta mesaje ICMP de tip echo reply ("răspuns de tip ecou"). Dacă</text:p>
            <text:p>acestea nu sunt primite, se poate presupune că ceva este în neregulă cu conexiunea dintre cele două calculatoare.</text:p>
          </table:table-cell>
          <table:table-cell table:number-columns-repeated="16382"/>
        </table:table-row>
        <table:table-row table:style-name="ro6">
          <table:table-cell office:value-type="string" table:style-name="ce6">
            <text:p>HTTP (Hypertext Transfer</text:p>
            <text:p>Protocol)</text:p>
          </table:table-cell>
          <table:table-cell office:value-type="string" table:style-name="ce21">
            <text:p>HTTP limbaj care transmite hypertext documents pe Internet. Comunicarea are loc, de obicei, prin TCP / IP, dar se poate utiliza orice transport de încredere. Portul implicit pentru</text:p>
            <text:p>TCP / IP este de 80, dar pot fi utilizate și alte porturi.</text:p>
          </table:table-cell>
          <table:table-cell table:number-columns-repeated="16382"/>
        </table:table-row>
        <table:table-row table:style-name="ro5">
          <table:table-cell office:value-type="string" table:style-name="ce19">
            <text:p>WWW</text:p>
          </table:table-cell>
          <table:table-cell office:value-type="string" table:style-name="ce21">
            <text:p>Totalitatea siturilor / documentelor și informaților de tip hipertext legate între ele, care pot fi accesate prin rețeaua mondială de Internet. Documentele, care rezidă în diferite locații</text:p>
            <text:p>pe diverse calculatoare server, pot fi regăsite cu ajutorul unui identificator univoc numit URL.</text:p>
            <text:p>WWW prefix este un subdomeniu al root domeniului si nu este necesar pentru motive de functionare. El poate fi folosit ca sa semnifice ca aceasta este adresa unde paginile web pot</text:p>
            <text:p>fi accesate spre deosebire de protocoale cum ar fi FTP, NNTP, GOPHER sau mail unde FTP acces este valabil</text:p>
          </table:table-cell>
          <table:table-cell table:number-columns-repeated="16382"/>
        </table:table-row>
        <table:table-row table:style-name="ro1">
          <table:table-cell office:value-type="string" table:style-name="ce19">
            <text:p>Apache</text:p>
          </table:table-cell>
          <table:table-cell office:value-type="string" table:style-name="ce21">
            <text:p>HTTP server web care serveste continut static, dinamic, HTML, imagini <text:s/>care este localizat intr-un server.</text:p>
          </table:table-cell>
          <table:table-cell table:number-columns-repeated="16382"/>
        </table:table-row>
        <table:table-row table:style-name="ro1">
          <table:table-cell office:value-type="string" table:style-name="ce19">
            <text:p>nginx</text:p>
          </table:table-cell>
          <table:table-cell office:value-type="string" table:style-name="ce11">
            <text:p>Reverse proxy server, HTTP server si load balancer care serveste fisiere statice si index, iar Apache ca backend server procesand fisiere dinamice</text:p>
          </table:table-cell>
          <table:table-cell table:number-columns-repeated="16382"/>
        </table:table-row>
        <table:table-row table:style-name="ro6">
          <table:table-cell office:value-type="string" table:style-name="ce18">
            <text:p>LVM</text:p>
          </table:table-cell>
          <table:table-cell office:value-type="string" table:style-name="ce30">
            <text:p>Metoda de alocare a spațiului pe dispozitivele de stocare în masă. În special, LVM strange spatiul in grupuri de volume si poate concatena sau combina partiții (sau block devices în</text:p>
            <text:p>general ) în partitii mai mari virtuale pe care administratorii le pot redimensiona sau muta, eventual fără a întrerupe utilizarea sistemului.</text:p>
          </table:table-cell>
          <table:table-cell table:number-columns-repeated="16382"/>
        </table:table-row>
        <table:table-row table:style-name="ro60">
          <table:table-cell office:value-type="string" table:style-name="ce6">
            <text:p>RAID (Redundant Array of</text:p>
            <text:p>Independent Disks)</text:p>
          </table:table-cell>
          <table:table-cell office:value-type="string" table:style-name="ce21">
            <text:p>Imparte toate datele pe mai multe disk-uri, astfel incat daca un disk se strica sa nu se piarda toate datele. Nivele RAID:</text:p>
            <text:p>RAID 0 - “disk stripping” - datele sunt scrisa pe mai multe disk-uri</text:p>
            <text:p>RAID 1 - “mirroring” - stocare automata a unei copii a datelor pe alte HDD-uri</text:p>
            <text:p>RAID 5 – cea mai folosita configuratie pentru servere in mediul business. Este nevoie de 3 disk-uri sau mai multe. Conform formulei XOR inseamna ca daca un disk se strica vom avea informatia pe celelalte disk-uri.</text:p>
            <text:p>RAID 10 – este o combinatie de RAID 0 si RAID 1. Cea mai buna performanta dar si cea mai scumpa.</text:p>
          </table:table-cell>
          <table:table-cell table:number-columns-repeated="16382"/>
        </table:table-row>
        <table:table-row table:style-name="ro1">
          <table:table-cell office:value-type="string" table:style-name="ce6">
            <text:p>Snapshot, recovery point</text:p>
          </table:table-cell>
          <table:table-cell office:value-type="string" table:style-name="ce21">
            <text:p>Copie de rezerva a serverului intr-un anumit punct in timp</text:p>
          </table:table-cell>
          <table:table-cell table:number-columns-repeated="16382"/>
        </table:table-row>
        <table:table-row table:style-name="ro1">
          <table:table-cell office:value-type="string" table:style-name="ce6">
            <text:p>Disk Safe</text:p>
          </table:table-cell>
          <table:table-cell office:value-type="string" table:style-name="ce21">
            <text:p>Totalitatea recovery point-urilor</text:p>
          </table:table-cell>
          <table:table-cell table:number-columns-repeated="16382"/>
        </table:table-row>
        <table:table-row table:style-name="ro1">
          <table:table-cell office:value-type="string" table:style-name="ce6">
            <text:p>Volum</text:p>
          </table:table-cell>
          <table:table-cell office:value-type="string" table:style-name="ce21">
            <text:p>Totalitatea disksafe-urilor</text:p>
          </table:table-cell>
          <table:table-cell table:number-columns-repeated="16382"/>
        </table:table-row>
        <table:table-row table:style-name="ro1">
          <table:table-cell office:value-type="string" table:style-name="ce19">
            <text:p>Load balancer</text:p>
          </table:table-cell>
          <table:table-cell office:value-type="string" table:style-name="ce11">
            <text:p>Imbunătățește distribuția încărcărilor de lucru pe mai multe resurse de calcul</text:p>
          </table:table-cell>
          <table:table-cell table:number-columns-repeated="16382"/>
        </table:table-row>
        <table:table-row table:style-name="ro1">
          <table:table-cell office:value-type="string" table:style-name="ce19">
            <text:p>Loopback 127.0.0.1</text:p>
          </table:table-cell>
          <table:table-cell office:value-type="string" table:style-name="ce11">
            <text:p>Folosita pentru teste evitand interfata de retea. Se pune in /etc/hosts 127.0.0.1 si <text:s/>a masinii (hostname) sau numele domeniului</text:p>
          </table:table-cell>
          <table:table-cell table:number-columns-repeated="16382"/>
        </table:table-row>
        <table:table-row table:style-name="ro1">
          <table:table-cell office:value-type="string" table:style-name="ce19">
            <text:p>NIC</text:p>
          </table:table-cell>
          <table:table-cell office:value-type="string" table:style-name="ce11">
            <text:p>Network Interface Card - este o componentă hardware a calculatorului care conectează un computer la o rețea de calculatoare.</text:p>
          </table:table-cell>
          <table:table-cell table:number-columns-repeated="16382"/>
        </table:table-row>
        <table:table-row table:style-name="ro50">
          <table:table-cell office:value-type="string" table:style-name="ce19">
            <text:p>VLAN</text:p>
          </table:table-cell>
          <table:table-cell office:value-type="string" table:style-name="ce21">
            <text:p>Mod de a separa logic mai multe device-uri intr-o retea conectate la acelasi Switch. Acestea sunt reprezentate printr-un ID (un numar de la 1 – 4094).</text:p>
            <text:p>Pe Switch-urile Cisco exista cateva ID rezervate, care nu pot fi utilizate, acestea fiind (1, 1002 – 1005). VLAN-urile se configureaza pe Switch-uri si se</text:p>
            <text:p>asigneaza pe porturile acestora. Porturile Switch-urilor pot fi configurate in 2 moduri:Access (atunci cand la celalalt capat se afla un end-device (PC,</text:p>
            <text:p>Laptop, Server etc.)) – permite trecerea UNUI Singur VLAN | Trunk (atunci cand la celalalt capat se afla un Switch, deoarece dorim sa permitem trecerea</text:p>
            <text:p>Mai multor VLAN-uri prin si intre acestea)– permite trecerea mai multor VLAN-uri</text:p>
          </table:table-cell>
          <table:table-cell table:number-columns-repeated="16382"/>
        </table:table-row>
        <table:table-row table:style-name="ro1">
          <table:table-cell office:value-type="string" table:style-name="ce19">
            <text:p>WAN</text:p>
          </table:table-cell>
          <table:table-cell office:value-type="string" table:style-name="ce30">
            <text:p>Orice rețea care conectează mai multe LAN-uri.</text:p>
          </table:table-cell>
          <table:table-cell table:number-columns-repeated="16382"/>
        </table:table-row>
        <table:table-row table:style-name="ro1">
          <table:table-cell office:value-type="string" table:style-name="ce19">
            <text:p>Router</text:p>
          </table:table-cell>
          <table:table-cell office:value-type="string" table:style-name="ce11">
            <text:p>Interconecteaza PC-urile dar ofera pe langa acest lucru si acces la internet prin intermediul unui port aditional la care se conecteaza un modem.</text:p>
          </table:table-cell>
          <table:table-cell table:number-columns-repeated="16382"/>
        </table:table-row>
        <table:table-row table:style-name="ro61">
          <table:table-cell office:value-type="string" table:style-name="ce19">
            <text:p>Switch</text:p>
          </table:table-cell>
          <table:table-cell office:value-type="string" table:style-name="ce11">
            <text:p>Conecteaza mai multe device-uri (PC-uri, Laptop-uri, Servere) in aceeasi retea locala (LAN).a Acest echipament contine mai multe port-uri (24 sau 48, depinde de model) care ii permit sa faca legatura in retea. Trimite datele de la un dispozitiv la celalalt pe baza adreselor MAC (sursa si destinatie). Retine in memorie o tabela CAM (Content-Addressable Memory) care descrie ce adresa MAC (sursa) se afla pe un port (altfel spus, face o mapare/asociere adresa MAC sursa – port). Adresa MAC X se afla pe portul Fa0/5, Adresa MAC G se afla pe portul Fa0/9 ( FastEthernet – 100Mbps ( aka. Fa0/1 … Fa0/24 ) , GigabitEthernet – 1000Mbps ( aka Gi0/1 … Gi0/24 ). Nu sunt capabile sa se conecteze la mai multe retele sau la internet si nu sunt capabile sa citeasca IP-uri. Trebuie sa aiba un calculator pornit pe post de server ca poarta de acces la Internet si acel dispozitiv trebuie sa aiba doua adaptoare de retea pentru „impartire”, unul pentru LAN si unul pentru WAN.</text:p>
          </table:table-cell>
          <table:table-cell table:number-columns-repeated="16382"/>
        </table:table-row>
        <table:table-row table:style-name="ro6">
          <table:table-cell office:value-type="string" table:style-name="ce19">
            <text:p>Acces Point ( transceiver)</text:p>
          </table:table-cell>
          <table:table-cell office:value-type="string" table:style-name="ce30">
            <text:p>Poartă pentru utilizatorii de dispozitive wireless către o rețea obișnuită prin cablu. Transforma semnalul care vine pe cablu in semnal wireless. Folosit</text:p>
            <text:p>pentru routerele care nu au wireless.<text:s text:c="2"/></text:p>
          </table:table-cell>
          <table:table-cell table:number-columns-repeated="16382"/>
        </table:table-row>
        <table:table-row table:style-name="ro1">
          <table:table-cell office:value-type="string" table:style-name="ce31">
            <text:p>Bandwith</text:p>
          </table:table-cell>
          <table:table-cell office:value-type="string" table:style-name="ce11">
            <text:p>Traficul alocat pentru un site. Daca ai pe o pagina din site o imagine cu marimea de 10kb si ai 100 vizitatori ai facut trafic 1000kb, adica aproape 1MB.</text:p>
          </table:table-cell>
          <table:table-cell table:number-columns-repeated="16382" table:style-name="ce1"/>
        </table:table-row>
        <table:table-row table:style-name="ro1">
          <table:table-cell office:value-type="string" table:style-name="ce19">
            <text:p>BGP</text:p>
          </table:table-cell>
          <table:table-cell office:value-type="string" table:style-name="ce11">
            <text:p>Protocolul de rutare folosit în nucleul Internetului. El menține o tabelă cu rețele IP (sau "prefixe") care arată calea folosită pentru a ajunge la rețeaua respectivă prin diferitele sisteme autonome (AS). Stabilește și menține conexiuni între routerele vecine folosind protocolul TCP.</text:p>
          </table:table-cell>
          <table:table-cell table:number-columns-repeated="16382" table:style-name="ce1"/>
        </table:table-row>
        <table:table-row table:style-name="ro1">
          <table:table-cell office:value-type="string" table:style-name="ce19">
            <text:p>Node</text:p>
          </table:table-cell>
          <table:table-cell office:value-type="string" table:style-name="ce30">
            <text:p>Dispozitiv electronic activ care este atașat la o rețea și este capabil să creeze, să primească sau să transmită informații printr-un canal de comunicații .</text:p>
          </table:table-cell>
          <table:table-cell table:number-columns-repeated="16382" table:style-name="ce1"/>
        </table:table-row>
        <table:table-row table:style-name="ro1">
          <table:table-cell office:value-type="string" table:style-name="ce19">
            <text:p>Ppoe</text:p>
          </table:table-cell>
          <table:table-cell table:style-name="ce30"/>
          <table:table-cell table:style-name="ce36"/>
          <table:table-cell table:number-columns-repeated="16381" table:style-name="ce32"/>
        </table:table-row>
        <table:table-row table:style-name="ro1">
          <table:table-cell table:style-name="ce19"/>
          <table:table-cell table:style-name="ce30"/>
          <table:table-cell table:number-columns-repeated="16382" table:style-name="ce1"/>
        </table:table-row>
        <table:table-row table:style-name="ro1">
          <table:table-cell office:value-type="string" table:style-name="ce19">
            <text:p>1 MB/s <text:s text:c="2"/>= <text:s/>8 Mbps<text:s text:c="2"/></text:p>
          </table:table-cell>
          <table:table-cell table:style-name="ce11"/>
          <table:table-cell table:number-columns-repeated="16382" table:style-name="ce1"/>
        </table:table-row>
        <table:table-row table:style-name="ro1">
          <table:table-cell table:style-name="ce19"/>
          <table:table-cell table:style-name="ce11"/>
          <table:table-cell table:number-columns-repeated="16382" table:style-name="ce1"/>
        </table:table-row>
        <table:table-row table:style-name="ro1">
          <table:table-cell office:value-type="string" table:style-name="ce19">
            <text:p>CTRL+ ENTER pentru ENTER</text:p>
          </table:table-cell>
          <table:table-cell table:style-name="ce11"/>
          <table:table-cell table:number-columns-repeated="16382" table:style-name="ce1"/>
        </table:table-row>
        <table:table-row table:number-rows-repeated="1048520" table:style-name="ro62">
          <table:table-cell table:number-columns-repeated="16384"/>
        </table:table-row>
      </table:table>
      <table:table table:name="LINUX" table:style-name="ta4">
        <table:table-column table:style-name="co14" table:default-cell-style-name="ce19"/>
        <table:table-column table:style-name="co15" table:default-cell-style-name="ce17"/>
        <table:table-column table:style-name="co16"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9">
            <text:p>Comanda</text:p>
          </table:table-cell>
          <table:table-cell office:value-type="string" table:style-name="ce37">
            <text:p>Comanda</text:p>
          </table:table-cell>
          <table:table-cell office:value-type="string" table:style-name="ce37">
            <text:p>Descriere</text:p>
          </table:table-cell>
          <table:table-cell table:number-columns-repeated="1021" table:style-name="ce38"/>
          <table:table-cell table:number-columns-repeated="15360"/>
        </table:table-row>
        <table:table-row table:style-name="ro63">
          <table:table-cell office:value-type="string" table:style-name="ce19">
            <text:p>find</text:p>
          </table:table-cell>
          <table:table-cell office:value-type="string" table:style-name="ce16">
            <text:p>find / -iname userz\*</text:p>
            <text:p>find . –iname “*.log”</text:p>
            <text:p>find . -type f -size +200M -exec ls -alh {} \;</text:p>
            <text:p>find / -type f -iname nameofstringfile\* -exec rm {} \;</text:p>
            <text:p>find . -name '*' | xargs rm -if</text:p>
            <text:p>find /home -type f -name startstring\* -exec rename startstring (fara\*) newstring {} \;</text:p>
            <text:p>find /pathtosearch -name "*.xpm" -exec cp {} /pathtocopy \;</text:p>
            <text:p>find / -mmin 10</text:p>
            <text:p>find /var/lib/mysql -printf '%m %p\n'</text:p>
            <text:p>find / -name munin\* -ls</text:p>
            <text:p><text:span text:style-name="T10">find &lt;path&gt; -type d -exec chmod 755 {} \;</text:span><text:span text:style-name="T10"/></text:p>
            <text:p><text:span text:style-name="T10">find &lt;path&gt; -type f -exec chmod 644 {} \;</text:span></text:p>
          </table:table-cell>
          <table:table-cell office:value-type="string" table:style-name="ce16">
            <text:p>Cauta toate fisierele care incep cu userz ignora case sensitive</text:p>
            <text:p>Cauta toate fisierele care se termina cu log ignora case sensitive</text:p>
            <text:p>Cauta toate fisierele mai mari de 200MB</text:p>
            <text:p>Remove all the files that starts with nameofstringfile from /</text:p>
            <text:p>Remove all files dintr-un director daca sunt peste 100 000 de mii</text:p>
            <text:p>Rename all the files that start with startstring in newstring</text:p>
            <text:p>Copy all the files cp-a preserve all –p preserve or cp-r to copy recursive</text:p>
            <text:p>Gaseste toate fisierele care au fost modificate in ultimele 10 minute</text:p>
            <text:p>Afiseaza fisierele cu ce permisiuni au fiecare</text:p>
            <text:p>Afiseaza fisierele cu timestamp</text:p>
          </table:table-cell>
          <table:table-cell table:number-columns-repeated="1021" table:style-name="ce38"/>
          <table:table-cell table:number-columns-repeated="15360"/>
        </table:table-row>
        <table:table-row table:style-name="ro64">
          <table:table-cell office:value-type="string" table:style-name="ce19">
            <text:p>locate</text:p>
          </table:table-cell>
          <table:table-cell office:value-type="string" table:style-name="ce16">
            <text:p>yum install mlocate<text:s text:c="2"/></text:p>
            <text:p>updatedb</text:p>
          </table:table-cell>
          <table:table-cell office:value-type="string" table:style-name="ce16">
            <text:p>Gaseste un fisier pe server.</text:p>
            <text:p>Actualizeaza locatiile fisierelor pentru comanda locate.</text:p>
          </table:table-cell>
          <table:table-cell table:number-columns-repeated="1021" table:style-name="ce38"/>
          <table:table-cell table:number-columns-repeated="15360"/>
        </table:table-row>
        <table:table-row table:style-name="ro6">
          <table:table-cell office:value-type="string" table:style-name="ce19">
            <text:p>du -sh (spatiul total)</text:p>
          </table:table-cell>
          <table:table-cell office:value-type="string" table:style-name="ce16">
            <text:p>du -sh ./* | sort -h</text:p>
            <text:p>du -sh .[^.]*</text:p>
          </table:table-cell>
          <table:table-cell office:value-type="string" table:style-name="ce16">
            <text:p>Arata spatiul per folder si sorteaza in ordinea marimii</text:p>
            <text:p>Arata hidden files spatiu si folders</text:p>
          </table:table-cell>
          <table:table-cell table:number-columns-repeated="1021" table:style-name="ce38"/>
          <table:table-cell table:number-columns-repeated="15360"/>
        </table:table-row>
        <table:table-row table:style-name="ro24">
          <table:table-cell office:value-type="string" table:style-name="ce19">
            <text:p>df</text:p>
          </table:table-cell>
          <table:table-cell office:value-type="string" table:style-name="ce16">
            <text:p>df -TH</text:p>
            <text:p>df -I</text:p>
            <text:p>df /pathoffileordirectory</text:p>
          </table:table-cell>
          <table:table-cell office:value-type="string" table:style-name="ce16">
            <text:p>Arata spatiul de pe fiecare disk in parte si pe ce sunt montate</text:p>
            <text:p>Numarul de inodes folosit si liberi pe partitii</text:p>
            <text:p>Arata pe ce partitie se afla fisierul sau directorul</text:p>
          </table:table-cell>
          <table:table-cell office:value-type="string" table:style-name="ce38">
            <text:p><text:s/></text:p>
          </table:table-cell>
          <table:table-cell table:number-columns-repeated="16380"/>
        </table:table-row>
        <table:table-row table:style-name="ro24">
          <table:table-cell office:value-type="string" table:style-name="ce19">
            <text:p>CageFS Skeleton</text:p>
          </table:table-cell>
          <table:table-cell office:value-type="string" table:style-name="ce16">
            <text:p>cagefs --force-update</text:p>
            <text:p>cagefs --remount-all<text:s text:c="2"/></text:p>
            <text:p>cagefsctl --cl-selector-reset-modules username</text:p>
          </table:table-cell>
          <table:table-cell office:value-type="string" table:style-name="ce6">
            <text:p><text:span text:style-name="T3">Actualizeaza CageFS Skeleton</text:span><text:span text:style-name="T3"/></text:p>
            <text:p><text:span text:style-name="T3">Remonteaza tot CageFS Skeleton cu directorul si userii</text:span><text:span text:style-name="T3"/></text:p>
            <text:p>Cloudlinux<text:s/><text:span text:style-name="T3">tine cacheul versiunii php de baza cu modulele de baza.</text:span></text:p>
          </table:table-cell>
          <table:table-cell table:number-columns-repeated="1021" table:style-name="ce38"/>
          <table:table-cell table:number-columns-repeated="15360"/>
        </table:table-row>
        <table:table-row table:style-name="ro6">
          <table:table-cell office:value-type="string" table:style-name="ce19">
            <text:p>CSF</text:p>
          </table:table-cell>
          <table:table-cell office:value-type="string" table:style-name="ce16">
            <text:p>csf -g <text:s text:c="5"/>csf -d <text:s text:c="7"/>csf -a <text:s text:c="5"/>csf -dr <text:s text:c="6"/>csf -r<text:s text:c="9"/></text:p>
            <text:p>WHM - ConfigServer Security &amp; Firewall - Quick Allow/Deny - 0.0.0.0/0</text:p>
          </table:table-cell>
          <table:table-cell office:value-type="string" table:style-name="ce16">
            <text:p>Cauta Blocheaza Adauga Deblocheaza Restarteaza</text:p>
            <text:p>Permite sau blocheaza accesul la toate adresele IP</text:p>
          </table:table-cell>
          <table:table-cell table:number-columns-repeated="1021" table:style-name="ce38"/>
          <table:table-cell table:number-columns-repeated="15360"/>
        </table:table-row>
        <table:table-row table:style-name="ro65">
          <table:table-cell office:value-type="string" table:style-name="ce39">
            <text:p>Diverse statistici</text:p>
          </table:table-cell>
          <table:table-cell office:value-type="string" table:style-name="ce40">
            <text:p>cat /domlogs/acceslog <text:s/>| awk '{print $1}' | sort | uniq -c |sort -n</text:p>
            <text:p>cat * | grep POST | grep xmlrpc <text:s text:c="2"/>in domlogs</text:p>
            <text:p>grep -R "26/Ian/2018" /usr/local/apache/logs/domlogs/sslt.ml* <text:s/>| cut -d":" -f2,3 | sort -h | uniq -c</text:p>
            <text:p>cat /usr/local/cpanel/logs/access_log | grep "01/26/2018" | cut -d":" -f2,3 | sort -h | uniq -c "01/26/2018:ora" afiseze pe ora | awk '{s+=$1} END {print s}' face totalul pe prima coloana</text:p>
            <text:p>cat /usr/local/cpanel/logs/access_log | grep "26/Jan/2018" |grep -v 200 | cut -d":" -f2,3 | sort -h | uniq -c</text:p>
            <text:p>ps auxf | grep /usr/bin/php | awk '{print $1}' |cut -d: -f1 |sort |uniq -c |sort -n</text:p>
          </table:table-cell>
          <table:table-cell office:value-type="string" table:style-name="ce41">
            <text:p>Afiseaza numarul de accesari ale unei adrese IP pe site</text:p>
            <text:p>Adresele IP care fac multe accesari pe un domeniu</text:p>
            <text:p>Statistica access log pe ora pe site de la adrese IP</text:p>
            <text:p/>
            <text:p>Statistica access log /requesturi per minut pe cPanel</text:p>
            <text:p/>
            <text:p/>
            <text:p>Statistica access log /requesturi per minut cate nu au avut status 200</text:p>
            <text:p/>
            <text:p>Afiseaza numarul de procese php per cont</text:p>
          </table:table-cell>
          <table:table-cell table:number-columns-repeated="1021" table:style-name="ce38"/>
          <table:table-cell table:number-columns-repeated="15360"/>
        </table:table-row>
        <table:table-row table:style-name="ro1">
          <table:table-cell office:value-type="string" table:style-name="ce39">
            <text:p>/root/scan.sh</text:p>
          </table:table-cell>
          <table:table-cell office:value-type="string" table:style-name="ce40">
            <text:p>/root/scan.sh <text:s text:c="3"/>cat fisierundesesalveazaoutputul</text:p>
          </table:table-cell>
          <table:table-cell office:value-type="string" table:style-name="ce1">
            <text:p>si eliminam din lista: cagefs, mailurile. Trimitem numai fisierele malitioase (Ex: Writeable Word).</text:p>
          </table:table-cell>
          <table:table-cell table:number-columns-repeated="1021" table:style-name="ce38"/>
          <table:table-cell table:number-columns-repeated="15360"/>
        </table:table-row>
        <table:table-row table:style-name="ro6">
          <table:table-cell office:value-type="string" table:style-name="ce19">
            <text:p>inodes</text:p>
          </table:table-cell>
          <table:table-cell office:value-type="string" table:style-name="ce16">
            <text:p>find . | cut -d"/" -f2 | sort | uniq -c | sort -rn</text:p>
            <text:p>Edquota -u username</text:p>
          </table:table-cell>
          <table:table-cell office:value-type="string" table:style-name="ce16">
            <text:p>Numara inodes dintr-un folder</text:p>
            <text:p>Afiseaza numarul de inodes din contul unui user</text:p>
          </table:table-cell>
          <table:table-cell table:number-columns-repeated="1021" table:style-name="ce38"/>
          <table:table-cell table:number-columns-repeated="15360"/>
        </table:table-row>
        <table:table-row table:style-name="ro24">
          <table:table-cell office:value-type="string" table:style-name="ce19">
            <text:p>tune2fs</text:p>
          </table:table-cell>
          <table:table-cell office:value-type="string" table:style-name="ce16">
            <text:p>tune2fs -l /dev/mapper/vg_centos6-lv_root</text:p>
            <text:p>tune2fs -m 0 /dev/mapper/vg_centos6-lv_root ( -m 5 este default rezervat pt un server)</text:p>
          </table:table-cell>
          <table:table-cell office:value-type="string" table:style-name="ce16">
            <text:p>Afiseasa informatii despre reserved blocks despre partitia respectiva</text:p>
            <text:p>Seteaza reserved blocks to 0%, temporar pentru a elibera spatiul pe partitia respectiva.</text:p>
          </table:table-cell>
          <table:table-cell table:number-columns-repeated="1021" table:style-name="ce38"/>
          <table:table-cell table:number-columns-repeated="15360"/>
        </table:table-row>
        <table:table-row table:style-name="ro6">
          <table:table-cell office:value-type="string" table:style-name="ce19">
            <text:p>mv</text:p>
          </table:table-cell>
          <table:table-cell office:value-type="string" table:style-name="ce16">
            <text:p>mv * targetdestination</text:p>
            <text:p>mv * .[^.]* .. sau mv * ../</text:p>
          </table:table-cell>
          <table:table-cell office:value-type="string" table:style-name="ce16">
            <text:p>Muta din folderul curent in targetdestination</text:p>
            <text:p>Move all files from current directory one upper directory</text:p>
          </table:table-cell>
          <table:table-cell table:number-columns-repeated="1021" table:style-name="ce38"/>
          <table:table-cell table:number-columns-repeated="15360"/>
        </table:table-row>
        <table:table-row table:style-name="ro1">
          <table:table-cell office:value-type="string" table:style-name="ce19">
            <text:p>shopt</text:p>
          </table:table-cell>
          <table:table-cell office:value-type="string" table:style-name="ce17">
            <text:p>shopt -s dotglob<text:s text:c="3"/></text:p>
          </table:table-cell>
          <table:table-cell office:value-type="string" table:style-name="ce17">
            <text:p>Move hidden files</text:p>
          </table:table-cell>
          <table:table-cell table:number-columns-repeated="1021" table:style-name="ce38"/>
          <table:table-cell table:number-columns-repeated="15360"/>
        </table:table-row>
        <table:table-row table:style-name="ro1">
          <table:table-cell office:value-type="string" table:style-name="ce19">
            <text:p>cp</text:p>
          </table:table-cell>
          <table:table-cell office:value-type="string" table:style-name="ce17">
            <text:p>cp -Rpv<text:s text:c="5"/></text:p>
          </table:table-cell>
          <table:table-cell office:value-type="string" table:style-name="ce17">
            <text:p>Copiaza recursiv si pastreaza permisiunile si timestamp</text:p>
          </table:table-cell>
          <table:table-cell table:number-columns-repeated="1021" table:style-name="ce38"/>
          <table:table-cell table:number-columns-repeated="15360"/>
        </table:table-row>
        <table:table-row table:style-name="ro1">
          <table:table-cell office:value-type="string" table:style-name="ce19">
            <text:p>rm</text:p>
          </table:table-cell>
          <table:table-cell office:value-type="string" table:style-name="ce17">
            <text:p>rm -rf cuvant*</text:p>
          </table:table-cell>
          <table:table-cell office:value-type="string" table:style-name="ce17">
            <text:p>Sterge toate cuvintele care incep cu cuvant</text:p>
          </table:table-cell>
          <table:table-cell table:number-columns-repeated="1021" table:style-name="ce38"/>
          <table:table-cell table:number-columns-repeated="15360"/>
        </table:table-row>
        <table:table-row table:style-name="ro6">
          <table:table-cell office:value-type="string" table:style-name="ce19">
            <text:p>mkdir</text:p>
          </table:table-cell>
          <table:table-cell office:value-type="string" table:style-name="ce17">
            <text:p>mkdir –p –m 400 /home</text:p>
          </table:table-cell>
          <table:table-cell office:value-type="string" table:style-name="ce16">
            <text:p>p – create a directory and subdirectories in the same time , m from permisions</text:p>
            <text:p>400 is the number of permisions)</text:p>
          </table:table-cell>
          <table:table-cell table:number-columns-repeated="1021" table:style-name="ce38"/>
          <table:table-cell table:number-columns-repeated="15360"/>
        </table:table-row>
        <table:table-row table:style-name="ro50">
          <table:table-cell office:value-type="string" table:style-name="ce19">
            <text:p>ln</text:p>
            <text:p/>
            <text:p>Arhivarea unui</text:p>
            <text:p>Simbolic link nu merge</text:p>
          </table:table-cell>
          <table:table-cell office:value-type="string" table:style-name="ce16">
            <text:p>ln file1 file2<text:s text:c="2"/></text:p>
            <text:p/>
            <text:p>ln -s file1 file2<text:s text:c="7"/></text:p>
            <text:p>unlink numelesymboluluilinkului</text:p>
            <text:p>chown -h user:user<text:s text:c="2"/></text:p>
          </table:table-cell>
          <table:table-cell office:value-type="string" table:style-name="ce16">
            <text:p>Creates a hard link called symbolic link also which is file2 (shortcut ) from file1</text:p>
            <text:p>that already exists</text:p>
            <text:p>Creates symbolic or soft</text:p>
            <text:p>Unlink la symbolic link</text:p>
            <text:p>Schimba userul si grupul unui symbolic link</text:p>
          </table:table-cell>
          <table:table-cell table:number-columns-repeated="16381"/>
        </table:table-row>
        <table:table-row table:style-name="ro1">
          <table:table-cell office:value-type="string" table:style-name="ce19">
            <text:p>diff</text:p>
          </table:table-cell>
          <table:table-cell office:value-type="string" table:style-name="ce16">
            <text:p>diff &lt;filename1&gt; &lt;filename2&gt;<text:s text:c="2"/></text:p>
          </table:table-cell>
          <table:table-cell office:value-type="string" table:style-name="ce16">
            <text:p>Compara diferentele dintre 2 fisiere</text:p>
          </table:table-cell>
          <table:table-cell table:number-columns-repeated="16381"/>
        </table:table-row>
        <table:table-row table:style-name="ro66">
          <table:table-cell office:value-type="string" table:style-name="ce19">
            <text:p>exim</text:p>
          </table:table-cell>
          <table:table-cell office:value-type="string" table:style-name="ce16">
            <text:p>exim -bp|grep frozen|awk '{print $3}' |xargs exim -Mrm</text:p>
            <text:p>exim -bp |grep "adresademail" |awk {'print $3'} | xargs exim -Mrm</text:p>
            <text:p>exim -bp | grep “adresamail” -B1 | grep "&lt;&gt;" | awk {'print $3'} | xargs exim -Mrm</text:p>
            <text:p>exim -bp exim -bpc</text:p>
            <text:p>exim -bp | awk '/^ *[0-9]+[mhd]/{print "exim -Mrm " $3}' | bash</text:p>
            <text:p>exim -Mvh id exim -Mvb id</text:p>
            <text:p>exim -qff exim-qf idulmailului</text:p>
            <text:p>awk '$3 ~ /^cwd/{print $3}' /var/log/exim_mainlog | sort | uniq -c | sed "s|^ *||g" | sort -nr</text:p>
            <text:p>exim -bp | exiqsumm -s</text:p>
            <text:p>exim -bv -d+all zzzzzzz@zzzzzz.ro</text:p>
            <text:p>exim -bt<text:s text:c="2"/></text:p>
            <text:p>exim -v -odf zzzzzz@zzzzzzzzz.ro <text:s text:c="8"/>Mesajuldetest si <text:s text:c="2"/>.</text:p>
            <text:p>zgrep adresaiplocatie /var/log/exim_mainlog* /var/log/maillog</text:p>
          </table:table-cell>
          <table:table-cell office:value-type="string" table:style-name="ce16">
            <text:p>Sterge mailurile frozen din coada</text:p>
            <text:p>Sterge mailurile cu adresademail din coada</text:p>
            <text:p>Sterge mailurile din coada cand e adresa de mail sub mesaj ID si nu in dreapta</text:p>
            <text:p>Listeaza mailurile aflate in coada . Numara mailurile</text:p>
            <text:p>Sterge toate mailurile din coada</text:p>
            <text:p>Afiseaza headearul mailului . Afiseaza bodyul mailului</text:p>
            <text:p>forteaza trimiterea tuturor mailurilor din coada de asteptare)</text:p>
            <text:p>Afiseaza de unde se trimit mailuri</text:p>
            <text:p>Afiseaza coada altfel</text:p>
            <text:p>Testeaza toate routerele pentru o adresa</text:p>
            <text:p>Testeaza cum exim va ruta o adresa</text:p>
            <text:p>Trimite mail de test de la root catre adresa de mail</text:p>
            <text:p>Afiseaza mailurile din arhivele de mail exim sau dovecot</text:p>
          </table:table-cell>
          <table:table-cell table:number-columns-repeated="16381"/>
        </table:table-row>
        <table:table-row table:style-name="ro67">
          <table:table-cell office:value-type="string" table:style-name="ce19">
            <office:annotation draw:style-name="a3" svg:x="1.01666666666667in" svg:y="10.6666666666667in" svg:width="6.54166666666667in" svg:height="5.21666666666667in">
              <dc:creator/>
              <text:p><text:span text:style-name="T11"/></text:p>
              <text:p><text:span text:style-name="T12">Webmin - Servers - SMTP Authentication And Encryption - Enable TLS encryption</text:span><text:span text:style-name="T11">? - If request by client .</text:span><text:span text:style-name="T11"/></text:p>
              <text:p><text:span text:style-name="T11">(Daca punem Always o sa ne dea SMTP error 250 Authentification daca nu avem un TLS Certificate )</text:span></text:p>
            </office:annotation>
            <text:p>postfix</text:p>
          </table:table-cell>
          <table:table-cell office:value-type="string" table:style-name="ce16">
            <text:p>postconf -n</text:p>
            <text:p>postqueue -p sau mailq</text:p>
            <text:p>postcat -q ID</text:p>
            <text:p>postqueue -f</text:p>
            <text:p>postsuper -d ALL</text:p>
            <text:p>postmap -q user@domeniu.ro hash:/etc/postfix/mailbox_maps</text:p>
            <text:p/>
          </table:table-cell>
          <table:table-cell office:value-type="string" table:style-name="ce16">
            <text:p>Afiseaza configuratia Postfixului</text:p>
            <text:p>Afiseaza mail que</text:p>
            <text:p>Afiseaza continutul unui mail din coada</text:p>
            <text:p>Forteaza trimiterea unuil email din coada</text:p>
            <text:p>Sterge toate mailurile din coada</text:p>
            <text:p>Interogheaza corecta functionare a tabelei externe</text:p>
            <text:p/>
          </table:table-cell>
          <table:table-cell table:number-columns-repeated="16381"/>
        </table:table-row>
        <table:table-row table:style-name="ro6">
          <table:table-cell office:value-type="string" table:style-name="ce19">
            <text:p>SPAM</text:p>
          </table:table-cell>
          <table:table-cell office:value-type="string" table:style-name="ce16">
            <text:p>grep cwd /var/log/exim_mainlog | grep -v /var/spool | awk -F"cwd=" '{print $2}' | awk '{print $1}' | sort | uniq -c | sort -nh</text:p>
          </table:table-cell>
          <table:table-cell office:value-type="string" table:style-name="ce16">
            <text:p>Check SPAM</text:p>
          </table:table-cell>
          <table:table-cell table:number-columns-repeated="16381"/>
        </table:table-row>
        <table:table-row table:style-name="ro50">
          <table:table-cell office:value-type="string" table:style-name="ce19">
            <office:annotation draw:style-name="a4" svg:x="1.6in" svg:y="13.7666666666667in" svg:width="8.91666666666667in" svg:height="24.5916666666667in">
              <dc:creator/>
              <text:p>Column descriptions:</text:p>
              <text:p/>
              <text:p>PID: A process’s process ID number.</text:p>
              <text:p/>
              <text:p>USER: The process’s owner.</text:p>
              <text:p/>
              <text:p>PR: The process’s priority. The lower the number, the higher the priority.</text:p>
              <text:p/>
              <text:p>NI: The nice value of the process, which affects its priority.</text:p>
              <text:p/>
              <text:p>VIRT: How much virtual memory the process is using.</text:p>
              <text:p/>
              <text:p>RES: How much physical RAM the process is using, measured in kilobytes.</text:p>
              <text:p/>
              <text:p>SHR: How much shared memory the process is using.</text:p>
              <text:p/>
              <text:p>S: The current status of the process (zombied, sleeping, running, uninterruptedly sleeping, or traced).</text:p>
              <text:p/>
              <text:p>%CPU: The percentage of the processor time used by the process.</text:p>
              <text:p/>
              <text:p>%MEM: The percentage of physical RAM used by the process.</text:p>
              <text:p/>
              <text:p>TIME+: How much processor time the process has used.</text:p>
              <text:p/>
              <text:p>COMMAND: The name of the command that started the process.</text:p>
              <text:p/>
              <text:p>I realize that this is a couple month old thread, but it does hit Google as one of the first links. Hopefully it will make someone else's day easier.</text:p>
              <text:p/>
              <text:p>Just because you have a 1h for a PID/Process, it isn't a terrible thing, if the CPU% is steadily high, that may be more of an issue.</text:p>
            </office:annotation>
            <text:p>htop w <text:s/>free -m</text:p>
          </table:table-cell>
          <table:table-cell office:value-type="string" table:style-name="ce16">
            <text:p>htop <text:s/>Shift+M <text:s/>- memorie highest <text:s/>Shift+P – procesor <text:s/>Shift+T – time</text:p>
            <text:p>htop -u numeleuserului</text:p>
            <text:p>stress --vm 2 --vm-bytes 128M ( 2 este numarul de workers iar 128M este per worker)</text:p>
            <text:p>fulload() { dd if=/dev/zero of=/dev/null | dd if=/dev/zero of=/dev/null | dd if=/dev/zero of=/dev/null | dd if=/dev/zero of=/dev/null &amp; }; fulload; read; killall dd</text:p>
          </table:table-cell>
          <table:table-cell office:value-type="string" table:style-name="ce16">
            <text:p>Load average check</text:p>
            <text:p>Load average check pentru un user</text:p>
            <text:p>Streseaza sistemul pentru test ca sa dea increase la Load average</text:p>
            <text:p>Increase la CPU</text:p>
          </table:table-cell>
          <table:table-cell table:number-columns-repeated="16381"/>
        </table:table-row>
        <table:table-row table:style-name="ro1">
          <table:table-cell office:value-type="string" table:style-name="ce19">
            <text:p>iotop</text:p>
          </table:table-cell>
          <table:table-cell office:value-type="string" table:style-name="ce16">
            <text:p>iotop</text:p>
          </table:table-cell>
          <table:table-cell office:value-type="string" table:style-name="ce16">
            <text:p>Afiseaza procesele I/O</text:p>
          </table:table-cell>
          <table:table-cell table:number-columns-repeated="16381"/>
        </table:table-row>
        <table:table-row table:style-name="ro1">
          <table:table-cell office:value-type="string" table:style-name="ce19">
            <text:p>iftop</text:p>
          </table:table-cell>
          <table:table-cell office:value-type="string" table:style-name="ce16">
            <text:p>iftop</text:p>
          </table:table-cell>
          <table:table-cell office:value-type="string" table:style-name="ce16">
            <text:p>Afiseaza latimea de banda pe o interfata</text:p>
          </table:table-cell>
          <table:table-cell table:number-columns-repeated="16381"/>
        </table:table-row>
        <table:table-row table:style-name="ro1">
          <table:table-cell office:value-type="string" table:style-name="ce19">
            <text:p>iostat</text:p>
          </table:table-cell>
          <table:table-cell office:value-type="string" table:style-name="ce16">
            <text:p>iostat</text:p>
          </table:table-cell>
          <table:table-cell office:value-type="string" table:style-name="ce16">
            <text:p>Afiseaza statistici despre CPU si input/output despre devices, partitii si NFS</text:p>
          </table:table-cell>
          <table:table-cell table:number-columns-repeated="16381"/>
        </table:table-row>
        <table:table-row table:style-name="ro24">
          <table:table-cell office:value-type="string" table:style-name="ce19">
            <text:p>scp</text:p>
          </table:table-cell>
          <table:table-cell office:value-type="string" table:style-name="ce16">
            <text:p>scp -P 24 zzzfisier <text:s/>root@sacred.ml:/home</text:p>
            <text:p>scp -rvCpP 24 zzzfisier root@sacred.ml:/home facem mai intai arhiva cu tar ca sa pastram</text:p>
            <text:p>permisiunile</text:p>
          </table:table-cell>
          <table:table-cell office:value-type="string" table:style-name="ce16">
            <text:p>Copiaza fisierul zzzfisier pe serverul sacred.ml in /home</text:p>
            <text:p>Copiaza fisierul zzzfisier pe serverul sacred.ml in /home</text:p>
          </table:table-cell>
          <table:table-cell table:number-columns-repeated="16381"/>
        </table:table-row>
        <table:table-row table:style-name="ro50">
          <table:table-cell office:value-type="string" table:style-name="ce19">
            <text:p>rsync</text:p>
            <text:p>-a – arhiva</text:p>
            <text:p>-z – compresie</text:p>
            <text:p>-h – human readable</text:p>
            <text:p>-e – alternate</text:p>
            <text:p>remote shell</text:p>
            <text:p>-v – verbose</text:p>
            <text:p>-n dry – run</text:p>
          </table:table-cell>
          <table:table-cell office:value-type="string" table:style-name="ce16">
            <text:p>rsync -azhe "ssh -p 652" --info=progress2 /home/sursa root@zzzzzz.ro:/destinatie</text:p>
            <text:p>rsync -avzhe "ssh -p 652" /home/sursa root@zzzzzz.ro:/destinatie</text:p>
            <text:p/>
            <text:p/>
            <text:p>rsync –aP /fromdirectory/ /destinationdirectory/</text:p>
          </table:table-cell>
          <table:table-cell office:value-type="string" table:style-name="ce16">
            <text:p>Rsync cu progress bar la transferul total fara sa afiseze fiecare fisier in parte</text:p>
            <text:p>rSync server-to-server via SSH la sacred.ml putem sa punem si IP-ul</text:p>
            <text:p>serverului iar la root orice username care se afla pe serverul ala si sa</text:p>
            <text:p>aiba permisiuni in partea aia unde copiem</text:p>
            <text:p>Copy all the files from directory and subdirectories without the directory name</text:p>
          </table:table-cell>
          <table:table-cell table:number-columns-repeated="16381"/>
        </table:table-row>
        <table:table-row table:style-name="ro6">
          <table:table-cell office:value-type="string" table:style-name="ce19">
            <text:p>curl</text:p>
          </table:table-cell>
          <table:table-cell office:value-type="string" table:style-name="ce16">
            <text:p>curl -I domain.ro</text:p>
            <text:p>curl -T /home/numelearhivei.tar.gz ftp://22.22.22.22 --user zzzzz:parola</text:p>
          </table:table-cell>
          <table:table-cell office:value-type="string" table:style-name="ce16">
            <text:p>Afiseaza statusul siteului cu eroarea. HTTP/1.1 200 OK</text:p>
            <text:p>Copiaza arhiva prin ftp cu userul</text:p>
          </table:table-cell>
          <table:table-cell table:number-columns-repeated="16381"/>
        </table:table-row>
        <table:table-row table:style-name="ro5">
          <table:table-cell office:value-type="string" table:style-name="ce19">
            <text:p>TAR</text:p>
          </table:table-cell>
          <table:table-cell office:value-type="string" table:style-name="ce16">
            <text:p>tar -cvzpf arhivasalvat.tar.gz file</text:p>
            <text:p>tar -tvf</text:p>
            <text:p>tar -zxpvf</text:p>
            <text:p>tar -jxpvf</text:p>
          </table:table-cell>
          <table:table-cell office:value-type="string" table:style-name="ce16">
            <text:p>Arhiveaza fisierul file in arhivasalvat.tar.gz</text:p>
            <text:p>Listeaza continutul unei arhive tar</text:p>
            <text:p>Dezarhivare si decompresie -&gt; xxx.tar.gzt</text:p>
            <text:p>Dezarhivare si decompresie -&gt; xxx.tar.bz2</text:p>
          </table:table-cell>
          <table:table-cell table:number-columns-repeated="16381"/>
        </table:table-row>
        <table:table-row table:style-name="ro6">
          <table:table-cell office:value-type="string" table:style-name="ce19">
            <text:p>zip</text:p>
          </table:table-cell>
          <table:table-cell office:value-type="string" table:style-name="ce16">
            <text:p>zip numenou fisiervechi</text:p>
            <text:p>unzip file.zip unzip -l file.zip</text:p>
          </table:table-cell>
          <table:table-cell office:value-type="string" table:style-name="ce16">
            <text:p>Compreseaza fisiervechi si il pune in numenou.zip</text:p>
            <text:p>Extrage toate fisierele din file.zip Vede in interiorul file.zip</text:p>
          </table:table-cell>
          <table:table-cell table:number-columns-repeated="16381"/>
        </table:table-row>
        <table:table-row table:style-name="ro6">
          <table:table-cell office:value-type="string" table:style-name="ce19">
            <text:p>gunzip</text:p>
          </table:table-cell>
          <table:table-cell office:value-type="string" table:style-name="ce16">
            <text:p>gunzip file.gz</text:p>
            <text:p>zcat file.gz</text:p>
          </table:table-cell>
          <table:table-cell office:value-type="string" table:style-name="ce16">
            <text:p>Extrage fisierele</text:p>
            <text:p>Afiseaza continutul arhivei</text:p>
          </table:table-cell>
          <table:table-cell table:number-columns-repeated="16381"/>
        </table:table-row>
        <table:table-row table:style-name="ro60">
          <table:table-cell office:value-type="string" table:style-name="ce19">
            <text:p>grep</text:p>
          </table:table-cell>
          <table:table-cell office:value-type="string" table:style-name="ce16">
            <text:p>export GREP_OPTIONS='--color=always'</text:p>
            <text:p>export PS1="\e[1;96m\u@\h \W\$ \e[m "</text:p>
            <text:p>grep -R "string" /undesacaute</text:p>
            <text:p>grep -rnw /home -e "pattern"</text:p>
            <text:p>grep -c ‘word‘ /path/to/file</text:p>
            <text:p><text:span text:style-name="T10">grep -R "ipvechi" | fgrep -v "error_log"</text:span></text:p>
          </table:table-cell>
          <table:table-cell office:value-type="string" table:style-name="ce16">
            <text:p>Coloreaza grep punem in bashrc in root</text:p>
            <text:p>Coloreaza promptul ssh</text:p>
            <text:p>Cauta string recursiv in folderul care ii dam</text:p>
            <text:p>Cauta in /home dupa "pattern" si afieaza si fisierul si linia</text:p>
            <text:p>Numara de cate ori se gaseste word in file</text:p>
            <text:p>Cauta dar exclude fisierul error_log</text:p>
          </table:table-cell>
          <table:table-cell table:number-columns-repeated="16381"/>
        </table:table-row>
        <table:table-row table:style-name="ro1">
          <table:table-cell office:value-type="string" table:style-name="ce19">
            <text:p>ls</text:p>
          </table:table-cell>
          <table:table-cell office:value-type="string" table:style-name="ce16">
            <text:p>ls -last <text:s text:c="2"/>ls -lah</text:p>
          </table:table-cell>
          <table:table-cell office:value-type="string" table:style-name="ce16">
            <text:p>Afiseaza fisierele in ordinea cand au fost modificate ultima data</text:p>
          </table:table-cell>
          <table:table-cell table:number-columns-repeated="16381"/>
        </table:table-row>
        <table:table-row table:style-name="ro1">
          <table:table-cell office:value-type="string" table:style-name="ce19">
            <text:p>whereis</text:p>
          </table:table-cell>
          <table:table-cell office:value-type="string" table:style-name="ce16">
            <text:p>whereis numelecomenzii</text:p>
          </table:table-cell>
          <table:table-cell office:value-type="string" table:style-name="ce16">
            <text:p>Gaseste locatia binara a comenzii unde este instalat si man pages</text:p>
          </table:table-cell>
          <table:table-cell table:number-columns-repeated="16381"/>
        </table:table-row>
        <table:table-row table:style-name="ro6">
          <table:table-cell office:value-type="string" table:style-name="ce19">
            <text:p>cut</text:p>
          </table:table-cell>
          <table:table-cell office:value-type="string" table:style-name="ce16">
            <text:p>cat /etc/userdomains | cut -d":" -f1</text:p>
            <text:p>cat /etc/userdomains | cut -d":" --complement -f1</text:p>
          </table:table-cell>
          <table:table-cell office:value-type="string" table:style-name="ce16">
            <text:p>Desparte dupa delimitatorul ":" si afiseaza doar primul element</text:p>
            <text:p>Desparte dupa delimitatorul ":" si afiseaza tot mai putin primul element</text:p>
          </table:table-cell>
          <table:table-cell table:number-columns-repeated="16381"/>
        </table:table-row>
        <table:table-row table:style-name="ro5">
          <table:table-cell office:value-type="string" table:style-name="ce19">
            <text:p>.htaccess</text:p>
          </table:table-cell>
          <table:table-cell office:value-type="string" table:style-name="ce16">
            <text:p>deny from all <text:s text:c="11"/>deny from adresaip</text:p>
            <text:p>allow from 22.22.22.22</text:p>
            <text:p>require all denied require not adresaip</text:p>
            <text:p>require ip 22.22.22.22</text:p>
          </table:table-cell>
          <table:table-cell office:value-type="string" table:style-name="ce16">
            <text:p>Blocare acces all</text:p>
            <text:p>Allow IP 22.22.22.22</text:p>
            <text:p>Blocare acces all - Apache2.4</text:p>
            <text:p>Allow adresa IP 22.22.22.22 - Apache2.4</text:p>
          </table:table-cell>
          <table:table-cell table:number-columns-repeated="16381"/>
        </table:table-row>
        <table:table-row table:style-name="ro1">
          <table:table-cell office:value-type="string" table:style-name="ce19">
            <text:p>chattr</text:p>
          </table:table-cell>
          <table:table-cell office:value-type="string" table:style-name="ce16">
            <text:p>chattr -i <text:s text:c="2"/>sau +i <text:s text:c="4"/>lsattr numelefisierului (listeaza atributele fisierului)</text:p>
          </table:table-cell>
          <table:table-cell office:value-type="string" table:style-name="ce16">
            <text:p>Face un fisier accesibil sau neaccesibil nici de root</text:p>
          </table:table-cell>
          <table:table-cell table:number-columns-repeated="16381"/>
        </table:table-row>
        <table:table-row table:style-name="ro1">
          <table:table-cell office:value-type="string" table:style-name="ce19">
            <text:p>telnet</text:p>
          </table:table-cell>
          <table:table-cell office:value-type="string" table:style-name="ce17">
            <text:p>telnet domain.ro 25,80,110 <text:s/>(unul dintre porturi) <text:s text:c="2"/>Ctrl ] <text:s text:c="3"/>quit</text:p>
            <text:p>Mail from:zzzzzz@ zzzzz.ro</text:p>
            <text:p>Rcpt to:dddd@ dddddd.ro</text:p>
            <text:p>Data:</text:p>
            <text:p>Subject:</text:p>
            <text:p>Mesajul care sa il transmitem.</text:p>
            <text:p>“.”</text:p>
          </table:table-cell>
          <table:table-cell office:value-type="string" table:style-name="ce17">
            <text:p>Verifica daca portul acela este deschis si daca se poate conecta la el</text:p>
          </table:table-cell>
          <table:table-cell table:number-columns-repeated="16381"/>
        </table:table-row>
        <table:table-row table:style-name="ro50">
          <table:table-cell office:value-type="string" table:style-name="ce19">
            <text:p>nmap</text:p>
          </table:table-cell>
          <table:table-cell office:value-type="string" table:style-name="ce16">
            <text:p>nmap --allports domeniu.ro<text:s text:c="2"/></text:p>
            <text:p>nmap -A domeniu.ro</text:p>
            <text:p>nmap -v domeniu.ro nmap -v 22.22.22.22</text:p>
            <text:p>Nmap 22.22.22.15-25</text:p>
            <text:p>Nmap 22.22.22.0/24</text:p>
          </table:table-cell>
          <table:table-cell office:value-type="string" table:style-name="ce16">
            <text:p>Scaneaza si afiseaza toate porturile TCP/UDP</text:p>
            <text:p>Scaneaza si afiseaza versiunea serviciilor porturilor</text:p>
            <text:p>Scaneaza si afiseaza toate porturile deschise sau filtrate, latency, hostname</text:p>
            <text:p>Scaneaza un range de adrese IP de la .15 la .25 . Ii dam fara -v less info.</text:p>
            <text:p>Scan an entire subnet ( de la 11 la 254 inclusiv 1 ) 256 scanate in total</text:p>
          </table:table-cell>
          <table:table-cell table:number-columns-repeated="16381"/>
        </table:table-row>
        <table:table-row table:style-name="ro68">
          <table:table-cell office:value-type="string" table:style-name="ce19">
            <text:p>Iptables</text:p>
          </table:table-cell>
          <table:table-cell office:value-type="string" table:style-name="ce16">
            <text:p>iptables -I INPUT -p tcp <text:s/>-s 22.22.22.22 --dport 80 -j DROP</text:p>
            <text:p>iptables -I INPUT -p tcp --dport 25 -j DROP</text:p>
            <text:p>iptables -A INPUT -s 22.22.22.22/32 -j DROP</text:p>
            <text:p>iptables -I INPUT -s 22.22.22.22 -j ACCEPT</text:p>
            <text:p>iptables -I INPUT -d 22.22.22.22 -j ACCEPT</text:p>
            <text:p>iptables -A INPUT -i eth0 -m iprange --src-range 22.22.22.15-22.22.22.75 -j ACCEPT</text:p>
            <text:p>iptables -nvL --line-numbers iptables -D INPUT 1 (numarul liniei Ex 1 stearga) iptables-save</text:p>
            <text:p>iptables -D numelechainrule</text:p>
            <text:p>iptables -I OUTPUT -p tcp -m string --string "google.com" --algo kmp -j REJECT</text:p>
            <text:p>/etc/hosts 127.0.0.1 numelesiteuluicarevremsailblocam</text:p>
            <text:p>iptables-save &gt; iptables_bkp.txt iptables-restore &lt; iptables_bkp.txt</text:p>
          </table:table-cell>
          <table:table-cell office:value-type="string" table:style-name="ce16">
            <text:p>Block port 80 for your <text:s/>Ipaddress 22.22.22.22</text:p>
            <text:p>Block port 25 for everyone</text:p>
            <text:p>Blocare adresa IP</text:p>
            <text:p>Allow adresa IP sursa</text:p>
            <text:p>Allow adresa IP destinatie</text:p>
            <text:p>Allow from IP range from 22.22.22.15 until 22.22.22.75</text:p>
            <text:p>Listeaza lista de reguli din iptables</text:p>
            <text:p/>
            <text:p>Sterge chainrule din iptables</text:p>
            <text:p>Blocheaza accesul la siteul respectiv (google.com exemplu)</text:p>
            <text:p>Blocheaza accesul la siteul respectiv</text:p>
          </table:table-cell>
          <table:table-cell table:number-columns-repeated="16381"/>
        </table:table-row>
        <table:table-row table:style-name="ro24">
          <table:table-cell office:value-type="string" table:style-name="ce19">
            <text:p>firewalld (Centos 7)</text:p>
          </table:table-cell>
          <table:table-cell office:value-type="string" table:style-name="ce16">
            <text:p>firewall-cmd --permanent --zone=public --add-port=24/tcp</text:p>
            <text:p>firewall-cmd --list-ports</text:p>
            <text:p>firewall-cmd --reload</text:p>
          </table:table-cell>
          <table:table-cell office:value-type="string" table:style-name="ce16">
            <text:p>Deschide portul 24</text:p>
            <text:p>Listeaza toate porturile deschise</text:p>
            <text:p>Restarteaza firewalld</text:p>
          </table:table-cell>
          <table:table-cell table:number-columns-repeated="16381"/>
        </table:table-row>
        <table:table-row table:style-name="ro1">
          <table:table-cell office:value-type="string" table:style-name="ce19">
            <text:p>cPHulk</text:p>
          </table:table-cell>
          <table:table-cell office:value-type="string" table:style-name="ce16">
            <text:p>WHM - cPHulk Brute Force Protection - History Reports - Remove Blocks and Clear</text:p>
          </table:table-cell>
          <table:table-cell office:value-type="string" table:style-name="ce16">
            <text:p>Elimina toate filtrele</text:p>
          </table:table-cell>
          <table:table-cell table:number-columns-repeated="16381"/>
        </table:table-row>
        <table:table-row table:style-name="ro1">
          <table:table-cell office:value-type="string" table:style-name="ce19">
            <text:p>ufw Ubuntu</text:p>
          </table:table-cell>
          <table:table-cell office:value-type="string" table:style-name="ce16">
            <text:p>ufw enable ufw disable <text:s text:c="3"/>daca nu merge netu dam disable si clear la iptables</text:p>
          </table:table-cell>
          <table:table-cell office:value-type="string" table:style-name="ce16">
            <text:p>Opreste firewall iptables</text:p>
          </table:table-cell>
          <table:table-cell table:number-columns-repeated="16381"/>
        </table:table-row>
        <table:table-row table:style-name="ro50">
          <table:table-cell office:value-type="string" table:style-name="ce19">
            <text:p>dig</text:p>
          </table:table-cell>
          <table:table-cell office:value-type="string" table:style-name="ce16">
            <text:p>dig domeniu.ro</text:p>
            <text:p>dig +short TXT _dmarc.sacred.ml.</text:p>
            <text:p>dig domeniu.ro @ipadresullui</text:p>
            <text:p>dig +trace domeniu.ro</text:p>
            <text:p>dig @a.root-servers.net domeniu.ro</text:p>
          </table:table-cell>
          <table:table-cell office:value-type="string" table:style-name="ce16">
            <text:p>Afiseaza toate inregistrarile din zona DNS al unui domeniu</text:p>
            <text:p>Afiseaza lumai inregistrarea DMARC din zona DNS a domeniului</text:p>
            <text:p>Afiseaza informatii despre domeniu daca nu merge cu dig simplu</text:p>
            <text:p>Urmareste delegarea de la root servers</text:p>
            <text:p>Interogheaza root serverele pentru domeniu.ro daca este rezolvabil</text:p>
          </table:table-cell>
          <table:table-cell table:number-columns-repeated="16381"/>
        </table:table-row>
        <table:table-row table:style-name="ro5">
          <table:table-cell office:value-type="string" table:style-name="ce19">
            <text:p>netstat</text:p>
          </table:table-cell>
          <table:table-cell office:value-type="string" table:style-name="ce42">
            <text:p>netstat -ntu | awk '{print $5}' | cut -d: -f1 | sort | uniq -c | sort -n</text:p>
            <text:p>netstat -plan |grep :80 | awk '{print $5}' |cut -d: -f1 |sort |uniq -c |sort -n</text:p>
            <text:p>netstat -anp | grep :80 | grep ESTABLISHED | awk {' print $5 '}| cut -d: -f1 | wc -l</text:p>
            <text:p>netstat -tpln (tcp) netstat -upln (udp) netstat -pln</text:p>
          </table:table-cell>
          <table:table-cell office:value-type="string" table:style-name="ce16">
            <text:p>Cate adrese IP sunt conectate la server și câte conexiuni au fiecare dintre ele</text:p>
            <text:p>Afiseaza numarul de accesari HTTP cu adresele IP</text:p>
            <text:p>Cate conexiuni active are in acest moment</text:p>
            <text:p>Listeaza toate porturile cu serviciile corespunzatoare</text:p>
          </table:table-cell>
          <table:table-cell table:number-columns-repeated="16381"/>
        </table:table-row>
        <table:table-row table:style-name="ro5">
          <table:table-cell office:value-type="string" table:style-name="ce19">
            <text:p>tcpdump</text:p>
          </table:table-cell>
          <table:table-cell office:value-type="string" table:style-name="ce16">
            <text:p>tcpdump -nni eth0 host 22.22.22.22 -vv (pentru verbose debuging) <text:s text:c="8"/>iptraf-ng</text:p>
            <text:p>tcpdump -nni eth0 port numarulportului</text:p>
            <text:p>tcpdump -nni ens160 icmp</text:p>
            <text:p>tcpdump -c 1000</text:p>
          </table:table-cell>
          <table:table-cell office:value-type="string" table:style-name="ce16">
            <text:p>Afiseaza pachetele conexiunii catre IP-ul nostru de la alte IP-uri</text:p>
            <text:p>Afiseaza pachetele conexiunii pe un port specific</text:p>
            <text:p>Afiseaza pachetele ICMP de la alte IP-uri</text:p>
            <text:p>Afiseaza pachetele pe 1000 de linii si ne uitam dupa un tipar</text:p>
          </table:table-cell>
          <table:table-cell table:number-columns-repeated="16381"/>
        </table:table-row>
        <table:table-row table:style-name="ro1">
          <table:table-cell office:value-type="string" table:style-name="ce19">
            <text:p>tshark</text:p>
          </table:table-cell>
          <table:table-cell office:value-type="string" table:style-name="ce16">
            <text:p>yum install wireshark</text:p>
          </table:table-cell>
          <table:table-cell office:value-type="string" table:style-name="ce16">
            <text:p>Verifica pachetele care intra dintr-o retea pe server</text:p>
          </table:table-cell>
          <table:table-cell table:number-columns-repeated="16381"/>
        </table:table-row>
        <table:table-row table:style-name="ro24">
          <table:table-cell office:value-type="string" table:style-name="ce19">
            <text:p>strace</text:p>
          </table:table-cell>
          <table:table-cell office:value-type="string" table:style-name="ce16">
            <text:p>sudo -u sslt HTTP_HOST=www.sslt.ml REQUEST_URI=/ strace -tt -e trace=sendto,connect,open,write,read php /home/sslt/public_html/index.php</text:p>
            <text:p>strace php /caleaindexului.php</text:p>
          </table:table-cell>
          <table:table-cell office:value-type="string" table:style-name="ce16">
            <text:p>Interceptează și înregistrează apelurile de sistem care sunt apelate de un proces și semnalele care sunt recepționate de un proces</text:p>
            <text:p>Putem sa prindem erori de fisiere lipsa</text:p>
          </table:table-cell>
          <table:table-cell table:number-columns-repeated="16381"/>
        </table:table-row>
        <table:table-row table:style-name="ro1">
          <table:table-cell office:value-type="string" table:style-name="ce19">
            <office:annotation draw:style-name="a5" svg:x="1.6in" svg:y="32.1in" svg:width="9.04166666666667in" svg:height="32.2916666666667in">
              <dc:creator/>
              <text:p>TRACERT EXPLAINED <text:s/>. ( The first line represents your home router (assuming you’re behind a router, the next lines represent your ISP, and each line further down represents a router that’s further away.</text:p>
              <text:p>Request timed out error. This is because the server at the specific hop <text:s/>is not accepting Internet Control Message Protocol (ICMP) traffic .As a result it ignores Traceroutes request for information , it has still sent the data to the next hop as there are results that follow.</text:p>
              <text:p>Destination net unreachable. This error is often caused by a misconfiguration in the router settings, or an IP address that doesn't exist.</text:p>
              <text:p>The format of each line is as follows:</text:p>
              <text:p><text:s text:c="4"/>Hop RTT1 RTT2 RTT3 Domain Name [IP Address]</text:p>
              <text:p><text:s text:c="4"/>Hop: Whenever a packet is passed between a router, this is referred to as a “hop.” For example, in the output above, we can see that it takes 14 hops to reach How-To Geek’s servers from my current location.</text:p>
              <text:p><text:s text:c="4"/>RTT1, RTT2, RTT3: This is the round-trip time that it takes for a packet to get to a hop and back to your computer (in milliseconds). This is often referred to as latency, and is the same number you see when using ping. Traceroute sends three packets to each hop and displays each time, so you have some idea of how consistent (or inconsistent) the latency is. If you see a * in some columns, you didn’t receive a response – which could indicate packet loss.</text:p>
              <text:p><text:s text:c="4"/>Domain Name [IP Address]: The domain name, if available, can often help you see the location of a router. If this isn’t available, only the IP address of the router is displayed.</text:p>
              <text:p/>
            </office:annotation>
            <text:p>tracert /traceroute</text:p>
          </table:table-cell>
          <table:table-cell office:value-type="string" table:style-name="ce16">
            <text:p>traceroute -d domeniu.ro <text:s text:c="2"/>CMD – tracert (pentru windows)</text:p>
          </table:table-cell>
          <table:table-cell office:value-type="string" table:style-name="ce16">
            <text:p>Afiseaza calea prin toate routerele adresele IP pana la domeniul nostru</text:p>
          </table:table-cell>
          <table:table-cell table:number-columns-repeated="16381"/>
        </table:table-row>
        <table:table-row table:style-name="ro6">
          <table:table-cell office:value-type="string" table:style-name="ce19">
            <text:p>ping</text:p>
          </table:table-cell>
          <table:table-cell office:value-type="string" table:style-name="ce16">
            <text:p>ping domeniu.ro</text:p>
          </table:table-cell>
          <table:table-cell office:value-type="string" table:style-name="ce16">
            <text:p>Verificarea conectivitatii si a timpului dus-intors intre dous statii afla in in</text:p>
            <text:p>aceeasi retea sau retele diferite (inclusiv internet).</text:p>
          </table:table-cell>
          <table:table-cell table:number-columns-repeated="16381"/>
        </table:table-row>
        <table:table-row table:style-name="ro24">
          <table:table-cell office:value-type="string" table:style-name="ce19">
            <text:p>ifconfig</text:p>
          </table:table-cell>
          <table:table-cell office:value-type="string" table:style-name="ce16">
            <text:p>ifconfig eth0 zzzzadresaipzzzz netmask zzzzz broadcast zzzzzz <text:s text:c="3"/>Verificat Gatewayu dupa</text:p>
            <text:p>ifconfig -a</text:p>
            <text:p>ifconfig eth0 up/down</text:p>
          </table:table-cell>
          <table:table-cell office:value-type="string" table:style-name="ce16">
            <text:p>Schimba adresa IP, netmaskul, broadcastul unei placi de retea</text:p>
            <text:p>Afiseaza toate interfetele de retea active si oprite</text:p>
            <text:p>Porneste sau opreste eth0</text:p>
          </table:table-cell>
          <table:table-cell table:number-columns-repeated="16381"/>
        </table:table-row>
        <table:table-row table:style-name="ro1">
          <table:table-cell office:value-type="string" table:style-name="ce19">
            <text:p>ethtool</text:p>
          </table:table-cell>
          <table:table-cell office:value-type="string" table:style-name="ce16">
            <text:p>ethtool eth0</text:p>
          </table:table-cell>
          <table:table-cell office:value-type="string" table:style-name="ce16">
            <text:p>Afiseaza date fizice despre placa de retea cum ar fi viteza, duplex</text:p>
          </table:table-cell>
          <table:table-cell table:number-columns-repeated="16381"/>
        </table:table-row>
        <table:table-row table:style-name="ro1">
          <table:table-cell table:style-name="ce19"/>
          <table:table-cell office:value-type="string" table:style-name="ce16">
            <text:p>iwconfig wlan0</text:p>
          </table:table-cell>
          <table:table-cell office:value-type="string" table:style-name="ce16">
            <text:p>Afiseaza date fizice despre place de retea wireless</text:p>
          </table:table-cell>
          <table:table-cell table:number-columns-repeated="16381"/>
        </table:table-row>
        <table:table-row table:style-name="ro24">
          <table:table-cell office:value-type="string" table:style-name="ce19">
            <text:p>route</text:p>
          </table:table-cell>
          <table:table-cell office:value-type="string" table:style-name="ce16">
            <text:p>route -n</text:p>
            <text:p>route add default gw 22.22.22.22</text:p>
            <text:p>route del default gw 22.22.22.22</text:p>
          </table:table-cell>
          <table:table-cell office:value-type="string" table:style-name="ce16">
            <text:p>Show route table</text:p>
            <text:p>Add another default gateway 22.22.22.2</text:p>
            <text:p>Sterge default gatewayul 22.22.22.2</text:p>
          </table:table-cell>
          <table:table-cell table:number-columns-repeated="16381"/>
        </table:table-row>
        <table:table-row table:style-name="ro6">
          <table:table-cell office:value-type="string" table:style-name="ce19">
            <text:p>IP Route</text:p>
          </table:table-cell>
          <table:table-cell office:value-type="string" table:style-name="ce16">
            <text:p>ip route show all</text:p>
            <text:p>ip route</text:p>
          </table:table-cell>
          <table:table-cell office:value-type="string" table:style-name="ce16">
            <text:p>Show route table with IP command</text:p>
            <text:p>Show route table with IP command</text:p>
          </table:table-cell>
          <table:table-cell table:number-columns-repeated="16381"/>
        </table:table-row>
        <table:table-row table:style-name="ro1">
          <table:table-cell office:value-type="string" table:style-name="ce19">
            <text:p>nc</text:p>
          </table:table-cell>
          <table:table-cell office:value-type="string" table:style-name="ce16">
            <text:p>nc -z domain.ro portnumber</text:p>
          </table:table-cell>
          <table:table-cell office:value-type="string" table:style-name="ce16">
            <text:p>Verifica conexiunea daca este succes la adresa IP prin portul respectiv</text:p>
          </table:table-cell>
          <table:table-cell table:number-columns-repeated="16381"/>
        </table:table-row>
        <table:table-row table:style-name="ro6">
          <table:table-cell office:value-type="string" table:style-name="ce19">
            <text:p>host</text:p>
          </table:table-cell>
          <table:table-cell office:value-type="string" table:style-name="ce16">
            <text:p>host domeniu.ro</text:p>
            <text:p>host IP adress</text:p>
          </table:table-cell>
          <table:table-cell office:value-type="string" table:style-name="ce16">
            <text:p>Afiseaza IP-ul domeniul si serverul de mail</text:p>
            <text:p>Arata Reverse DNS daca este facut in ARPA</text:p>
          </table:table-cell>
          <table:table-cell table:number-columns-repeated="16381"/>
        </table:table-row>
        <table:table-row table:style-name="ro50">
          <table:table-cell office:value-type="string" table:style-name="ce19">
            <text:p>ssh</text:p>
          </table:table-cell>
          <table:table-cell office:value-type="string" table:style-name="ce16">
            <text:p>ssh root@22.22.22.22 -p 24</text:p>
            <text:p>ssh -t root@sacred.ml -p 24 "exim -bpc"</text:p>
            <text:p>ssh -t root@`cat ip.txt` -p 24 "hostname"</text:p>
            <text:p>/etc/ssh/sshd_config PermitRootLogin yes sau without-password</text:p>
            <text:p>/etc/ssh/ssh_hostkeyurile listate acolo</text:p>
          </table:table-cell>
          <table:table-cell office:value-type="string" table:style-name="ce16">
            <text:p>Ssh connect on port 24 on IP 22.22.22.22 (inlocuit si cu domeniu)</text:p>
            <text:p>Ssh -&gt; ruleaza o comanda -&gt; afiseaza output -&gt; inchide sesiunea</text:p>
            <text:p>la fel doar ca IP-ul serverului il ia din fisierul ip.txt</text:p>
            <text:p>Ssh cu root sau fara root</text:p>
            <text:p>Sunt ssh key finger prints care se salveaza cand ne logam ssh la un server</text:p>
          </table:table-cell>
          <table:table-cell table:number-columns-repeated="16381"/>
        </table:table-row>
        <table:table-row table:style-name="ro50">
          <table:table-cell office:value-type="string" table:style-name="ce19">
            <text:p>Open SSL</text:p>
          </table:table-cell>
          <table:table-cell office:value-type="string" table:style-name="ce16">
            <text:p>openssl pkcs12 -in domain.pfx -clcerts -nokeys -out domain.cer</text:p>
            <text:p>openssl pkcs12 -in domain.pfx -nocerts -nodes -out domain.key</text:p>
            <text:p>openssl s_client -servername sslt.ml -connect sslt.ml:443</text:p>
            <text:p>openssl rsa -in fisiercheieprivata -pubout</text:p>
            <text:p>openssl x509 -in fisiercheie.crt -text -noout</text:p>
          </table:table-cell>
          <table:table-cell office:value-type="string" table:style-name="ce16">
            <text:p>Extragere certificat (public key)</text:p>
            <text:p>Extragere cheie (privat key)</text:p>
            <text:p>Afiseaza detalii despre certificatul ssl (crt)</text:p>
            <text:p>Afiseaza cheia publica pe baza cheii private</text:p>
            <text:p>Afiseaza detaliile unui certificat digital deja existent</text:p>
          </table:table-cell>
          <table:table-cell table:number-columns-repeated="16381"/>
        </table:table-row>
        <table:table-row table:style-name="ro69">
          <table:table-cell office:value-type="string" table:style-name="ce19">
            <office:annotation draw:style-name="a6" svg:x="1.54166666666667in" svg:y="48.0166666666667in" svg:width="7.04166666666667in" svg:height="21.675in">
              <dc:creator/>
              <text:p><text:span text:style-name="T13">Install mysql 5.1 Virtualmin</text:span><text:span text:style-name="T13"/></text:p>
              <text:p><text:span text:style-name="T11">yum install mysql-server</text:span><text:span text:style-name="T11"/></text:p>
              <text:p><text:span text:style-name="T11"/></text:p>
              <text:p><text:span text:style-name="T12">select host, user, password from mysql.user;</text:span><text:span text:style-name="T12"/></text:p>
              <text:p><text:span text:style-name="T12">Show databases;</text:span><text:span text:style-name="T12"/></text:p>
              <text:p><text:span text:style-name="T12">Show tables;</text:span><text:span text:style-name="T12"/></text:p>
              <text:p><text:span text:style-name="T12">Use databases; <text:s/>use tables;</text:span><text:span text:style-name="T12"/></text:p>
              <text:p><text:span text:style-name="T12">Describe numeletabelei;</text:span><text:span text:style-name="T12"/></text:p>
              <text:p><text:span text:style-name="T13"/></text:p>
              <text:p><text:span text:style-name="T13">Change the root password in recovery mode:</text:span><text:span text:style-name="T13"/></text:p>
              <text:p><text:span text:style-name="T11">/etc/init.d/mysqld stop</text:span><text:span text:style-name="T11"/></text:p>
              <text:p><text:span text:style-name="T11">mysqld_safe --skip-grant-tables --skip-networking &amp; mysql -u root</text:span><text:span text:style-name="T11"/></text:p>
              <text:p><text:span text:style-name="T11">use mysql;</text:span><text:span text:style-name="T11"/></text:p>
              <text:p><text:span text:style-name="T11"/></text:p>
              <text:p><text:span text:style-name="T11">update user set password=PASSWORD("mynewpassword") where User='root';</text:span><text:span text:style-name="T11"/></text:p>
              <text:p><text:span text:style-name="T11">update user set password=null where User='root'; <text:s text:c="4"/>(pentru fara parola root la logare mysql)</text:span><text:span text:style-name="T11"/></text:p>
              <text:p><text:span text:style-name="T11">flush privileges;</text:span><text:span text:style-name="T11"/></text:p>
              <text:p><text:span text:style-name="T11"/></text:p>
              <text:p><text:span text:style-name="T11">quit</text:span><text:span text:style-name="T11"/></text:p>
              <text:p><text:span text:style-name="T11">/etc/init.d/mysqld start <text:s/>Start mysql</text:span><text:span text:style-name="T11"/></text:p>
              <text:p><text:span text:style-name="T11">mysql -u root –p log in</text:span><text:span text:style-name="T11"/></text:p>
              <text:p><text:span text:style-name="T11"/></text:p>
              <text:p><text:span text:style-name="T13">Create a database:</text:span><text:span text:style-name="T13"/></text:p>
              <text:p><text:span text:style-name="T11">CREATE DATABASE tutorial_database;</text:span><text:span text:style-name="T11"/></text:p>
              <text:p><text:span text:style-name="T11">CREATE DATABASE IF NOT EXISTS tutorial_database;</text:span><text:span text:style-name="T11"/></text:p>
              <text:p><text:span text:style-name="T11"/></text:p>
              <text:p><text:span text:style-name="T13">Add users and privileges</text:span><text:span text:style-name="T13"/></text:p>
              <text:p><text:span text:style-name="T11">CREATE USER 'demouser'@'localhost' IDENTIFIED BY 'demopassword';</text:span><text:span text:style-name="T11"/></text:p>
              <text:p><text:span text:style-name="T13">Grant database user privileges</text:span><text:span text:style-name="T13"/></text:p>
              <text:p><text:span text:style-name="T11">GRANT ALL PRIVILEGES ON demodb.* to demouser@localhost; Give the user full privileges for your new database</text:span><text:span text:style-name="T11"/></text:p>
              <text:p><text:span text:style-name="T11"/></text:p>
              <text:p><text:span text:style-name="T11">FLUSH PRIVILEGES; Flush the privileges to make the change take effect.</text:span><text:span text:style-name="T11"/></text:p>
              <text:p><text:span text:style-name="T11"/></text:p>
              <text:p><text:span text:style-name="T11">SHOW GRANTS FOR 'demouser'@'localhost'; To verify that the privileges were set</text:span><text:span text:style-name="T11"/></text:p>
              <text:p><text:span text:style-name="T11"/></text:p>
              <text:p><text:span text:style-name="T13">Revoke privileges</text:span><text:span text:style-name="T13"/></text:p>
              <text:p><text:span text:style-name="T11">REVOKE ALL ON *.* FROM demouser@localhost;</text:span><text:span text:style-name="T11"/></text:p>
              <text:p><text:span text:style-name="T11">GRANT ALL PRIVILEGES ON demodb.* to demouser@localhost;</text:span><text:span text:style-name="T11"/></text:p>
              <text:p><text:span text:style-name="T11">SHOW GRANTS FOR 'demouser'@'localhost';</text:span><text:span text:style-name="T11"/></text:p>
              <text:p><text:span text:style-name="T11"/></text:p>
              <text:p><text:span text:style-name="T11">DROP USER 'testuser'@'localhost'; <text:s/>(remove user)</text:span><text:span text:style-name="T11"/></text:p>
              <text:p><text:span text:style-name="T11">DELETE FROM mysql.user WHERE User=' '; <text:s text:c="4"/>(remove anonymous user)</text:span><text:span text:style-name="T11"/></text:p>
              <text:p><text:span text:style-name="T11"/></text:p>
              <text:p><text:span text:style-name="T13">Backup all databases from /var/lib/mysql:</text:span><text:span text:style-name="T13"/></text:p>
              <text:p><text:span text:style-name="T11">In /etc/my.cnf scriem :</text:span><text:span text:style-name="T11"/></text:p>
              <text:p><text:span text:style-name="T11">[mysqldump]</text:span><text:span text:style-name="T11"/></text:p>
              <text:p><text:span text:style-name="T11">events</text:span><text:span text:style-name="T11"/></text:p>
              <text:p><text:span text:style-name="T11">ignore-table = mysql.events</text:span><text:span text:style-name="T11"/></text:p>
              <text:p><text:span text:style-name="T11"/></text:p>
              <text:p><text:span text:style-name="T11">mysqldump -u root -p --all-databases &gt; all_databases.sql</text:span><text:span text:style-name="T11"/></text:p>
              <text:p><text:span text:style-name="T11"/></text:p>
              <text:p><text:span text:style-name="T11">mysql -u root -p &lt; all_databases.sql</text:span><text:span text:style-name="T11"/></text:p>
              <text:p><text:span text:style-name="T11"/></text:p>
              <text:p/>
            </office:annotation>
            <text:p>mysql</text:p>
          </table:table-cell>
          <table:table-cell office:value-type="string" table:style-name="ce16">
            <text:p>select host, user, password from mysql.user;</text:p>
            <text:p>Use numelebazeidedate;</text:p>
            <text:p>SET PASSWORD FOR 'user-name-here'@'hostname-name-here' = PASSWORD('new-password-here');</text:p>
            <text:p>GRANT ALL ON numelebazeidedate.* TO user@'RemoteIPadress' IDENTIFIED BY 'PASSWORD';</text:p>
            <text:p>mysqladmin -u root -p'oldpassword' password ''</text:p>
            <text:p>show grants for ‘username’@’localhost’;</text:p>
            <text:p>show processlist; sau mysqladmin processlist</text:p>
            <text:p>mysqldump -p bazadedate &gt; numenou.sql</text:p>
            <text:p>mysqldump -u root -p --all-databases &gt; all_databases.sql</text:p>
            <text:p>mysql -u user -h zz.zzz.zzz.zz -p</text:p>
            <text:p><text:span text:style-name="T10">select benchmark(9999999999, md5('when will it end?'));</text:span></text:p>
          </table:table-cell>
          <table:table-cell office:value-type="string" table:style-name="ce16">
            <text:p>Listeaza userii , host si parola criptata</text:p>
            <text:p>Intram in baza de date</text:p>
            <text:p>Schimba parola pentru user</text:p>
            <text:p/>
            <text:p>Atribuie permisiuni lui user pentru numelebazeidedate de la RemoteIPadress</text:p>
            <text:p>Schimba parola mysql in empty</text:p>
            <text:p>Arata permisiunile userului username</text:p>
            <text:p>Arata conexiunile la bazele de date</text:p>
            <text:p>Facem un dump la baza lui de date. Importa baza lui de date din .sql locatie</text:p>
            <text:p>Face backup dump la toate bazele de date de pe server</text:p>
            <text:p>Conectam la baza de date mysql</text:p>
            <text:p>Query lung</text:p>
          </table:table-cell>
          <table:table-cell table:number-columns-repeated="16381"/>
        </table:table-row>
        <table:table-row table:style-name="ro1">
          <table:table-cell office:value-type="string" table:style-name="ce19">
            <text:p>lsof</text:p>
          </table:table-cell>
          <table:table-cell office:value-type="string" table:style-name="ce16">
            <text:p>lsof -p 5201 <text:s text:c="7"/>(-p de la pid si 5201 numarul pidului)</text:p>
          </table:table-cell>
          <table:table-cell office:value-type="string" table:style-name="ce16">
            <text:p>Afiseaza informatii despre fisiere care sunt deschise de anumite procese</text:p>
          </table:table-cell>
          <table:table-cell table:number-columns-repeated="16381"/>
        </table:table-row>
        <table:table-row table:style-name="ro70">
          <table:table-cell office:value-type="string" table:style-name="ce19">
            <text:p>ps</text:p>
          </table:table-cell>
          <table:table-cell office:value-type="string" table:style-name="ce42">
            <text:p>ps auxf <text:s text:c="2"/>sau ps tree</text:p>
            <text:p>ps -o ppid= -p 200<text:s text:c="2"/></text:p>
            <text:p>ps -eo comm,etime,user | grep httpd<text:s text:c="6"/></text:p>
          </table:table-cell>
          <table:table-cell office:value-type="string" table:style-name="ce16">
            <text:p>Arata toate procesele userilor si parent proces cu child</text:p>
            <text:p><text:span text:style-name="T10">Arata procesul parent al unui proces child</text:span><text:span text:style-name="T10"/></text:p>
            <text:p><text:span text:style-name="T10">Arata de cat timp a rulat procesul</text:span></text:p>
          </table:table-cell>
          <table:table-cell table:number-columns-repeated="16381"/>
        </table:table-row>
        <table:table-row table:style-name="ro24">
          <table:table-cell office:value-type="string" table:style-name="ce19">
            <text:p>kill</text:p>
          </table:table-cell>
          <table:table-cell office:value-type="string" table:style-name="ce16">
            <text:p>kill -9 pidid</text:p>
            <text:p>kiall php</text:p>
            <text:p>pkill -kill –u nameoftheuser(example seby)</text:p>
          </table:table-cell>
          <table:table-cell office:value-type="string" table:style-name="ce16">
            <text:p>Omoara un proces</text:p>
            <text:p>Omoara toate procesele php</text:p>
            <text:p>Kick user seby de pe server</text:p>
          </table:table-cell>
          <table:table-cell table:number-columns-repeated="16381"/>
        </table:table-row>
        <table:table-row table:style-name="ro1">
          <table:table-cell office:value-type="string" table:style-name="ce19">
            <text:p>last</text:p>
          </table:table-cell>
          <table:table-cell office:value-type="string" table:style-name="ce16">
            <text:p>last -1x shutdown <text:s text:c="2"/>last -x <text:s text:c="3"/>last -x shutdown</text:p>
          </table:table-cell>
          <table:table-cell office:value-type="string" table:style-name="ce16">
            <text:p>Arata cand a fost oprit serverul si ce kernel version rula</text:p>
          </table:table-cell>
          <table:table-cell table:number-columns-repeated="16381"/>
        </table:table-row>
        <table:table-row table:style-name="ro1">
          <table:table-cell office:value-type="string" table:style-name="ce19">
            <text:p>sar</text:p>
          </table:table-cell>
          <table:table-cell office:value-type="string" table:style-name="ce16">
            <text:p>sar -q</text:p>
          </table:table-cell>
          <table:table-cell office:value-type="string" table:style-name="ce16">
            <text:p>Arata informatii despre sistem logurile de log, consum de resurse</text:p>
          </table:table-cell>
          <table:table-cell table:number-columns-repeated="16381"/>
        </table:table-row>
        <table:table-row table:style-name="ro71">
          <table:table-cell office:value-type="string" table:style-name="ce19">
            <office:annotation draw:style-name="a7" svg:x="1.6in" svg:y="40.1666666666667in" svg:width="8.84166666666667in" svg:height="7.66666666666667in">
              <dc:creator/>
              <text:p/>
              <text:p>* <text:s text:c="4"/>* <text:s text:c="4"/>* <text:s text:c="2"/>* <text:s text:c="3"/>* <text:s text:c="7"/>command to be executed</text:p>
              <text:p>- <text:s text:c="4"/>- <text:s text:c="4"/>- <text:s text:c="2"/>- <text:s text:c="3"/>-</text:p>
              <text:p>| <text:s text:c="4"/>| <text:s text:c="4"/>| <text:s text:c="2"/>| <text:s text:c="3"/>|</text:p>
              <text:p>| <text:s text:c="4"/>| <text:s text:c="4"/>| <text:s text:c="2"/>| <text:s text:c="3"/>+----- day of week (0 - 6) (Sunday=0)</text:p>
              <text:p>| <text:s text:c="4"/>| <text:s text:c="4"/>| <text:s text:c="2"/>+------- month (1 - 12)</text:p>
              <text:p>| <text:s text:c="4"/>| <text:s text:c="4"/>+--------- day of <text:s text:c="7"/>month (1 - 31)</text:p>
              <text:p>| <text:s text:c="4"/>+----------- hour (0 - 23)</text:p>
              <text:p>+------------- min (0 – 59)</text:p>
              <text:p/>
              <text:p>* <text:s/>inseamna ca se afla in fiecare zi a fiecarei luni zile ora minut</text:p>
              <text:p/>
            </office:annotation>
            <text:p>crontab</text:p>
          </table:table-cell>
          <table:table-cell office:value-type="string" table:style-name="ce16">
            <text:p>*/2 * * * *</text:p>
            <text:p>* /24 * * *</text:p>
            <text:p>2 * * * *</text:p>
            <text:p>0 4 * * * /usr/sbin/tmpwatch -am 1 /tmp/nginx_client</text:p>
            <text:p/>
            <text:p>0 3 * * * /usr/sbin/tmpwatch -mtime --all 12 /tmp/</text:p>
            <text:p>crontab -l crontab -e</text:p>
          </table:table-cell>
          <table:table-cell office:value-type="string" table:style-name="ce16">
            <text:p>Ruleaza cronul odata la 2 minute.</text:p>
            <text:p>Ruleaza cronul odata la 24 de ore</text:p>
            <text:p>Ruleaza odata pe ora la minutul 2</text:p>
            <text:p>Sterge fisierele de cache ale serverului Nginx /tmp/nginx_client la 4</text:p>
            <text:p>Dimineata</text:p>
            <text:p>sterge fisierele mai vechi de 12 ore</text:p>
            <text:p>Listeaza cronurile. Editeaza cronurile</text:p>
          </table:table-cell>
          <table:table-cell table:number-columns-repeated="16381"/>
        </table:table-row>
        <table:table-row table:style-name="ro72">
          <table:table-cell office:value-type="string" table:style-name="ce19">
            <text:p>watch</text:p>
          </table:table-cell>
          <table:table-cell office:value-type="string" table:style-name="ce16">
            <text:p>watch -n 0 php /var/www/html/test.php</text:p>
          </table:table-cell>
          <table:table-cell office:value-type="string" table:style-name="ce16">
            <text:p>Ruleaza scriptul la fiecare 0 secunde</text:p>
          </table:table-cell>
          <table:table-cell table:number-columns-repeated="16381"/>
        </table:table-row>
        <table:table-row table:style-name="ro1">
          <table:table-cell office:value-type="string" table:style-name="ce19">
            <text:p>date</text:p>
          </table:table-cell>
          <table:table-cell office:value-type="string" table:style-name="ce16">
            <text:p>date --set='14 may 2013 13:57'</text:p>
          </table:table-cell>
          <table:table-cell office:value-type="string" table:style-name="ce16">
            <text:p>Seteaza data si ora</text:p>
          </table:table-cell>
          <table:table-cell table:number-columns-repeated="16381"/>
        </table:table-row>
        <table:table-row table:style-name="ro73">
          <table:table-cell office:value-type="string" table:style-name="ce19">
            <text:p>cPanel comenzi</text:p>
          </table:table-cell>
          <table:table-cell office:value-type="string" table:style-name="ce43">
            <text:p>/scripts/upcp ---force <text:s text:c="19"/>/var/cpanel/updatelogs/</text:p>
            <text:p>/usr/local/cpanel/cpkeyclt</text:p>
            <text:p>/scripts/whoowns domainname cat /etc/userdomains</text:p>
            <text:p>cat /etc/domainusers | grep user</text:p>
            <text:p>/scripts/generate_maildirsize -confirm timar</text:p>
            <text:p>/scripts/fixquotas</text:p>
            <text:p>/scripts/rebuildvhosts si da el automat asta /scripts/createvhosts.py (CTRL+C NEVER aici)</text:p>
            <text:p>/usr/bin/piniset --user=sebyzml –version=5.5 --replace="max_input_vars:3000"</text:p>
            <text:p>/scripts/updatenow</text:p>
            <text:p>cd /home &amp;&amp; curl -o latest -L https://securedownloads.cpanel.net/latest &amp;&amp; sh latest</text:p>
            <text:p>/scripts/killdns domeniu</text:p>
            <text:p>/scripts/runweblogs username</text:p>
          </table:table-cell>
          <table:table-cell office:value-type="string" table:style-name="ce16">
            <text:p>Actualizeaza cPanelul version la zi</text:p>
            <text:p>Actualizeaza licenta cPanel la zi</text:p>
            <text:p>Afiseaza userul care detine domeniul Afiseaza domeniile asociate userilor</text:p>
            <text:p>Afiseaza domeniul principal al unui user</text:p>
            <text:p>Actualizarea cotei mailurilor</text:p>
            <text:p>Actualizarea disk usage pentru toti userii</text:p>
            <text:p>Recreeaza toate fisierele cu vhosturile din nginx</text:p>
            <text:p>Modificat parametri php pentru userul sebyzml</text:p>
            <text:p>Actualizeaza scripturile la zi</text:p>
            <text:p>Install cPanel</text:p>
            <text:p>Sterge din cluster nsa nsb nsc si de pe server domeniul</text:p>
            <text:p>Actualizeaza statisticile AWStats</text:p>
          </table:table-cell>
          <table:table-cell table:number-columns-repeated="16381"/>
        </table:table-row>
        <table:table-row table:style-name="ro65">
          <table:table-cell office:value-type="string" table:style-name="ce19">
            <text:p>Virtualmin</text:p>
          </table:table-cell>
          <table:table-cell office:value-type="string" table:style-name="ce16">
            <text:p>Webmin - Others - File Manager</text:p>
            <text:p>Virtualmin - System Settings - Server Templates - Default Settings - BIND DNS Domain</text:p>
            <text:p>Virtualmin – Backup and Restore – Scheduled Backups</text:p>
            <text:p>Webmin – System - Scheduled Cron Jobs</text:p>
            <text:p/>
            <text:p>Webmin - MySQL Database Server - Database Permissions – Shift + click pe toate permisiunile si selectata baza de date si user de scris</text:p>
            <text:p>virtualmin list-domains</text:p>
            <text:p>wget http://software.virtualmin.com/gpl/scripts/install.sh sudo /bin/sh install.sh</text:p>
            <text:p/>
          </table:table-cell>
          <table:table-cell office:value-type="string" table:style-name="ce16">
            <text:p>Fisierele serverului</text:p>
            <text:p>Templateul default pentru Create Virtual Server</text:p>
            <text:p>Backupuri programate</text:p>
            <text:p>Cronuri daca salvam ceva de pe site cu cronul se salveaza in</text:p>
            <text:p>/usr/libexec/webmin/cron</text:p>
            <text:p>Asociam un user unei baze de date</text:p>
            <text:p/>
            <text:p>Afiseaza domeniile de pe server</text:p>
          </table:table-cell>
          <table:table-cell table:number-columns-repeated="16381"/>
        </table:table-row>
        <table:table-row table:style-name="ro1">
          <table:table-cell office:value-type="string" table:style-name="ce19">
            <text:p>sudo</text:p>
          </table:table-cell>
          <table:table-cell office:value-type="string" table:style-name="ce17">
            <text:p>echo "seby ALL=(ALL) ALL" &gt; /etc/sudoers.d/seby<text:s text:c="4"/></text:p>
          </table:table-cell>
          <table:table-cell office:value-type="string" table:style-name="ce17">
            <text:p>Sa ii dam drepturi de root userului seby</text:p>
          </table:table-cell>
          <table:table-cell table:number-columns-repeated="16381"/>
        </table:table-row>
        <table:table-row table:style-name="ro1">
          <table:table-cell office:value-type="string" table:style-name="ce19">
            <text:p>ldconfig</text:p>
          </table:table-cell>
          <table:table-cell office:value-type="string" table:style-name="ce17">
            <text:p>ldconfig -p</text:p>
          </table:table-cell>
          <table:table-cell office:value-type="string" table:style-name="ce44">
            <text:p>Ca sa verificam ce librarii sunt instalate</text:p>
          </table:table-cell>
          <table:table-cell table:number-columns-repeated="16381"/>
        </table:table-row>
        <table:table-row table:style-name="ro74">
          <table:table-cell office:value-type="string" table:style-name="ce19">
            <text:p>yum(CentOS)</text:p>
          </table:table-cell>
          <table:table-cell office:value-type="string" table:style-name="ce16">
            <text:p>yum install numele comenzii pachetului -y</text:p>
            <text:p>yum search numele comenzii pachetului</text:p>
            <text:p>yum list installed</text:p>
            <text:p>yum info pachetul</text:p>
            <text:p>which numelecomenzii yum provides outputulluiwhichnumelecomenzii</text:p>
            <text:p>yum clean all</text:p>
            <text:p>yum repolist all</text:p>
            <text:p>yum --enablerepo=epel-source install vim-X11.x86_64</text:p>
            <text:p>/etc/yum.repos.d/cautam repoul care ne da eroarea si editam la enabled cu 0 in loc de 1</text:p>
            <text:p>sau se poate si sterge in ultimul caz</text:p>
          </table:table-cell>
          <table:table-cell office:value-type="string" table:style-name="ce16">
            <text:p>Instaleaza comanda sau pachetul fara promt de yes sau no</text:p>
            <text:p>Afiseaza pachetele instalate sau care pot fi instalate</text:p>
            <text:p>Afiseaza pachetele instalate</text:p>
            <text:p>Afiseaza informatii despre pachet</text:p>
            <text:p>Afiseaza ce pachet trebuie instalat pentru comanda specifica</text:p>
            <text:p>Stearga din memoria cache pachete.</text:p>
            <text:p>Afiseaza ce repositorii sunt enabled si disabled</text:p>
            <text:p>Instaleaza dintr-o repositorie disabled</text:p>
            <text:p>[Errno 14] PYCURL ERROR 7 - "couldn't connect to host" Trying other mirror.</text:p>
          </table:table-cell>
          <table:table-cell table:number-columns-repeated="16381"/>
        </table:table-row>
        <table:table-row table:style-name="ro5">
          <table:table-cell office:value-type="string" table:style-name="ce19">
            <text:p>RPM</text:p>
          </table:table-cell>
          <table:table-cell office:value-type="string" table:style-name="ce16">
            <text:p>rpm -qa | grep -i packagename<text:s text:c="2"/></text:p>
            <text:p>rpm -e packagename</text:p>
            <text:p>rpm -ivh pidgin-2.7.9-5.el6.2.i686.rpm</text:p>
            <text:p>rpm -qpR BitTorrent-5.2.2-1-Python2.4.noarch.rpm</text:p>
          </table:table-cell>
          <table:table-cell office:value-type="string" table:style-name="ce16">
            <text:p>Afiseaza versiunea pachetului instalat</text:p>
            <text:p>Sterge un anumit pachet</text:p>
            <text:p>How to Install an RPM Packagey</text:p>
            <text:p>How to check dependencies of RPM Package before Installing</text:p>
          </table:table-cell>
          <table:table-cell table:number-columns-repeated="16381"/>
        </table:table-row>
        <table:table-row table:style-name="ro6">
          <table:table-cell office:value-type="string" table:style-name="ce19">
            <text:p>dpkg (Debian)</text:p>
          </table:table-cell>
          <table:table-cell office:value-type="string" table:style-name="ce16">
            <text:p>dpkg -l</text:p>
            <text:p>dpkg -r</text:p>
          </table:table-cell>
          <table:table-cell office:value-type="string" table:style-name="ce16">
            <text:p>Afiseaza pachetele instalate</text:p>
            <text:p>Sterge un anumit pachet</text:p>
          </table:table-cell>
          <table:table-cell table:number-columns-repeated="16381"/>
        </table:table-row>
        <table:table-row table:style-name="ro24">
          <table:table-cell office:value-type="string" table:style-name="ce19">
            <text:p>apt(Ubuntu)</text:p>
          </table:table-cell>
          <table:table-cell office:value-type="string" table:style-name="ce16">
            <text:p>apt-get install numelepachetului</text:p>
            <text:p>apt-cache policy numelepachetului</text:p>
            <text:p>apt-get upgrade</text:p>
          </table:table-cell>
          <table:table-cell office:value-type="string" table:style-name="ce16">
            <text:p>Instaleaza pachetul respectiv</text:p>
            <text:p>Afiseaza daca pachetul este instalat sau nu</text:p>
          </table:table-cell>
          <table:table-cell table:number-columns-repeated="16381"/>
        </table:table-row>
        <table:table-row table:style-name="ro6">
          <table:table-cell office:value-type="string" table:style-name="ce19">
            <text:p>mkfs</text:p>
          </table:table-cell>
          <table:table-cell office:value-type="string" table:style-name="ce16">
            <text:p>mkfs.ext4 /dev/vghome/homepartition</text:p>
            <text:p>mkfs.ext4 /dev/sda1</text:p>
          </table:table-cell>
          <table:table-cell office:value-type="string" table:style-name="ce16">
            <text:p>Formateaza partitia</text:p>
            <text:p>Formateaza diskul</text:p>
          </table:table-cell>
          <table:table-cell table:number-columns-repeated="16381"/>
        </table:table-row>
        <table:table-row table:style-name="ro5">
          <table:table-cell office:value-type="string" table:style-name="ce19">
            <text:p>mount</text:p>
          </table:table-cell>
          <table:table-cell office:value-type="string" table:style-name="ce16">
            <text:p>mount –t ext4 /dev/sdb1 /media/USB<text:s text:c="2"/></text:p>
            <text:p>mount -rt ext4 /dev/sr0 /mnt/cdrom (blkid sr0 )</text:p>
            <text:p>mount -n -o remount,rw /</text:p>
          </table:table-cell>
          <table:table-cell office:value-type="string" table:style-name="ce16">
            <text:p>Monteaza USB stick in /media/USB folder</text:p>
            <text:p>Monteaza CDROM in /mnt/cdrom folder</text:p>
            <text:p>The superblock could not be read or does not describe a correct ext2 filesystem ca sa putem sa editam /etc/fstab sa fixam eroarea</text:p>
          </table:table-cell>
          <table:table-cell table:number-columns-repeated="16381"/>
        </table:table-row>
        <table:table-row table:style-name="ro6">
          <table:table-cell office:value-type="string" table:style-name="ce19">
            <text:p>fsck</text:p>
          </table:table-cell>
          <table:table-cell office:value-type="string" table:style-name="ce16">
            <text:p>fsck <text:s text:c="8"/>fsck /dev/sda</text:p>
            <text:p>fsck -n <text:s text:c="3"/>fsck -n /dev/sda</text:p>
          </table:table-cell>
          <table:table-cell office:value-type="string" table:style-name="ce16">
            <text:p>Verifica si repara filesistemul daca este nemontat doar</text:p>
            <text:p>Verifica filesistemul sau o partitie anume</text:p>
          </table:table-cell>
          <table:table-cell table:number-columns-repeated="16381"/>
        </table:table-row>
        <table:table-row table:style-name="ro67">
          <table:table-cell office:value-type="string" table:style-name="ce19">
            <text:p>LVM</text:p>
          </table:table-cell>
          <table:table-cell office:value-type="string" table:style-name="ce16">
            <text:p>lsblk -o name,mountpoint,label,size,uuid <text:s text:c="6"/>dmesg | grep vd</text:p>
            <text:p>pvcreate /dev/vdb lvscan</text:p>
            <text:p>/dev/vg_centos6/lv_root (/dev/mapper/VolGroup00-LogVol00) volgroup si Logvoll100</text:p>
            <text:p>vgextend vg_centos6 /dev/vdb lvextend /dev/vg_centos6/lv_root /dev/vdb</text:p>
            <text:p>lvdisplay</text:p>
            <text:p>resize2fs /dev/vg_centos6/lv_root</text:p>
            <text:p>pvmove /dev/vdb /dev/vda vgreduce vg_centos6 /dev/vdb</text:p>
          </table:table-cell>
          <table:table-cell office:value-type="string" table:style-name="ce16">
            <text:p>Afiseaza Block Devices – Este foarte folositor la LVM cand adaugam ceva nou</text:p>
            <text:p>sau la USB stick . Fara pvcreate nu ne arata nimic la UUID deci ala este diskul nou de creat.</text:p>
            <text:p/>
            <text:p/>
            <text:p/>
            <text:p>Elimina phisical disk vdb din volum grup</text:p>
          </table:table-cell>
          <table:table-cell table:number-columns-repeated="16381"/>
        </table:table-row>
        <table:table-row table:style-name="ro5">
          <table:table-cell office:value-type="string" table:style-name="ce19">
            <text:p>mdadm</text:p>
          </table:table-cell>
          <table:table-cell office:value-type="string" table:style-name="ce16">
            <text:p>mdadm --create --verbose /dev/md0 --level=1 /dev/sda1 /dev/sdb2</text:p>
            <text:p>mdadm --detail --scan &gt;&gt; /etc/mdadm.conf</text:p>
            <text:p>mdadm --examine /dev/sda</text:p>
            <text:p>cat /proc/mdstat</text:p>
          </table:table-cell>
          <table:table-cell office:value-type="string" table:style-name="ce16">
            <text:p>Creeaza un nou RAID array</text:p>
            <text:p>Adaugam noul RAID array creeat in .conf</text:p>
            <text:p>Afiseaza informatii despre o partitie RAID</text:p>
            <text:p>Afiseaza informatii despre RAID-uri</text:p>
          </table:table-cell>
          <table:table-cell table:number-columns-repeated="16381"/>
        </table:table-row>
        <table:table-row table:style-name="ro24">
          <table:table-cell office:value-type="string" table:style-name="ce6">
            <text:p>smartctl</text:p>
            <text:p>hdparm</text:p>
            <text:p>Inxi</text:p>
          </table:table-cell>
          <table:table-cell office:value-type="string" table:style-name="ce16">
            <text:p>smartctl -i /dev/vda <text:s text:c="11"/>yum install smartmontools</text:p>
            <text:p>hdparm -I /dev/vd?|grep -E "Number|/dev"</text:p>
            <text:p>inxi -Dplxx</text:p>
          </table:table-cell>
          <table:table-cell office:value-type="string" table:style-name="ce16">
            <text:p>Afiseaza informatii despre Serial si model number al harddiskurilor din</text:p>
            <text:p>Sistem</text:p>
          </table:table-cell>
          <table:table-cell table:number-columns-repeated="16381"/>
        </table:table-row>
        <table:table-row table:style-name="ro75">
          <table:table-cell office:value-type="string" table:style-name="ce19">
            <text:p>systemctl</text:p>
          </table:table-cell>
          <table:table-cell office:value-type="string" table:style-name="ce16">
            <text:p>systemctl status numeleserviciului.service</text:p>
            <text:p>systemctl list-units --all --type service <text:s text:c="3"/>systemctl list-unit-files</text:p>
            <text:p>systemctl cat numeleserviciului</text:p>
          </table:table-cell>
          <table:table-cell office:value-type="string" table:style-name="ce16">
            <text:p>Afiseaza statusul serviciului in Centos 7</text:p>
            <text:p>Afiseaza toate serviciile</text:p>
            <text:p>Arata fisierul unit al serviciului si ce trebuie configurat</text:p>
          </table:table-cell>
          <table:table-cell table:number-columns-repeated="16381"/>
        </table:table-row>
        <table:table-row table:style-name="ro6">
          <table:table-cell office:value-type="string" table:style-name="ce19">
            <text:p>proc</text:p>
          </table:table-cell>
          <table:table-cell office:value-type="string" table:style-name="ce16">
            <text:p>/proc/cpuinfo <text:s text:c="5"/>/proc/interrupts <text:s text:c="2"/>/proc/meminfo <text:s text:c="2"/>/proc/mounts <text:s text:c="2"/>/proc/partitions<text:s text:c="3"/></text:p>
            <text:p>/proc/version /proc/issue (Centos Version) /proc/sys</text:p>
          </table:table-cell>
          <table:table-cell office:value-type="string" table:style-name="ce17">
            <text:p>Informatii despre system memory, devices mounted, hardware configuration</text:p>
          </table:table-cell>
          <table:table-cell table:number-columns-repeated="16381"/>
        </table:table-row>
        <table:table-row table:style-name="ro1">
          <table:table-cell office:value-type="string" table:style-name="ce8">
            <text:p>lshw</text:p>
          </table:table-cell>
          <table:table-cell office:value-type="string" table:style-name="ce45">
            <text:p>lshw -short</text:p>
          </table:table-cell>
          <table:table-cell office:value-type="string" table:style-name="ce17">
            <text:p>Informatii despre system</text:p>
          </table:table-cell>
          <table:table-cell table:number-columns-repeated="16381"/>
        </table:table-row>
        <table:table-row table:style-name="ro1">
          <table:table-cell office:value-type="string" table:style-name="ce29">
            <text:p>lspci</text:p>
          </table:table-cell>
          <table:table-cell office:value-type="string" table:style-name="ce30">
            <text:p>lspci -vv</text:p>
          </table:table-cell>
          <table:table-cell office:value-type="string" table:style-name="ce17">
            <text:p>Listeaza PCI buses si dispozitivele care sunt atasate lor (periferiale)</text:p>
          </table:table-cell>
          <table:table-cell table:number-columns-repeated="16381" table:style-name="ce17"/>
        </table:table-row>
        <table:table-row table:style-name="ro1">
          <table:table-cell office:value-type="string" table:style-name="ce29">
            <text:p>lsusb</text:p>
          </table:table-cell>
          <table:table-cell office:value-type="string" table:style-name="ce30">
            <text:p>lsusb -vv</text:p>
          </table:table-cell>
          <table:table-cell office:value-type="string" table:style-name="ce17">
            <text:p>Listeaza informatii despre USB buses</text:p>
          </table:table-cell>
          <table:table-cell table:number-columns-repeated="16381" table:style-name="ce17"/>
        </table:table-row>
        <table:table-row table:style-name="ro1">
          <table:table-cell office:value-type="string" table:style-name="ce29">
            <text:p>lscpu</text:p>
          </table:table-cell>
          <table:table-cell office:value-type="string" table:style-name="ce30">
            <text:p>lscpu</text:p>
          </table:table-cell>
          <table:table-cell office:value-type="string" table:style-name="ce17">
            <text:p>Listeaza informatii despre CPU</text:p>
          </table:table-cell>
          <table:table-cell table:number-columns-repeated="16381" table:style-name="ce17"/>
        </table:table-row>
        <table:table-row table:style-name="ro1">
          <table:table-cell office:value-type="string" table:style-name="ce19">
            <text:p>lsmod</text:p>
          </table:table-cell>
          <table:table-cell office:value-type="string" table:style-name="ce16">
            <text:p>lsmod</text:p>
          </table:table-cell>
          <table:table-cell office:value-type="string" table:style-name="ce16">
            <text:p>Afiseaza modulele kernelului</text:p>
          </table:table-cell>
          <table:table-cell table:number-columns-repeated="16381"/>
        </table:table-row>
        <table:table-row table:style-name="ro1">
          <table:table-cell office:value-type="string" table:style-name="ce19">
            <text:p>modinfo</text:p>
          </table:table-cell>
          <table:table-cell office:value-type="string" table:style-name="ce16">
            <text:p>modinfo numelemodulului</text:p>
          </table:table-cell>
          <table:table-cell office:value-type="string" table:style-name="ce16">
            <text:p>Afiseaza informatii despre un modul kernel Linux</text:p>
          </table:table-cell>
          <table:table-cell table:number-columns-repeated="16381"/>
        </table:table-row>
        <table:table-row table:style-name="ro1">
          <table:table-cell office:value-type="string" table:style-name="ce19">
            <text:p>service chkconfig</text:p>
          </table:table-cell>
          <table:table-cell office:value-type="string" table:style-name="ce17">
            <text:p>service --status-all <text:s text:c="7"/>chkconfig --list <text:s text:c="2"/>cd /etc/init.d (aici sunt toate serviciile)</text:p>
          </table:table-cell>
          <table:table-cell office:value-type="string" table:style-name="ce17">
            <text:p>Listeaza toate serviciile care ruleaza in momentul asta si care la start</text:p>
          </table:table-cell>
          <table:table-cell table:number-columns-repeated="16381"/>
        </table:table-row>
        <table:table-row table:style-name="ro1">
          <table:table-cell office:value-type="string" table:style-name="ce19">
            <text:p>sed</text:p>
          </table:table-cell>
          <table:table-cell office:value-type="string" table:style-name="ce17">
            <text:p>sed -i s/pattern/replace_string/g file <text:s text:c="4"/>la Ipuri punem in ghilimele “zz.zz.zz.zzz”</text:p>
          </table:table-cell>
          <table:table-cell office:value-type="string" table:style-name="ce17">
            <text:p>Inlocuieste toate cuvintele cu pattern cu replace_string in file</text:p>
          </table:table-cell>
          <table:table-cell table:number-columns-repeated="16381"/>
        </table:table-row>
        <table:table-row table:style-name="ro1">
          <table:table-cell office:value-type="string" table:style-name="ce19">
            <text:p>awk</text:p>
          </table:table-cell>
          <table:table-cell office:value-type="string" table:style-name="ce17">
            <text:p>awk -F: '{ print $1 }' /etc/passwd<text:s text:c="2"/></text:p>
          </table:table-cell>
          <table:table-cell office:value-type="string" table:style-name="ce17">
            <text:p>Printeaza prima coloana din fisierul /etc/passwd</text:p>
          </table:table-cell>
          <table:table-cell table:number-columns-repeated="16381"/>
        </table:table-row>
        <table:table-row table:style-name="ro1">
          <table:table-cell office:value-type="string" table:style-name="ce19">
            <text:p>wc</text:p>
          </table:table-cell>
          <table:table-cell office:value-type="string" table:style-name="ce17">
            <text:p>wc -l file</text:p>
          </table:table-cell>
          <table:table-cell office:value-type="string" table:style-name="ce17">
            <text:p>Numara toate liniile din fisier</text:p>
          </table:table-cell>
          <table:table-cell table:number-columns-repeated="16381"/>
        </table:table-row>
        <table:table-row table:style-name="ro1">
          <table:table-cell office:value-type="string" table:style-name="ce19">
            <text:p>sort | uniq -c</text:p>
          </table:table-cell>
          <table:table-cell office:value-type="string" table:style-name="ce17">
            <text:p>sort | uniq -c file</text:p>
          </table:table-cell>
          <table:table-cell office:value-type="string" table:style-name="ce17">
            <text:p>Sorteaza fisierul si da remove la duplicates si nr numarul de duplicate</text:p>
          </table:table-cell>
          <table:table-cell table:number-columns-repeated="16381"/>
        </table:table-row>
        <table:table-row table:style-name="ro24">
          <table:table-cell office:value-type="string" table:style-name="ce19">
            <text:p>CATALINA_HOME</text:p>
          </table:table-cell>
          <table:table-cell office:value-type="string" table:style-name="ce16">
            <text:p>grep DOCUMENTA_HOME /etc/* <text:s text:c="2"/>si adaugat acolo<text:s/></text:p>
            <text:p>CATALINA_HOME="/usr/tomcat8/"</text:p>
            <text:p>export CATALINA_HOME</text:p>
          </table:table-cell>
          <table:table-cell table:style-name="ce17"/>
          <table:table-cell table:number-columns-repeated="16381"/>
        </table:table-row>
        <table:table-row table:style-name="ro50">
          <table:table-cell office:value-type="string" table:style-name="ce19">
            <text:p>nginx</text:p>
          </table:table-cell>
          <table:table-cell office:value-type="string" table:style-name="ce16">
            <text:p>Virtualmin /etc/webmin/virtual-server/domains for old domains change web_port 80 to 8081</text:p>
            <text:p>Service webmin restart</text:p>
            <text:p>cd /; rm -f engintron.sh; wget --no-check-certificate https://raw.githubusercontent.com/engintron/engintron/master/engintron.sh; bash engintron.sh install</text:p>
          </table:table-cell>
          <table:table-cell office:value-type="string" table:style-name="ce16">
            <text:p>Ca sa putem edita PHP versions si alte optiuni in Virtualmin cu nginx</text:p>
            <text:p/>
            <text:p/>
            <text:p>Instaleaza Engintron pentru cPanel</text:p>
          </table:table-cell>
          <table:table-cell table:number-columns-repeated="1021" table:style-name="ce38"/>
          <table:table-cell table:number-columns-repeated="15360"/>
        </table:table-row>
        <table:table-row table:style-name="ro50">
          <table:table-cell office:value-type="string" table:style-name="ce19">
            <office:annotation draw:style-name="a8" svg:x="1.54166666666667in" svg:y="75.7in" svg:width="7.41666666666667in" svg:height="0.291666666666667in">
              <dc:creator/>
              <text:p><text:span text:style-name="T12">https://www.virtualmin.com/documentation/web/multiplephp</text:span></text:p>
            </office:annotation>
            <text:p>php</text:p>
          </table:table-cell>
          <table:table-cell office:value-type="string" table:style-name="ce16">
            <text:p>&lt;?php phpinfo(); ?&gt;</text:p>
            <text:p>php -i php-m</text:p>
            <text:p>Virtualmin-System Settings-Server Templates-Default Settings-Apache Website-Default PHP version- Highest available</text:p>
            <text:p>alias php='/opt/rh/rh-php70/root/usr/bin/php' php -v 7.0 version unalias php</text:p>
          </table:table-cell>
          <table:table-cell office:value-type="string" table:style-name="ce16">
            <text:p>Afiseaza informatii php despre domeniu</text:p>
            <text:p>Afiseaza parametrii php , modulele php</text:p>
            <text:p/>
            <text:p/>
            <text:p>Afiseaza highest version installed php 7.0</text:p>
          </table:table-cell>
          <table:table-cell table:number-columns-repeated="1021" table:style-name="ce38"/>
          <table:table-cell table:number-columns-repeated="15360"/>
        </table:table-row>
        <table:table-row table:style-name="ro6">
          <table:table-cell office:value-type="string" table:style-name="ce19">
            <text:p>maldet</text:p>
          </table:table-cell>
          <table:table-cell office:value-type="string" table:style-name="ce16">
            <text:p>maldet --report list</text:p>
            <text:p>maldet –report unuldintrescanID</text:p>
          </table:table-cell>
          <table:table-cell office:value-type="string" table:style-name="ce16">
            <text:p>Afiseaza lista cu fisiere virusate</text:p>
          </table:table-cell>
          <table:table-cell table:number-columns-repeated="1021" table:style-name="ce38"/>
          <table:table-cell table:number-columns-repeated="15360"/>
        </table:table-row>
        <table:table-row table:style-name="ro24">
          <table:table-cell office:value-type="string" table:style-name="ce6">
            <office:annotation draw:style-name="a9" svg:x="1.6in" svg:y="8.95in" svg:width="10.1916666666667in" svg:height="39.4166666666667in">
              <dc:creator/>
              <text:p>cPanel apare ca Virus Scanner</text:p>
            </office:annotation>
            <text:p>ClamAV Scanner</text:p>
            <text:p>clamd</text:p>
            <text:p>clamscan</text:p>
          </table:table-cell>
          <table:table-cell office:value-type="string" table:style-name="ce16">
            <text:p>clamscan -ri /folder</text:p>
            <text:p>freshclam</text:p>
          </table:table-cell>
          <table:table-cell office:value-type="string" table:style-name="ce16">
            <text:p>Afiseaza numai fisierele infectate</text:p>
            <text:p>Actualizeaza baza de date cu virusi a antivirusului</text:p>
          </table:table-cell>
          <table:table-cell table:number-columns-repeated="1021" table:style-name="ce38"/>
          <table:table-cell table:number-columns-repeated="15360"/>
        </table:table-row>
        <table:table-row table:style-name="ro50">
          <table:table-cell office:value-type="string" table:style-name="ce19">
            <text:p>dd</text:p>
          </table:table-cell>
          <table:table-cell office:value-type="string" table:style-name="ce16">
            <text:p>dd if=/dev/sda of=/dev/sdb</text:p>
            <text:p/>
            <text:p>dd if=/home/user/Downloads/debian.iso of=/dev/sdb1 bs=512M; sync</text:p>
          </table:table-cell>
          <table:table-cell office:value-type="string" table:style-name="ce16">
            <text:p>Make a copy of one disk onto another, (WARNING!) deleting everything that previously existed on the second disk</text:p>
            <text:p>Convert and Copy a file, used to copy a iso file to a USB device or another</text:p>
            <text:p>location to make a "Bootable" Usb stick. Sdb1 is the USB verify with lsblk -l</text:p>
            <text:p>otherwise you will overwrite your disk and OS), use name of disk very Cautiously</text:p>
          </table:table-cell>
          <table:table-cell table:number-columns-repeated="1021" table:style-name="ce38"/>
          <table:table-cell table:number-columns-repeated="15360"/>
        </table:table-row>
        <table:table-row table:style-name="ro6">
          <table:table-cell office:value-type="string" table:style-name="ce19">
            <text:p>lpr</text:p>
          </table:table-cell>
          <table:table-cell office:value-type="string" table:style-name="ce16">
            <text:p>lpr -P deskjet-4620-series 1-final.pdf</text:p>
            <text:p>lpq</text:p>
          </table:table-cell>
          <table:table-cell office:value-type="string" table:style-name="ce16">
            <text:p>Printeaza fisierul final.pdf la imprimanta</text:p>
            <text:p>Arata statusul unei imprimante daca e pornita sau oprita si ce e de printat</text:p>
          </table:table-cell>
          <table:table-cell table:number-columns-repeated="1021" table:style-name="ce38"/>
          <table:table-cell table:number-columns-repeated="15360"/>
        </table:table-row>
        <table:table-row table:style-name="ro6">
          <table:table-cell office:value-type="string" table:style-name="ce19">
            <text:p>for i</text:p>
          </table:table-cell>
          <table:table-cell office:value-type="string" table:style-name="ce16">
            <text:p>for i in {1..10000}; do echo $i; done</text:p>
            <text:p>for i in `cat ip.txt`; do echo $i; done</text:p>
          </table:table-cell>
          <table:table-cell office:value-type="string" table:style-name="ce16">
            <text:p>Citeste fiecare linie din i, apoi afiseaza fiecare linie</text:p>
            <text:p/>
          </table:table-cell>
          <table:table-cell table:number-columns-repeated="1021" table:style-name="ce38"/>
          <table:table-cell table:number-columns-repeated="15360"/>
        </table:table-row>
        <table:table-row table:style-name="ro1">
          <table:table-cell office:value-type="string" table:style-name="ce19">
            <text:p>gcc g++ java</text:p>
          </table:table-cell>
          <table:table-cell table:number-columns-repeated="2" table:style-name="ce17"/>
          <table:table-cell table:number-columns-repeated="1021" table:style-name="ce38"/>
          <table:table-cell table:number-columns-repeated="15360"/>
        </table:table-row>
        <table:table-row table:style-name="ro6">
          <table:table-cell office:value-type="string" table:style-name="ce19">
            <text:p>tmux</text:p>
          </table:table-cell>
          <table:table-cell office:value-type="string" table:style-name="ce16">
            <text:p>ctrl + B <text:s text:c="2"/>Shift <text:s/>+ <text:s/>" <text:s/>(ghilimele) ( ca sa splituim pe orizontala) sau Shift + % ( <text:s/>verticala) <text:s text:c="5"/>ctrl + B si <text:s/>; <text:s/>( pentru a schimba ferestrele impartite)</text:p>
          </table:table-cell>
          <table:table-cell office:value-type="string" table:style-name="ce16">
            <text:p>Imparte sesiunea in doua sesiuni sau mai multe foarte folositor pentru</text:p>
            <text:p>urmarit loguri tailf /var/log/messages</text:p>
          </table:table-cell>
          <table:table-cell table:number-columns-repeated="1021" table:style-name="ce38"/>
          <table:table-cell table:number-columns-repeated="15360"/>
        </table:table-row>
        <table:table-row table:style-name="ro1">
          <table:table-cell office:value-type="string" table:style-name="ce19">
            <text:p>mc</text:p>
          </table:table-cell>
          <table:table-cell office:value-type="string" table:style-name="ce16">
            <text:p>Shift + = <text:s text:c="3"/>Scris * <text:s/>si apasat Enter</text:p>
          </table:table-cell>
          <table:table-cell office:value-type="string" table:style-name="ce16">
            <text:p>Selecteaza toate fisierele si foldere in Midnight Commander</text:p>
          </table:table-cell>
          <table:table-cell table:number-columns-repeated="1021" table:style-name="ce38"/>
          <table:table-cell table:number-columns-repeated="15360"/>
        </table:table-row>
        <table:table-row table:style-name="ro6">
          <table:table-cell office:value-type="string" table:style-name="ce19">
            <text:p>Base64</text:p>
          </table:table-cell>
          <table:table-cell office:value-type="string" table:style-name="ce16">
            <text:p>base64 exemplu.php</text:p>
            <text:p>base64 -d exemplu.php</text:p>
          </table:table-cell>
          <table:table-cell office:value-type="string" table:style-name="ce16">
            <text:p>Cripteaza continutul fisierului</text:p>
            <text:p>Decripteaza continutul fisierului</text:p>
          </table:table-cell>
          <table:table-cell table:number-columns-repeated="1021" table:style-name="ce38"/>
          <table:table-cell table:number-columns-repeated="15360"/>
        </table:table-row>
        <table:table-row table:style-name="ro6">
          <table:table-cell office:value-type="string" table:style-name="ce19">
            <text:p>md5sum</text:p>
          </table:table-cell>
          <table:table-cell office:value-type="string" table:style-name="ce16">
            <text:p>md5sum file</text:p>
          </table:table-cell>
          <table:table-cell office:value-type="string" table:style-name="ce16">
            <text:p>match or verify integrity of files that may have changed as a result of a faulty</text:p>
            <text:p>file transfer, a disk error or non-malicious interference.</text:p>
          </table:table-cell>
          <table:table-cell table:number-columns-repeated="1021" table:style-name="ce38"/>
          <table:table-cell table:number-columns-repeated="15360"/>
        </table:table-row>
        <table:table-row table:style-name="ro50">
          <table:table-cell office:value-type="string" table:style-name="ce19">
            <text:p>ZFS</text:p>
          </table:table-cell>
          <table:table-cell office:value-type="string" table:style-name="ce16">
            <text:p>wget https://github.com/zfsonlinux/zfs/releases/download/zfs-0.6.5.9/zfs-0.6.5.9.tar.gz</text:p>
            <text:p>yum install uuid libuuid-devel</text:p>
            <text:p>zpool status</text:p>
            <text:p>zpool status -x</text:p>
            <text:p>http://zfsonlinux.org/msg/ZFS-8000-9P/</text:p>
          </table:table-cell>
          <table:table-cell office:value-type="string" table:style-name="ce16">
            <text:p>Instalat din arhiva cu ./configure <text:s/>make <text:s text:c="2"/>make install</text:p>
            <text:p>Instalat pachetele astea ca sa mearga ./configure make make install</text:p>
            <text:p>Check status pool</text:p>
            <text:p>Determine which pool has experienced errors</text:p>
            <text:p>Link ZFS</text:p>
          </table:table-cell>
          <table:table-cell office:value-type="string" table:style-name="ce38">
            <text:p>bar</text:p>
          </table:table-cell>
          <table:table-cell table:number-columns-repeated="16380"/>
        </table:table-row>
        <table:table-row table:style-name="ro24">
          <table:table-cell office:value-type="string" table:style-name="ce19">
            <text:p>cmd</text:p>
          </table:table-cell>
          <table:table-cell office:value-type="string" table:style-name="ce16">
            <text:p>ipconfig /flushdns</text:p>
            <text:p>Ipconfig /all</text:p>
            <text:p>msinfo32</text:p>
          </table:table-cell>
          <table:table-cell office:value-type="string" table:style-name="ce16">
            <text:p>Sterge tot cacheul din calculator</text:p>
            <text:p>Arata informatii despre toate placile de retea</text:p>
            <text:p>Afiseaza detalii despre componentele hardware din calculator</text:p>
          </table:table-cell>
          <table:table-cell table:number-columns-repeated="1021" table:style-name="ce38"/>
          <table:table-cell table:number-columns-repeated="15360"/>
        </table:table-row>
        <table:table-row table:style-name="ro6">
          <table:table-cell office:value-type="string" table:style-name="ce6">
            <text:p>export EDITOR=nano</text:p>
          </table:table-cell>
          <table:table-cell office:value-type="string" table:style-name="ce17">
            <text:p>export EDITOR=nano</text:p>
          </table:table-cell>
          <table:table-cell office:value-type="string" table:style-name="ce17">
            <text:p>Daca apare ecran albastru cand editam crontab -l . O sa apara nano .</text:p>
          </table:table-cell>
          <table:table-cell table:number-columns-repeated="1021" table:style-name="ce38"/>
          <table:table-cell table:number-columns-repeated="15360"/>
        </table:table-row>
        <table:table-row table:style-name="ro1">
          <table:table-cell table:style-name="ce29"/>
          <table:table-cell table:style-name="ce17"/>
          <table:table-cell table:number-columns-repeated="1022" table:style-name="ce38"/>
          <table:table-cell table:number-columns-repeated="15360"/>
        </table:table-row>
        <table:table-row table:style-name="ro1">
          <table:table-cell/>
          <table:table-cell table:style-name="ce19"/>
          <table:table-cell table:number-columns-repeated="16382"/>
        </table:table-row>
        <table:table-row table:number-rows-repeated="2" table:style-name="ro1">
          <table:table-cell/>
          <table:table-cell table:number-columns-repeated="2" table:style-name="ce17"/>
          <table:table-cell table:number-columns-repeated="16381"/>
        </table:table-row>
        <table:table-row table:style-name="ro1">
          <table:table-cell/>
          <table:table-cell table:style-name="ce46"/>
          <table:table-cell table:number-columns-repeated="16382"/>
        </table:table-row>
        <table:table-row table:number-rows-repeated="1048460" table:style-name="ro62">
          <table:table-cell table:number-columns-repeated="16384"/>
        </table:table-row>
      </table:table>
      <table:table table:name="Windows_configurari_comenzi" table:style-name="ta3">
        <table:table-column table:style-name="co18" table:default-cell-style-name="ce19"/>
        <table:table-column table:style-name="co19" table:default-cell-style-name="ce17"/>
        <table:table-column table:style-name="co3" table:number-columns-repeated="16382" table:default-cell-style-name="ce1"/>
        <table:table-row table:style-name="ro1">
          <table:table-cell office:value-type="string" table:style-name="ce10">
            <text:p>Serviciu</text:p>
          </table:table-cell>
          <table:table-cell office:value-type="string" table:style-name="ce37">
            <text:p>Descriere</text:p>
          </table:table-cell>
          <table:table-cell table:number-columns-repeated="16382" table:style-name="ce47"/>
        </table:table-row>
        <table:table-row table:style-name="ro67">
          <table:table-cell office:value-type="string" table:style-name="ce19">
            <text:p>Cygwin</text:p>
          </table:table-cell>
          <table:table-cell office:value-type="string" table:style-name="ce16">
            <text:p>Cygwin ( bind-utils, whois, inetutils, curl, ssh, nano, nmap )</text:p>
            <text:p>C:\cygwin64\bin\mintty.exe -i /Cygwin-Terminal.ico - la mintty ii dam calea aia la shortcut si il deschidem.</text:p>
            <text:p>sh scriptul cu 2 in fata . Dupa care dam export la SSH_AUTH_SOCK=/tmp/ssh-SsvFesFpmZIw/agent.6184</text:p>
            <text:p>ssh-add.exe privatekeyuldelaagentcareestebagatinpupetdeoprit</text:p>
            <text:p>La mine e un privatekey mai dubios si trebuie exportat cu Puttykeygen – Conversions – Export OpenSSH Key</text:p>
            <text:p>C:\cygwin64\home\mihai\.ssh\config si scriem Host 172.16.24.* user root port 24 ca sa schimbam pe portul 24 conectarea</text:p>
            <text:p>sh scriptul cu 1 in fata si dam accept la toate warningurile pentru exim-bpc</text:p>
          </table:table-cell>
          <table:table-cell table:number-columns-repeated="16382"/>
        </table:table-row>
        <table:table-row table:style-name="ro1">
          <table:table-cell office:value-type="string" table:style-name="ce19">
            <text:p>Startup programs</text:p>
          </table:table-cell>
          <table:table-cell office:value-type="string" table:style-name="ce17">
            <text:p>C:\Users\mihai\AppData\Roaming\Microsoft\Windows\Start Menu\Programs\Startup</text:p>
          </table:table-cell>
          <table:table-cell table:number-columns-repeated="16382"/>
        </table:table-row>
        <table:table-row table:style-name="ro1">
          <table:table-cell office:value-type="string" table:style-name="ce19">
            <text:p>Console tiger vncviewer</text:p>
          </table:table-cell>
          <table:table-cell office:value-type="string" table:style-name="ce17">
            <text:p>java.com/en/download/windows-64bit.jsp <text:s/>https://get.adobe.com/flashplayer/</text:p>
          </table:table-cell>
          <table:table-cell table:number-columns-repeated="16382"/>
        </table:table-row>
        <table:table-row table:style-name="ro67">
          <table:table-cell office:value-type="string" table:style-name="ce19">
            <text:p>VPN</text:p>
          </table:table-cell>
          <table:table-cell office:value-type="string" table:style-name="ce16">
            <text:p>Network Sharing Center - Connect to a workplace - Use my internet conection VPN - Internet adress data de mugurel din mail la destination name orice nume vpn1 vpn2</text:p>
            <text:p>Bifam allow other people to connect .</text:p>
            <text:p>Network Sharing Center - Change adapter settings properties on the VPN conection -</text:p>
            <text:p>Options Remember my credentials</text:p>
            <text:p>Security type of VPN : PPTP</text:p>
            <text:p>Networking IPv4 : Obtain automaticaly la amandoua :</text:p>
            <text:p>Advanced - Debifam gateway</text:p>
          </table:table-cell>
          <table:table-cell table:number-columns-repeated="16382"/>
        </table:table-row>
        <table:table-row table:style-name="ro24">
          <table:table-cell office:value-type="string" table:style-name="ce6">
            <text:p>Remote Desktop Connection</text:p>
            <text:p>Windows 8.1</text:p>
          </table:table-cell>
          <table:table-cell office:value-type="string" table:style-name="ce16">
            <text:p>Allow Remote Access to your computer - Allow remote connections to this computer - Allow connections only from computers running Remote Desktop with Network Level</text:p>
            <text:p>Authentification ( recommended ) - Select Users - Numele userului - Ok.</text:p>
            <text:p>Windows Firewall - Allow an app or feature through Windows Firewall - Change Settings - Remote desktop bifat si Public si Private .</text:p>
          </table:table-cell>
          <table:table-cell table:number-columns-repeated="16382"/>
        </table:table-row>
        <table:table-row table:style-name="ro1">
          <table:table-cell office:value-type="string" table:style-name="ce19">
            <text:p>Monitor</text:p>
          </table:table-cell>
          <table:table-cell office:value-type="string" table:style-name="ce17">
            <text:p>Windows Key + P <text:s/>- Extend</text:p>
          </table:table-cell>
          <table:table-cell table:number-columns-repeated="16382"/>
        </table:table-row>
        <table:table-row table:style-name="ro5">
          <table:table-cell office:value-type="string" table:style-name="ce6">
            <text:p>Vmware Workstation</text:p>
          </table:table-cell>
          <table:table-cell office:value-type="string" table:style-name="ce16">
            <text:p>VM – Manage – Clone – Create a full clone</text:p>
            <text:p>C:\Users\SEBY\Documents\Virtual Machines</text:p>
            <text:p>Vmware – Preferences – Devices – Change Settins – Bifat Enable Virtual Printers</text:p>
            <text:p>C:\Program Files (x86)\VMware\VMware Workstation\linux.iso (pentru instalat VMWare tools)</text:p>
          </table:table-cell>
          <table:table-cell table:number-columns-repeated="16382"/>
        </table:table-row>
        <table:table-row table:style-name="ro24">
          <table:table-cell office:value-type="string" table:style-name="ce19">
            <text:p>Semidedicate</text:p>
          </table:table-cell>
          <table:table-cell office:value-type="string" table:style-name="ce21">
            <text:p>Run as administrator – Cmd si scris liniile astea ca sa ne putem conecta pe semidedicate si la alea care nu merge trebuie adauga cheia ssh</text:p>
            <text:p>route add 192.zzz.zz.zz/24 22.22.22.1 -p</text:p>
            <text:p/>
          </table:table-cell>
          <table:table-cell table:number-columns-repeated="16382"/>
        </table:table-row>
        <table:table-row table:style-name="ro1">
          <table:table-cell office:value-type="string" table:style-name="ce19">
            <text:p>MSRA</text:p>
          </table:table-cell>
          <table:table-cell office:value-type="string" table:style-name="ce17">
            <text:p>Windows remote connect ca teamviewer</text:p>
          </table:table-cell>
          <table:table-cell table:number-columns-repeated="16382"/>
        </table:table-row>
        <table:table-row table:style-name="ro1">
          <table:table-cell office:value-type="string" table:style-name="ce19">
            <text:p>Sertizare</text:p>
          </table:table-cell>
          <table:table-cell office:value-type="string" table:style-name="ce17">
            <text:p>Unelte: <text:s/>Cleste Sertizare, Sfic Knipec, Cutter, Patent, Mufa RJ45, Scotchlock, cablu UTP cat 5, banda izolatoare. | Ordinea culorilor : AP P AV Al AAl V AM M</text:p>
          </table:table-cell>
          <table:table-cell table:number-columns-repeated="16382"/>
        </table:table-row>
        <table:table-row table:style-name="ro6">
          <table:table-cell office:value-type="string" table:style-name="ce6">
            <text:p>Firefox Secure Password</text:p>
            <text:p>Generator</text:p>
          </table:table-cell>
          <table:table-cell table:style-name="ce17"/>
          <table:table-cell table:number-columns-repeated="16382"/>
        </table:table-row>
        <table:table-row table:style-name="ro1">
          <table:table-cell office:value-type="string" table:style-name="ce19">
            <text:p>Windows</text:p>
          </table:table-cell>
          <table:table-cell office:value-type="string" table:style-name="ce48">
            <text:p>msinfo32 <text:s/>ipconfig /flushdns <text:s/>ipconfig /all <text:s text:c="3"/>tasklist /v <text:s text:c="2"/>clear-content numefisier <text:s text:c="2"/>get-content caleacatrefisier -wait</text:p>
          </table:table-cell>
          <table:table-cell table:number-columns-repeated="16382"/>
        </table:table-row>
        <table:table-row table:style-name="ro24">
          <table:table-cell office:value-type="string" table:style-name="ce49">
            <text:p>IDEA Intelij omorat pidul<text:s/></text:p>
            <text:p>cand ne da eroare 127.0.0.1<text:s/></text:p>
            <text:p>socket closed</text:p>
          </table:table-cell>
          <table:table-cell office:value-type="string" table:style-name="ce21">
            <text:p>CMD <text:s/>- netstat -ano | find "LISTENING" | find "8080" <text:s/>(luam numarul PID-ului)</text:p>
            <text:p>taskkill /pid zzzzz /f</text:p>
          </table:table-cell>
          <table:table-cell table:number-columns-repeated="16382"/>
        </table:table-row>
        <table:table-row table:style-name="ro1">
          <table:table-cell table:style-name="ce19"/>
          <table:table-cell table:style-name="ce50"/>
          <table:table-cell table:number-columns-repeated="16382"/>
        </table:table-row>
        <table:table-row table:number-rows-repeated="1048561" table:style-name="ro62">
          <table:table-cell table:number-columns-repeated="16384"/>
        </table:table-row>
      </table:table>
      <table:table table:name="Domeniu" table:style-name="ta4">
        <table:table-column table:style-name="co20" table:default-cell-style-name="ce53"/>
        <table:table-column table:style-name="co21" table:default-cell-style-name="ce54"/>
        <table:table-column table:style-name="co22" table:default-cell-style-name="ce54"/>
        <table:table-column table:style-name="co3" table:number-columns-repeated="16381" table:default-cell-style-name="ce1"/>
        <table:table-row table:style-name="ro1">
          <table:table-cell office:value-type="string" table:style-name="ce10">
            <text:p>Eroarea</text:p>
          </table:table-cell>
          <table:table-cell office:value-type="string" table:style-name="ce10">
            <text:p>Descriere</text:p>
          </table:table-cell>
          <table:table-cell office:value-type="string" table:style-name="ce10">
            <text:p>Comanda</text:p>
          </table:table-cell>
          <table:table-cell table:number-columns-repeated="16381" table:style-name="ce51"/>
        </table:table-row>
        <table:table-row table:style-name="ro1">
          <table:table-cell office:value-type="string" table:style-name="ce18">
            <text:p>400 Bad Request</text:p>
          </table:table-cell>
          <table:table-cell office:value-type="string" table:style-name="ce11">
            <text:p>Cu Browserele vechi sau problema de Https..</text:p>
          </table:table-cell>
          <table:table-cell table:style-name="ce11"/>
          <table:table-cell table:number-columns-repeated="16381"/>
        </table:table-row>
        <table:table-row table:style-name="ro6">
          <table:table-cell office:value-type="string" table:style-name="ce20">
            <office:annotation draw:style-name="a10" svg:x="4.575in" svg:y="0.475in" svg:width="6.04166666666667in" svg:height="1.04166666666667in">
              <dc:creator/>
              <text:p><text:span text:style-name="T11"/></text:p>
              <text:p><text:span text:style-name="T11">This server could not verify that you are authorized to access the document requested. Either you supplied the wrong credentials (e.g., bad password), or your browser doesn't understand how to supply the credentials required.</text:span></text:p>
            </office:annotation>
            <text:p>401 Unauthorized <text:s/>/ <text:s/>Authorization Required</text:p>
            <text:p/>
          </table:table-cell>
          <table:table-cell office:value-type="string" table:style-name="ce21">
            <text:p>Daca la conectare pe site trebuie sa introduci username si parola</text:p>
            <text:p>si le scrii gresit iti da eroarea asta</text:p>
          </table:table-cell>
          <table:table-cell office:value-type="string" table:style-name="ce11">
            <text:p>.htpasswd</text:p>
          </table:table-cell>
          <table:table-cell table:number-columns-repeated="16381"/>
        </table:table-row>
        <table:table-row table:style-name="ro5">
          <table:table-cell office:value-type="string" table:style-name="ce18">
            <text:p>403 Forbidden You don't have permission to access / on this server</text:p>
          </table:table-cell>
          <table:table-cell office:value-type="string" table:style-name="ce21">
            <text:p>-index.php lipsa. Virusat si mutat in exploit scanner</text:p>
            <text:p>-/home/user/public_html fisierele au alt user sau permisiuni gresite adica index.html trebuie sa aiba la others Read. Adica 644</text:p>
            <text:p>-Mod security</text:p>
          </table:table-cell>
          <table:table-cell office:value-type="string" table:style-name="ce21">
            <text:p/>
            <text:p>Chmod 644 index.html la foldere trebuie chmod 645</text:p>
            <text:p/>
            <text:p/>
          </table:table-cell>
          <table:table-cell table:number-columns-repeated="16381"/>
        </table:table-row>
        <table:table-row table:style-name="ro24">
          <table:table-cell office:value-type="string" table:style-name="ce20">
            <text:p>404 Not Found <text:s text:c="3"/>The requested URL /test1/fisiergol was not found</text:p>
            <text:p>on this server.</text:p>
          </table:table-cell>
          <table:table-cell office:value-type="string" table:style-name="ce21">
            <text:p>URL gresit tastat de user</text:p>
            <text:p>Fisierul nu exista pe server</text:p>
            <text:p>Document root al serverului de verificat</text:p>
          </table:table-cell>
          <table:table-cell office:value-type="string" table:style-name="ce21">
            <text:p/>
            <text:p/>
            <text:p>cat /etc/httpd/conf/httpd.conf | grep DocumentRoot</text:p>
          </table:table-cell>
          <table:table-cell table:number-columns-repeated="16381"/>
        </table:table-row>
        <table:table-row table:style-name="ro5">
          <table:table-cell office:value-type="string" table:style-name="ce20">
            <text:p>500 Internal Server Error The server encountered an internal error or misconfiguration and was unable to complete your request.</text:p>
          </table:table-cell>
          <table:table-cell office:value-type="string" table:style-name="ce21">
            <text:p>Configuratie gresita in .htaccess</text:p>
            <text:p/>
            <text:p/>
            <text:p>Permisiunile scripturilor CGI si Perl sa aiba 755</text:p>
          </table:table-cell>
          <table:table-cell office:value-type="string" table:style-name="ce21">
            <text:p>.htaccess verificat <text:s/>si error logul <text:s text:c="2"/>(Invalid command perhaps misspelled or defined by a module not included in the server configuration )</text:p>
          </table:table-cell>
          <table:table-cell table:number-columns-repeated="16381"/>
        </table:table-row>
        <table:table-row table:style-name="ro24">
          <table:table-cell office:value-type="string" table:style-name="ce20">
            <text:p>502 Bad Gateway nginx</text:p>
          </table:table-cell>
          <table:table-cell office:value-type="string" table:style-name="ce21">
            <text:p>Apache down</text:p>
            <text:p>php-fpm down astfel siteul care este functional pe PHP numai primeste cereri (requests) de la nginx</text:p>
          </table:table-cell>
          <table:table-cell office:value-type="string" table:style-name="ce21">
            <text:p>service httpd restart <text:s text:c="2"/>(check logs sa vedem dc e down)</text:p>
            <text:p>service php-fpm restart</text:p>
            <text:p/>
          </table:table-cell>
          <table:table-cell table:number-columns-repeated="16381"/>
        </table:table-row>
        <table:table-row table:style-name="ro60">
          <table:table-cell office:value-type="string" table:style-name="ce20">
            <text:p>503 Service Unavailable</text:p>
          </table:table-cell>
          <table:table-cell office:value-type="string" table:style-name="ce21">
            <text:p>Serverul consuma foarte multe resurse la momentul respectiv</text:p>
            <text:p>sau se afla sub maintenance</text:p>
            <text:p>PHP-FPM nu poate sa scrie in .htaccess din cauza permisiunilor</text:p>
            <text:p/>
            <text:p/>
            <text:p>CageFS</text:p>
          </table:table-cell>
          <table:table-cell office:value-type="string" table:style-name="ce21">
            <text:p>w htop pentru CPU memory load average</text:p>
            <text:p/>
            <text:p>/home/user/public_html/.htaccess verificat daca este imutable sau are permisiunile corecte public_html user:user 0755 si la fisier 0644</text:p>
          </table:table-cell>
          <table:table-cell table:number-columns-repeated="16381"/>
        </table:table-row>
        <table:table-row table:style-name="ro6">
          <table:table-cell office:value-type="string" table:style-name="ce20">
            <text:p>504 Gateway Timeout</text:p>
          </table:table-cell>
          <table:table-cell office:value-type="string" table:style-name="ce21">
            <text:p>Se incarca greu siteul din cauza resurselor sau setarilor mici php</text:p>
            <text:p>Sau</text:p>
          </table:table-cell>
          <table:table-cell office:value-type="string" table:style-name="ce21">
            <text:p>max_execution_time = 300 <text:s/>memory_limit = 512</text:p>
            <text:p>max_input_time = 300 daca are nginx</text:p>
          </table:table-cell>
          <table:table-cell table:number-columns-repeated="16381"/>
        </table:table-row>
        <table:table-row table:style-name="ro50">
          <table:table-cell office:value-type="string" table:style-name="ce20">
            <text:p>508 Resource Limit Reached apare numai la cPanel cu WHM -</text:p>
            <text:p>Cloudlinux</text:p>
          </table:table-cell>
          <table:table-cell office:value-type="string" table:style-name="ce21">
            <text:p>Foloseste mai mult decat resursele serverului la shared hosting.</text:p>
            <text:p>Daca are Wordpress sau Joomla , CMS ( Content Management Systemul) poate sa foloseasca prea multe plugin-uri sau module :</text:p>
            <text:p>Wordpress gallery plugins ; Wordpress templates vechi incorect folosesc un script timthumb ; Wordpress multisites</text:p>
          </table:table-cell>
          <table:table-cell office:value-type="string" table:style-name="ce21">
            <text:p>asic</text:p>
          </table:table-cell>
          <table:table-cell table:number-columns-repeated="16381"/>
        </table:table-row>
        <table:table-row table:style-name="ro59">
          <table:table-cell office:value-type="string" table:style-name="ce20">
            <text:p>www.zzzzzz’s server DNS address could not be found.</text:p>
            <text:p>ERR_NAME_NOT_RESOLVED</text:p>
            <text:p>ERR_NAME_RESOLUTION_FAILED</text:p>
            <text:p/>
            <text:p>DNS_Probe_Finished_NXDOMAIN</text:p>
          </table:table-cell>
          <table:table-cell office:value-type="string" table:style-name="ce21">
            <text:p>Nameserverele nu s-au propagat inca</text:p>
            <text:p>Nameserverele introduse gresit la registrar</text:p>
            <text:p>Domeniul poate sa fie expirat verificam pe un site de whois expiration date sau</text:p>
            <text:p/>
            <text:p>DNXDOMAIN error inseamna ca trebuie sa dea restart la router mai intai si dupa aia la calculator pentru ca routerul pastreaza informatia in caching</text:p>
          </table:table-cell>
          <table:table-cell office:value-type="string" table:style-name="ce21">
            <text:p>Verificat zona DNS pe server sa fie corecta.</text:p>
            <text:p>Restartat serverul de DNS.</text:p>
            <text:p>Verificat portul 53 de DNS in firewall sa nu fie filtrat</text:p>
          </table:table-cell>
          <table:table-cell table:number-columns-repeated="16381"/>
        </table:table-row>
        <table:table-row table:style-name="ro76">
          <table:table-cell office:value-type="string" table:style-name="ce20">
            <text:p>ERR_CONNECTION_REFUSED</text:p>
            <text:p/>
            <text:p>No data received ERR_EMPTY_RESPONSE</text:p>
          </table:table-cell>
          <table:table-cell office:value-type="string" table:style-name="ce21">
            <text:p>Firewall port adresa blocata</text:p>
            <text:p>Serviciul nu este pornit : service httpd restart sau nginx</text:p>
            <text:p>vhost de la nginx nu e creat in /etc/nginx/vhosts</text:p>
            <text:p>Verificat si 443 HTTPS daca este pornit.</text:p>
            <text:p>Acea eroare deobicei apare cand Google Chrome nu reuseste sa interprezete pachetele de date primite de la server.</text:p>
            <text:p>Acesta este un bug al programului Google Chrome si nu este o problema de la server sau resurse depasite</text:p>
            <text:p/>
          </table:table-cell>
          <table:table-cell office:value-type="string" table:style-name="ce21">
            <text:p/>
            <text:p/>
            <text:p>/scripts/rebuildvhosts sau /scripts/createvhosts.py</text:p>
          </table:table-cell>
          <table:table-cell table:number-columns-repeated="16381"/>
        </table:table-row>
        <table:table-row table:style-name="ro67">
          <table:table-cell office:value-type="string" table:style-name="ce18">
            <text:p>ERR_CONNECTION_TIMED_OUT took too long to respond.</text:p>
          </table:table-cell>
          <table:table-cell office:value-type="string" table:style-name="ce21">
            <text:p>Are load pe server de la resurse depasite</text:p>
            <text:p>IP-ul este filtrat pe port sau adresa</text:p>
            <text:p>Verificam daca siteul raspunde pe portul 80 sa nu fie blocat</text:p>
            <text:p>Se poate sa aiba un filtru de la ISP-ul lui de internet. Incercam si cu</text:p>
            <text:p>tcpdump sa vedem daca trimite pachete catre reteaua noastra.</text:p>
            <text:p>Raspunde de pe nameservele de la alta companie de hosting si are IP-ul blocat acolo.</text:p>
          </table:table-cell>
          <table:table-cell office:value-type="string" table:style-name="ce21">
            <text:p/>
            <text:p>Iptables -I INPUT -p tcp -m tcp --dport 80 -j DROP</text:p>
            <text:p>telnet domeniu.ro 80 iptables | grep 80</text:p>
          </table:table-cell>
          <table:table-cell table:number-columns-repeated="16381"/>
        </table:table-row>
        <table:table-row table:style-name="ro59">
          <table:table-cell office:value-type="string" table:style-name="ce52">
            <text:p>If you are the owner of this website, please contact your hosting provider:</text:p>
            <text:p>It is possible you have reached this page because</text:p>
            <text:p>cgi-sys/defaultwebpage.cgi</text:p>
          </table:table-cell>
          <table:table-cell office:value-type="string" table:style-name="ce21">
            <text:p>Propagarea nu s-a finalizat in zona DNS</text:p>
            <text:p>cPanel – Addon domains verificat daca este adaugat in cont si readaugat pentru ca sa adaugat gresit</text:p>
            <text:p>Manage AutoSSL si activat ( daca nu are certificat SSL si incearca sa se conecteze pe https)</text:p>
            <text:p>Push Zona DNS. Salvam ceva in zona DNS si dam OK</text:p>
            <text:p>Sters liniile de defaultwebpageredirect din .htaccess</text:p>
            <text:p/>
          </table:table-cell>
          <table:table-cell table:style-name="ce21"/>
          <table:table-cell table:number-columns-repeated="16381"/>
        </table:table-row>
        <table:table-row table:style-name="ro1">
          <table:table-cell office:value-type="string" table:style-name="ce18">
            <office:annotation draw:style-name="a11" svg:x="0.891666666666667in" svg:y="1.54166666666667in" svg:width="9.46666666666667in" svg:height="16.25in">
              <dc:creator/>
              <text:p><text:span text:style-name="T13">ZONA DNS:</text:span><text:span text:style-name="T13"/></text:p>
              <text:p><text:span text:style-name="T13"/></text:p>
              <text:p><text:span text:style-name="T13">Webmin - Servers - Bind DNS Server - Stanga sus rotita (Module Config)- Serial number style - Date based (YYYYMMDDnn) (SOA Record)</text:span><text:span text:style-name="T13"/></text:p>
              <text:p><text:span text:style-name="T13">Webmin - Servers - Bind DNS Server - Zone Defaults <text:s/>(astea 4 : Refresh, Retry, Expire, Negative cache)</text:span><text:span text:style-name="T13"/></text:p>
              <text:p><text:span text:style-name="T13"/></text:p>
              <text:p><text:span text:style-name="T11"/></text:p>
              <text:p><text:span text:style-name="T11">$ttl 38400</text:span><text:span text:style-name="T11"/></text:p>
              <text:p><text:span text:style-name="T11">@ <text:s text:c="6"/>IN <text:s text:c="5"/>SOA <text:s text:c="4"/>ns1.sacred.ml. root.ns1.sacred.ml. (</text:span><text:span text:style-name="T11"/></text:p>
              <text:p><text:span text:style-name="T11"><text:s text:c="24"/></text:span><text:span text:style-name="T11">2017050200 <text:s text:c="45"/>(SOA Record number yyyymmddss)</text:span><text:span text:style-name="T11"/></text:p>
              <text:p><text:span text:style-name="T11"><text:s text:c="24"/></text:span><text:span text:style-name="T11">3600 <text:s text:c="54"/>(SOA Refresh Value <text:s/>20 minutes or greater <text:s/>than 12 hours.)</text:span><text:span text:style-name="T11"/></text:p>
              <text:p><text:span text:style-name="T11"><text:s text:c="24"/></text:span><text:span text:style-name="T11">7200 <text:s text:c="56"/>(SOA Retry Value 120 and 7200)</text:span><text:span text:style-name="T11"/></text:p>
              <text:p><text:span text:style-name="T11"><text:s text:c="24"/></text:span><text:span text:style-name="T11">1209600 <text:s text:c="51"/>(SOA Expire Value 1209600 - 2419200 seconds 14-28 days)</text:span><text:span text:style-name="T11"/></text:p>
              <text:p><text:span text:style-name="T11"><text:s text:c="24"/></text:span><text:span text:style-name="T11">38400 ) <text:s text:c="52"/>(SOA NXDOMAIN Negative cache time Value 24 hours)</text:span><text:span text:style-name="T11"/></text:p>
              <text:p><text:span text:style-name="T11">@ <text:s text:c="6"/>IN <text:s text:c="5"/>NS <text:s text:c="5"/>ns1.sacred.ml.</text:span><text:span text:style-name="T11"/></text:p>
              <text:p><text:span text:style-name="T11">sacred.ml. <text:s text:c="5"/>IN <text:s text:c="5"/>A <text:s text:c="6"/>37.251.140.15</text:span><text:span text:style-name="T11"/></text:p>
              <text:p><text:span text:style-name="T11">www.sacred.ml. <text:s/>IN <text:s text:c="5"/>A <text:s text:c="6"/>37.251.140.15</text:span><text:span text:style-name="T11"/></text:p>
              <text:p><text:span text:style-name="T11">ftp.sacred.ml. <text:s/>IN <text:s text:c="5"/>A <text:s text:c="6"/>37.251.140.15</text:span><text:span text:style-name="T11"/></text:p>
              <text:p><text:span text:style-name="T11">m.sacred.ml. <text:s text:c="3"/>IN <text:s text:c="5"/>A <text:s text:c="6"/>37.251.140.15</text:span><text:span text:style-name="T11"/></text:p>
              <text:p><text:span text:style-name="T11">ns1.sacred.ml. <text:s/>IN <text:s text:c="5"/>A <text:s text:c="6"/>37.251.140.15</text:span><text:span text:style-name="T11"/></text:p>
              <text:p><text:span text:style-name="T11">localhost.sacred.ml. <text:s text:c="3"/>IN <text:s text:c="5"/>A <text:s text:c="6"/>127.0.0.1</text:span><text:span text:style-name="T11"/></text:p>
              <text:p><text:span text:style-name="T11">sacred.sacred.ml. <text:s text:c="6"/>IN <text:s text:c="5"/>A <text:s text:c="6"/>37.251.140.15</text:span><text:span text:style-name="T11"/></text:p>
              <text:p><text:span text:style-name="T11">webmail.sacred.ml. <text:s text:c="5"/>IN <text:s text:c="5"/>A <text:s text:c="6"/>37.251.140.15</text:span><text:span text:style-name="T11"/></text:p>
              <text:p><text:span text:style-name="T11">admin.sacred.ml. <text:s text:c="7"/>IN <text:s text:c="5"/>A <text:s text:c="6"/>37.251.140.15</text:span><text:span text:style-name="T11"/></text:p>
              <text:p><text:span text:style-name="T11">mail.sacred.ml. IN <text:s text:c="5"/>A <text:s text:c="6"/>37.251.140.15</text:span><text:span text:style-name="T11"/></text:p>
              <text:p><text:span text:style-name="T11">sacred.ml. <text:s text:c="5"/>IN <text:s text:c="5"/>MX <text:s text:c="5"/>5 mail.sacred.ml.</text:span><text:span text:style-name="T11"/></text:p>
              <text:p><text:span text:style-name="T11">sacred.ml. <text:s text:c="5"/>IN <text:s text:c="5"/>TXT <text:s text:c="4"/>"v=spf1 a mx a:sacred.ml ip4:37.251.140.15 ?all"</text:span><text:span text:style-name="T11"/></text:p>
              <text:p><text:span text:style-name="T11">ns2.sacred.ml. IN A 188.215.55.15</text:span><text:span text:style-name="T11"/></text:p>
              <text:p><text:span text:style-name="T11">sacred.ml. <text:s text:c="4"/>IN NS ns2.sacred.ml.</text:span><text:span text:style-name="T11"/></text:p>
              <text:p><text:span text:style-name="T11">_dmarc.sacred.ml. 1200 IN TXT "v=DMARC1; p=none; sp=none; rf=afrf; pct=100; ri=86400"</text:span><text:span text:style-name="T11"/></text:p>
              <text:p><text:span text:style-name="T11">default._domainkey.sacred.ml. 1200 IN TXT "v=DKIM1; k=rsa; p=MIGfMA0GCSqGSIb3DQEBAQUAA4GNADCBiQKBgQDcEbnGKXX69dtV7HiPBfKjrs4JtD7s1M4FIQ4AXO30YeaBdwcHqDwnkXYkh2qoW4oP8kYFFjG2f/hu/ofiE3LsJpH2jND0jenJaLung5/unfd2ukRhX2QdET8EGRHmwsUafJq+mVuacFB65RcPTsJNsNc9EqqsXCpEtUcRMHKOXQIDAQAB"</text:span><text:span text:style-name="T11"/></text:p>
              <text:p><text:span text:style-name="T13"/></text:p>
              <text:p><text:span text:style-name="T13">Apache (httpd) :</text:span><text:span text:style-name="T13"/></text:p>
              <text:p><text:span text:style-name="T11"/></text:p>
              <text:p><text:span text:style-name="T11">NameVirtualHost 37.251.156.164:8080</text:span><text:span text:style-name="T11"/></text:p>
              <text:p><text:span text:style-name="T11"><text:s/></text:span><text:span text:style-name="T11">&lt;VirtualHost 37.251.156.164:8080&gt;</text:span><text:span text:style-name="T11"/></text:p>
              <text:p><text:span text:style-name="T11"><text:s text:c="8"/></text:span><text:span text:style-name="T11">#&lt;Directory /var/www/vhosts/sacred.ml/public_html&gt;</text:span><text:span text:style-name="T11"/></text:p>
              <text:p><text:span text:style-name="T11"><text:s text:c="8"/></text:span><text:span text:style-name="T11">&lt;Directory /home/sacredml/public_html&gt;</text:span><text:span text:style-name="T11"/></text:p>
              <text:p><text:span text:style-name="T11"><text:s text:c="8"/></text:span><text:span text:style-name="T11">AllowOverride None</text:span><text:span text:style-name="T11"/></text:p>
              <text:p><text:span text:style-name="T11"><text:s text:c="8"/></text:span><text:span text:style-name="T11">Options +ExecCGI -MultiViews +SymLinksIfOwnerMatch</text:span><text:span text:style-name="T11"/></text:p>
              <text:p><text:span text:style-name="T11"><text:s text:c="8"/></text:span><text:span text:style-name="T11">SetHandler cgi-script</text:span><text:span text:style-name="T11"/></text:p>
              <text:p><text:span text:style-name="T11"><text:s text:c="8"/></text:span><text:span text:style-name="T11">#AllowOverride All</text:span><text:span text:style-name="T11"/></text:p>
              <text:p><text:span text:style-name="T11"><text:s text:c="8"/></text:span><text:span text:style-name="T11">allow from all</text:span><text:span text:style-name="T11"/></text:p>
              <text:p><text:span text:style-name="T11"><text:s text:c="8"/></text:span><text:span text:style-name="T11">&lt;/Directory&gt;</text:span><text:span text:style-name="T11"/></text:p>
              <text:p><text:span text:style-name="T11"><text:s text:c="8"/></text:span><text:span text:style-name="T11">DirectoryIndex index.html index.htm index.php</text:span><text:span text:style-name="T11"/></text:p>
              <text:p><text:span text:style-name="T11"><text:s text:c="8"/></text:span><text:span text:style-name="T11">#ScriptAlias /cgi-bin/ "/var/www/vhosts/sacred.ml/public_html/cgi-bin/"</text:span><text:span text:style-name="T11"/></text:p>
              <text:p><text:span text:style-name="T11"><text:s text:c="8"/></text:span><text:span text:style-name="T11">#DocumentRoot /var/www/vhosts/sacred.ml/public_html</text:span><text:span text:style-name="T11"/></text:p>
              <text:p><text:span text:style-name="T11"><text:s text:c="9"/></text:span><text:span text:style-name="T11">DocumentRoot /home/sacredml/public_html</text:span><text:span text:style-name="T11"/></text:p>
              <text:p><text:span text:style-name="T11"><text:s text:c="9"/></text:span><text:span text:style-name="T11">SuexecUserGroup sacredml sacredml</text:span><text:span text:style-name="T11"/></text:p>
              <text:p><text:span text:style-name="T11"><text:s text:c="8"/></text:span><text:span text:style-name="T11">ServerName sacred.ml</text:span><text:span text:style-name="T11"/></text:p>
              <text:p><text:span text:style-name="T11"><text:s text:c="8"/></text:span><text:span text:style-name="T11">ScriptAlias /cgi-bin/ "/home/sacredml/cgi-bin/"</text:span><text:span text:style-name="T11"/></text:p>
              <text:p><text:span text:style-name="T11"/></text:p>
              <text:p><text:span text:style-name="T11">&lt;/VirtualHost&gt;</text:span><text:span text:style-name="T11"/></text:p>
              <text:p><text:span text:style-name="T13"/></text:p>
              <text:p><text:span text:style-name="T13">Nginx:</text:span><text:span text:style-name="T13"/></text:p>
              <text:p><text:span text:style-name="T13"/></text:p>
              <text:p><text:span text:style-name="T11">server {</text:span><text:span text:style-name="T11"/></text:p>
              <text:p><text:span text:style-name="T11"><text:s text:c="10"/></text:span><text:span text:style-name="T11">error_log /var/log/nginx/vhost-error_log warn;</text:span><text:span text:style-name="T11"/></text:p>
              <text:p><text:span text:style-name="T11"><text:s text:c="10"/></text:span><text:span text:style-name="T11">listen 89.45.194.15:80;</text:span><text:span text:style-name="T11"/></text:p>
              <text:p><text:span text:style-name="T11"><text:s text:c="10"/></text:span><text:span text:style-name="T11">server_name sslt.ml mail.ssltz.ml www.ssltz.ml 89.45.194.15;</text:span><text:span text:style-name="T11"/></text:p>
              <text:p><text:span text:style-name="T11"><text:s text:c="10"/></text:span><text:span text:style-name="T11">access_log /usr/local/apache/domlogs/ssltz.ml-bytes_log bytes_log;</text:span><text:span text:style-name="T11"/></text:p>
              <text:p><text:span text:style-name="T11"><text:s text:c="10"/></text:span><text:span text:style-name="T11">access_log /usr/local/apache/domlogs/ssltz.ml combined;</text:span><text:span text:style-name="T11"/></text:p>
              <text:p><text:span text:style-name="T11"><text:s text:c="10"/></text:span><text:span text:style-name="T11">root /home/ssltzml/public_html;</text:span><text:span text:style-name="T11"/></text:p>
              <text:p><text:span text:style-name="T11"><text:s text:c="10"/></text:span><text:span text:style-name="T11">#location / {</text:span><text:span text:style-name="T11"/></text:p>
              <text:p><text:span text:style-name="T11"><text:s text:c="10"/></text:span><text:span text:style-name="T11">location ~*.*\.(3gp|gif|jpg|jpeg|png|ico|wmv|avi|asf|asx|mpg|mpeg|mp4|pls|mp3|mid|wav|swf|flv|html|htm|txt|js|css|exe|zip|tar|rar|gz|tgz|bz2|uha|7z|doc|docx|xls|xlsx|pdf|iso)$ {</text:span><text:span text:style-name="T11"/></text:p>
              <text:p><text:span text:style-name="T11"><text:s text:c="10"/></text:span><text:span text:style-name="T11">expires 1d;</text:span><text:span text:style-name="T11"/></text:p>
              <text:p><text:span text:style-name="T11"><text:s text:c="10"/></text:span><text:span text:style-name="T11">try_files $uri @backend;</text:span><text:span text:style-name="T11"/></text:p>
              <text:p><text:span text:style-name="T11"><text:s text:c="10"/></text:span><text:span text:style-name="T11">}</text:span><text:span text:style-name="T11"/></text:p>
              <text:p><text:span text:style-name="T11"><text:s text:c="10"/></text:span><text:span text:style-name="T11">location / {</text:span><text:span text:style-name="T11"/></text:p>
              <text:p><text:span text:style-name="T11"><text:s text:c="10"/></text:span><text:span text:style-name="T11">error_page 405 = @backend;</text:span><text:span text:style-name="T11"/></text:p>
              <text:p><text:span text:style-name="T11"><text:s text:c="10"/></text:span><text:span text:style-name="T11">add_header X-Cache "HIT from Backend";</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backend {</text:span><text:span text:style-name="T11"/></text:p>
              <text:p><text:span text:style-name="T11"><text:s text:c="10"/></text:span><text:span text:style-name="T11">internal;</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php|jsp|cgi|pl|py)?$ {</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ht {</text:span><text:span text:style-name="T11"/></text:p>
              <text:p><text:span text:style-name="T11"><text:s text:c="10"/></text:span><text:span text:style-name="T11">deny all;</text:span><text:span text:style-name="T11"/></text:p>
              <text:p><text:span text:style-name="T11"><text:s text:c="10"/></text:span><text:span text:style-name="T11">}</text:span><text:span text:style-name="T11"/></text:p>
              <text:p><text:span text:style-name="T11"><text:s text:c="8"/></text:span><text:span text:style-name="T11">}</text:span><text:span text:style-name="T11"/></text:p>
              <text:p><text:span text:style-name="T13"/></text:p>
              <text:p/>
            </office:annotation>
            <text:p>ZONA DNS si VHOST EXEMPLU din Apache ( httpd ) si Nginx</text:p>
          </table:table-cell>
          <table:table-cell table:number-columns-repeated="2" table:style-name="ce11"/>
          <table:table-cell table:number-columns-repeated="16381"/>
        </table:table-row>
        <table:table-row table:number-rows-repeated="23" table:style-name="ro1">
          <table:table-cell table:style-name="ce18"/>
          <table:table-cell table:number-columns-repeated="2" table:style-name="ce11"/>
          <table:table-cell table:number-columns-repeated="16381"/>
        </table:table-row>
        <table:table-row table:number-rows-repeated="1048538" table:style-name="ro62">
          <table:table-cell table:number-columns-repeated="16384"/>
        </table:table-row>
      </table:table>
      <table:table table:name="Loguri_Diverse" table:style-name="ta4">
        <table:table-column table:style-name="co23" table:default-cell-style-name="ce17"/>
        <table:table-column table:style-name="co24" table:default-cell-style-name="ce17"/>
        <table:table-column table:style-name="co25"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0">
            <text:p>Logul</text:p>
          </table:table-cell>
          <table:table-cell office:value-type="string" table:style-name="ce19">
            <text:p>Descriere</text:p>
          </table:table-cell>
          <table:table-cell office:value-type="string" table:style-name="ce10">
            <text:p>Config</text:p>
          </table:table-cell>
          <table:table-cell table:number-columns-repeated="1021" table:style-name="ce38"/>
          <table:table-cell table:number-columns-repeated="15360"/>
        </table:table-row>
        <table:table-row table:style-name="ro1">
          <table:table-cell office:value-type="string" table:style-name="ce55">
            <text:p>C:\app\SEBY\product\18.0.0\dbhomeXE\log\desktop-0biht5c\client<text:s text:c="2"/></text:p>
          </table:table-cell>
          <table:table-cell office:value-type="string" table:style-name="ce56">
            <text:p>Tns listener debug log</text:p>
          </table:table-cell>
          <table:table-cell table:style-name="ce10"/>
          <table:table-cell table:number-columns-repeated="1021" table:style-name="ce38"/>
          <table:table-cell table:number-columns-repeated="15360"/>
        </table:table-row>
        <table:table-row table:style-name="ro1">
          <table:table-cell office:value-type="string" table:style-name="ce55">
            <text:p>C:\Users\SEBY\AppData\Roaming\DBeaverData\workspace6\.metadata\dbeaver</text:p>
          </table:table-cell>
          <table:table-cell office:value-type="string" table:style-name="ce56">
            <text:p>Dbeaver debug</text:p>
          </table:table-cell>
          <table:table-cell table:style-name="ce10"/>
          <table:table-cell table:number-columns-repeated="1021" table:style-name="ce38"/>
          <table:table-cell table:number-columns-repeated="15360"/>
        </table:table-row>
        <table:table-row table:style-name="ro1">
          <table:table-cell office:value-type="string" table:style-name="ce56">
            <text:p>C:\app\SEBY\product\18.0.0\diag\tnslsnr\DESKTOP-0BIHT5C\listener\alert</text:p>
          </table:table-cell>
          <table:table-cell office:value-type="string" table:style-name="ce56">
            <text:p>Alert log</text:p>
          </table:table-cell>
          <table:table-cell table:style-name="ce10"/>
          <table:table-cell table:number-columns-repeated="1021" table:style-name="ce38"/>
          <table:table-cell table:number-columns-repeated="15360"/>
        </table:table-row>
        <table:table-row table:style-name="ro1">
          <table:table-cell office:value-type="string" table:style-name="ce17">
            <text:p>/usr/local/apache/domlogs/</text:p>
          </table:table-cell>
          <table:table-cell office:value-type="string" table:style-name="ce17">
            <text:p>Accesari pentru fiecare user pe domeniu</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apache/logs/error_log</text:p>
          </table:table-cell>
          <table:table-cell office:value-type="string" table:style-name="ce17">
            <text:p>Erori apache la toti si restarturile de Apache</text:p>
          </table:table-cell>
          <table:table-cell office:value-type="string" table:style-name="ce17">
            <text:p>/etc/apache2/conf/httpd.conf <text:s text:c="6"/>(httpd -V)</text:p>
          </table:table-cell>
          <table:table-cell table:number-columns-repeated="1021" table:style-name="ce38"/>
          <table:table-cell table:number-columns-repeated="15360"/>
        </table:table-row>
        <table:table-row table:style-name="ro1">
          <table:table-cell office:value-type="string" table:style-name="ce17">
            <office:annotation draw:style-name="a12" svg:x="2.35in" svg:y="1.79166666666667in" svg:width="11.625in" svg:height="3.91666666666667in">
              <dc:creator/>
              <text:p>Mail log <text:s/>exim explicatie</text:p>
              <text:p>cat /var/log/exim_mainlog</text:p>
              <text:p>2017-03-06 00:30:32 1ckefg-003ryY-0C &lt;= vidu_seba@yahoo.com H=sonic326-4.consmr.mail.ne1.yahoo.com [66.163.186.123]:47738 P=esmtps X=TLSv1.2:ECDHE-RSA-AES128-GCM-SHA256:128 CV=no S=2525 id=1318571781.1530882.1488752747232@mail.yahoo.com T="Testzz" for sebytestz@sebyz.ml</text:p>
              <text:p>Data si ora ; <text:s/>Mesaj ID <text:s/>; <text:s/>&lt;= sosirea mesajului pe mailserver <text:s/>; de la from vidu_seba e trimisa <text:s/>H= serverul de mail de pe care s-a trimis mailul ( in [ ip-ul de la serverul de mail ] : portul <text:s/>P = protocululfolosit esmtps ; <text:s/>X = cifrul folosit neimportant ; CV = starea de verificare a certificatului ; S = marimea mesajului ; T = titlul mesajului ; for casuta de mail la care trimite.</text:p>
              <text:p>&lt;= <text:s text:c="4"/>message arrival on mailserver</text:p>
              <text:p>(= <text:s text:c="4"/>message fakereject</text:p>
              <text:p>=&gt; <text:s text:c="4"/>normal message delivery</text:p>
              <text:p>-&gt; <text:s text:c="4"/>additional address in same delivery</text:p>
              <text:p>&gt;&gt; <text:s text:c="4"/>cutthrough message delivery</text:p>
              <text:p>*&gt; <text:s text:c="4"/>delivery suppressed by -N</text:p>
              <text:p>** <text:s text:c="4"/>delivery failed; address bounced</text:p>
              <text:p>== <text:s text:c="4"/>delivery deferred; temporary problem</text:p>
              <text:p/>
            </office:annotation>
            <text:p>/var/log/exim_mainlog</text:p>
          </table:table-cell>
          <table:table-cell office:value-type="string" table:style-name="ce17">
            <text:p>Exim mail loguri</text:p>
          </table:table-cell>
          <table:table-cell office:value-type="string" table:style-name="ce17">
            <text:p>/etc/exim.conf <text:s text:c="9"/>(exim -bV)</text:p>
          </table:table-cell>
          <table:table-cell table:number-columns-repeated="1021" table:style-name="ce38"/>
          <table:table-cell table:number-columns-repeated="15360"/>
        </table:table-row>
        <table:table-row table:style-name="ro1">
          <table:table-cell office:value-type="string" table:style-name="ce17">
            <text:p>/var/log/maillog <text:s text:c="5"/>mailq (postfix)</text:p>
          </table:table-cell>
          <table:table-cell office:value-type="string" table:style-name="ce17">
            <text:p>Mail loguri Dovecot si Postfix</text:p>
          </table:table-cell>
          <table:table-cell office:value-type="string" table:style-name="ce17">
            <text:p>/etc/dovecot/dovecot.conf <text:s text:c="5"/>(doveconf)</text:p>
          </table:table-cell>
          <table:table-cell office:value-type="string" table:style-name="ce38">
            <text:p>na</text:p>
          </table:table-cell>
          <table:table-cell table:number-columns-repeated="16380"/>
        </table:table-row>
        <table:table-row table:style-name="ro1">
          <table:table-cell office:value-type="string" table:style-name="ce17">
            <text:p>/home/user/public_html/error_log</text:p>
          </table:table-cell>
          <table:table-cell office:value-type="string" table:style-name="ce17">
            <text:p>Erori cPanel pentru php</text:p>
          </table:table-cell>
          <table:table-cell office:value-type="string" table:style-name="ce17">
            <text:p>php -i | grep -i Configuration</text:p>
          </table:table-cell>
          <table:table-cell table:number-columns-repeated="1021" table:style-name="ce38"/>
          <table:table-cell table:number-columns-repeated="15360"/>
        </table:table-row>
        <table:table-row table:style-name="ro1">
          <table:table-cell office:value-type="string" table:style-name="ce17">
            <text:p>/usr/local/cpanel/logs/error_log</text:p>
          </table:table-cell>
          <table:table-cell office:value-type="string" table:style-name="ce17">
            <text:p>Erori din cPanel</text:p>
          </table:table-cell>
          <table:table-cell office:value-type="string" table:style-name="ce17">
            <text:p>/var/cpanel/cpanel.config</text:p>
          </table:table-cell>
          <table:table-cell table:number-columns-repeated="1021" table:style-name="ce38"/>
          <table:table-cell table:number-columns-repeated="15360"/>
        </table:table-row>
        <table:table-row table:style-name="ro1">
          <table:table-cell office:value-type="string" table:style-name="ce17">
            <text:p>/usr/local/cpanel/logs/access_log</text:p>
          </table:table-cell>
          <table:table-cell office:value-type="string" table:style-name="ce17">
            <text:p>Acces din cPanel</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cpanel/logs/login_log</text:p>
          </table:table-cell>
          <table:table-cell office:value-type="string" table:style-name="ce17">
            <text:p>cPanel autentificari esuate</text:p>
          </table:table-cell>
          <table:table-cell table:style-name="ce17"/>
          <table:table-cell table:number-columns-repeated="1021" table:style-name="ce38"/>
          <table:table-cell table:number-columns-repeated="15360"/>
        </table:table-row>
        <table:table-row table:style-name="ro1">
          <table:table-cell office:value-type="string" table:style-name="ce17">
            <text:p>/var/named/data/named.run <text:s text:c="2"/>/var/named/</text:p>
          </table:table-cell>
          <table:table-cell office:value-type="string" table:style-name="ce17">
            <text:p>Zonele DNS si erori log</text:p>
          </table:table-cell>
          <table:table-cell office:value-type="string" table:style-name="ce17">
            <text:p>/etc/named.conf</text:p>
          </table:table-cell>
          <table:table-cell table:number-columns-repeated="1021" table:style-name="ce38"/>
          <table:table-cell table:number-columns-repeated="15360"/>
        </table:table-row>
        <table:table-row table:style-name="ro1">
          <table:table-cell office:value-type="string" table:style-name="ce17">
            <text:p>/var/lib/mysql</text:p>
          </table:table-cell>
          <table:table-cell office:value-type="string" table:style-name="ce17">
            <text:p>Mysql databases</text:p>
          </table:table-cell>
          <table:table-cell office:value-type="string" table:style-name="ce17">
            <text:p>/etc/my.cnf</text:p>
          </table:table-cell>
          <table:table-cell table:number-columns-repeated="1021" table:style-name="ce38"/>
          <table:table-cell table:number-columns-repeated="15360"/>
        </table:table-row>
        <table:table-row table:style-name="ro1">
          <table:table-cell office:value-type="string" table:style-name="ce17">
            <text:p>/var/log/lfd.log <text:s/>grep Ipdinlocatie /etc/csf/csf.deny</text:p>
          </table:table-cell>
          <table:table-cell office:value-type="string" table:style-name="ce17">
            <text:p>Firewall CSF</text:p>
          </table:table-cell>
          <table:table-cell office:value-type="string" table:style-name="ce17">
            <text:p>/etc/csf/csf.conf</text:p>
          </table:table-cell>
          <table:table-cell table:number-columns-repeated="1021" table:style-name="ce38"/>
          <table:table-cell table:number-columns-repeated="15360"/>
        </table:table-row>
        <table:table-row table:style-name="ro1">
          <table:table-cell office:value-type="string" table:style-name="ce30">
            <text:p>/usr/local/cpanel/logs/cphulkd_errors.log</text:p>
          </table:table-cell>
          <table:table-cell office:value-type="string" table:style-name="ce17">
            <text:p>cphulk erori</text:p>
          </table:table-cell>
          <table:table-cell office:value-type="string" table:style-name="ce17">
            <text:p>/var/cpanel/hulkd/conf</text:p>
          </table:table-cell>
          <table:table-cell table:number-columns-repeated="1021" table:style-name="ce38"/>
          <table:table-cell table:number-columns-repeated="15360"/>
        </table:table-row>
        <table:table-row table:style-name="ro1">
          <table:table-cell office:value-type="string" table:style-name="ce45">
            <text:p>clamscan /zzzz &gt; logfilelocation</text:p>
          </table:table-cell>
          <table:table-cell office:value-type="string" table:style-name="ce17">
            <text:p>Clam AV antivirus</text:p>
          </table:table-cell>
          <table:table-cell office:value-type="string" table:style-name="ce17">
            <text:p>/usr/local/cpanel/3rdparty/etc/clamd.conf</text:p>
          </table:table-cell>
          <table:table-cell table:number-columns-repeated="16381"/>
        </table:table-row>
        <table:table-row table:style-name="ro1">
          <table:table-cell office:value-type="string" table:style-name="ce17">
            <text:p>/usr/sbin/r1soft/log/cdp.log</text:p>
          </table:table-cell>
          <table:table-cell office:value-type="string" table:style-name="ce17">
            <text:p>R1 soft</text:p>
          </table:table-cell>
          <table:table-cell office:value-type="string" table:style-name="ce17">
            <text:p>/usr/sbin/r1soft/conf/agent_config</text:p>
          </table:table-cell>
          <table:table-cell table:number-columns-repeated="16381"/>
        </table:table-row>
        <table:table-row table:style-name="ro1">
          <table:table-cell office:value-type="string" table:style-name="ce17">
            <text:p>grep -R username /var/log/messages</text:p>
          </table:table-cell>
          <table:table-cell office:value-type="string" table:style-name="ce17">
            <text:p>Fisiere sterse, FTP acces</text:p>
          </table:table-cell>
          <table:table-cell table:style-name="ce17"/>
          <table:table-cell table:number-columns-repeated="16381"/>
        </table:table-row>
        <table:table-row table:style-name="ro1">
          <table:table-cell office:value-type="string" table:style-name="ce17">
            <text:p>/var/log/cron | grep username</text:p>
          </table:table-cell>
          <table:table-cell office:value-type="string" table:style-name="ce17">
            <text:p>Crontab</text:p>
          </table:table-cell>
          <table:table-cell table:style-name="ce17"/>
          <table:table-cell table:number-columns-repeated="16381"/>
        </table:table-row>
        <table:table-row table:style-name="ro1">
          <table:table-cell office:value-type="string" table:style-name="ce17">
            <text:p>/var/log/secure <text:s/>w,who,last -x</text:p>
          </table:table-cell>
          <table:table-cell office:value-type="string" table:style-name="ce16">
            <text:p>Vedem cine s-a logat si delogat</text:p>
          </table:table-cell>
          <table:table-cell office:value-type="string" table:style-name="ce17">
            <text:p>/etc/ssh/sshd_config</text:p>
          </table:table-cell>
          <table:table-cell table:number-columns-repeated="16381"/>
        </table:table-row>
        <table:table-row table:style-name="ro1">
          <table:table-cell office:value-type="string" table:style-name="ce17">
            <text:p>/root/.bash_history</text:p>
          </table:table-cell>
          <table:table-cell office:value-type="string" table:style-name="ce17">
            <text:p>Vedem comenzile scrise de root</text:p>
          </table:table-cell>
          <table:table-cell table:style-name="ce17"/>
          <table:table-cell table:number-columns-repeated="16381"/>
        </table:table-row>
        <table:table-row table:number-rows-repeated="1048554" table:style-name="ro62">
          <table:table-cell table:number-columns-repeated="16384"/>
        </table:table-row>
      </table:table>
      <table:table table:name="Mail" table:style-name="ta4">
        <table:table-column table:style-name="co26" table:default-cell-style-name="ce8"/>
        <table:table-column table:style-name="co27" table:default-cell-style-name="ce45"/>
        <table:table-column table:style-name="co28" table:default-cell-style-name="ce45"/>
        <table:table-column table:style-name="co17" table:number-columns-repeated="1021" table:default-cell-style-name="ce45"/>
        <table:table-column table:style-name="co3" table:number-columns-repeated="15360" table:default-cell-style-name="ce1"/>
        <table:table-row table:style-name="ro1">
          <table:table-cell office:value-type="string" table:style-name="ce57">
            <text:p>Descriere</text:p>
          </table:table-cell>
          <table:table-cell office:value-type="string" table:style-name="ce57">
            <text:p>Solutia</text:p>
          </table:table-cell>
          <table:table-cell office:value-type="string" table:style-name="ce57">
            <text:p>Comanda</text:p>
          </table:table-cell>
          <table:table-cell table:number-columns-repeated="16381"/>
        </table:table-row>
        <table:table-row table:style-name="ro50">
          <table:table-cell office:value-type="string" table:style-name="ce20">
            <office:annotation draw:style-name="a13" svg:x="0.791666666666667in" svg:y="0.075in" svg:width="6.25in" svg:height="2.25in">
              <dc:creator/>
              <text:p><text:span text:style-name="T12">IP Orange.<text:s/></text:span><text:span text:style-name="T11">Orange nu face trimiterea de emailuri prin adresa IP pe care o puteti afla accesand orice site ce va returneaza adresa IP. Situatiile de acest gen pot fi generate si de alti clienti orange ce pot incerca trimiterea de emailuri de pe aceste adrese IP si pot introduce date de conectare incorecte si se ajunge la filtrarea adreselor IP. Acest comportament este unul normal si asigura securitatea conturilor clientilor prin blocarea accesului de la acele adrese IP. Astfel, daca mai intampinati probleme de genul acesta, reveniti cu un telefon pentru a verifica impreuna daca exista un filtru.Trebuie ridicat filtrul de fiecare data.</text:span><text:span text:style-name="T11"/></text:p>
              <text:p><text:span text:style-name="T11">tcpdump -nni eth0 host 37.251.156.164(ipuldelacontuluidinCMS)</text:span><text:span text:style-name="T11"/></text:p>
              <text:p/>
            </office:annotation>
            <text:p>Nu poate sa trimita mailuri dar poate sa primeasca</text:p>
          </table:table-cell>
          <table:table-cell office:value-type="string" table:style-name="ce21">
            <text:p>Ip filtrat</text:p>
            <text:p>Verifica daca portul 25, 587, 465 e blocat mergem in iptables dupa aia . Sa ne dea 220 sau Connected pentru succes</text:p>
            <text:p/>
            <text:p>Autentificarea la SMTP când expediați mesaje in Outgoing Server SMTP</text:p>
          </table:table-cell>
          <table:table-cell office:value-type="string" table:style-name="ce21">
            <text:p>telnet mail.domeniu.ro (sau mail.domeniu.ro) 25 <text:s text:c="2"/>iptables-save | grep 25</text:p>
            <text:p/>
            <text:p>netstat -tpln | grep 25 (trebuie sa fie listat cu LISTEN pe master)</text:p>
            <text:p>nmap domeniu.ro (arata toate porturile deschise sau filtrate)</text:p>
          </table:table-cell>
          <table:table-cell table:number-columns-repeated="16381"/>
        </table:table-row>
        <table:table-row table:style-name="ro5">
          <table:table-cell office:value-type="string" table:style-name="ce20">
            <text:p>Nu poate sa primeasca mailuri dar poate sa trimita</text:p>
          </table:table-cell>
          <table:table-cell office:value-type="string" table:style-name="ce21">
            <text:p>Spatiul quota depasita</text:p>
            <text:p>IP filtrat</text:p>
            <text:p>Sa nu aiba un mail forwarder care sa trimita catre alt mail, iar</text:p>
            <text:p>daca ai sa tina o copie in contul original.</text:p>
          </table:table-cell>
          <table:table-cell table:style-name="ce21"/>
          <table:table-cell table:number-columns-repeated="16381"/>
        </table:table-row>
        <table:table-row table:style-name="ro65">
          <table:table-cell office:value-type="string" table:style-name="ce20">
            <text:p>Setari Mail Outlook Thunderbird de verificat</text:p>
            <text:p>Thunderbird - Tools - Account Settings - Stanga josul Listei sub Local Folders nu in dreapta jos</text:p>
            <text:p/>
            <text:p>https://mediatemple.net/community/products/dv/204643610/set-up-third-party-email-applications Toti clientii de mail</text:p>
            <text:p>cu setarile POP IMAP cum se fac la crearea unei adrese</text:p>
            <text:p/>
          </table:table-cell>
          <table:table-cell office:value-type="string" table:style-name="ce21">
            <text:p>username: numeleadreseidemail</text:p>
            <text:p>Incoming mail server (POP3/IMAP): mail.domain.ro | sau xhosting25.xservers.net (pentru clienții MAC / IOS)</text:p>
            <text:p>Outgoing mail server (SMTP): mail.domain.ro | sau xhosting25.xservers.net (pentru clienții MAC / IOS)</text:p>
            <text:p>Port POP3: 110 sau 995 (SSL)</text:p>
            <text:p>Port IMAP: 143 sau 993 (SSL)</text:p>
            <text:p>Port SMTP: 25 si 587 sau 465 (SSL)</text:p>
            <text:p>Asigurați-vă ca folosiți autentificarea la SMTP când expediați mesaje.</text:p>
            <text:p/>
          </table:table-cell>
          <table:table-cell table:style-name="ce21"/>
          <table:table-cell table:number-columns-repeated="16381"/>
        </table:table-row>
        <table:table-row table:style-name="ro67">
          <table:table-cell office:value-type="string" table:style-name="ce20">
            <text:p>telnet: connect to address 127.0.0.1: Connection refused</text:p>
          </table:table-cell>
          <table:table-cell office:value-type="string" table:style-name="ce21">
            <text:p>Testam daca serviciile POP3 sau IMAP merg ( netstat -tpln | grep 110</text:p>
            <text:p>143 - dovecot running)</text:p>
            <text:p>Si daca adresele de mail se pot conecta la serviciul de mail de pe server si daca sunt create pe server</text:p>
            <text:p/>
          </table:table-cell>
          <table:table-cell office:value-type="string" table:style-name="ce21">
            <text:p>telnet localhost 110 995 <text:s text:c="5"/>Test POP3</text:p>
            <text:p>user admin@sacred.ml (sa ne dea OK) pass zzzz (Ok logged in)</text:p>
            <text:p>telnet localhost 143 993 Test IMAP CTRL+] quit</text:p>
            <text:p>01 login username@domeniu.ro Parola (01 OK LOGIN Ok.)</text:p>
            <text:p>service dovecot start daca ne da eroare</text:p>
            <text:p>list retr 1</text:p>
            <text:p/>
          </table:table-cell>
          <table:table-cell table:number-columns-repeated="16381"/>
        </table:table-row>
        <table:table-row table:style-name="ro6">
          <table:table-cell office:value-type="string" table:style-name="ce20">
            <text:p>DNS SETTINGS AND MX RECORDS</text:p>
          </table:table-cell>
          <table:table-cell office:value-type="string" table:style-name="ce21">
            <text:p>Sa vedem sa pointeze catre A record IP <text:s/>serverul nostru</text:p>
          </table:table-cell>
          <table:table-cell office:value-type="string" table:style-name="ce58">
            <text:p>dig domeniu</text:p>
            <text:p>echo test | mail email@domain.com</text:p>
          </table:table-cell>
          <table:table-cell table:number-columns-repeated="16381"/>
        </table:table-row>
        <table:table-row table:style-name="ro6">
          <table:table-cell office:value-type="string" table:style-name="ce59">
            <text:p>MAKE SURE THE EMAIL ACCOUNT IS CREATED</text:p>
          </table:table-cell>
          <table:table-cell office:value-type="string" table:style-name="ce21">
            <text:p>Cautam in acces log sa vedem daca a fost stearsa casuta.</text:p>
            <text:p>Outputul comenzii sa fie ceva cu : delpop&amp;email</text:p>
          </table:table-cell>
          <table:table-cell office:value-type="string" table:style-name="ce60">
            <text:p><text:s/>cat /usr/local/cpanel/logs/access_log | grep domeniu.ro | grep numele casutei din fata domeniului | grep del</text:p>
          </table:table-cell>
          <table:table-cell table:number-columns-repeated="16381"/>
        </table:table-row>
        <table:table-row table:style-name="ro5">
          <table:table-cell office:value-type="string" table:style-name="ce20">
            <text:p>SPAM se trimit mailurile adresei lui la alte adrese</text:p>
          </table:table-cell>
          <table:table-cell office:value-type="string" table:style-name="ce21">
            <text:p>cPanel - Authentification - DKIM SPF Enabled .</text:p>
            <text:p>Reverse DNS daca e facut</text:p>
            <text:p>Dmarc inregistrare de facut</text:p>
          </table:table-cell>
          <table:table-cell office:value-type="string" table:style-name="ce21">
            <text:p/>
            <text:p>host IP</text:p>
            <text:p>_dmarc 1200 IN TXT "v=DMARC1; p=none; sp=none; rf=afrf; pct=100; ri=86400"</text:p>
          </table:table-cell>
          <table:table-cell table:number-columns-repeated="16381"/>
        </table:table-row>
        <table:table-row table:style-name="ro6">
          <table:table-cell office:value-type="string" table:style-name="ce20">
            <text:p>recipient X was rejected by server = too many recipients: message rejected:</text:p>
          </table:table-cell>
          <table:table-cell office:value-type="string" table:style-name="ce21">
            <text:p>In cadrul unui email trebuie sa adaugati maxim 15 destinatari, conform parametrilor tehnici</text:p>
          </table:table-cell>
          <table:table-cell table:style-name="ce21"/>
          <table:table-cell table:number-columns-repeated="16381"/>
        </table:table-row>
        <table:table-row table:style-name="ro77">
          <table:table-cell office:value-type="string" table:style-name="ce20">
            <text:p>Mailuri lipsa</text:p>
          </table:table-cell>
          <table:table-cell office:value-type="string" table:style-name="ce21">
            <text:p>Inodes sa nu depaseasca - cPanel contul lui verificat</text:p>
            <text:p>POP3 folosit pe alt calculator mobil si accidental le-a downloadat</text:p>
            <text:p>local de pe server.</text:p>
            <text:p>Creat un cont cu IMAP pe acelasi device si drag and drop la mails</text:p>
            <text:p>din POP in IMAP Inbox (Exemplu drag and drop in Thunderbird) ca sa le sincuiasca pe server si disable sau reconfigurat POP3 sa lase copiile mesajelor pe server</text:p>
            <text:p>Verificat SPAM folder. Sau verificat de la original sender daca a</text:p>
            <text:p>primit el un email inapoi bounceback cu eroare. Loguri check</text:p>
          </table:table-cell>
          <table:table-cell table:style-name="ce21"/>
          <table:table-cell table:number-columns-repeated="16381"/>
        </table:table-row>
        <table:table-row table:style-name="ro6">
          <table:table-cell office:value-type="string" table:style-name="ce18">
            <text:p>Mailuri foarte slow si Disk quota erori</text:p>
          </table:table-cell>
          <table:table-cell office:value-type="string" table:style-name="ce21">
            <text:p>Sa puna maxim 500 MB la casuta de mail numai mult. Altfel o sa I se</text:p>
            <text:p>incarce foarte greu mailurile la send si receive</text:p>
          </table:table-cell>
          <table:table-cell table:style-name="ce11"/>
          <table:table-cell table:number-columns-repeated="16381"/>
        </table:table-row>
        <table:table-row table:style-name="ro24">
          <table:table-cell office:value-type="string" table:style-name="ce20">
            <text:p>5.0.0. A message that you sent could not be delivered to one or more of its recipients. This is a permanent error. The following address(es) failed:</text:p>
          </table:table-cell>
          <table:table-cell office:value-type="string" table:style-name="ce21">
            <text:p>Adresa noastra se afla intr-un filtru de SPAM la adresa unde trimitem</text:p>
          </table:table-cell>
          <table:table-cell table:style-name="ce11"/>
          <table:table-cell table:number-columns-repeated="16381"/>
        </table:table-row>
        <table:table-row table:style-name="ro6">
          <table:table-cell office:value-type="string" table:style-name="ce20">
            <text:p>544 5.4.4 Error Host or domain name not found. Name service</text:p>
            <text:p>error</text:p>
          </table:table-cell>
          <table:table-cell office:value-type="string" table:style-name="ce21">
            <text:p>Una dintre adresele din TO CC BCC nu exista domeniul sau este</text:p>
            <text:p>scrisa gresit</text:p>
          </table:table-cell>
          <table:table-cell table:style-name="ce11"/>
          <table:table-cell table:number-columns-repeated="16381"/>
        </table:table-row>
        <table:table-row table:style-name="ro6">
          <table:table-cell office:value-type="string" table:style-name="ce18">
            <text:p>554 5.7.1 Relaying denied.</text:p>
          </table:table-cell>
          <table:table-cell office:value-type="string" table:style-name="ce21">
            <text:p>Sa bifeze Authentificare cu SMTP, sau poate serverul unde trimite</text:p>
            <text:p>este oprit</text:p>
          </table:table-cell>
          <table:table-cell table:style-name="ce11"/>
          <table:table-cell table:number-columns-repeated="16381"/>
        </table:table-row>
        <table:table-row table:style-name="ro24">
          <table:table-cell office:value-type="string" table:style-name="ce20">
            <text:p>554 5.7.1 Service unavailable; Client host [zz.zz.zz.zz] blocked</text:p>
            <text:p>Using numeleblacklistului</text:p>
          </table:table-cell>
          <table:table-cell office:value-type="string" table:style-name="ce21">
            <text:p>multirbl.valli.org/lookup/ cautam aici IP-ul lui daca este listat intr-o</text:p>
            <text:p>Lista de spam si vedem si numele blacklistului din eroare. Daca nu este sa ia legatura cu acel hostul acelui domeniu unde trimite.</text:p>
          </table:table-cell>
          <table:table-cell table:style-name="ce11"/>
          <table:table-cell table:number-columns-repeated="16381"/>
        </table:table-row>
        <table:table-row table:style-name="ro24">
          <table:table-cell office:value-type="string" table:style-name="ce20">
            <text:p>450 4.7.1 Sender address rejected: Greylisting in action</text:p>
            <text:p>, retry after zzz seconds</text:p>
          </table:table-cell>
          <table:table-cell office:value-type="string" table:style-name="ce21">
            <text:p>Exista un filtru pe serverul destinatarului pentru domeniul</text:p>
            <text:p>dumneavoastra. Observam ca acesta a fost eliminat intre timp</text:p>
            <text:p>si a fost trimis un mesaj cu succes catre adresademail</text:p>
          </table:table-cell>
          <table:table-cell table:style-name="ce11"/>
          <table:table-cell table:number-columns-repeated="16381"/>
        </table:table-row>
        <table:table-row table:style-name="ro1">
          <table:table-cell office:value-type="string" table:style-name="ce18">
            <text:p>Conexiunea cu serverul nostru a expirat</text:p>
          </table:table-cell>
          <table:table-cell office:value-type="string" table:style-name="ce11">
            <text:p>Restartat clientul de mail</text:p>
          </table:table-cell>
          <table:table-cell table:style-name="ce11"/>
          <table:table-cell table:number-columns-repeated="16381"/>
        </table:table-row>
        <table:table-row table:style-name="ro1">
          <table:table-cell office:value-type="string" table:style-name="ce8">
            <text:p>Rejecting banned content</text:p>
          </table:table-cell>
          <table:table-cell office:value-type="string" table:style-name="ce11">
            <text:p>Atasamentele nu sunt acceptate de serverul unde trimite</text:p>
          </table:table-cell>
          <table:table-cell table:style-name="ce11"/>
          <table:table-cell table:number-columns-repeated="16381"/>
        </table:table-row>
        <table:table-row table:style-name="ro1">
          <table:table-cell office:value-type="string" table:style-name="ce18">
            <text:p>User unknown in virtual mailbox table</text:p>
          </table:table-cell>
          <table:table-cell office:value-type="string" table:style-name="ce11">
            <text:p>Adresa nu exista pe serverul destinatie</text:p>
          </table:table-cell>
          <table:table-cell table:style-name="ce11"/>
          <table:table-cell table:number-columns-repeated="16381"/>
        </table:table-row>
        <table:table-row table:number-rows-repeated="2" table:style-name="ro1">
          <table:table-cell table:style-name="ce18"/>
          <table:table-cell table:number-columns-repeated="2" table:style-name="ce11"/>
          <table:table-cell table:number-columns-repeated="16381"/>
        </table:table-row>
        <table:table-row table:style-name="ro6">
          <table:table-cell office:value-type="string" table:style-name="ce20">
            <text:p>ENABLE MAIL - cPanel - DNS Functions - Edit MX Entry - Edit domeniu - Remote Mail Exchanger ii da disable</text:p>
          </table:table-cell>
          <table:table-cell table:number-columns-repeated="2" table:style-name="ce11"/>
          <table:table-cell table:number-columns-repeated="16381"/>
        </table:table-row>
        <table:table-row table:number-rows-repeated="2" table:style-name="ro1">
          <table:table-cell table:style-name="ce18"/>
          <table:table-cell table:number-columns-repeated="2" table:style-name="ce11"/>
          <table:table-cell table:number-columns-repeated="16381"/>
        </table:table-row>
        <table:table-row table:number-rows-repeated="1048552" table:style-name="ro62">
          <table:table-cell table:number-columns-repeated="16384"/>
        </table:table-row>
      </table:table>
      <table:table table:name="Gramatica" table:style-name="ta5">
        <table:table-column table:style-name="co29" table:default-cell-style-name="ce19"/>
        <table:table-column table:style-name="co30" table:default-cell-style-name="ce17"/>
        <table:table-column table:style-name="co31" table:default-cell-style-name="ce17"/>
        <table:table-column table:style-name="co32" table:number-columns-repeated="1021" table:default-cell-style-name="ce1"/>
        <table:table-column table:style-name="co3" table:number-columns-repeated="15360" table:default-cell-style-name="ce1"/>
        <table:table-row table:style-name="ro1">
          <table:table-cell table:style-name="ce19"/>
          <table:table-cell table:number-columns-repeated="2" table:style-name="ce17"/>
          <table:table-cell table:number-columns-repeated="16381" table:style-name="ce51"/>
        </table:table-row>
        <table:table-row table:style-name="ro1">
          <table:table-cell office:value-type="string" table:style-name="ce19">
            <text:p>nu mai</text:p>
          </table:table-cell>
          <table:table-cell office:value-type="string" table:style-name="ce17">
            <text:p>atunci când e o opoziţie între un „înainte” când se întâmpla</text:p>
            <text:p>Ceva şi un „acum”,</text:p>
          </table:table-cell>
          <table:table-cell office:value-type="string" table:style-name="ce17">
            <text:p>Nu mai stiu ce sa zic</text:p>
          </table:table-cell>
          <table:table-cell table:number-columns-repeated="16381" table:style-name="ce51"/>
        </table:table-row>
        <table:table-row table:style-name="ro1">
          <table:table-cell office:value-type="string" table:style-name="ce19">
            <text:p>numai</text:p>
          </table:table-cell>
          <table:table-cell office:value-type="string" table:style-name="ce17">
            <text:p>Egal cu “doar”</text:p>
          </table:table-cell>
          <table:table-cell office:value-type="string" table:style-name="ce17">
            <text:p>Am numai o oră la dispoziţie.</text:p>
          </table:table-cell>
          <table:table-cell table:number-columns-repeated="16381"/>
        </table:table-row>
        <table:table-row table:style-name="ro1">
          <table:table-cell office:value-type="string" table:style-name="ce19">
            <text:p>doar</text:p>
          </table:table-cell>
          <table:table-cell office:value-type="string" table:style-name="ce17">
            <text:p>Exprima ideea unei delimitari sau restrictii</text:p>
          </table:table-cell>
          <table:table-cell office:value-type="string" table:style-name="ce17">
            <text:p>Am doar o sută de lei.</text:p>
          </table:table-cell>
          <table:table-cell table:number-columns-repeated="16381"/>
        </table:table-row>
        <table:table-row table:style-name="ro1">
          <table:table-cell office:value-type="string" table:style-name="ce19">
            <text:p>decat</text:p>
          </table:table-cell>
          <table:table-cell office:value-type="string" table:style-name="ce17">
            <text:p>numai in propozitii negative cu “nu” in fata sau comparatii</text:p>
          </table:table-cell>
          <table:table-cell office:value-type="string" table:style-name="ce17">
            <text:p>Nu am decât o sută de lei. | Este mai înalt decât tine.</text:p>
          </table:table-cell>
          <table:table-cell table:number-columns-repeated="16381"/>
        </table:table-row>
        <table:table-row table:style-name="ro1">
          <table:table-cell office:value-type="string" table:style-name="ce19">
            <text:p>de cat</text:p>
          </table:table-cell>
          <table:table-cell office:value-type="string" table:style-name="ce17">
            <text:p>Când expresia este formată dintr-o prepoziţie şi un pronume</text:p>
            <text:p>Relativ / interogativ:</text:p>
          </table:table-cell>
          <table:table-cell office:value-type="string" table:style-name="ce16">
            <text:p>De cât ai nevoie?</text:p>
          </table:table-cell>
          <table:table-cell table:number-columns-repeated="16381"/>
        </table:table-row>
        <table:table-row table:style-name="ro1">
          <table:table-cell office:value-type="string" table:style-name="ce19">
            <text:p>Asigurati-va</text:p>
          </table:table-cell>
          <table:table-cell office:value-type="string" table:style-name="ce17">
            <text:p>Va asigurati</text:p>
          </table:table-cell>
          <table:table-cell office:value-type="string" table:style-name="ce45">
            <text:p>Asigurați-vă ca introduceți.</text:p>
          </table:table-cell>
          <table:table-cell table:number-columns-repeated="16381"/>
        </table:table-row>
        <table:table-row table:style-name="ro1">
          <table:table-cell office:value-type="string" table:style-name="ce19">
            <text:p>V-ati autentificat?</text:p>
          </table:table-cell>
          <table:table-cell table:number-columns-repeated="2" table:style-name="ce17"/>
          <table:table-cell table:number-columns-repeated="16381"/>
        </table:table-row>
        <table:table-row table:style-name="ro1">
          <table:table-cell office:value-type="string" table:style-name="ce19">
            <text:p>creeza</text:p>
          </table:table-cell>
          <table:table-cell table:number-columns-repeated="2" table:style-name="ce17"/>
          <table:table-cell table:number-columns-repeated="16381"/>
        </table:table-row>
        <table:table-row table:style-name="ro1">
          <table:table-cell office:value-type="string" table:style-name="ce19">
            <text:p>Ni-l transmiteti</text:p>
          </table:table-cell>
          <table:table-cell table:number-columns-repeated="2" table:style-name="ce17"/>
          <table:table-cell table:number-columns-repeated="16381"/>
        </table:table-row>
        <table:table-row table:style-name="ro1">
          <table:table-cell office:value-type="string" table:style-name="ce8">
            <text:p>Intr-adevar</text:p>
          </table:table-cell>
          <table:table-cell table:number-columns-repeated="2" table:style-name="ce17"/>
          <table:table-cell table:number-columns-repeated="16381"/>
        </table:table-row>
        <table:table-row table:number-rows-repeated="1048565" table:style-name="ro6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874in" fo:margin-bottom="0.7874in" fo:margin-left="0.7874in" fo:margin-right="0.7874in" style:print-orientation="portrait" style:print-page-order="ttb" style:first-page-number="continue" style:scale-to="100%" style:table-centering="none" style:print="objects charts drawings"/>
      <style:header-style>
        <style:header-footer-properties fo:min-height="0.3638in" fo:margin-left="0in" fo:margin-right="0in" fo:margin-bottom="0in"/>
      </style:header-style>
      <style:footer-style>
        <style:header-footer-properties fo:min-height="0.3638in" fo:margin-left="0in" fo:margin-right="0in" fo:margin-top="0in"/>
      </style:footer-style>
    </style:page-layout>
    <style:page-layout style:name="pm4">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5">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style:style>
    <style:style style:name="T2" style:family="text">
      <style:text-properties fo:color="#000000" style:font-name="Times New Roman" style:font-name-asian="Times New Roman" style:font-name-complex="Times New Roman" fo:font-size="12pt" style:font-size-asian="12pt" style:font-size-complex="12pt"/>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SEBY</meta:initial-creator>
    <dc:creator>Windows User</dc:creator>
    <meta:creation-date>2017-04-19T14:21:54Z</meta:creation-date>
    <dc:date>2021-01-09T14:07:23Z</dc:date>
    <meta:editing-cycles>605</meta:editing-cycles>
    <meta:editing-duration>PT3848533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